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Обычный" style:master-page-name="MPF0" style:family="paragraph">
      <style:paragraph-properties fo:break-before="page" fo:text-align="start"/>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P6" style:parent-style-name="Обычный" style:family="paragraph">
      <style:paragraph-properties fo:text-align="start"/>
    </style:style>
    <style:style style:name="T7" style:parent-style-name="Основнойшрифтабзаца" style:family="text">
      <style:text-properties fo:font-weight="bold" style:font-weight-asian="bold" style:font-weight-complex="bold"/>
    </style:style>
    <style:style style:name="T8" style:parent-style-name="Основнойшрифтабзаца" style:family="text">
      <style:text-properties fo:font-weight="bold" style:font-weight-asian="bold" style:font-weight-complex="bold"/>
    </style:style>
    <style:style style:name="T9" style:parent-style-name="Основнойшрифтабзаца" style:family="text">
      <style:text-properties fo:font-weight="bold" style:font-weight-asian="bold" style:font-weight-complex="bold"/>
    </style:style>
    <style:style style:name="T10" style:parent-style-name="Основнойшрифтабзаца" style:family="text">
      <style:text-properties fo:font-weight="bold" style:font-weight-asian="bold" style:font-weight-complex="bold"/>
    </style:style>
    <style:style style:name="T11" style:parent-style-name="Основнойшрифтабзаца" style:family="text">
      <style:text-properties fo:font-weight="bold" style:font-weight-asian="bold" style:font-weight-complex="bold"/>
    </style:style>
    <style:style style:name="T12" style:parent-style-name="Основнойшрифтабзаца" style:family="text">
      <style:text-properties fo:font-weight="bold" style:font-weight-asian="bold" style:font-weight-complex="bold"/>
    </style:style>
    <style:style style:name="T13" style:parent-style-name="Основнойшрифтабзаца" style:family="text">
      <style:text-properties fo:font-weight="bold" style:font-weight-asian="bold" style:font-weight-complex="bold"/>
    </style:style>
    <style:style style:name="T14" style:parent-style-name="Основнойшрифтабзаца" style:family="text">
      <style:text-properties fo:font-weight="bold" style:font-weight-asian="bold" style:font-weight-complex="bold"/>
    </style:style>
    <style:style style:name="T15" style:parent-style-name="Основнойшрифтабзаца" style:family="text">
      <style:text-properties fo:font-weight="bold" style:font-weight-asian="bold" style:font-weight-complex="bold"/>
    </style:style>
    <style:style style:name="T16" style:parent-style-name="Основнойшрифтабзаца" style:family="text">
      <style:text-properties fo:font-weight="bold" style:font-weight-asian="bold" style:font-weight-complex="bold"/>
    </style:style>
    <style:style style:name="T17" style:parent-style-name="Основнойшрифтабзаца" style:family="text">
      <style:text-properties fo:font-weight="bold" style:font-weight-asian="bold" style:font-weight-complex="bold"/>
    </style:style>
    <style:style style:name="T18" style:parent-style-name="Основнойшрифтабзаца" style:family="text">
      <style:text-properties fo:font-weight="bold" style:font-weight-asian="bold" style:font-weight-complex="bold"/>
    </style:style>
    <style:style style:name="T19" style:parent-style-name="Основнойшрифтабзаца" style:family="text">
      <style:text-properties fo:font-weight="bold" style:font-weight-asian="bold" style:font-weight-complex="bold"/>
    </style:style>
    <style:style style:name="T20" style:parent-style-name="Основнойшрифтабзаца" style:family="text">
      <style:text-properties fo:font-weight="bold" style:font-weight-asian="bold" style:font-weight-complex="bold"/>
    </style:style>
    <style:style style:name="T21" style:parent-style-name="Основнойшрифтабзаца" style:family="text">
      <style:text-properties fo:font-weight="bold" style:font-weight-asian="bold" style:font-weight-complex="bold"/>
    </style:style>
    <style:style style:name="T22" style:parent-style-name="Основнойшрифтабзаца" style:family="text">
      <style:text-properties fo:font-weight="bold" style:font-weight-asian="bold" style:font-weight-complex="bold"/>
    </style:style>
    <style:style style:name="T23" style:parent-style-name="Основнойшрифтабзаца" style:family="text">
      <style:text-properties fo:font-weight="bold" style:font-weight-asian="bold" style:font-weight-complex="bold"/>
    </style:style>
    <style:style style:name="T24" style:parent-style-name="Основнойшрифтабзаца" style:family="text">
      <style:text-properties fo:font-weight="bold" style:font-weight-asian="bold" style:font-weight-complex="bold"/>
    </style:style>
    <style:style style:name="T25" style:parent-style-name="Основнойшрифтабзаца" style:family="text">
      <style:text-properties fo:font-weight="bold" style:font-weight-asian="bold" style:font-weight-complex="bold"/>
    </style:style>
    <style:style style:name="T26" style:parent-style-name="Основнойшрифтабзаца" style:family="text">
      <style:text-properties fo:font-weight="bold" style:font-weight-asian="bold" style:font-weight-complex="bold"/>
    </style:style>
    <style:style style:name="T27" style:parent-style-name="Основнойшрифтабзаца" style:family="text">
      <style:text-properties fo:font-weight="bold" style:font-weight-asian="bold" style:font-weight-complex="bold"/>
    </style:style>
    <style:style style:name="T28" style:parent-style-name="Основнойшрифтабзаца" style:family="text">
      <style:text-properties fo:font-weight="bold" style:font-weight-asian="bold" style:font-weight-complex="bold"/>
    </style:style>
    <style:style style:name="T29" style:parent-style-name="Основнойшрифтабзаца" style:family="text">
      <style:text-properties fo:font-weight="bold" style:font-weight-asian="bold" style:font-weight-complex="bold"/>
    </style:style>
    <style:style style:name="T30" style:parent-style-name="Основнойшрифтабзаца" style:family="text">
      <style:text-properties fo:font-weight="bold" style:font-weight-asian="bold" style:font-weight-complex="bold"/>
    </style:style>
    <style:style style:name="T31" style:parent-style-name="Основнойшрифтабзаца" style:family="text">
      <style:text-properties fo:font-weight="bold" style:font-weight-asian="bold" style:font-weight-complex="bold"/>
    </style:style>
    <style:style style:name="T32" style:parent-style-name="Основнойшрифтабзаца" style:family="text">
      <style:text-properties fo:font-weight="bold" style:font-weight-asian="bold" style:font-weight-complex="bold"/>
    </style:style>
    <style:style style:name="T33" style:parent-style-name="Основнойшрифтабзаца" style:family="text">
      <style:text-properties fo:font-weight="bold" style:font-weight-asian="bold" style:font-weight-complex="bold"/>
    </style:style>
    <style:style style:name="T34" style:parent-style-name="Основнойшрифтабзаца" style:family="text">
      <style:text-properties fo:font-weight="bold" style:font-weight-asian="bold" style:font-weight-complex="bold"/>
    </style:style>
    <style:style style:name="P35" style:parent-style-name="Обычный" style:family="paragraph">
      <style:paragraph-properties fo:text-align="start"/>
    </style:style>
    <style:style style:name="T36" style:parent-style-name="Основнойшрифтабзаца" style:family="text">
      <style:text-properties fo:font-weight="bold" style:font-weight-asian="bold" style:font-weight-complex="bold"/>
    </style:style>
    <style:style style:name="T37" style:parent-style-name="Основнойшрифтабзаца" style:family="text">
      <style:text-properties fo:font-weight="bold" style:font-weight-asian="bold" style:font-weight-complex="bold"/>
    </style:style>
    <style:style style:name="T38" style:parent-style-name="Основнойшрифтабзаца" style:family="text">
      <style:text-properties fo:font-weight="bold" style:font-weight-asian="bold" style:font-weight-complex="bold"/>
    </style:style>
    <style:style style:name="T39" style:parent-style-name="Основнойшрифтабзаца" style:family="text">
      <style:text-properties fo:font-weight="bold" style:font-weight-asian="bold" style:font-weight-complex="bold"/>
    </style:style>
    <style:style style:name="T40" style:parent-style-name="Основнойшрифтабзаца" style:family="text">
      <style:text-properties fo:font-weight="bold" style:font-weight-asian="bold" style:font-weight-complex="bold"/>
    </style:style>
    <style:style style:name="T41" style:parent-style-name="Основнойшрифтабзаца" style:family="text">
      <style:text-properties fo:font-weight="bold" style:font-weight-asian="bold" style:font-weight-complex="bold"/>
    </style:style>
    <style:style style:name="T42" style:parent-style-name="Основнойшрифтабзаца" style:family="text">
      <style:text-properties fo:font-weight="bold" style:font-weight-asian="bold" style:font-weight-complex="bold"/>
    </style:style>
    <style:style style:name="T43" style:parent-style-name="Основнойшрифтабзаца" style:family="text">
      <style:text-properties fo:font-weight="bold" style:font-weight-asian="bold" style:font-weight-complex="bold"/>
    </style:style>
    <style:style style:name="T44" style:parent-style-name="Основнойшрифтабзаца" style:family="text">
      <style:text-properties fo:font-weight="bold" style:font-weight-asian="bold" style:font-weight-complex="bold"/>
    </style:style>
    <style:style style:name="T45" style:parent-style-name="Основнойшрифтабзаца" style:family="text">
      <style:text-properties fo:font-weight="bold" style:font-weight-asian="bold" style:font-weight-complex="bold"/>
    </style:style>
    <style:style style:name="T46" style:parent-style-name="Основнойшрифтабзаца" style:family="text">
      <style:text-properties fo:font-weight="bold" style:font-weight-asian="bold" style:font-weight-complex="bold"/>
    </style:style>
    <style:style style:name="P47" style:parent-style-name="Обычный" style:family="paragraph">
      <style:paragraph-properties fo:text-align="start"/>
    </style:style>
    <style:style style:name="P48" style:parent-style-name="Обычный" style:family="paragraph">
      <style:paragraph-properties fo:text-align="start"/>
    </style:style>
    <style:style style:name="T49" style:parent-style-name="Основнойшрифтабзаца" style:family="text">
      <style:text-properties fo:font-weight="bold" style:font-weight-asian="bold" style:font-weight-complex="bold"/>
    </style:style>
    <style:style style:name="T50" style:parent-style-name="Основнойшрифтабзаца" style:family="text">
      <style:text-properties fo:font-weight="bold" style:font-weight-asian="bold" style:font-weight-complex="bold"/>
    </style:style>
    <style:style style:name="T51" style:parent-style-name="Основнойшрифтабзаца" style:family="text">
      <style:text-properties fo:font-weight="bold" style:font-weight-asian="bold" style:font-weight-complex="bold"/>
    </style:style>
    <style:style style:name="T52" style:parent-style-name="Основнойшрифтабзаца" style:family="text">
      <style:text-properties fo:font-weight="bold" style:font-weight-asian="bold" style:font-weight-complex="bold"/>
    </style:style>
    <style:style style:name="T53" style:parent-style-name="Основнойшрифтабзаца" style:family="text">
      <style:text-properties fo:font-weight="bold" style:font-weight-asian="bold" style:font-weight-complex="bold"/>
    </style:style>
    <style:style style:name="T54" style:parent-style-name="Основнойшрифтабзаца" style:family="text">
      <style:text-properties fo:font-weight="bold" style:font-weight-asian="bold" style:font-weight-complex="bold"/>
    </style:style>
    <style:style style:name="T55" style:parent-style-name="Основнойшрифтабзаца" style:family="text">
      <style:text-properties fo:font-weight="bold" style:font-weight-asian="bold" style:font-weight-complex="bold"/>
    </style:style>
    <style:style style:name="T56" style:parent-style-name="Основнойшрифтабзаца" style:family="text">
      <style:text-properties fo:font-weight="bold" style:font-weight-asian="bold" style:font-weight-complex="bold"/>
    </style:style>
    <style:style style:name="T57" style:parent-style-name="Основнойшрифтабзаца" style:family="text">
      <style:text-properties fo:font-weight="bold" style:font-weight-asian="bold" style:font-weight-complex="bold"/>
    </style:style>
    <style:style style:name="T58" style:parent-style-name="Основнойшрифтабзаца" style:family="text">
      <style:text-properties fo:font-style="italic" style:font-style-asian="italic" style:font-style-complex="italic"/>
    </style:style>
    <style:style style:name="T59" style:parent-style-name="Основнойшрифтабзаца" style:family="text">
      <style:text-properties fo:font-style="italic" style:font-style-asian="italic" style:font-style-complex="italic"/>
    </style:style>
    <style:style style:name="T60" style:parent-style-name="Основнойшрифтабзаца" style:family="text">
      <style:text-properties fo:font-style="italic" style:font-style-asian="italic" style:font-style-complex="italic"/>
    </style:style>
    <style:style style:name="T61" style:parent-style-name="Основнойшрифтабзаца" style:family="text">
      <style:text-properties fo:font-style="italic" style:font-style-asian="italic" style:font-style-complex="italic"/>
    </style:style>
    <style:style style:name="T62" style:parent-style-name="Основнойшрифтабзаца" style:family="text">
      <style:text-properties fo:font-weight="bold" style:font-weight-asian="bold" style:font-weight-complex="bold"/>
    </style:style>
    <style:style style:name="T63" style:parent-style-name="Основнойшрифтабзаца" style:family="text">
      <style:text-properties fo:font-weight="bold" style:font-weight-asian="bold" style:font-weight-complex="bold"/>
    </style:style>
    <style:style style:name="T64" style:parent-style-name="Основнойшрифтабзаца" style:family="text">
      <style:text-properties fo:font-weight="bold" style:font-weight-asian="bold" style:font-weight-complex="bold"/>
    </style:style>
    <style:style style:name="T65" style:parent-style-name="Основнойшрифтабзаца" style:family="text">
      <style:text-properties fo:font-style="italic" style:font-style-asian="italic" style:font-style-complex="italic"/>
    </style:style>
    <style:style style:name="T66" style:parent-style-name="Основнойшрифтабзаца" style:family="text">
      <style:text-properties fo:font-weight="bold" style:font-weight-asian="bold" style:font-weight-complex="bold"/>
    </style:style>
    <style:style style:name="T67" style:parent-style-name="Основнойшрифтабзаца" style:family="text">
      <style:text-properties fo:font-weight="bold" style:font-weight-asian="bold" style:font-weight-complex="bold"/>
    </style:style>
    <style:style style:name="T68" style:parent-style-name="Основнойшрифтабзаца" style:family="text">
      <style:text-properties fo:font-weight="bold" style:font-weight-asian="bold" style:font-weight-complex="bold"/>
    </style:style>
    <style:style style:name="T69" style:parent-style-name="Основнойшрифтабзаца" style:family="text">
      <style:text-properties fo:font-weight="bold" style:font-weight-asian="bold" style:font-weight-complex="bold"/>
    </style:style>
    <style:style style:name="T70" style:parent-style-name="Основнойшрифтабзаца" style:family="text">
      <style:text-properties fo:font-weight="bold" style:font-weight-asian="bold" style:font-weight-complex="bold"/>
    </style:style>
    <style:style style:name="T71" style:parent-style-name="Основнойшрифтабзаца" style:family="text">
      <style:text-properties fo:font-weight="bold" style:font-weight-asian="bold" style:font-weight-complex="bold"/>
    </style:style>
    <style:style style:name="T72" style:parent-style-name="Основнойшрифтабзаца" style:family="text">
      <style:text-properties fo:font-weight="bold" style:font-weight-asian="bold" style:font-weight-complex="bold"/>
    </style:style>
    <style:style style:name="T73" style:parent-style-name="Основнойшрифтабзаца" style:family="text">
      <style:text-properties fo:font-style="italic" style:font-style-asian="italic" style:font-style-complex="italic"/>
    </style:style>
    <style:style style:name="T74" style:parent-style-name="Основнойшрифтабзаца" style:family="text">
      <style:text-properties fo:font-style="italic" style:font-style-asian="italic" style:font-style-complex="italic"/>
    </style:style>
    <style:style style:name="T75" style:parent-style-name="Основнойшрифтабзаца" style:family="text">
      <style:text-properties fo:font-weight="bold" style:font-weight-asian="bold" style:font-weight-complex="bold"/>
    </style:style>
    <style:style style:name="T76" style:parent-style-name="Основнойшрифтабзаца" style:family="text">
      <style:text-properties fo:font-weight="bold" style:font-weight-asian="bold" style:font-weight-complex="bold"/>
    </style:style>
    <style:style style:name="T77" style:parent-style-name="Основнойшрифтабзаца" style:family="text">
      <style:text-properties fo:font-weight="bold" style:font-weight-asian="bold" style:font-weight-complex="bold"/>
    </style:style>
    <style:style style:name="T78" style:parent-style-name="Основнойшрифтабзаца" style:family="text">
      <style:text-properties fo:font-weight="bold" style:font-weight-asian="bold" style:font-weight-complex="bold"/>
    </style:style>
    <style:style style:name="T79" style:parent-style-name="Основнойшрифтабзаца" style:family="text">
      <style:text-properties fo:font-weight="bold" style:font-weight-asian="bold" style:font-weight-complex="bold"/>
    </style:style>
    <style:style style:name="T80" style:parent-style-name="Основнойшрифтабзаца" style:family="text">
      <style:text-properties fo:font-weight="bold" style:font-weight-asian="bold" style:font-weight-complex="bold"/>
    </style:style>
    <style:style style:name="T81" style:parent-style-name="Основнойшрифтабзаца" style:family="text">
      <style:text-properties fo:font-weight="bold" style:font-weight-asian="bold" style:font-weight-complex="bold"/>
    </style:style>
    <style:style style:name="T82" style:parent-style-name="Основнойшрифтабзаца" style:family="text">
      <style:text-properties fo:font-weight="bold" style:font-weight-asian="bold" style:font-weight-complex="bold"/>
    </style:style>
    <style:style style:name="T83" style:parent-style-name="Основнойшрифтабзаца" style:family="text">
      <style:text-properties fo:font-weight="bold" style:font-weight-asian="bold" style:font-weight-complex="bold"/>
    </style:style>
    <style:style style:name="T84" style:parent-style-name="Основнойшрифтабзаца" style:family="text">
      <style:text-properties fo:font-weight="bold" style:font-weight-asian="bold" style:font-weight-complex="bold"/>
    </style:style>
    <style:style style:name="T85" style:parent-style-name="Основнойшрифтабзаца" style:family="text">
      <style:text-properties fo:font-weight="bold" style:font-weight-asian="bold" style:font-weight-complex="bold"/>
    </style:style>
    <style:style style:name="T86" style:parent-style-name="Основнойшрифтабзаца" style:family="text">
      <style:text-properties fo:font-style="italic" style:font-style-asian="italic" style:font-style-complex="italic"/>
    </style:style>
    <style:style style:name="T87" style:parent-style-name="Основнойшрифтабзаца" style:family="text">
      <style:text-properties fo:font-weight="bold" style:font-weight-asian="bold" style:font-weight-complex="bold"/>
    </style:style>
    <style:style style:name="T88" style:parent-style-name="Основнойшрифтабзаца" style:family="text">
      <style:text-properties fo:font-weight="bold" style:font-weight-asian="bold" style:font-weight-complex="bold"/>
    </style:style>
    <style:style style:name="T89" style:parent-style-name="Основнойшрифтабзаца" style:family="text">
      <style:text-properties fo:font-weight="bold" style:font-weight-asian="bold" style:font-weight-complex="bold"/>
    </style:style>
    <style:style style:name="T90" style:parent-style-name="Основнойшрифтабзаца" style:family="text">
      <style:text-properties fo:font-weight="bold" style:font-weight-asian="bold" style:font-weight-complex="bold"/>
    </style:style>
    <style:style style:name="T91" style:parent-style-name="Основнойшрифтабзаца" style:family="text">
      <style:text-properties fo:font-weight="bold" style:font-weight-asian="bold" style:font-weight-complex="bold"/>
    </style:style>
    <style:style style:name="T92" style:parent-style-name="Основнойшрифтабзаца" style:family="text">
      <style:text-properties fo:font-weight="bold" style:font-weight-asian="bold" style:font-weight-complex="bold"/>
    </style:style>
    <style:style style:name="P93" style:parent-style-name="Обычный" style:family="paragraph">
      <style:paragraph-properties fo:text-align="start"/>
    </style:style>
    <style:style style:name="T94" style:parent-style-name="Основнойшрифтабзаца" style:family="text">
      <style:text-properties fo:font-weight="bold" style:font-weight-asian="bold" style:font-weight-complex="bold"/>
    </style:style>
    <style:style style:name="T95" style:parent-style-name="Основнойшрифтабзаца" style:family="text">
      <style:text-properties fo:font-weight="bold" style:font-weight-asian="bold" style:font-weight-complex="bold"/>
    </style:style>
    <style:style style:name="T96" style:parent-style-name="Основнойшрифтабзаца" style:family="text">
      <style:text-properties fo:font-weight="bold" style:font-weight-asian="bold" style:font-weight-complex="bold"/>
    </style:style>
    <style:style style:name="T97" style:parent-style-name="Основнойшрифтабзаца" style:family="text">
      <style:text-properties fo:font-weight="bold" style:font-weight-asian="bold" style:font-weight-complex="bold"/>
    </style:style>
    <style:style style:name="T98" style:parent-style-name="Основнойшрифтабзаца" style:family="text">
      <style:text-properties fo:font-weight="bold" style:font-weight-asian="bold" style:font-weight-complex="bold"/>
    </style:style>
    <style:style style:name="T99" style:parent-style-name="Основнойшрифтабзаца" style:family="text">
      <style:text-properties fo:font-weight="bold" style:font-weight-asian="bold" style:font-weight-complex="bold"/>
    </style:style>
    <style:style style:name="T100" style:parent-style-name="Основнойшрифтабзаца" style:family="text">
      <style:text-properties fo:font-weight="bold" style:font-weight-asian="bold" style:font-weight-complex="bold"/>
    </style:style>
    <style:style style:name="T101" style:parent-style-name="Основнойшрифтабзаца" style:family="text">
      <style:text-properties fo:font-weight="bold" style:font-weight-asian="bold" style:font-weight-complex="bold"/>
    </style:style>
    <style:style style:name="T102" style:parent-style-name="Основнойшрифтабзаца" style:family="text">
      <style:text-properties fo:font-weight="bold" style:font-weight-asian="bold" style:font-weight-complex="bold"/>
    </style:style>
    <style:style style:name="T103" style:parent-style-name="Основнойшрифтабзаца" style:family="text">
      <style:text-properties fo:font-weight="bold" style:font-weight-asian="bold" style:font-weight-complex="bold"/>
    </style:style>
    <style:style style:name="T104" style:parent-style-name="Основнойшрифтабзаца" style:family="text">
      <style:text-properties fo:font-weight="bold" style:font-weight-asian="bold" style:font-weight-complex="bold"/>
    </style:style>
    <style:style style:name="T105" style:parent-style-name="Основнойшрифтабзаца" style:family="text">
      <style:text-properties fo:font-weight="bold" style:font-weight-asian="bold" style:font-weight-complex="bold"/>
    </style:style>
    <style:style style:name="T106" style:parent-style-name="Основнойшрифтабзаца" style:family="text">
      <style:text-properties fo:font-weight="bold" style:font-weight-asian="bold" style:font-weight-complex="bold"/>
    </style:style>
    <style:style style:name="T107" style:parent-style-name="Основнойшрифтабзаца" style:family="text">
      <style:text-properties fo:font-weight="bold" style:font-weight-asian="bold" style:font-weight-complex="bold"/>
    </style:style>
    <style:style style:name="T108" style:parent-style-name="Основнойшрифтабзаца" style:family="text">
      <style:text-properties fo:font-style="italic" style:font-style-asian="italic" style:font-style-complex="italic"/>
    </style:style>
    <style:style style:name="T109" style:parent-style-name="Основнойшрифтабзаца" style:family="text">
      <style:text-properties fo:font-weight="bold" style:font-weight-asian="bold" style:font-weight-complex="bold"/>
    </style:style>
    <style:style style:name="T110" style:parent-style-name="Основнойшрифтабзаца" style:family="text">
      <style:text-properties fo:font-weight="bold" style:font-weight-asian="bold" style:font-weight-complex="bold"/>
    </style:style>
    <style:style style:name="T111" style:parent-style-name="Основнойшрифтабзаца" style:family="text">
      <style:text-properties fo:font-weight="bold" style:font-weight-asian="bold" style:font-weight-complex="bold"/>
    </style:style>
    <style:style style:name="T112" style:parent-style-name="Основнойшрифтабзаца" style:family="text">
      <style:text-properties fo:font-weight="bold" style:font-weight-asian="bold" style:font-weight-complex="bold"/>
    </style:style>
    <style:style style:name="T113" style:parent-style-name="Основнойшрифтабзаца" style:family="text">
      <style:text-properties fo:font-weight="bold" style:font-weight-asian="bold" style:font-weight-complex="bold"/>
    </style:style>
    <style:style style:name="T114" style:parent-style-name="Основнойшрифтабзаца" style:family="text">
      <style:text-properties fo:font-weight="bold" style:font-weight-asian="bold" style:font-weight-complex="bold"/>
    </style:style>
    <style:style style:name="T115" style:parent-style-name="Основнойшрифтабзаца" style:family="text">
      <style:text-properties fo:font-weight="bold" style:font-weight-asian="bold" style:font-weight-complex="bold"/>
    </style:style>
    <style:style style:name="T116" style:parent-style-name="Основнойшрифтабзаца" style:family="text">
      <style:text-properties fo:font-weight="bold" style:font-weight-asian="bold" style:font-weight-complex="bold"/>
    </style:style>
    <style:style style:name="T117" style:parent-style-name="Основнойшрифтабзаца" style:family="text">
      <style:text-properties fo:font-weight="bold" style:font-weight-asian="bold" style:font-weight-complex="bold"/>
    </style:style>
    <style:style style:name="T118" style:parent-style-name="Основнойшрифтабзаца" style:family="text">
      <style:text-properties fo:font-weight="bold" style:font-weight-asian="bold" style:font-weight-complex="bold"/>
    </style:style>
    <style:style style:name="P119" style:parent-style-name="Обычный" style:family="paragraph">
      <style:paragraph-properties fo:text-align="start"/>
    </style:style>
    <style:style style:name="T120" style:parent-style-name="Основнойшрифтабзаца" style:family="text">
      <style:text-properties fo:font-weight="bold" style:font-weight-asian="bold" style:font-weight-complex="bold"/>
    </style:style>
    <style:style style:name="T121" style:parent-style-name="Основнойшрифтабзаца" style:family="text">
      <style:text-properties fo:font-weight="bold" style:font-weight-asian="bold" style:font-weight-complex="bold"/>
    </style:style>
    <style:style style:name="T122" style:parent-style-name="Основнойшрифтабзаца" style:family="text">
      <style:text-properties fo:font-weight="bold" style:font-weight-asian="bold" style:font-weight-complex="bold"/>
    </style:style>
    <style:style style:name="T123" style:parent-style-name="Основнойшрифтабзаца" style:family="text">
      <style:text-properties fo:font-weight="bold" style:font-weight-asian="bold" style:font-weight-complex="bold"/>
    </style:style>
    <style:style style:name="T124" style:parent-style-name="Основнойшрифтабзаца" style:family="text">
      <style:text-properties fo:font-style="italic" style:font-style-asian="italic" style:font-style-complex="italic"/>
    </style:style>
    <style:style style:name="T125" style:parent-style-name="Основнойшрифтабзаца" style:family="text">
      <style:text-properties fo:font-weight="bold" style:font-weight-asian="bold" style:font-weight-complex="bold"/>
    </style:style>
    <style:style style:name="T126" style:parent-style-name="Основнойшрифтабзаца" style:family="text">
      <style:text-properties fo:font-style="italic" style:font-style-asian="italic" style:font-style-complex="italic"/>
    </style:style>
    <style:style style:name="T127" style:parent-style-name="Основнойшрифтабзаца" style:family="text">
      <style:text-properties fo:font-weight="bold" style:font-weight-asian="bold" style:font-weight-complex="bold"/>
    </style:style>
    <style:style style:name="T128" style:parent-style-name="Основнойшрифтабзаца" style:family="text">
      <style:text-properties fo:font-weight="bold" style:font-weight-asian="bold" style:font-weight-complex="bold"/>
    </style:style>
    <style:style style:name="T129" style:parent-style-name="Основнойшрифтабзаца" style:family="text">
      <style:text-properties fo:font-weight="bold" style:font-weight-asian="bold" style:font-weight-complex="bold"/>
    </style:style>
    <style:style style:name="T130" style:parent-style-name="Основнойшрифтабзаца" style:family="text">
      <style:text-properties fo:font-weight="bold" style:font-weight-asian="bold" style:font-weight-complex="bold"/>
    </style:style>
    <style:style style:name="T131" style:parent-style-name="Основнойшрифтабзаца" style:family="text">
      <style:text-properties fo:font-weight="bold" style:font-weight-asian="bold" style:font-weight-complex="bold"/>
    </style:style>
    <style:style style:name="T132" style:parent-style-name="Основнойшрифтабзаца" style:family="text">
      <style:text-properties fo:font-weight="bold" style:font-weight-asian="bold" style:font-weight-complex="bold"/>
    </style:style>
    <style:style style:name="T133" style:parent-style-name="Основнойшрифтабзаца" style:family="text">
      <style:text-properties fo:font-weight="bold" style:font-weight-asian="bold" style:font-weight-complex="bold"/>
    </style:style>
    <style:style style:name="T134" style:parent-style-name="Основнойшрифтабзаца" style:family="text">
      <style:text-properties fo:font-weight="bold" style:font-weight-asian="bold" style:font-weight-complex="bold"/>
    </style:style>
    <style:style style:name="T135" style:parent-style-name="Основнойшрифтабзаца" style:family="text">
      <style:text-properties fo:font-style="italic" style:font-style-asian="italic" style:font-style-complex="italic"/>
    </style:style>
    <style:style style:name="T136" style:parent-style-name="Основнойшрифтабзаца" style:family="text">
      <style:text-properties fo:font-weight="bold" style:font-weight-asian="bold" style:font-weight-complex="bold"/>
    </style:style>
    <style:style style:name="T137" style:parent-style-name="Основнойшрифтабзаца" style:family="text">
      <style:text-properties fo:font-weight="bold" style:font-weight-asian="bold" style:font-weight-complex="bold"/>
    </style:style>
    <style:style style:name="T138" style:parent-style-name="Основнойшрифтабзаца" style:family="text">
      <style:text-properties fo:font-style="italic" style:font-style-asian="italic" style:font-style-complex="italic"/>
    </style:style>
    <style:style style:name="T139" style:parent-style-name="Основнойшрифтабзаца" style:family="text">
      <style:text-properties fo:font-weight="bold" style:font-weight-asian="bold" style:font-weight-complex="bold"/>
    </style:style>
    <style:style style:name="T140" style:parent-style-name="Основнойшрифтабзаца" style:family="text">
      <style:text-properties fo:font-style="italic" style:font-style-asian="italic" style:font-style-complex="italic"/>
    </style:style>
    <style:style style:name="T141" style:parent-style-name="Основнойшрифтабзаца" style:family="text">
      <style:text-properties fo:font-weight="bold" style:font-weight-asian="bold" style:font-weight-complex="bold"/>
    </style:style>
    <style:style style:name="T142" style:parent-style-name="Основнойшрифтабзаца" style:family="text">
      <style:text-properties fo:font-style="italic" style:font-style-asian="italic" style:font-style-complex="italic"/>
    </style:style>
    <style:style style:name="T143" style:parent-style-name="Основнойшрифтабзаца" style:family="text">
      <style:text-properties fo:font-weight="bold" style:font-weight-asian="bold" style:font-weight-complex="bold"/>
    </style:style>
    <style:style style:name="T144" style:parent-style-name="Основнойшрифтабзаца" style:family="text">
      <style:text-properties fo:font-style="italic" style:font-style-asian="italic" style:font-style-complex="italic"/>
    </style:style>
    <style:style style:name="T145" style:parent-style-name="Основнойшрифтабзаца" style:family="text">
      <style:text-properties fo:font-weight="bold" style:font-weight-asian="bold" style:font-weight-complex="bold"/>
    </style:style>
    <style:style style:name="T146" style:parent-style-name="Основнойшрифтабзаца" style:family="text">
      <style:text-properties fo:font-weight="bold" style:font-weight-asian="bold" style:font-weight-complex="bold"/>
    </style:style>
    <style:style style:name="T147" style:parent-style-name="Основнойшрифтабзаца" style:family="text">
      <style:text-properties fo:font-weight="bold" style:font-weight-asian="bold" style:font-weight-complex="bold"/>
    </style:style>
    <style:style style:name="T148" style:parent-style-name="Основнойшрифтабзаца" style:family="text">
      <style:text-properties fo:font-weight="bold" style:font-weight-asian="bold" style:font-weight-complex="bold"/>
    </style:style>
    <style:style style:name="T149" style:parent-style-name="Основнойшрифтабзаца" style:family="text">
      <style:text-properties fo:font-weight="bold" style:font-weight-asian="bold" style:font-weight-complex="bold"/>
    </style:style>
    <style:style style:name="T150" style:parent-style-name="Основнойшрифтабзаца" style:family="text">
      <style:text-properties fo:font-style="italic" style:font-style-asian="italic" style:font-style-complex="italic"/>
    </style:style>
    <style:style style:name="T151" style:parent-style-name="Основнойшрифтабзаца" style:family="text">
      <style:text-properties fo:font-weight="bold" style:font-weight-asian="bold" style:font-weight-complex="bold"/>
    </style:style>
    <style:style style:name="T152" style:parent-style-name="Основнойшрифтабзаца" style:family="text">
      <style:text-properties fo:font-weight="bold" style:font-weight-asian="bold" style:font-weight-complex="bold"/>
    </style:style>
    <style:style style:name="T153" style:parent-style-name="Основнойшрифтабзаца" style:family="text">
      <style:text-properties fo:font-weight="bold" style:font-weight-asian="bold" style:font-weight-complex="bold"/>
    </style:style>
    <style:style style:name="T154" style:parent-style-name="Основнойшрифтабзаца" style:family="text">
      <style:text-properties fo:font-weight="bold" style:font-weight-asian="bold" style:font-weight-complex="bold"/>
    </style:style>
    <style:style style:name="T155" style:parent-style-name="Основнойшрифтабзаца" style:family="text">
      <style:text-properties fo:font-weight="bold" style:font-weight-asian="bold" style:font-weight-complex="bold"/>
    </style:style>
    <style:style style:name="T156" style:parent-style-name="Основнойшрифтабзаца" style:family="text">
      <style:text-properties fo:font-weight="bold" style:font-weight-asian="bold" style:font-weight-complex="bold"/>
    </style:style>
    <style:style style:name="T157" style:parent-style-name="Основнойшрифтабзаца" style:family="text">
      <style:text-properties fo:font-weight="bold" style:font-weight-asian="bold" style:font-weight-complex="bold"/>
    </style:style>
    <style:style style:name="T158" style:parent-style-name="Основнойшрифтабзаца" style:family="text">
      <style:text-properties fo:font-weight="bold" style:font-weight-asian="bold" style:font-weight-complex="bold"/>
    </style:style>
    <style:style style:name="T159" style:parent-style-name="Основнойшрифтабзаца" style:family="text">
      <style:text-properties fo:font-style="italic" style:font-style-asian="italic" style:font-style-complex="italic"/>
    </style:style>
    <style:style style:name="T160" style:parent-style-name="Основнойшрифтабзаца" style:family="text">
      <style:text-properties fo:font-style="italic" style:font-style-asian="italic" style:font-style-complex="italic"/>
    </style:style>
    <style:style style:name="T161" style:parent-style-name="Основнойшрифтабзаца" style:family="text">
      <style:text-properties fo:font-weight="bold" style:font-weight-asian="bold" style:font-weight-complex="bold"/>
    </style:style>
    <style:style style:name="T162" style:parent-style-name="Основнойшрифтабзаца" style:family="text">
      <style:text-properties fo:font-weight="bold" style:font-weight-asian="bold" style:font-weight-complex="bold"/>
    </style:style>
    <style:style style:name="T163" style:parent-style-name="Основнойшрифтабзаца" style:family="text">
      <style:text-properties fo:font-weight="bold" style:font-weight-asian="bold" style:font-weight-complex="bold"/>
    </style:style>
    <style:style style:name="T164" style:parent-style-name="Основнойшрифтабзаца" style:family="text">
      <style:text-properties fo:font-style="italic" style:font-style-asian="italic" style:font-style-complex="italic"/>
    </style:style>
    <style:style style:name="T165" style:parent-style-name="Основнойшрифтабзаца" style:family="text">
      <style:text-properties fo:font-weight="bold" style:font-weight-asian="bold" style:font-weight-complex="bold"/>
    </style:style>
    <style:style style:name="T166" style:parent-style-name="Основнойшрифтабзаца" style:family="text">
      <style:text-properties fo:font-weight="bold" style:font-weight-asian="bold" style:font-weight-complex="bold"/>
    </style:style>
    <style:style style:name="T167" style:parent-style-name="Основнойшрифтабзаца" style:family="text">
      <style:text-properties fo:font-weight="bold" style:font-weight-asian="bold" style:font-weight-complex="bold"/>
    </style:style>
    <style:style style:name="T168" style:parent-style-name="Основнойшрифтабзаца" style:family="text">
      <style:text-properties fo:font-weight="bold" style:font-weight-asian="bold" style:font-weight-complex="bold"/>
    </style:style>
    <style:style style:name="T169" style:parent-style-name="Основнойшрифтабзаца" style:family="text">
      <style:text-properties fo:font-weight="bold" style:font-weight-asian="bold" style:font-weight-complex="bold"/>
    </style:style>
    <style:style style:name="T170" style:parent-style-name="Основнойшрифтабзаца" style:family="text">
      <style:text-properties fo:font-weight="bold" style:font-weight-asian="bold" style:font-weight-complex="bold"/>
    </style:style>
    <style:style style:name="T171" style:parent-style-name="Основнойшрифтабзаца" style:family="text">
      <style:text-properties fo:font-weight="bold" style:font-weight-asian="bold" style:font-weight-complex="bold"/>
    </style:style>
    <style:style style:name="T172" style:parent-style-name="Основнойшрифтабзаца" style:family="text">
      <style:text-properties fo:font-weight="bold" style:font-weight-asian="bold" style:font-weight-complex="bold"/>
    </style:style>
    <style:style style:name="T173" style:parent-style-name="Основнойшрифтабзаца" style:family="text">
      <style:text-properties fo:font-weight="bold" style:font-weight-asian="bold" style:font-weight-complex="bold"/>
    </style:style>
    <style:style style:name="P174" style:parent-style-name="Обычный" style:family="paragraph">
      <style:paragraph-properties fo:text-align="start"/>
    </style:style>
    <style:style style:name="T175" style:parent-style-name="Основнойшрифтабзаца" style:family="text">
      <style:text-properties fo:font-weight="bold" style:font-weight-asian="bold" style:font-weight-complex="bold"/>
    </style:style>
    <style:style style:name="T176" style:parent-style-name="Основнойшрифтабзаца" style:family="text">
      <style:text-properties fo:font-weight="bold" style:font-weight-asian="bold" style:font-weight-complex="bold"/>
    </style:style>
    <style:style style:name="T177" style:parent-style-name="Основнойшрифтабзаца" style:family="text">
      <style:text-properties fo:font-weight="bold" style:font-weight-asian="bold" style:font-weight-complex="bold"/>
    </style:style>
    <style:style style:name="T178" style:parent-style-name="Основнойшрифтабзаца" style:family="text">
      <style:text-properties fo:font-weight="bold" style:font-weight-asian="bold" style:font-weight-complex="bold"/>
    </style:style>
    <style:style style:name="T179" style:parent-style-name="Основнойшрифтабзаца" style:family="text">
      <style:text-properties fo:font-weight="bold" style:font-weight-asian="bold" style:font-weight-complex="bold"/>
    </style:style>
    <style:style style:name="T180" style:parent-style-name="Основнойшрифтабзаца" style:family="text">
      <style:text-properties fo:font-weight="bold" style:font-weight-asian="bold" style:font-weight-complex="bold"/>
    </style:style>
    <style:style style:name="T181" style:parent-style-name="Основнойшрифтабзаца" style:family="text">
      <style:text-properties fo:font-weight="bold" style:font-weight-asian="bold" style:font-weight-complex="bold"/>
    </style:style>
    <style:style style:name="T182" style:parent-style-name="Основнойшрифтабзаца" style:family="text">
      <style:text-properties fo:font-weight="bold" style:font-weight-asian="bold" style:font-weight-complex="bold"/>
    </style:style>
    <style:style style:name="T183" style:parent-style-name="Основнойшрифтабзаца" style:family="text">
      <style:text-properties fo:font-style="italic" style:font-style-asian="italic" style:font-style-complex="italic"/>
    </style:style>
    <style:style style:name="T184" style:parent-style-name="Основнойшрифтабзаца" style:family="text">
      <style:text-properties fo:font-weight="bold" style:font-weight-asian="bold" style:font-weight-complex="bold"/>
    </style:style>
    <style:style style:name="T185" style:parent-style-name="Основнойшрифтабзаца" style:family="text">
      <style:text-properties fo:font-weight="bold" style:font-weight-asian="bold" style:font-weight-complex="bold"/>
    </style:style>
    <style:style style:name="T186" style:parent-style-name="Основнойшрифтабзаца" style:family="text">
      <style:text-properties fo:font-weight="bold" style:font-weight-asian="bold" style:font-weight-complex="bold"/>
    </style:style>
    <style:style style:name="T187" style:parent-style-name="Основнойшрифтабзаца" style:family="text">
      <style:text-properties fo:font-weight="bold" style:font-weight-asian="bold" style:font-weight-complex="bold"/>
    </style:style>
    <style:style style:name="T188" style:parent-style-name="Основнойшрифтабзаца" style:family="text">
      <style:text-properties fo:font-style="italic" style:font-style-asian="italic" style:font-style-complex="italic"/>
    </style:style>
    <style:style style:name="P189" style:parent-style-name="Обычный" style:family="paragraph">
      <style:paragraph-properties fo:text-align="start"/>
    </style:style>
    <style:style style:name="T190" style:parent-style-name="Основнойшрифтабзаца" style:family="text">
      <style:text-properties fo:font-weight="bold" style:font-weight-asian="bold" style:font-weight-complex="bold"/>
    </style:style>
    <style:style style:name="T191" style:parent-style-name="Основнойшрифтабзаца" style:family="text">
      <style:text-properties fo:font-weight="bold" style:font-weight-asian="bold" style:font-weight-complex="bold"/>
    </style:style>
    <style:style style:name="T192" style:parent-style-name="Основнойшрифтабзаца" style:family="text">
      <style:text-properties fo:font-weight="bold" style:font-weight-asian="bold" style:font-weight-complex="bold"/>
    </style:style>
    <style:style style:name="T193" style:parent-style-name="Основнойшрифтабзаца" style:family="text">
      <style:text-properties fo:font-weight="bold" style:font-weight-asian="bold" style:font-weight-complex="bold"/>
    </style:style>
    <style:style style:name="T194" style:parent-style-name="Основнойшрифтабзаца" style:family="text">
      <style:text-properties fo:font-weight="bold" style:font-weight-asian="bold" style:font-weight-complex="bold"/>
    </style:style>
    <style:style style:name="T195" style:parent-style-name="Основнойшрифтабзаца" style:family="text">
      <style:text-properties fo:font-weight="bold" style:font-weight-asian="bold" style:font-weight-complex="bold"/>
    </style:style>
    <style:style style:name="T196" style:parent-style-name="Основнойшрифтабзаца" style:family="text">
      <style:text-properties fo:font-weight="bold" style:font-weight-asian="bold" style:font-weight-complex="bold"/>
    </style:style>
    <style:style style:name="T197" style:parent-style-name="Основнойшрифтабзаца" style:family="text">
      <style:text-properties fo:font-weight="bold" style:font-weight-asian="bold" style:font-weight-complex="bold"/>
    </style:style>
    <style:style style:name="T198" style:parent-style-name="Основнойшрифтабзаца" style:family="text">
      <style:text-properties fo:font-weight="bold" style:font-weight-asian="bold" style:font-weight-complex="bold"/>
    </style:style>
    <style:style style:name="T199" style:parent-style-name="Основнойшрифтабзаца" style:family="text">
      <style:text-properties fo:font-weight="bold" style:font-weight-asian="bold" style:font-weight-complex="bold"/>
    </style:style>
    <style:style style:name="T200" style:parent-style-name="Основнойшрифтабзаца" style:family="text">
      <style:text-properties fo:font-weight="bold" style:font-weight-asian="bold" style:font-weight-complex="bold"/>
    </style:style>
    <style:style style:name="T201" style:parent-style-name="Основнойшрифтабзаца" style:family="text">
      <style:text-properties fo:font-weight="bold" style:font-weight-asian="bold" style:font-weight-complex="bold"/>
    </style:style>
    <style:style style:name="T202" style:parent-style-name="Основнойшрифтабзаца" style:family="text">
      <style:text-properties fo:font-style="italic" style:font-style-asian="italic" style:font-style-complex="italic"/>
    </style:style>
    <style:style style:name="T203" style:parent-style-name="Основнойшрифтабзаца" style:family="text">
      <style:text-properties fo:font-style="italic" style:font-style-asian="italic" style:font-style-complex="italic"/>
    </style:style>
    <style:style style:name="T204" style:parent-style-name="Основнойшрифтабзаца" style:family="text">
      <style:text-properties fo:font-style="italic" style:font-style-asian="italic" style:font-style-complex="italic"/>
    </style:style>
    <style:style style:name="T205" style:parent-style-name="Основнойшрифтабзаца" style:family="text">
      <style:text-properties fo:font-weight="bold" style:font-weight-asian="bold" style:font-weight-complex="bold"/>
    </style:style>
    <style:style style:name="T206" style:parent-style-name="Основнойшрифтабзаца" style:family="text">
      <style:text-properties fo:font-weight="bold" style:font-weight-asian="bold" style:font-weight-complex="bold"/>
    </style:style>
    <style:style style:name="T207" style:parent-style-name="Основнойшрифтабзаца" style:family="text">
      <style:text-properties fo:font-style="italic" style:font-style-asian="italic" style:font-style-complex="italic"/>
    </style:style>
    <style:style style:name="T208" style:parent-style-name="Основнойшрифтабзаца" style:family="text">
      <style:text-properties fo:font-style="italic" style:font-style-asian="italic" style:font-style-complex="italic"/>
    </style:style>
    <style:style style:name="P209" style:parent-style-name="Обычный" style:family="paragraph">
      <style:paragraph-properties fo:text-align="start"/>
    </style:style>
    <style:style style:name="T210" style:parent-style-name="Основнойшрифтабзаца" style:family="text">
      <style:text-properties fo:font-weight="bold" style:font-weight-asian="bold" style:font-weight-complex="bold"/>
    </style:style>
    <style:style style:name="T211" style:parent-style-name="Основнойшрифтабзаца" style:family="text">
      <style:text-properties fo:font-weight="bold" style:font-weight-asian="bold" style:font-weight-complex="bold"/>
    </style:style>
    <style:style style:name="T212" style:parent-style-name="Основнойшрифтабзаца" style:family="text">
      <style:text-properties fo:font-style="italic" style:font-style-asian="italic" style:font-style-complex="italic"/>
    </style:style>
    <style:style style:name="T213" style:parent-style-name="Основнойшрифтабзаца" style:family="text">
      <style:text-properties fo:font-style="italic" style:font-style-asian="italic" style:font-style-complex="italic"/>
    </style:style>
    <style:style style:name="T214" style:parent-style-name="Основнойшрифтабзаца" style:family="text">
      <style:text-properties fo:font-style="italic" style:font-style-asian="italic" style:font-style-complex="italic"/>
    </style:style>
    <style:style style:name="T215" style:parent-style-name="Основнойшрифтабзаца" style:family="text">
      <style:text-properties fo:font-weight="bold" style:font-weight-asian="bold" style:font-weight-complex="bold"/>
    </style:style>
    <style:style style:name="T216" style:parent-style-name="Основнойшрифтабзаца" style:family="text">
      <style:text-properties fo:font-weight="bold" style:font-weight-asian="bold" style:font-weight-complex="bold"/>
    </style:style>
    <style:style style:name="T217" style:parent-style-name="Основнойшрифтабзаца" style:family="text">
      <style:text-properties fo:font-style="italic" style:font-style-asian="italic" style:font-style-complex="italic"/>
    </style:style>
    <style:style style:name="T218" style:parent-style-name="Основнойшрифтабзаца" style:family="text">
      <style:text-properties fo:font-weight="bold" style:font-weight-asian="bold" style:font-weight-complex="bold"/>
    </style:style>
    <style:style style:name="T219" style:parent-style-name="Основнойшрифтабзаца" style:family="text">
      <style:text-properties fo:font-weight="bold" style:font-weight-asian="bold" style:font-weight-complex="bold"/>
    </style:style>
    <style:style style:name="T220" style:parent-style-name="Основнойшрифтабзаца" style:family="text">
      <style:text-properties fo:font-style="italic" style:font-style-asian="italic" style:font-style-complex="italic"/>
    </style:style>
    <style:style style:name="T221" style:parent-style-name="Основнойшрифтабзаца" style:family="text">
      <style:text-properties fo:font-style="italic" style:font-style-asian="italic" style:font-style-complex="italic"/>
    </style:style>
    <style:style style:name="P222" style:parent-style-name="Обычный" style:family="paragraph">
      <style:paragraph-properties fo:text-align="start"/>
    </style:style>
    <style:style style:name="P223" style:parent-style-name="Обычный" style:family="paragraph">
      <style:paragraph-properties fo:text-align="start"/>
    </style:style>
    <style:style style:name="T224" style:parent-style-name="Основнойшрифтабзаца" style:family="text">
      <style:text-properties fo:font-weight="bold" style:font-weight-asian="bold" style:font-weight-complex="bold"/>
    </style:style>
    <style:style style:name="T225" style:parent-style-name="Основнойшрифтабзаца" style:family="text">
      <style:text-properties fo:font-style="italic" style:font-style-asian="italic" style:font-style-complex="italic"/>
    </style:style>
    <style:style style:name="T226" style:parent-style-name="Основнойшрифтабзаца" style:family="text">
      <style:text-properties fo:font-style="italic" style:font-style-asian="italic" style:font-style-complex="italic"/>
    </style:style>
    <style:style style:name="T227" style:parent-style-name="Основнойшрифтабзаца" style:family="text">
      <style:text-properties fo:font-style="italic" style:font-style-asian="italic" style:font-style-complex="italic"/>
    </style:style>
    <style:style style:name="T228" style:parent-style-name="Основнойшрифтабзаца" style:family="text">
      <style:text-properties fo:font-style="italic" style:font-style-asian="italic" style:font-style-complex="italic"/>
    </style:style>
    <style:style style:name="P229" style:parent-style-name="Обычный" style:family="paragraph">
      <style:paragraph-properties fo:text-align="start"/>
    </style:style>
    <style:style style:name="T230" style:parent-style-name="Основнойшрифтабзаца" style:family="text">
      <style:text-properties fo:font-weight="bold" style:font-weight-asian="bold" style:font-weight-complex="bold"/>
    </style:style>
    <style:style style:name="T231" style:parent-style-name="Основнойшрифтабзаца" style:family="text">
      <style:text-properties fo:font-weight="bold" style:font-weight-asian="bold" style:font-weight-complex="bold"/>
    </style:style>
    <style:style style:name="T232" style:parent-style-name="Основнойшрифтабзаца" style:family="text">
      <style:text-properties fo:font-style="italic" style:font-style-asian="italic" style:font-style-complex="italic"/>
    </style:style>
    <style:style style:name="T233" style:parent-style-name="Основнойшрифтабзаца" style:family="text">
      <style:text-properties fo:font-weight="bold" style:font-weight-asian="bold" style:font-weight-complex="bold"/>
    </style:style>
    <style:style style:name="T234" style:parent-style-name="Основнойшрифтабзаца" style:family="text">
      <style:text-properties fo:font-weight="bold" style:font-weight-asian="bold" style:font-weight-complex="bold"/>
    </style:style>
    <style:style style:name="T235" style:parent-style-name="Основнойшрифтабзаца" style:family="text">
      <style:text-properties fo:font-weight="bold" style:font-weight-asian="bold" style:font-weight-complex="bold"/>
    </style:style>
    <style:style style:name="T236" style:parent-style-name="Основнойшрифтабзаца" style:family="text">
      <style:text-properties fo:font-weight="bold" style:font-weight-asian="bold" style:font-weight-complex="bold"/>
    </style:style>
    <style:style style:name="T237" style:parent-style-name="Основнойшрифтабзаца" style:family="text">
      <style:text-properties fo:font-style="italic" style:font-style-asian="italic" style:font-style-complex="italic"/>
    </style:style>
    <style:style style:name="T238" style:parent-style-name="Основнойшрифтабзаца" style:family="text">
      <style:text-properties fo:font-weight="bold" style:font-weight-asian="bold" style:font-weight-complex="bold"/>
    </style:style>
    <style:style style:name="T239" style:parent-style-name="Основнойшрифтабзаца" style:family="text">
      <style:text-properties fo:font-weight="bold" style:font-weight-asian="bold" style:font-weight-complex="bold"/>
    </style:style>
    <style:style style:name="T240" style:parent-style-name="Основнойшрифтабзаца" style:family="text">
      <style:text-properties fo:font-style="italic" style:font-style-asian="italic" style:font-style-complex="italic"/>
    </style:style>
    <style:style style:name="T241" style:parent-style-name="Основнойшрифтабзаца" style:family="text">
      <style:text-properties fo:font-weight="bold" style:font-weight-asian="bold" style:font-weight-complex="bold"/>
    </style:style>
    <style:style style:name="T242" style:parent-style-name="Основнойшрифтабзаца" style:family="text">
      <style:text-properties fo:font-weight="bold" style:font-weight-asian="bold" style:font-weight-complex="bold"/>
    </style:style>
    <style:style style:name="T243" style:parent-style-name="Основнойшрифтабзаца" style:family="text">
      <style:text-properties fo:font-style="italic" style:font-style-asian="italic" style:font-style-complex="italic"/>
    </style:style>
    <style:style style:name="T244" style:parent-style-name="Основнойшрифтабзаца" style:family="text">
      <style:text-properties fo:font-weight="bold" style:font-weight-asian="bold" style:font-weight-complex="bold"/>
    </style:style>
    <style:style style:name="T245" style:parent-style-name="Основнойшрифтабзаца" style:family="text">
      <style:text-properties fo:font-weight="bold" style:font-weight-asian="bold" style:font-weight-complex="bold"/>
    </style:style>
    <style:style style:name="T246" style:parent-style-name="Основнойшрифтабзаца" style:family="text">
      <style:text-properties fo:font-style="italic" style:font-style-asian="italic" style:font-style-complex="italic"/>
    </style:style>
    <style:style style:name="T247" style:parent-style-name="Основнойшрифтабзаца" style:family="text">
      <style:text-properties fo:font-weight="bold" style:font-weight-asian="bold" style:font-weight-complex="bold"/>
    </style:style>
    <style:style style:name="T248" style:parent-style-name="Основнойшрифтабзаца" style:family="text">
      <style:text-properties fo:font-weight="bold" style:font-weight-asian="bold" style:font-weight-complex="bold"/>
    </style:style>
    <style:style style:name="T249" style:parent-style-name="Основнойшрифтабзаца" style:family="text">
      <style:text-properties fo:font-weight="bold" style:font-weight-asian="bold" style:font-weight-complex="bold"/>
    </style:style>
    <style:style style:name="T250" style:parent-style-name="Основнойшрифтабзаца" style:family="text">
      <style:text-properties fo:font-weight="bold" style:font-weight-asian="bold" style:font-weight-complex="bold"/>
    </style:style>
    <style:style style:name="T251" style:parent-style-name="Основнойшрифтабзаца" style:family="text">
      <style:text-properties fo:font-weight="bold" style:font-weight-asian="bold" style:font-weight-complex="bold"/>
    </style:style>
    <style:style style:name="T252" style:parent-style-name="Основнойшрифтабзаца" style:family="text">
      <style:text-properties fo:font-weight="bold" style:font-weight-asian="bold" style:font-weight-complex="bold"/>
    </style:style>
    <style:style style:name="T253" style:parent-style-name="Основнойшрифтабзаца" style:family="text">
      <style:text-properties fo:font-weight="bold" style:font-weight-asian="bold" style:font-weight-complex="bold"/>
    </style:style>
    <style:style style:name="T254" style:parent-style-name="Основнойшрифтабзаца" style:family="text">
      <style:text-properties fo:font-weight="bold" style:font-weight-asian="bold" style:font-weight-complex="bold"/>
    </style:style>
    <style:style style:name="T255" style:parent-style-name="Основнойшрифтабзаца" style:family="text">
      <style:text-properties fo:font-weight="bold" style:font-weight-asian="bold" style:font-weight-complex="bold"/>
    </style:style>
    <style:style style:name="T256" style:parent-style-name="Основнойшрифтабзаца" style:family="text">
      <style:text-properties fo:font-weight="bold" style:font-weight-asian="bold" style:font-weight-complex="bold"/>
    </style:style>
    <style:style style:name="T257" style:parent-style-name="Основнойшрифтабзаца" style:family="text">
      <style:text-properties fo:font-weight="bold" style:font-weight-asian="bold" style:font-weight-complex="bold"/>
    </style:style>
    <style:style style:name="T258" style:parent-style-name="Основнойшрифтабзаца" style:family="text">
      <style:text-properties fo:font-weight="bold" style:font-weight-asian="bold" style:font-weight-complex="bold"/>
    </style:style>
    <style:style style:name="P259" style:parent-style-name="Обычный" style:family="paragraph">
      <style:paragraph-properties fo:text-align="start"/>
    </style:style>
    <style:style style:name="T260" style:parent-style-name="Основнойшрифтабзаца" style:family="text">
      <style:text-properties fo:font-weight="bold" style:font-weight-asian="bold" style:font-weight-complex="bold"/>
    </style:style>
    <style:style style:name="T261" style:parent-style-name="Основнойшрифтабзаца" style:family="text">
      <style:text-properties fo:font-style="italic" style:font-style-asian="italic" style:font-style-complex="italic"/>
    </style:style>
    <style:style style:name="P262" style:parent-style-name="Обычный" style:family="paragraph">
      <style:paragraph-properties fo:text-align="start"/>
    </style:style>
    <style:style style:name="T263" style:parent-style-name="Основнойшрифтабзаца" style:family="text">
      <style:text-properties fo:font-weight="bold" style:font-weight-asian="bold" style:font-weight-complex="bold"/>
    </style:style>
    <style:style style:name="T264" style:parent-style-name="Основнойшрифтабзаца" style:family="text">
      <style:text-properties fo:font-weight="bold" style:font-weight-asian="bold" style:font-weight-complex="bold"/>
    </style:style>
    <style:style style:name="T265" style:parent-style-name="Основнойшрифтабзаца" style:family="text">
      <style:text-properties fo:font-weight="bold" style:font-weight-asian="bold" style:font-weight-complex="bold"/>
    </style:style>
    <style:style style:name="T266" style:parent-style-name="Основнойшрифтабзаца" style:family="text">
      <style:text-properties fo:font-weight="bold" style:font-weight-asian="bold" style:font-weight-complex="bold"/>
    </style:style>
    <style:style style:name="T267" style:parent-style-name="Основнойшрифтабзаца" style:family="text">
      <style:text-properties fo:font-weight="bold" style:font-weight-asian="bold" style:font-weight-complex="bold"/>
    </style:style>
    <style:style style:name="T268" style:parent-style-name="Основнойшрифтабзаца" style:family="text">
      <style:text-properties fo:font-weight="bold" style:font-weight-asian="bold" style:font-weight-complex="bold"/>
    </style:style>
    <style:style style:name="T269" style:parent-style-name="Основнойшрифтабзаца" style:family="text">
      <style:text-properties fo:font-weight="bold" style:font-weight-asian="bold" style:font-weight-complex="bold"/>
    </style:style>
    <style:style style:name="T270" style:parent-style-name="Основнойшрифтабзаца" style:family="text">
      <style:text-properties fo:font-weight="bold" style:font-weight-asian="bold" style:font-weight-complex="bold"/>
    </style:style>
    <style:style style:name="T271" style:parent-style-name="Основнойшрифтабзаца" style:family="text">
      <style:text-properties fo:font-weight="bold" style:font-weight-asian="bold" style:font-weight-complex="bold"/>
    </style:style>
    <style:style style:name="T272" style:parent-style-name="Основнойшрифтабзаца" style:family="text">
      <style:text-properties fo:font-weight="bold" style:font-weight-asian="bold" style:font-weight-complex="bold"/>
    </style:style>
    <style:style style:name="T273" style:parent-style-name="Основнойшрифтабзаца" style:family="text">
      <style:text-properties fo:font-weight="bold" style:font-weight-asian="bold" style:font-weight-complex="bold"/>
    </style:style>
    <style:style style:name="T274" style:parent-style-name="Основнойшрифтабзаца" style:family="text">
      <style:text-properties fo:font-weight="bold" style:font-weight-asian="bold" style:font-weight-complex="bold"/>
    </style:style>
    <style:style style:name="T275" style:parent-style-name="Основнойшрифтабзаца" style:family="text">
      <style:text-properties fo:font-weight="bold" style:font-weight-asian="bold" style:font-weight-complex="bold"/>
    </style:style>
    <style:style style:name="T276" style:parent-style-name="Основнойшрифтабзаца" style:family="text">
      <style:text-properties fo:font-weight="bold" style:font-weight-asian="bold" style:font-weight-complex="bold"/>
    </style:style>
    <style:style style:name="T277" style:parent-style-name="Основнойшрифтабзаца" style:family="text">
      <style:text-properties fo:font-weight="bold" style:font-weight-asian="bold" style:font-weight-complex="bold"/>
    </style:style>
    <style:style style:name="T278" style:parent-style-name="Основнойшрифтабзаца" style:family="text">
      <style:text-properties fo:font-weight="bold" style:font-weight-asian="bold" style:font-weight-complex="bold"/>
    </style:style>
    <style:style style:name="T279" style:parent-style-name="Основнойшрифтабзаца" style:family="text">
      <style:text-properties fo:font-weight="bold" style:font-weight-asian="bold" style:font-weight-complex="bold"/>
    </style:style>
    <style:style style:name="P280" style:parent-style-name="Обычный" style:family="paragraph">
      <style:paragraph-properties fo:text-align="start"/>
    </style:style>
    <style:style style:name="T281" style:parent-style-name="Основнойшрифтабзаца" style:family="text">
      <style:text-properties fo:font-weight="bold" style:font-weight-asian="bold" style:font-weight-complex="bold"/>
    </style:style>
    <style:style style:name="T282" style:parent-style-name="Основнойшрифтабзаца" style:family="text">
      <style:text-properties fo:font-style="italic" style:font-style-asian="italic" style:font-style-complex="italic"/>
    </style:style>
    <style:style style:name="T283" style:parent-style-name="Основнойшрифтабзаца" style:family="text">
      <style:text-properties fo:font-style="italic" style:font-style-asian="italic" style:font-style-complex="italic"/>
    </style:style>
    <style:style style:name="T284" style:parent-style-name="Основнойшрифтабзаца" style:family="text">
      <style:text-properties fo:font-style="italic" style:font-style-asian="italic" style:font-style-complex="italic"/>
    </style:style>
    <style:style style:name="P285" style:parent-style-name="Обычный" style:family="paragraph">
      <style:paragraph-properties fo:text-align="start"/>
    </style:style>
    <style:style style:name="T286" style:parent-style-name="Основнойшрифтабзаца" style:family="text">
      <style:text-properties fo:font-weight="bold" style:font-weight-asian="bold" style:font-weight-complex="bold"/>
    </style:style>
    <style:style style:name="T287" style:parent-style-name="Основнойшрифтабзаца" style:family="text">
      <style:text-properties fo:font-weight="bold" style:font-weight-asian="bold" style:font-weight-complex="bold"/>
    </style:style>
    <style:style style:name="T288" style:parent-style-name="Основнойшрифтабзаца" style:family="text">
      <style:text-properties fo:font-weight="bold" style:font-weight-asian="bold" style:font-weight-complex="bold"/>
    </style:style>
    <style:style style:name="T289" style:parent-style-name="Основнойшрифтабзаца" style:family="text">
      <style:text-properties fo:font-weight="bold" style:font-weight-asian="bold" style:font-weight-complex="bold"/>
    </style:style>
    <style:style style:name="T290" style:parent-style-name="Основнойшрифтабзаца" style:family="text">
      <style:text-properties fo:font-weight="bold" style:font-weight-asian="bold" style:font-weight-complex="bold"/>
    </style:style>
    <style:style style:name="T291" style:parent-style-name="Основнойшрифтабзаца" style:family="text">
      <style:text-properties fo:font-weight="bold" style:font-weight-asian="bold" style:font-weight-complex="bold"/>
    </style:style>
    <style:style style:name="T292" style:parent-style-name="Основнойшрифтабзаца" style:family="text">
      <style:text-properties fo:font-style="italic" style:font-style-asian="italic" style:font-style-complex="italic"/>
    </style:style>
    <style:style style:name="T293" style:parent-style-name="Основнойшрифтабзаца" style:family="text">
      <style:text-properties fo:font-style="italic" style:font-style-asian="italic" style:font-style-complex="italic"/>
    </style:style>
    <style:style style:name="T294" style:parent-style-name="Основнойшрифтабзаца" style:family="text">
      <style:text-properties fo:font-weight="bold" style:font-weight-asian="bold" style:font-weight-complex="bold"/>
    </style:style>
    <style:style style:name="T295" style:parent-style-name="Основнойшрифтабзаца" style:family="text">
      <style:text-properties fo:font-weight="bold" style:font-weight-asian="bold" style:font-weight-complex="bold"/>
    </style:style>
    <style:style style:name="T296" style:parent-style-name="Основнойшрифтабзаца" style:family="text">
      <style:text-properties fo:font-weight="bold" style:font-weight-asian="bold" style:font-weight-complex="bold"/>
    </style:style>
    <style:style style:name="T297" style:parent-style-name="Основнойшрифтабзаца" style:family="text">
      <style:text-properties fo:font-weight="bold" style:font-weight-asian="bold" style:font-weight-complex="bold"/>
    </style:style>
    <style:style style:name="T298" style:parent-style-name="Основнойшрифтабзаца" style:family="text">
      <style:text-properties fo:font-weight="bold" style:font-weight-asian="bold" style:font-weight-complex="bold"/>
    </style:style>
    <style:style style:name="T299" style:parent-style-name="Основнойшрифтабзаца" style:family="text">
      <style:text-properties fo:font-weight="bold" style:font-weight-asian="bold" style:font-weight-complex="bold"/>
    </style:style>
    <style:style style:name="T300" style:parent-style-name="Основнойшрифтабзаца" style:family="text">
      <style:text-properties fo:font-weight="bold" style:font-weight-asian="bold" style:font-weight-complex="bold"/>
    </style:style>
    <style:style style:name="T301" style:parent-style-name="Основнойшрифтабзаца" style:family="text">
      <style:text-properties fo:font-weight="bold" style:font-weight-asian="bold" style:font-weight-complex="bold"/>
    </style:style>
    <style:style style:name="T302" style:parent-style-name="Основнойшрифтабзаца" style:family="text">
      <style:text-properties fo:font-weight="bold" style:font-weight-asian="bold" style:font-weight-complex="bold"/>
    </style:style>
    <style:style style:name="T303" style:parent-style-name="Основнойшрифтабзаца" style:family="text">
      <style:text-properties fo:font-weight="bold" style:font-weight-asian="bold" style:font-weight-complex="bold"/>
    </style:style>
    <style:style style:name="T304" style:parent-style-name="Основнойшрифтабзаца" style:family="text">
      <style:text-properties fo:font-weight="bold" style:font-weight-asian="bold" style:font-weight-complex="bold"/>
    </style:style>
    <style:style style:name="T305" style:parent-style-name="Основнойшрифтабзаца" style:family="text">
      <style:text-properties fo:font-weight="bold" style:font-weight-asian="bold" style:font-weight-complex="bold"/>
    </style:style>
    <style:style style:name="T306" style:parent-style-name="Основнойшрифтабзаца" style:family="text">
      <style:text-properties fo:font-weight="bold" style:font-weight-asian="bold" style:font-weight-complex="bold"/>
    </style:style>
    <style:style style:name="T307" style:parent-style-name="Основнойшрифтабзаца" style:family="text">
      <style:text-properties fo:font-weight="bold" style:font-weight-asian="bold" style:font-weight-complex="bold"/>
    </style:style>
    <style:style style:name="T308" style:parent-style-name="Основнойшрифтабзаца" style:family="text">
      <style:text-properties fo:font-weight="bold" style:font-weight-asian="bold" style:font-weight-complex="bold"/>
    </style:style>
    <style:style style:name="T309" style:parent-style-name="Основнойшрифтабзаца" style:family="text">
      <style:text-properties fo:font-weight="bold" style:font-weight-asian="bold" style:font-weight-complex="bold"/>
    </style:style>
    <style:style style:name="T310" style:parent-style-name="Основнойшрифтабзаца" style:family="text">
      <style:text-properties fo:font-weight="bold" style:font-weight-asian="bold" style:font-weight-complex="bold"/>
    </style:style>
    <style:style style:name="T311" style:parent-style-name="Основнойшрифтабзаца" style:family="text">
      <style:text-properties fo:font-weight="bold" style:font-weight-asian="bold" style:font-weight-complex="bold"/>
    </style:style>
    <style:style style:name="T312" style:parent-style-name="Основнойшрифтабзаца" style:family="text">
      <style:text-properties fo:font-weight="bold" style:font-weight-asian="bold" style:font-weight-complex="bold"/>
    </style:style>
    <style:style style:name="T313" style:parent-style-name="Основнойшрифтабзаца" style:family="text">
      <style:text-properties fo:font-weight="bold" style:font-weight-asian="bold" style:font-weight-complex="bold"/>
    </style:style>
    <style:style style:name="T314" style:parent-style-name="Основнойшрифтабзаца" style:family="text">
      <style:text-properties fo:font-weight="bold" style:font-weight-asian="bold" style:font-weight-complex="bold"/>
    </style:style>
    <style:style style:name="T315" style:parent-style-name="Основнойшрифтабзаца" style:family="text">
      <style:text-properties fo:font-style="italic" style:font-style-asian="italic" style:font-style-complex="italic"/>
    </style:style>
    <style:style style:name="T316" style:parent-style-name="Основнойшрифтабзаца" style:family="text">
      <style:text-properties fo:font-weight="bold" style:font-weight-asian="bold" style:font-weight-complex="bold"/>
    </style:style>
    <style:style style:name="T317" style:parent-style-name="Основнойшрифтабзаца" style:family="text">
      <style:text-properties fo:font-weight="bold" style:font-weight-asian="bold" style:font-weight-complex="bold"/>
    </style:style>
    <style:style style:name="T318" style:parent-style-name="Основнойшрифтабзаца" style:family="text">
      <style:text-properties fo:font-style="italic" style:font-style-asian="italic" style:font-style-complex="italic"/>
    </style:style>
    <style:style style:name="T319" style:parent-style-name="Основнойшрифтабзаца" style:family="text">
      <style:text-properties fo:font-style="italic" style:font-style-asian="italic" style:font-style-complex="italic"/>
    </style:style>
    <style:style style:name="T320" style:parent-style-name="Основнойшрифтабзаца" style:family="text">
      <style:text-properties fo:font-style="italic" style:font-style-asian="italic" style:font-style-complex="italic"/>
    </style:style>
    <style:style style:name="T321" style:parent-style-name="Основнойшрифтабзаца" style:family="text">
      <style:text-properties fo:font-style="italic" style:font-style-asian="italic" style:font-style-complex="italic"/>
    </style:style>
    <style:style style:name="T322" style:parent-style-name="Основнойшрифтабзаца" style:family="text">
      <style:text-properties fo:font-style="italic" style:font-style-asian="italic" style:font-style-complex="italic"/>
    </style:style>
    <style:style style:name="T323" style:parent-style-name="Основнойшрифтабзаца" style:family="text">
      <style:text-properties fo:font-weight="bold" style:font-weight-asian="bold" style:font-weight-complex="bold"/>
    </style:style>
    <style:style style:name="T324" style:parent-style-name="Основнойшрифтабзаца" style:family="text">
      <style:text-properties fo:font-weight="bold" style:font-weight-asian="bold" style:font-weight-complex="bold"/>
    </style:style>
    <style:style style:name="T325" style:parent-style-name="Основнойшрифтабзаца" style:family="text">
      <style:text-properties fo:font-style="italic" style:font-style-asian="italic" style:font-style-complex="italic"/>
    </style:style>
    <style:style style:name="T326" style:parent-style-name="Основнойшрифтабзаца" style:family="text">
      <style:text-properties fo:font-style="italic" style:font-style-asian="italic" style:font-style-complex="italic"/>
    </style:style>
    <style:style style:name="T327" style:parent-style-name="Основнойшрифтабзаца" style:family="text">
      <style:text-properties fo:font-style="italic" style:font-style-asian="italic" style:font-style-complex="italic"/>
    </style:style>
    <style:style style:name="T328" style:parent-style-name="Основнойшрифтабзаца" style:family="text">
      <style:text-properties fo:font-weight="bold" style:font-weight-asian="bold" style:font-weight-complex="bold"/>
    </style:style>
    <style:style style:name="T329" style:parent-style-name="Основнойшрифтабзаца" style:family="text">
      <style:text-properties fo:font-weight="bold" style:font-weight-asian="bold" style:font-weight-complex="bold"/>
    </style:style>
    <style:style style:name="T330" style:parent-style-name="Основнойшрифтабзаца" style:family="text">
      <style:text-properties fo:font-weight="bold" style:font-weight-asian="bold" style:font-weight-complex="bold"/>
    </style:style>
    <style:style style:name="P331" style:parent-style-name="Обычный" style:family="paragraph">
      <style:paragraph-properties fo:text-align="start"/>
    </style:style>
    <style:style style:name="T332" style:parent-style-name="Основнойшрифтабзаца" style:family="text">
      <style:text-properties fo:font-weight="bold" style:font-weight-asian="bold" style:font-weight-complex="bold"/>
    </style:style>
    <style:style style:name="T333" style:parent-style-name="Основнойшрифтабзаца" style:family="text">
      <style:text-properties fo:font-weight="bold" style:font-weight-asian="bold" style:font-weight-complex="bold"/>
    </style:style>
    <style:style style:name="T334" style:parent-style-name="Основнойшрифтабзаца" style:family="text">
      <style:text-properties fo:font-weight="bold" style:font-weight-asian="bold" style:font-weight-complex="bold"/>
    </style:style>
    <style:style style:name="T335" style:parent-style-name="Основнойшрифтабзаца" style:family="text">
      <style:text-properties fo:font-weight="bold" style:font-weight-asian="bold" style:font-weight-complex="bold"/>
    </style:style>
    <style:style style:name="T336" style:parent-style-name="Основнойшрифтабзаца" style:family="text">
      <style:text-properties fo:font-style="italic" style:font-style-asian="italic" style:font-style-complex="italic"/>
    </style:style>
    <style:style style:name="T337" style:parent-style-name="Основнойшрифтабзаца" style:family="text">
      <style:text-properties fo:font-weight="bold" style:font-weight-asian="bold" style:font-weight-complex="bold"/>
    </style:style>
    <style:style style:name="T338" style:parent-style-name="Основнойшрифтабзаца" style:family="text">
      <style:text-properties fo:font-style="italic" style:font-style-asian="italic" style:font-style-complex="italic"/>
    </style:style>
    <style:style style:name="T339" style:parent-style-name="Основнойшрифтабзаца" style:family="text">
      <style:text-properties fo:font-style="italic" style:font-style-asian="italic" style:font-style-complex="italic"/>
    </style:style>
    <style:style style:name="T340" style:parent-style-name="Основнойшрифтабзаца" style:family="text">
      <style:text-properties fo:font-style="italic" style:font-style-asian="italic" style:font-style-complex="italic"/>
    </style:style>
    <style:style style:name="P341" style:parent-style-name="Обычный" style:family="paragraph">
      <style:paragraph-properties fo:text-align="start"/>
    </style:style>
    <style:style style:name="T342" style:parent-style-name="Основнойшрифтабзаца" style:family="text">
      <style:text-properties fo:font-weight="bold" style:font-weight-asian="bold" style:font-weight-complex="bold"/>
    </style:style>
    <style:style style:name="T343" style:parent-style-name="Основнойшрифтабзаца" style:family="text">
      <style:text-properties fo:font-weight="bold" style:font-weight-asian="bold" style:font-weight-complex="bold"/>
    </style:style>
    <style:style style:name="T344" style:parent-style-name="Основнойшрифтабзаца" style:family="text">
      <style:text-properties fo:font-weight="bold" style:font-weight-asian="bold" style:font-weight-complex="bold"/>
    </style:style>
    <style:style style:name="T345" style:parent-style-name="Основнойшрифтабзаца" style:family="text">
      <style:text-properties fo:font-weight="bold" style:font-weight-asian="bold" style:font-weight-complex="bold"/>
    </style:style>
    <style:style style:name="T346" style:parent-style-name="Основнойшрифтабзаца" style:family="text">
      <style:text-properties fo:font-style="italic" style:font-style-asian="italic" style:font-style-complex="italic"/>
    </style:style>
    <style:style style:name="T347" style:parent-style-name="Основнойшрифтабзаца" style:family="text">
      <style:text-properties fo:font-weight="bold" style:font-weight-asian="bold" style:font-weight-complex="bold"/>
    </style:style>
    <style:style style:name="T348" style:parent-style-name="Основнойшрифтабзаца" style:family="text">
      <style:text-properties fo:font-style="italic" style:font-style-asian="italic" style:font-style-complex="italic"/>
    </style:style>
    <style:style style:name="T349" style:parent-style-name="Основнойшрифтабзаца" style:family="text">
      <style:text-properties fo:font-weight="bold" style:font-weight-asian="bold" style:font-weight-complex="bold"/>
    </style:style>
    <style:style style:name="T350" style:parent-style-name="Основнойшрифтабзаца" style:family="text">
      <style:text-properties fo:font-weight="bold" style:font-weight-asian="bold" style:font-weight-complex="bold"/>
    </style:style>
    <style:style style:name="T351" style:parent-style-name="Основнойшрифтабзаца" style:family="text">
      <style:text-properties fo:font-weight="bold" style:font-weight-asian="bold" style:font-weight-complex="bold"/>
    </style:style>
    <style:style style:name="T352" style:parent-style-name="Основнойшрифтабзаца" style:family="text">
      <style:text-properties fo:font-weight="bold" style:font-weight-asian="bold" style:font-weight-complex="bold"/>
    </style:style>
    <style:style style:name="T353" style:parent-style-name="Основнойшрифтабзаца" style:family="text">
      <style:text-properties fo:font-style="italic" style:font-style-asian="italic" style:font-style-complex="italic"/>
    </style:style>
    <style:style style:name="T354" style:parent-style-name="Основнойшрифтабзаца" style:family="text">
      <style:text-properties fo:font-weight="bold" style:font-weight-asian="bold" style:font-weight-complex="bold"/>
    </style:style>
    <style:style style:name="T355" style:parent-style-name="Основнойшрифтабзаца" style:family="text">
      <style:text-properties fo:font-weight="bold" style:font-weight-asian="bold" style:font-weight-complex="bold"/>
    </style:style>
    <style:style style:name="T356" style:parent-style-name="Основнойшрифтабзаца" style:family="text">
      <style:text-properties fo:font-style="italic" style:font-style-asian="italic" style:font-style-complex="italic"/>
    </style:style>
    <style:style style:name="T357" style:parent-style-name="Основнойшрифтабзаца" style:family="text">
      <style:text-properties fo:font-weight="bold" style:font-weight-asian="bold" style:font-weight-complex="bold"/>
    </style:style>
    <style:style style:name="T358" style:parent-style-name="Основнойшрифтабзаца" style:family="text">
      <style:text-properties fo:font-style="italic" style:font-style-asian="italic" style:font-style-complex="italic"/>
    </style:style>
    <style:style style:name="T359" style:parent-style-name="Основнойшрифтабзаца" style:family="text">
      <style:text-properties fo:font-weight="bold" style:font-weight-asian="bold" style:font-weight-complex="bold"/>
    </style:style>
    <style:style style:name="T360" style:parent-style-name="Основнойшрифтабзаца" style:family="text">
      <style:text-properties fo:font-style="italic" style:font-style-asian="italic" style:font-style-complex="italic"/>
    </style:style>
    <style:style style:name="T361" style:parent-style-name="Основнойшрифтабзаца" style:family="text">
      <style:text-properties fo:font-weight="bold" style:font-weight-asian="bold" style:font-weight-complex="bold"/>
    </style:style>
    <style:style style:name="T362" style:parent-style-name="Основнойшрифтабзаца" style:family="text">
      <style:text-properties fo:font-style="italic" style:font-style-asian="italic" style:font-style-complex="italic"/>
    </style:style>
    <style:style style:name="T363" style:parent-style-name="Основнойшрифтабзаца" style:family="text">
      <style:text-properties fo:font-style="italic" style:font-style-asian="italic" style:font-style-complex="italic"/>
    </style:style>
    <style:style style:name="T364" style:parent-style-name="Основнойшрифтабзаца" style:family="text">
      <style:text-properties fo:font-weight="bold" style:font-weight-asian="bold" style:font-weight-complex="bold"/>
    </style:style>
    <style:style style:name="T365" style:parent-style-name="Основнойшрифтабзаца" style:family="text">
      <style:text-properties fo:font-style="italic" style:font-style-asian="italic" style:font-style-complex="italic"/>
    </style:style>
    <style:style style:name="T366" style:parent-style-name="Основнойшрифтабзаца" style:family="text">
      <style:text-properties fo:font-weight="bold" style:font-weight-asian="bold" style:font-weight-complex="bold"/>
    </style:style>
    <style:style style:name="T367" style:parent-style-name="Основнойшрифтабзаца" style:family="text">
      <style:text-properties fo:font-weight="bold" style:font-weight-asian="bold" style:font-weight-complex="bold"/>
    </style:style>
    <style:style style:name="T368" style:parent-style-name="Основнойшрифтабзаца" style:family="text">
      <style:text-properties fo:font-weight="bold" style:font-weight-asian="bold" style:font-weight-complex="bold"/>
    </style:style>
    <style:style style:name="T369" style:parent-style-name="Основнойшрифтабзаца" style:family="text">
      <style:text-properties fo:font-style="italic" style:font-style-asian="italic" style:font-style-complex="italic"/>
    </style:style>
    <style:style style:name="T370" style:parent-style-name="Основнойшрифтабзаца" style:family="text">
      <style:text-properties fo:font-weight="bold" style:font-weight-asian="bold" style:font-weight-complex="bold"/>
    </style:style>
    <style:style style:name="T371" style:parent-style-name="Основнойшрифтабзаца" style:family="text">
      <style:text-properties fo:font-style="italic" style:font-style-asian="italic" style:font-style-complex="italic"/>
    </style:style>
    <style:style style:name="T372" style:parent-style-name="Основнойшрифтабзаца" style:family="text">
      <style:text-properties fo:font-weight="bold" style:font-weight-asian="bold" style:font-weight-complex="bold"/>
    </style:style>
    <style:style style:name="T373" style:parent-style-name="Основнойшрифтабзаца" style:family="text">
      <style:text-properties fo:font-style="italic" style:font-style-asian="italic" style:font-style-complex="italic"/>
    </style:style>
    <style:style style:name="T374" style:parent-style-name="Основнойшрифтабзаца" style:family="text">
      <style:text-properties fo:font-style="italic" style:font-style-asian="italic" style:font-style-complex="italic"/>
    </style:style>
    <style:style style:name="T375" style:parent-style-name="Основнойшрифтабзаца" style:family="text">
      <style:text-properties fo:font-weight="bold" style:font-weight-asian="bold" style:font-weight-complex="bold"/>
    </style:style>
    <style:style style:name="T376" style:parent-style-name="Основнойшрифтабзаца" style:family="text">
      <style:text-properties fo:font-weight="bold" style:font-weight-asian="bold" style:font-weight-complex="bold"/>
    </style:style>
    <style:style style:name="T377" style:parent-style-name="Основнойшрифтабзаца" style:family="text">
      <style:text-properties fo:font-style="italic" style:font-style-asian="italic" style:font-style-complex="italic"/>
    </style:style>
    <style:style style:name="T378" style:parent-style-name="Основнойшрифтабзаца" style:family="text">
      <style:text-properties fo:font-style="italic" style:font-style-asian="italic" style:font-style-complex="italic"/>
    </style:style>
    <style:style style:name="T379" style:parent-style-name="Основнойшрифтабзаца" style:family="text">
      <style:text-properties fo:font-weight="bold" style:font-weight-asian="bold" style:font-weight-complex="bold"/>
    </style:style>
    <style:style style:name="T380" style:parent-style-name="Основнойшрифтабзаца" style:family="text">
      <style:text-properties fo:font-style="italic" style:font-style-asian="italic" style:font-style-complex="italic"/>
    </style:style>
    <style:style style:name="T381" style:parent-style-name="Основнойшрифтабзаца" style:family="text">
      <style:text-properties fo:font-weight="bold" style:font-weight-asian="bold" style:font-weight-complex="bold"/>
    </style:style>
    <style:style style:name="T382" style:parent-style-name="Основнойшрифтабзаца" style:family="text">
      <style:text-properties fo:font-weight="bold" style:font-weight-asian="bold" style:font-weight-complex="bold"/>
    </style:style>
    <style:style style:name="T383" style:parent-style-name="Основнойшрифтабзаца" style:family="text">
      <style:text-properties fo:font-style="italic" style:font-style-asian="italic" style:font-style-complex="italic"/>
    </style:style>
    <style:style style:name="T384" style:parent-style-name="Основнойшрифтабзаца" style:family="text">
      <style:text-properties fo:font-style="italic" style:font-style-asian="italic" style:font-style-complex="italic"/>
    </style:style>
    <style:style style:name="T385" style:parent-style-name="Основнойшрифтабзаца" style:family="text">
      <style:text-properties fo:font-weight="bold" style:font-weight-asian="bold" style:font-weight-complex="bold"/>
    </style:style>
    <style:style style:name="T386" style:parent-style-name="Основнойшрифтабзаца" style:family="text">
      <style:text-properties fo:font-weight="bold" style:font-weight-asian="bold" style:font-weight-complex="bold"/>
    </style:style>
    <style:style style:name="T387" style:parent-style-name="Основнойшрифтабзаца" style:family="text">
      <style:text-properties fo:font-style="italic" style:font-style-asian="italic" style:font-style-complex="italic"/>
    </style:style>
    <style:style style:name="T388" style:parent-style-name="Основнойшрифтабзаца" style:family="text">
      <style:text-properties fo:font-weight="bold" style:font-weight-asian="bold" style:font-weight-complex="bold"/>
    </style:style>
    <style:style style:name="T389" style:parent-style-name="Основнойшрифтабзаца" style:family="text">
      <style:text-properties fo:font-weight="bold" style:font-weight-asian="bold" style:font-weight-complex="bold"/>
    </style:style>
    <style:style style:name="T390" style:parent-style-name="Основнойшрифтабзаца" style:family="text">
      <style:text-properties fo:font-style="italic" style:font-style-asian="italic" style:font-style-complex="italic"/>
    </style:style>
    <style:style style:name="T391" style:parent-style-name="Основнойшрифтабзаца" style:family="text">
      <style:text-properties fo:font-style="italic" style:font-style-asian="italic" style:font-style-complex="italic"/>
    </style:style>
    <style:style style:name="T392" style:parent-style-name="Основнойшрифтабзаца" style:family="text">
      <style:text-properties fo:font-weight="bold" style:font-weight-asian="bold" style:font-weight-complex="bold"/>
    </style:style>
    <style:style style:name="T393" style:parent-style-name="Основнойшрифтабзаца" style:family="text">
      <style:text-properties fo:font-weight="bold" style:font-weight-asian="bold" style:font-weight-complex="bold"/>
    </style:style>
    <style:style style:name="T394" style:parent-style-name="Основнойшрифтабзаца" style:family="text">
      <style:text-properties fo:font-style="italic" style:font-style-asian="italic" style:font-style-complex="italic"/>
    </style:style>
    <style:style style:name="T395" style:parent-style-name="Основнойшрифтабзаца" style:family="text">
      <style:text-properties fo:font-style="italic" style:font-style-asian="italic" style:font-style-complex="italic"/>
    </style:style>
    <style:style style:name="T396" style:parent-style-name="Основнойшрифтабзаца" style:family="text">
      <style:text-properties fo:font-weight="bold" style:font-weight-asian="bold" style:font-weight-complex="bold"/>
    </style:style>
    <style:style style:name="T397" style:parent-style-name="Основнойшрифтабзаца" style:family="text">
      <style:text-properties fo:font-weight="bold" style:font-weight-asian="bold" style:font-weight-complex="bold"/>
    </style:style>
    <style:style style:name="T398" style:parent-style-name="Основнойшрифтабзаца" style:family="text">
      <style:text-properties fo:font-style="italic" style:font-style-asian="italic" style:font-style-complex="italic"/>
    </style:style>
    <style:style style:name="T399" style:parent-style-name="Основнойшрифтабзаца" style:family="text">
      <style:text-properties fo:font-style="italic" style:font-style-asian="italic" style:font-style-complex="italic"/>
    </style:style>
    <style:style style:name="T400" style:parent-style-name="Основнойшрифтабзаца" style:family="text">
      <style:text-properties fo:font-weight="bold" style:font-weight-asian="bold" style:font-weight-complex="bold"/>
    </style:style>
    <style:style style:name="T401" style:parent-style-name="Основнойшрифтабзаца" style:family="text">
      <style:text-properties fo:font-weight="bold" style:font-weight-asian="bold" style:font-weight-complex="bold"/>
    </style:style>
    <style:style style:name="T402" style:parent-style-name="Основнойшрифтабзаца" style:family="text">
      <style:text-properties fo:font-style="italic" style:font-style-asian="italic" style:font-style-complex="italic"/>
    </style:style>
    <style:style style:name="T403" style:parent-style-name="Основнойшрифтабзаца" style:family="text">
      <style:text-properties fo:font-style="italic" style:font-style-asian="italic" style:font-style-complex="italic"/>
    </style:style>
    <style:style style:name="T404" style:parent-style-name="Основнойшрифтабзаца" style:family="text">
      <style:text-properties fo:font-weight="bold" style:font-weight-asian="bold" style:font-weight-complex="bold"/>
    </style:style>
    <style:style style:name="T405" style:parent-style-name="Основнойшрифтабзаца" style:family="text">
      <style:text-properties fo:font-weight="bold" style:font-weight-asian="bold" style:font-weight-complex="bold"/>
    </style:style>
    <style:style style:name="T406" style:parent-style-name="Основнойшрифтабзаца" style:family="text">
      <style:text-properties fo:font-style="italic" style:font-style-asian="italic" style:font-style-complex="italic"/>
    </style:style>
    <style:style style:name="T407" style:parent-style-name="Основнойшрифтабзаца" style:family="text">
      <style:text-properties fo:font-style="italic" style:font-style-asian="italic" style:font-style-complex="italic"/>
    </style:style>
    <style:style style:name="T408" style:parent-style-name="Основнойшрифтабзаца" style:family="text">
      <style:text-properties fo:font-style="italic" style:font-style-asian="italic" style:font-style-complex="italic"/>
    </style:style>
    <style:style style:name="T409" style:parent-style-name="Основнойшрифтабзаца" style:family="text">
      <style:text-properties fo:font-weight="bold" style:font-weight-asian="bold" style:font-weight-complex="bold"/>
    </style:style>
    <style:style style:name="T410" style:parent-style-name="Основнойшрифтабзаца" style:family="text">
      <style:text-properties fo:font-weight="bold" style:font-weight-asian="bold" style:font-weight-complex="bold"/>
    </style:style>
    <style:style style:name="T411" style:parent-style-name="Основнойшрифтабзаца" style:family="text">
      <style:text-properties fo:font-weight="bold" style:font-weight-asian="bold" style:font-weight-complex="bold"/>
    </style:style>
    <style:style style:name="T412" style:parent-style-name="Основнойшрифтабзаца" style:family="text">
      <style:text-properties fo:font-weight="bold" style:font-weight-asian="bold" style:font-weight-complex="bold"/>
    </style:style>
    <style:style style:name="T413" style:parent-style-name="Основнойшрифтабзаца" style:family="text">
      <style:text-properties fo:font-weight="bold" style:font-weight-asian="bold" style:font-weight-complex="bold"/>
    </style:style>
    <style:style style:name="T414" style:parent-style-name="Основнойшрифтабзаца" style:family="text">
      <style:text-properties fo:font-weight="bold" style:font-weight-asian="bold" style:font-weight-complex="bold"/>
    </style:style>
    <style:style style:name="T415" style:parent-style-name="Основнойшрифтабзаца" style:family="text">
      <style:text-properties fo:font-weight="bold" style:font-weight-asian="bold" style:font-weight-complex="bold"/>
    </style:style>
    <style:style style:name="T416" style:parent-style-name="Основнойшрифтабзаца" style:family="text">
      <style:text-properties fo:font-weight="bold" style:font-weight-asian="bold" style:font-weight-complex="bold"/>
    </style:style>
    <style:style style:name="T417" style:parent-style-name="Основнойшрифтабзаца" style:family="text">
      <style:text-properties fo:font-weight="bold" style:font-weight-asian="bold" style:font-weight-complex="bold"/>
    </style:style>
    <style:style style:name="T418" style:parent-style-name="Основнойшрифтабзаца" style:family="text">
      <style:text-properties fo:font-weight="bold" style:font-weight-asian="bold" style:font-weight-complex="bold"/>
    </style:style>
    <style:style style:name="T419" style:parent-style-name="Основнойшрифтабзаца" style:family="text">
      <style:text-properties fo:font-weight="bold" style:font-weight-asian="bold" style:font-weight-complex="bold"/>
    </style:style>
    <style:style style:name="P420" style:parent-style-name="Обычный" style:family="paragraph">
      <style:paragraph-properties fo:text-align="start"/>
    </style:style>
    <style:style style:name="T421" style:parent-style-name="Основнойшрифтабзаца" style:family="text">
      <style:text-properties fo:font-weight="bold" style:font-weight-asian="bold" style:font-weight-complex="bold"/>
    </style:style>
    <style:style style:name="T422" style:parent-style-name="Основнойшрифтабзаца" style:family="text">
      <style:text-properties fo:font-weight="bold" style:font-weight-asian="bold" style:font-weight-complex="bold"/>
    </style:style>
    <style:style style:name="T423" style:parent-style-name="Основнойшрифтабзаца" style:family="text">
      <style:text-properties fo:font-weight="bold" style:font-weight-asian="bold" style:font-weight-complex="bold"/>
    </style:style>
    <style:style style:name="T424" style:parent-style-name="Основнойшрифтабзаца" style:family="text">
      <style:text-properties fo:font-weight="bold" style:font-weight-asian="bold" style:font-weight-complex="bold"/>
    </style:style>
    <style:style style:name="T425" style:parent-style-name="Основнойшрифтабзаца" style:family="text">
      <style:text-properties fo:font-weight="bold" style:font-weight-asian="bold" style:font-weight-complex="bold"/>
    </style:style>
    <style:style style:name="T426" style:parent-style-name="Основнойшрифтабзаца" style:family="text">
      <style:text-properties fo:font-weight="bold" style:font-weight-asian="bold" style:font-weight-complex="bold"/>
    </style:style>
    <style:style style:name="T427" style:parent-style-name="Основнойшрифтабзаца" style:family="text">
      <style:text-properties fo:font-weight="bold" style:font-weight-asian="bold" style:font-weight-complex="bold"/>
    </style:style>
    <style:style style:name="T428" style:parent-style-name="Основнойшрифтабзаца" style:family="text">
      <style:text-properties fo:font-weight="bold" style:font-weight-asian="bold" style:font-weight-complex="bold"/>
    </style:style>
    <style:style style:name="T429" style:parent-style-name="Основнойшрифтабзаца" style:family="text">
      <style:text-properties fo:font-weight="bold" style:font-weight-asian="bold" style:font-weight-complex="bold"/>
    </style:style>
    <style:style style:name="T430" style:parent-style-name="Основнойшрифтабзаца" style:family="text">
      <style:text-properties fo:font-weight="bold" style:font-weight-asian="bold" style:font-weight-complex="bold"/>
    </style:style>
    <style:style style:name="T431" style:parent-style-name="Основнойшрифтабзаца" style:family="text">
      <style:text-properties fo:font-style="italic" style:font-style-asian="italic" style:font-style-complex="italic"/>
    </style:style>
    <style:style style:name="T432" style:parent-style-name="Основнойшрифтабзаца" style:family="text">
      <style:text-properties fo:font-weight="bold" style:font-weight-asian="bold" style:font-weight-complex="bold"/>
    </style:style>
    <style:style style:name="T433" style:parent-style-name="Основнойшрифтабзаца" style:family="text">
      <style:text-properties fo:font-style="italic" style:font-style-asian="italic" style:font-style-complex="italic"/>
    </style:style>
    <style:style style:name="T434" style:parent-style-name="Основнойшрифтабзаца" style:family="text">
      <style:text-properties fo:font-weight="bold" style:font-weight-asian="bold" style:font-weight-complex="bold"/>
    </style:style>
    <style:style style:name="P435" style:parent-style-name="Обычный" style:family="paragraph">
      <style:paragraph-properties fo:text-align="start"/>
    </style:style>
    <style:style style:name="T436" style:parent-style-name="Основнойшрифтабзаца" style:family="text">
      <style:text-properties fo:font-weight="bold" style:font-weight-asian="bold" style:font-weight-complex="bold"/>
    </style:style>
    <style:style style:name="T437" style:parent-style-name="Основнойшрифтабзаца" style:family="text">
      <style:text-properties fo:font-weight="bold" style:font-weight-asian="bold" style:font-weight-complex="bold"/>
    </style:style>
    <style:style style:name="T438" style:parent-style-name="Основнойшрифтабзаца" style:family="text">
      <style:text-properties fo:font-weight="bold" style:font-weight-asian="bold" style:font-weight-complex="bold"/>
    </style:style>
    <style:style style:name="T439" style:parent-style-name="Основнойшрифтабзаца" style:family="text">
      <style:text-properties fo:font-weight="bold" style:font-weight-asian="bold" style:font-weight-complex="bold"/>
    </style:style>
    <style:style style:name="T440" style:parent-style-name="Основнойшрифтабзаца" style:family="text">
      <style:text-properties fo:font-weight="bold" style:font-weight-asian="bold" style:font-weight-complex="bold"/>
    </style:style>
    <style:style style:name="T441" style:parent-style-name="Основнойшрифтабзаца" style:family="text">
      <style:text-properties fo:font-weight="bold" style:font-weight-asian="bold" style:font-weight-complex="bold"/>
    </style:style>
    <style:style style:name="T442" style:parent-style-name="Основнойшрифтабзаца" style:family="text">
      <style:text-properties fo:font-weight="bold" style:font-weight-asian="bold" style:font-weight-complex="bold"/>
    </style:style>
    <style:style style:name="T443" style:parent-style-name="Основнойшрифтабзаца" style:family="text">
      <style:text-properties fo:font-weight="bold" style:font-weight-asian="bold" style:font-weight-complex="bold"/>
    </style:style>
    <style:style style:name="T444" style:parent-style-name="Основнойшрифтабзаца" style:family="text">
      <style:text-properties fo:font-weight="bold" style:font-weight-asian="bold" style:font-weight-complex="bold"/>
    </style:style>
    <style:style style:name="T445" style:parent-style-name="Основнойшрифтабзаца" style:family="text">
      <style:text-properties fo:font-weight="bold" style:font-weight-asian="bold" style:font-weight-complex="bold"/>
    </style:style>
    <style:style style:name="T446" style:parent-style-name="Основнойшрифтабзаца" style:family="text">
      <style:text-properties fo:font-weight="bold" style:font-weight-asian="bold" style:font-weight-complex="bold"/>
    </style:style>
    <style:style style:name="T447" style:parent-style-name="Основнойшрифтабзаца" style:family="text">
      <style:text-properties fo:font-weight="bold" style:font-weight-asian="bold" style:font-weight-complex="bold"/>
    </style:style>
    <style:style style:name="T448" style:parent-style-name="Основнойшрифтабзаца" style:family="text">
      <style:text-properties fo:font-weight="bold" style:font-weight-asian="bold" style:font-weight-complex="bold"/>
    </style:style>
    <style:style style:name="T449" style:parent-style-name="Основнойшрифтабзаца" style:family="text">
      <style:text-properties fo:font-style="italic" style:font-style-asian="italic" style:font-style-complex="italic"/>
    </style:style>
    <style:style style:name="T450" style:parent-style-name="Основнойшрифтабзаца" style:family="text">
      <style:text-properties fo:font-weight="bold" style:font-weight-asian="bold" style:font-weight-complex="bold"/>
    </style:style>
    <style:style style:name="T451" style:parent-style-name="Основнойшрифтабзаца" style:family="text">
      <style:text-properties fo:font-weight="bold" style:font-weight-asian="bold" style:font-weight-complex="bold"/>
    </style:style>
    <style:style style:name="T452" style:parent-style-name="Основнойшрифтабзаца" style:family="text">
      <style:text-properties fo:font-style="italic" style:font-style-asian="italic" style:font-style-complex="italic"/>
    </style:style>
    <style:style style:name="T453" style:parent-style-name="Основнойшрифтабзаца" style:family="text">
      <style:text-properties fo:font-style="italic" style:font-style-asian="italic" style:font-style-complex="italic"/>
    </style:style>
    <style:style style:name="T454" style:parent-style-name="Основнойшрифтабзаца" style:family="text">
      <style:text-properties fo:font-weight="bold" style:font-weight-asian="bold" style:font-weight-complex="bold"/>
    </style:style>
    <style:style style:name="T455" style:parent-style-name="Основнойшрифтабзаца" style:family="text">
      <style:text-properties fo:font-weight="bold" style:font-weight-asian="bold" style:font-weight-complex="bold"/>
    </style:style>
    <style:style style:name="T456" style:parent-style-name="Основнойшрифтабзаца" style:family="text">
      <style:text-properties fo:font-style="italic" style:font-style-asian="italic" style:font-style-complex="italic"/>
    </style:style>
    <style:style style:name="T457" style:parent-style-name="Основнойшрифтабзаца" style:family="text">
      <style:text-properties fo:font-style="italic" style:font-style-asian="italic" style:font-style-complex="italic"/>
    </style:style>
    <style:style style:name="T458" style:parent-style-name="Основнойшрифтабзаца" style:family="text">
      <style:text-properties fo:font-weight="bold" style:font-weight-asian="bold" style:font-weight-complex="bold"/>
    </style:style>
    <style:style style:name="T459" style:parent-style-name="Основнойшрифтабзаца" style:family="text">
      <style:text-properties fo:font-weight="bold" style:font-weight-asian="bold" style:font-weight-complex="bold"/>
    </style:style>
    <style:style style:name="T460" style:parent-style-name="Основнойшрифтабзаца" style:family="text">
      <style:text-properties fo:font-weight="bold" style:font-weight-asian="bold" style:font-weight-complex="bold"/>
    </style:style>
    <style:style style:name="T461" style:parent-style-name="Основнойшрифтабзаца" style:family="text">
      <style:text-properties fo:font-style="italic" style:font-style-asian="italic" style:font-style-complex="italic"/>
    </style:style>
    <style:style style:name="T462" style:parent-style-name="Основнойшрифтабзаца" style:family="text">
      <style:text-properties fo:font-style="italic" style:font-style-asian="italic" style:font-style-complex="italic"/>
    </style:style>
    <style:style style:name="T463" style:parent-style-name="Основнойшрифтабзаца" style:family="text">
      <style:text-properties fo:font-style="italic" style:font-style-asian="italic" style:font-style-complex="italic"/>
    </style:style>
    <style:style style:name="T464" style:parent-style-name="Основнойшрифтабзаца" style:family="text">
      <style:text-properties fo:font-style="italic" style:font-style-asian="italic" style:font-style-complex="italic"/>
    </style:style>
    <style:style style:name="T465" style:parent-style-name="Основнойшрифтабзаца" style:family="text">
      <style:text-properties fo:font-style="italic" style:font-style-asian="italic" style:font-style-complex="italic"/>
    </style:style>
    <style:style style:name="P466" style:parent-style-name="Обычный" style:family="paragraph">
      <style:paragraph-properties fo:text-align="start"/>
    </style:style>
    <style:style style:name="P467" style:parent-style-name="Обычный" style:family="paragraph">
      <style:paragraph-properties fo:text-align="start"/>
    </style:style>
    <style:style style:name="T468" style:parent-style-name="Основнойшрифтабзаца" style:family="text">
      <style:text-properties fo:font-weight="bold" style:font-weight-asian="bold" style:font-weight-complex="bold"/>
    </style:style>
    <style:style style:name="T469" style:parent-style-name="Основнойшрифтабзаца" style:family="text">
      <style:text-properties fo:font-weight="bold" style:font-weight-asian="bold" style:font-weight-complex="bold"/>
    </style:style>
    <style:style style:name="T470" style:parent-style-name="Основнойшрифтабзаца" style:family="text">
      <style:text-properties fo:font-weight="bold" style:font-weight-asian="bold" style:font-weight-complex="bold"/>
    </style:style>
    <style:style style:name="T471" style:parent-style-name="Основнойшрифтабзаца" style:family="text">
      <style:text-properties fo:font-weight="bold" style:font-weight-asian="bold" style:font-weight-complex="bold"/>
    </style:style>
    <style:style style:name="T472" style:parent-style-name="Основнойшрифтабзаца" style:family="text">
      <style:text-properties fo:font-style="italic" style:font-style-asian="italic" style:font-style-complex="italic"/>
    </style:style>
    <style:style style:name="T473" style:parent-style-name="Основнойшрифтабзаца" style:family="text">
      <style:text-properties fo:font-weight="bold" style:font-weight-asian="bold" style:font-weight-complex="bold"/>
    </style:style>
    <style:style style:name="T474" style:parent-style-name="Основнойшрифтабзаца" style:family="text">
      <style:text-properties fo:font-weight="bold" style:font-weight-asian="bold" style:font-weight-complex="bold"/>
    </style:style>
    <style:style style:name="T475" style:parent-style-name="Основнойшрифтабзаца" style:family="text">
      <style:text-properties fo:font-weight="bold" style:font-weight-asian="bold" style:font-weight-complex="bold"/>
    </style:style>
    <style:style style:name="T476" style:parent-style-name="Основнойшрифтабзаца" style:family="text">
      <style:text-properties fo:font-style="italic" style:font-style-asian="italic" style:font-style-complex="italic"/>
    </style:style>
    <style:style style:name="T477" style:parent-style-name="Основнойшрифтабзаца" style:family="text">
      <style:text-properties fo:font-weight="bold" style:font-weight-asian="bold" style:font-weight-complex="bold"/>
    </style:style>
    <style:style style:name="T478" style:parent-style-name="Основнойшрифтабзаца" style:family="text">
      <style:text-properties fo:font-weight="bold" style:font-weight-asian="bold" style:font-weight-complex="bold"/>
    </style:style>
    <style:style style:name="T479" style:parent-style-name="Основнойшрифтабзаца" style:family="text">
      <style:text-properties fo:font-weight="bold" style:font-weight-asian="bold" style:font-weight-complex="bold"/>
    </style:style>
    <style:style style:name="T480" style:parent-style-name="Основнойшрифтабзаца" style:family="text">
      <style:text-properties fo:font-weight="bold" style:font-weight-asian="bold" style:font-weight-complex="bold"/>
    </style:style>
    <style:style style:name="T481" style:parent-style-name="Основнойшрифтабзаца" style:family="text">
      <style:text-properties fo:font-style="italic" style:font-style-asian="italic" style:font-style-complex="italic"/>
    </style:style>
    <style:style style:name="T482" style:parent-style-name="Основнойшрифтабзаца" style:family="text">
      <style:text-properties fo:font-style="italic" style:font-style-asian="italic" style:font-style-complex="italic"/>
    </style:style>
    <style:style style:name="P483" style:parent-style-name="Обычный" style:family="paragraph">
      <style:paragraph-properties fo:text-align="start"/>
    </style:style>
    <style:style style:name="T484" style:parent-style-name="Основнойшрифтабзаца" style:family="text">
      <style:text-properties fo:font-weight="bold" style:font-weight-asian="bold" style:font-weight-complex="bold"/>
    </style:style>
    <style:style style:name="T485" style:parent-style-name="Основнойшрифтабзаца" style:family="text">
      <style:text-properties fo:font-weight="bold" style:font-weight-asian="bold" style:font-weight-complex="bold"/>
    </style:style>
    <style:style style:name="T486" style:parent-style-name="Основнойшрифтабзаца" style:family="text">
      <style:text-properties fo:font-weight="bold" style:font-weight-asian="bold" style:font-weight-complex="bold"/>
    </style:style>
    <style:style style:name="T487" style:parent-style-name="Основнойшрифтабзаца" style:family="text">
      <style:text-properties fo:font-weight="bold" style:font-weight-asian="bold" style:font-weight-complex="bold"/>
    </style:style>
    <style:style style:name="T488" style:parent-style-name="Основнойшрифтабзаца" style:family="text">
      <style:text-properties fo:font-weight="bold" style:font-weight-asian="bold" style:font-weight-complex="bold"/>
    </style:style>
    <style:style style:name="T489" style:parent-style-name="Основнойшрифтабзаца" style:family="text">
      <style:text-properties fo:font-weight="bold" style:font-weight-asian="bold" style:font-weight-complex="bold"/>
    </style:style>
    <style:style style:name="T490" style:parent-style-name="Основнойшрифтабзаца" style:family="text">
      <style:text-properties fo:font-weight="bold" style:font-weight-asian="bold" style:font-weight-complex="bold"/>
    </style:style>
    <style:style style:name="T491" style:parent-style-name="Основнойшрифтабзаца" style:family="text">
      <style:text-properties fo:font-weight="bold" style:font-weight-asian="bold" style:font-weight-complex="bold"/>
    </style:style>
    <style:style style:name="T492" style:parent-style-name="Основнойшрифтабзаца" style:family="text">
      <style:text-properties fo:font-weight="bold" style:font-weight-asian="bold" style:font-weight-complex="bold"/>
    </style:style>
    <style:style style:name="T493" style:parent-style-name="Основнойшрифтабзаца" style:family="text">
      <style:text-properties fo:font-weight="bold" style:font-weight-asian="bold" style:font-weight-complex="bold"/>
    </style:style>
    <style:style style:name="T494" style:parent-style-name="Основнойшрифтабзаца" style:family="text">
      <style:text-properties fo:font-weight="bold" style:font-weight-asian="bold" style:font-weight-complex="bold"/>
    </style:style>
    <style:style style:name="T495" style:parent-style-name="Основнойшрифтабзаца" style:family="text">
      <style:text-properties fo:font-weight="bold" style:font-weight-asian="bold" style:font-weight-complex="bold"/>
    </style:style>
    <style:style style:name="T496" style:parent-style-name="Основнойшрифтабзаца" style:family="text">
      <style:text-properties fo:font-weight="bold" style:font-weight-asian="bold" style:font-weight-complex="bold"/>
    </style:style>
    <style:style style:name="T497" style:parent-style-name="Основнойшрифтабзаца" style:family="text">
      <style:text-properties fo:font-weight="bold" style:font-weight-asian="bold" style:font-weight-complex="bold"/>
    </style:style>
    <style:style style:name="T498" style:parent-style-name="Основнойшрифтабзаца" style:family="text">
      <style:text-properties fo:font-weight="bold" style:font-weight-asian="bold" style:font-weight-complex="bold"/>
    </style:style>
    <style:style style:name="T499" style:parent-style-name="Основнойшрифтабзаца" style:family="text">
      <style:text-properties fo:font-style="italic" style:font-style-asian="italic" style:font-style-complex="italic"/>
    </style:style>
    <style:style style:name="T500" style:parent-style-name="Основнойшрифтабзаца" style:family="text">
      <style:text-properties fo:font-weight="bold" style:font-weight-asian="bold" style:font-weight-complex="bold"/>
    </style:style>
    <style:style style:name="T501" style:parent-style-name="Основнойшрифтабзаца" style:family="text">
      <style:text-properties fo:font-weight="bold" style:font-weight-asian="bold" style:font-weight-complex="bold"/>
    </style:style>
    <style:style style:name="T502" style:parent-style-name="Основнойшрифтабзаца" style:family="text">
      <style:text-properties fo:font-weight="bold" style:font-weight-asian="bold" style:font-weight-complex="bold"/>
    </style:style>
    <style:style style:name="T503" style:parent-style-name="Основнойшрифтабзаца" style:family="text">
      <style:text-properties fo:font-style="italic" style:font-style-asian="italic" style:font-style-complex="italic"/>
    </style:style>
    <style:style style:name="T504" style:parent-style-name="Основнойшрифтабзаца" style:family="text">
      <style:text-properties fo:font-style="italic" style:font-style-asian="italic" style:font-style-complex="italic"/>
    </style:style>
    <style:style style:name="T505" style:parent-style-name="Основнойшрифтабзаца" style:family="text">
      <style:text-properties fo:font-weight="bold" style:font-weight-asian="bold" style:font-weight-complex="bold"/>
    </style:style>
    <style:style style:name="T506" style:parent-style-name="Основнойшрифтабзаца" style:family="text">
      <style:text-properties fo:font-weight="bold" style:font-weight-asian="bold" style:font-weight-complex="bold"/>
    </style:style>
    <style:style style:name="T507" style:parent-style-name="Основнойшрифтабзаца" style:family="text">
      <style:text-properties fo:font-style="italic" style:font-style-asian="italic" style:font-style-complex="italic"/>
    </style:style>
    <style:style style:name="T508" style:parent-style-name="Основнойшрифтабзаца" style:family="text">
      <style:text-properties fo:font-weight="bold" style:font-weight-asian="bold" style:font-weight-complex="bold"/>
    </style:style>
    <style:style style:name="T509" style:parent-style-name="Основнойшрифтабзаца" style:family="text">
      <style:text-properties fo:font-style="italic" style:font-style-asian="italic" style:font-style-complex="italic"/>
    </style:style>
    <style:style style:name="T510" style:parent-style-name="Основнойшрифтабзаца" style:family="text">
      <style:text-properties fo:font-weight="bold" style:font-weight-asian="bold" style:font-weight-complex="bold"/>
    </style:style>
    <style:style style:name="T511" style:parent-style-name="Основнойшрифтабзаца" style:family="text">
      <style:text-properties fo:font-weight="bold" style:font-weight-asian="bold" style:font-weight-complex="bold"/>
    </style:style>
    <style:style style:name="T512" style:parent-style-name="Основнойшрифтабзаца" style:family="text">
      <style:text-properties fo:font-style="italic" style:font-style-asian="italic" style:font-style-complex="italic"/>
    </style:style>
    <style:style style:name="T513" style:parent-style-name="Основнойшрифтабзаца" style:family="text">
      <style:text-properties fo:font-weight="bold" style:font-weight-asian="bold" style:font-weight-complex="bold"/>
    </style:style>
    <style:style style:name="T514" style:parent-style-name="Основнойшрифтабзаца" style:family="text">
      <style:text-properties fo:font-weight="bold" style:font-weight-asian="bold" style:font-weight-complex="bold"/>
    </style:style>
    <style:style style:name="P515" style:parent-style-name="Обычный" style:family="paragraph">
      <style:paragraph-properties fo:text-align="start"/>
    </style:style>
    <style:style style:name="T516" style:parent-style-name="Основнойшрифтабзаца" style:family="text">
      <style:text-properties fo:font-weight="bold" style:font-weight-asian="bold" style:font-weight-complex="bold"/>
    </style:style>
    <style:style style:name="T517" style:parent-style-name="Основнойшрифтабзаца" style:family="text">
      <style:text-properties fo:font-weight="bold" style:font-weight-asian="bold" style:font-weight-complex="bold"/>
    </style:style>
    <style:style style:name="T518" style:parent-style-name="Основнойшрифтабзаца" style:family="text">
      <style:text-properties fo:font-weight="bold" style:font-weight-asian="bold" style:font-weight-complex="bold"/>
    </style:style>
    <style:style style:name="T519" style:parent-style-name="Основнойшрифтабзаца" style:family="text">
      <style:text-properties fo:font-weight="bold" style:font-weight-asian="bold" style:font-weight-complex="bold"/>
    </style:style>
    <style:style style:name="T520" style:parent-style-name="Основнойшрифтабзаца" style:family="text">
      <style:text-properties fo:font-weight="bold" style:font-weight-asian="bold" style:font-weight-complex="bold"/>
    </style:style>
    <style:style style:name="T521" style:parent-style-name="Основнойшрифтабзаца" style:family="text">
      <style:text-properties fo:font-weight="bold" style:font-weight-asian="bold" style:font-weight-complex="bold"/>
    </style:style>
    <style:style style:name="T522" style:parent-style-name="Основнойшрифтабзаца" style:family="text">
      <style:text-properties fo:font-weight="bold" style:font-weight-asian="bold" style:font-weight-complex="bold"/>
    </style:style>
    <style:style style:name="T523" style:parent-style-name="Основнойшрифтабзаца" style:family="text">
      <style:text-properties fo:font-weight="bold" style:font-weight-asian="bold" style:font-weight-complex="bold"/>
    </style:style>
    <style:style style:name="T524" style:parent-style-name="Основнойшрифтабзаца" style:family="text">
      <style:text-properties fo:font-weight="bold" style:font-weight-asian="bold" style:font-weight-complex="bold"/>
    </style:style>
    <style:style style:name="T525" style:parent-style-name="Основнойшрифтабзаца" style:family="text">
      <style:text-properties fo:font-weight="bold" style:font-weight-asian="bold" style:font-weight-complex="bold"/>
    </style:style>
    <style:style style:name="T526" style:parent-style-name="Основнойшрифтабзаца" style:family="text">
      <style:text-properties fo:font-style="italic" style:font-style-asian="italic" style:font-style-complex="italic"/>
    </style:style>
    <style:style style:name="T527" style:parent-style-name="Основнойшрифтабзаца" style:family="text">
      <style:text-properties fo:font-weight="bold" style:font-weight-asian="bold" style:font-weight-complex="bold"/>
    </style:style>
    <style:style style:name="T528" style:parent-style-name="Основнойшрифтабзаца" style:family="text">
      <style:text-properties fo:font-weight="bold" style:font-weight-asian="bold" style:font-weight-complex="bold"/>
    </style:style>
    <style:style style:name="P529" style:parent-style-name="Обычный" style:family="paragraph">
      <style:paragraph-properties fo:text-align="start"/>
    </style:style>
    <style:style style:name="T530" style:parent-style-name="Основнойшрифтабзаца" style:family="text">
      <style:text-properties fo:font-weight="bold" style:font-weight-asian="bold" style:font-weight-complex="bold"/>
    </style:style>
    <style:style style:name="T531" style:parent-style-name="Основнойшрифтабзаца" style:family="text">
      <style:text-properties fo:font-weight="bold" style:font-weight-asian="bold" style:font-weight-complex="bold"/>
    </style:style>
    <style:style style:name="T532" style:parent-style-name="Основнойшрифтабзаца" style:family="text">
      <style:text-properties fo:font-weight="bold" style:font-weight-asian="bold" style:font-weight-complex="bold"/>
    </style:style>
    <style:style style:name="T533" style:parent-style-name="Основнойшрифтабзаца" style:family="text">
      <style:text-properties fo:font-weight="bold" style:font-weight-asian="bold" style:font-weight-complex="bold"/>
    </style:style>
    <style:style style:name="T534" style:parent-style-name="Основнойшрифтабзаца" style:family="text">
      <style:text-properties fo:font-weight="bold" style:font-weight-asian="bold" style:font-weight-complex="bold"/>
    </style:style>
    <style:style style:name="T535" style:parent-style-name="Основнойшрифтабзаца" style:family="text">
      <style:text-properties fo:font-weight="bold" style:font-weight-asian="bold" style:font-weight-complex="bold"/>
    </style:style>
    <style:style style:name="T536" style:parent-style-name="Основнойшрифтабзаца" style:family="text">
      <style:text-properties fo:font-weight="bold" style:font-weight-asian="bold" style:font-weight-complex="bold"/>
    </style:style>
    <style:style style:name="T537" style:parent-style-name="Основнойшрифтабзаца" style:family="text">
      <style:text-properties fo:font-weight="bold" style:font-weight-asian="bold" style:font-weight-complex="bold"/>
    </style:style>
    <style:style style:name="T538" style:parent-style-name="Основнойшрифтабзаца" style:family="text">
      <style:text-properties fo:font-weight="bold" style:font-weight-asian="bold" style:font-weight-complex="bold"/>
    </style:style>
    <style:style style:name="T539" style:parent-style-name="Основнойшрифтабзаца" style:family="text">
      <style:text-properties fo:font-weight="bold" style:font-weight-asian="bold" style:font-weight-complex="bold"/>
    </style:style>
    <style:style style:name="T540" style:parent-style-name="Основнойшрифтабзаца" style:family="text">
      <style:text-properties fo:font-weight="bold" style:font-weight-asian="bold" style:font-weight-complex="bold"/>
    </style:style>
    <style:style style:name="T541" style:parent-style-name="Основнойшрифтабзаца" style:family="text">
      <style:text-properties fo:font-weight="bold" style:font-weight-asian="bold" style:font-weight-complex="bold"/>
    </style:style>
    <style:style style:name="T542" style:parent-style-name="Основнойшрифтабзаца" style:family="text">
      <style:text-properties fo:font-weight="bold" style:font-weight-asian="bold" style:font-weight-complex="bold"/>
    </style:style>
    <style:style style:name="T543" style:parent-style-name="Основнойшрифтабзаца" style:family="text">
      <style:text-properties fo:font-weight="bold" style:font-weight-asian="bold" style:font-weight-complex="bold"/>
    </style:style>
    <style:style style:name="T544" style:parent-style-name="Основнойшрифтабзаца" style:family="text">
      <style:text-properties fo:font-weight="bold" style:font-weight-asian="bold" style:font-weight-complex="bold"/>
    </style:style>
    <style:style style:name="T545" style:parent-style-name="Основнойшрифтабзаца" style:family="text">
      <style:text-properties fo:font-weight="bold" style:font-weight-asian="bold" style:font-weight-complex="bold"/>
    </style:style>
    <style:style style:name="T546" style:parent-style-name="Основнойшрифтабзаца" style:family="text">
      <style:text-properties fo:font-weight="bold" style:font-weight-asian="bold" style:font-weight-complex="bold"/>
    </style:style>
    <style:style style:name="T547" style:parent-style-name="Основнойшрифтабзаца" style:family="text">
      <style:text-properties fo:font-weight="bold" style:font-weight-asian="bold" style:font-weight-complex="bold"/>
    </style:style>
    <style:style style:name="T548" style:parent-style-name="Основнойшрифтабзаца" style:family="text">
      <style:text-properties fo:font-weight="bold" style:font-weight-asian="bold" style:font-weight-complex="bold"/>
    </style:style>
    <style:style style:name="T549" style:parent-style-name="Основнойшрифтабзаца" style:family="text">
      <style:text-properties fo:font-weight="bold" style:font-weight-asian="bold" style:font-weight-complex="bold"/>
    </style:style>
    <style:style style:name="P550" style:parent-style-name="Обычный" style:family="paragraph">
      <style:paragraph-properties fo:text-align="start"/>
    </style:style>
    <style:style style:name="T551" style:parent-style-name="Основнойшрифтабзаца" style:family="text">
      <style:text-properties fo:font-weight="bold" style:font-weight-asian="bold" style:font-weight-complex="bold"/>
    </style:style>
    <style:style style:name="T552" style:parent-style-name="Основнойшрифтабзаца" style:family="text">
      <style:text-properties fo:font-weight="bold" style:font-weight-asian="bold" style:font-weight-complex="bold"/>
    </style:style>
    <style:style style:name="T553" style:parent-style-name="Основнойшрифтабзаца" style:family="text">
      <style:text-properties fo:font-weight="bold" style:font-weight-asian="bold" style:font-weight-complex="bold"/>
    </style:style>
    <style:style style:name="T554" style:parent-style-name="Основнойшрифтабзаца" style:family="text">
      <style:text-properties fo:font-weight="bold" style:font-weight-asian="bold" style:font-weight-complex="bold"/>
    </style:style>
    <style:style style:name="T555" style:parent-style-name="Основнойшрифтабзаца" style:family="text">
      <style:text-properties fo:font-weight="bold" style:font-weight-asian="bold" style:font-weight-complex="bold"/>
    </style:style>
    <style:style style:name="T556" style:parent-style-name="Основнойшрифтабзаца" style:family="text">
      <style:text-properties fo:font-weight="bold" style:font-weight-asian="bold" style:font-weight-complex="bold"/>
    </style:style>
    <style:style style:name="T557" style:parent-style-name="Основнойшрифтабзаца" style:family="text">
      <style:text-properties fo:font-weight="bold" style:font-weight-asian="bold" style:font-weight-complex="bold"/>
    </style:style>
    <style:style style:name="T558" style:parent-style-name="Основнойшрифтабзаца" style:family="text">
      <style:text-properties fo:font-weight="bold" style:font-weight-asian="bold" style:font-weight-complex="bold"/>
    </style:style>
    <style:style style:name="T559" style:parent-style-name="Основнойшрифтабзаца" style:family="text">
      <style:text-properties fo:font-weight="bold" style:font-weight-asian="bold" style:font-weight-complex="bold"/>
    </style:style>
    <style:style style:name="T560" style:parent-style-name="Основнойшрифтабзаца" style:family="text">
      <style:text-properties fo:font-weight="bold" style:font-weight-asian="bold" style:font-weight-complex="bold"/>
    </style:style>
    <style:style style:name="T561" style:parent-style-name="Основнойшрифтабзаца" style:family="text">
      <style:text-properties fo:font-style="italic" style:font-style-asian="italic" style:font-style-complex="italic"/>
    </style:style>
    <style:style style:name="T562" style:parent-style-name="Основнойшрифтабзаца" style:family="text">
      <style:text-properties fo:font-weight="bold" style:font-weight-asian="bold" style:font-weight-complex="bold"/>
    </style:style>
    <style:style style:name="T563" style:parent-style-name="Основнойшрифтабзаца" style:family="text">
      <style:text-properties fo:font-weight="bold" style:font-weight-asian="bold" style:font-weight-complex="bold"/>
    </style:style>
    <style:style style:name="T564" style:parent-style-name="Основнойшрифтабзаца" style:family="text">
      <style:text-properties fo:font-weight="bold" style:font-weight-asian="bold" style:font-weight-complex="bold"/>
    </style:style>
    <style:style style:name="T565" style:parent-style-name="Основнойшрифтабзаца" style:family="text">
      <style:text-properties fo:font-weight="bold" style:font-weight-asian="bold" style:font-weight-complex="bold"/>
    </style:style>
    <style:style style:name="T566" style:parent-style-name="Основнойшрифтабзаца" style:family="text">
      <style:text-properties fo:font-weight="bold" style:font-weight-asian="bold" style:font-weight-complex="bold"/>
    </style:style>
    <style:style style:name="T567" style:parent-style-name="Основнойшрифтабзаца" style:family="text">
      <style:text-properties fo:font-weight="bold" style:font-weight-asian="bold" style:font-weight-complex="bold"/>
    </style:style>
    <style:style style:name="T568" style:parent-style-name="Основнойшрифтабзаца" style:family="text">
      <style:text-properties fo:font-style="italic" style:font-style-asian="italic" style:font-style-complex="italic"/>
    </style:style>
    <style:style style:name="T569" style:parent-style-name="Основнойшрифтабзаца" style:family="text">
      <style:text-properties fo:font-weight="bold" style:font-weight-asian="bold" style:font-weight-complex="bold"/>
    </style:style>
    <style:style style:name="T570" style:parent-style-name="Основнойшрифтабзаца" style:family="text">
      <style:text-properties fo:font-weight="bold" style:font-weight-asian="bold" style:font-weight-complex="bold"/>
    </style:style>
    <style:style style:name="T571" style:parent-style-name="Основнойшрифтабзаца" style:family="text">
      <style:text-properties fo:font-style="italic" style:font-style-asian="italic" style:font-style-complex="italic"/>
    </style:style>
    <style:style style:name="T572" style:parent-style-name="Основнойшрифтабзаца" style:family="text">
      <style:text-properties fo:font-weight="bold" style:font-weight-asian="bold" style:font-weight-complex="bold"/>
    </style:style>
    <style:style style:name="T573" style:parent-style-name="Основнойшрифтабзаца" style:family="text">
      <style:text-properties fo:font-weight="bold" style:font-weight-asian="bold" style:font-weight-complex="bold"/>
    </style:style>
    <style:style style:name="T574" style:parent-style-name="Основнойшрифтабзаца" style:family="text">
      <style:text-properties fo:font-style="italic" style:font-style-asian="italic" style:font-style-complex="italic"/>
    </style:style>
    <style:style style:name="T575" style:parent-style-name="Основнойшрифтабзаца" style:family="text">
      <style:text-properties fo:font-style="italic" style:font-style-asian="italic" style:font-style-complex="italic"/>
    </style:style>
    <style:style style:name="T576" style:parent-style-name="Основнойшрифтабзаца" style:family="text">
      <style:text-properties fo:font-weight="bold" style:font-weight-asian="bold" style:font-weight-complex="bold"/>
    </style:style>
    <style:style style:name="T577" style:parent-style-name="Основнойшрифтабзаца" style:family="text">
      <style:text-properties fo:font-style="italic" style:font-style-asian="italic" style:font-style-complex="italic"/>
    </style:style>
    <style:style style:name="T578" style:parent-style-name="Основнойшрифтабзаца" style:family="text">
      <style:text-properties fo:font-weight="bold" style:font-weight-asian="bold" style:font-weight-complex="bold"/>
    </style:style>
    <style:style style:name="T579" style:parent-style-name="Основнойшрифтабзаца" style:family="text">
      <style:text-properties fo:font-weight="bold" style:font-weight-asian="bold" style:font-weight-complex="bold"/>
    </style:style>
    <style:style style:name="P580" style:parent-style-name="Обычный" style:family="paragraph">
      <style:paragraph-properties fo:text-align="start"/>
    </style:style>
    <style:style style:name="T581" style:parent-style-name="Основнойшрифтабзаца" style:family="text">
      <style:text-properties fo:font-weight="bold" style:font-weight-asian="bold" style:font-weight-complex="bold"/>
    </style:style>
    <style:style style:name="T582" style:parent-style-name="Основнойшрифтабзаца" style:family="text">
      <style:text-properties fo:font-weight="bold" style:font-weight-asian="bold" style:font-weight-complex="bold"/>
    </style:style>
    <style:style style:name="T583" style:parent-style-name="Основнойшрифтабзаца" style:family="text">
      <style:text-properties fo:font-weight="bold" style:font-weight-asian="bold" style:font-weight-complex="bold"/>
    </style:style>
    <style:style style:name="T584" style:parent-style-name="Основнойшрифтабзаца" style:family="text">
      <style:text-properties fo:font-style="italic" style:font-style-asian="italic" style:font-style-complex="italic"/>
    </style:style>
    <style:style style:name="T585" style:parent-style-name="Основнойшрифтабзаца" style:family="text">
      <style:text-properties fo:font-weight="bold" style:font-weight-asian="bold" style:font-weight-complex="bold"/>
    </style:style>
    <style:style style:name="T586" style:parent-style-name="Основнойшрифтабзаца" style:family="text">
      <style:text-properties fo:font-weight="bold" style:font-weight-asian="bold" style:font-weight-complex="bold"/>
    </style:style>
    <style:style style:name="T587" style:parent-style-name="Основнойшрифтабзаца" style:family="text">
      <style:text-properties fo:font-style="italic" style:font-style-asian="italic" style:font-style-complex="italic"/>
    </style:style>
    <style:style style:name="T588" style:parent-style-name="Основнойшрифтабзаца" style:family="text">
      <style:text-properties fo:font-weight="bold" style:font-weight-asian="bold" style:font-weight-complex="bold"/>
    </style:style>
    <style:style style:name="T589" style:parent-style-name="Основнойшрифтабзаца" style:family="text">
      <style:text-properties fo:font-weight="bold" style:font-weight-asian="bold" style:font-weight-complex="bold"/>
    </style:style>
    <style:style style:name="T590" style:parent-style-name="Основнойшрифтабзаца" style:family="text">
      <style:text-properties fo:font-weight="bold" style:font-weight-asian="bold" style:font-weight-complex="bold"/>
    </style:style>
    <style:style style:name="T591" style:parent-style-name="Основнойшрифтабзаца" style:family="text">
      <style:text-properties fo:font-weight="bold" style:font-weight-asian="bold" style:font-weight-complex="bold"/>
    </style:style>
    <style:style style:name="T592" style:parent-style-name="Основнойшрифтабзаца" style:family="text">
      <style:text-properties style:text-position="25% 100%"/>
    </style:style>
    <style:style style:name="T593" style:parent-style-name="Основнойшрифтабзаца" style:family="text">
      <style:text-properties fo:font-style="italic" style:font-style-asian="italic" style:font-style-complex="italic"/>
    </style:style>
    <style:style style:name="T594" style:parent-style-name="Основнойшрифтабзаца" style:family="text">
      <style:text-properties fo:font-weight="bold" style:font-weight-asian="bold" style:font-weight-complex="bold"/>
    </style:style>
    <style:style style:name="T595" style:parent-style-name="Основнойшрифтабзаца" style:family="text">
      <style:text-properties fo:font-weight="bold" style:font-weight-asian="bold" style:font-weight-complex="bold"/>
    </style:style>
    <style:style style:name="T596" style:parent-style-name="Основнойшрифтабзаца" style:family="text">
      <style:text-properties fo:font-weight="bold" style:font-weight-asian="bold" style:font-weight-complex="bold"/>
    </style:style>
    <style:style style:name="T597" style:parent-style-name="Основнойшрифтабзаца" style:family="text">
      <style:text-properties fo:font-weight="bold" style:font-weight-asian="bold" style:font-weight-complex="bold"/>
    </style:style>
    <style:style style:name="T598" style:parent-style-name="Основнойшрифтабзаца" style:family="text">
      <style:text-properties fo:font-weight="bold" style:font-weight-asian="bold" style:font-weight-complex="bold"/>
    </style:style>
    <style:style style:name="T599" style:parent-style-name="Основнойшрифтабзаца" style:family="text">
      <style:text-properties fo:font-weight="bold" style:font-weight-asian="bold" style:font-weight-complex="bold"/>
    </style:style>
    <style:style style:name="T600" style:parent-style-name="Основнойшрифтабзаца" style:family="text">
      <style:text-properties fo:font-style="italic" style:font-style-asian="italic" style:font-style-complex="italic"/>
    </style:style>
    <style:style style:name="T601" style:parent-style-name="Основнойшрифтабзаца" style:family="text">
      <style:text-properties fo:font-weight="bold" style:font-weight-asian="bold" style:font-weight-complex="bold"/>
    </style:style>
    <style:style style:name="T602" style:parent-style-name="Основнойшрифтабзаца" style:family="text">
      <style:text-properties fo:font-weight="bold" style:font-weight-asian="bold" style:font-weight-complex="bold"/>
    </style:style>
    <style:style style:name="T603" style:parent-style-name="Основнойшрифтабзаца" style:family="text">
      <style:text-properties fo:font-weight="bold" style:font-weight-asian="bold" style:font-weight-complex="bold"/>
    </style:style>
    <style:style style:name="T604" style:parent-style-name="Основнойшрифтабзаца" style:family="text">
      <style:text-properties fo:font-weight="bold" style:font-weight-asian="bold" style:font-weight-complex="bold"/>
    </style:style>
    <style:style style:name="T605" style:parent-style-name="Основнойшрифтабзаца" style:family="text">
      <style:text-properties fo:font-weight="bold" style:font-weight-asian="bold" style:font-weight-complex="bold"/>
    </style:style>
    <style:style style:name="T606" style:parent-style-name="Основнойшрифтабзаца" style:family="text">
      <style:text-properties fo:font-weight="bold" style:font-weight-asian="bold" style:font-weight-complex="bold"/>
    </style:style>
    <style:style style:name="T607" style:parent-style-name="Основнойшрифтабзаца" style:family="text">
      <style:text-properties fo:font-weight="bold" style:font-weight-asian="bold" style:font-weight-complex="bold"/>
    </style:style>
    <style:style style:name="T608" style:parent-style-name="Основнойшрифтабзаца" style:family="text">
      <style:text-properties fo:font-weight="bold" style:font-weight-asian="bold" style:font-weight-complex="bold"/>
    </style:style>
    <style:style style:name="T609" style:parent-style-name="Основнойшрифтабзаца" style:family="text">
      <style:text-properties fo:font-weight="bold" style:font-weight-asian="bold" style:font-weight-complex="bold"/>
    </style:style>
    <style:style style:name="T610" style:parent-style-name="Основнойшрифтабзаца" style:family="text">
      <style:text-properties fo:font-weight="bold" style:font-weight-asian="bold" style:font-weight-complex="bold"/>
    </style:style>
    <style:style style:name="T611" style:parent-style-name="Основнойшрифтабзаца" style:family="text">
      <style:text-properties fo:font-weight="bold" style:font-weight-asian="bold" style:font-weight-complex="bold"/>
    </style:style>
    <style:style style:name="T612" style:parent-style-name="Основнойшрифтабзаца" style:family="text">
      <style:text-properties fo:font-weight="bold" style:font-weight-asian="bold" style:font-weight-complex="bold"/>
    </style:style>
    <style:style style:name="T613" style:parent-style-name="Основнойшрифтабзаца" style:family="text">
      <style:text-properties fo:font-weight="bold" style:font-weight-asian="bold" style:font-weight-complex="bold"/>
    </style:style>
    <style:style style:name="T614" style:parent-style-name="Основнойшрифтабзаца" style:family="text">
      <style:text-properties fo:font-weight="bold" style:font-weight-asian="bold" style:font-weight-complex="bold"/>
    </style:style>
    <style:style style:name="T615" style:parent-style-name="Основнойшрифтабзаца" style:family="text">
      <style:text-properties fo:font-weight="bold" style:font-weight-asian="bold" style:font-weight-complex="bold"/>
    </style:style>
    <style:style style:name="T616" style:parent-style-name="Основнойшрифтабзаца" style:family="text">
      <style:text-properties fo:font-weight="bold" style:font-weight-asian="bold" style:font-weight-complex="bold"/>
    </style:style>
    <style:style style:name="T617" style:parent-style-name="Основнойшрифтабзаца" style:family="text">
      <style:text-properties fo:font-weight="bold" style:font-weight-asian="bold" style:font-weight-complex="bold"/>
    </style:style>
    <style:style style:name="T618" style:parent-style-name="Основнойшрифтабзаца" style:family="text">
      <style:text-properties fo:font-weight="bold" style:font-weight-asian="bold" style:font-weight-complex="bold"/>
    </style:style>
    <style:style style:name="T619" style:parent-style-name="Основнойшрифтабзаца" style:family="text">
      <style:text-properties fo:font-weight="bold" style:font-weight-asian="bold" style:font-weight-complex="bold"/>
    </style:style>
    <style:style style:name="T620" style:parent-style-name="Основнойшрифтабзаца" style:family="text">
      <style:text-properties fo:font-style="italic" style:font-style-asian="italic" style:font-style-complex="italic"/>
    </style:style>
    <style:style style:name="T621" style:parent-style-name="Основнойшрифтабзаца" style:family="text">
      <style:text-properties fo:font-weight="bold" style:font-weight-asian="bold" style:font-weight-complex="bold"/>
    </style:style>
    <style:style style:name="T622" style:parent-style-name="Основнойшрифтабзаца" style:family="text">
      <style:text-properties fo:font-weight="bold" style:font-weight-asian="bold" style:font-weight-complex="bold"/>
    </style:style>
    <style:style style:name="T623" style:parent-style-name="Основнойшрифтабзаца" style:family="text">
      <style:text-properties fo:font-weight="bold" style:font-weight-asian="bold" style:font-weight-complex="bold"/>
    </style:style>
    <style:style style:name="T624" style:parent-style-name="Основнойшрифтабзаца" style:family="text">
      <style:text-properties fo:font-style="italic" style:font-style-asian="italic" style:font-style-complex="italic"/>
    </style:style>
    <style:style style:name="T625" style:parent-style-name="Основнойшрифтабзаца" style:family="text">
      <style:text-properties fo:font-style="italic" style:font-style-asian="italic" style:font-style-complex="italic"/>
    </style:style>
    <style:style style:name="T626" style:parent-style-name="Основнойшрифтабзаца" style:family="text">
      <style:text-properties fo:font-weight="bold" style:font-weight-asian="bold" style:font-weight-complex="bold"/>
    </style:style>
    <style:style style:name="T627" style:parent-style-name="Основнойшрифтабзаца" style:family="text">
      <style:text-properties fo:font-style="italic" style:font-style-asian="italic" style:font-style-complex="italic"/>
    </style:style>
    <style:style style:name="T628" style:parent-style-name="Основнойшрифтабзаца" style:family="text">
      <style:text-properties fo:font-weight="bold" style:font-weight-asian="bold" style:font-weight-complex="bold"/>
    </style:style>
    <style:style style:name="T629" style:parent-style-name="Основнойшрифтабзаца" style:family="text">
      <style:text-properties fo:font-style="italic" style:font-style-asian="italic" style:font-style-complex="italic"/>
    </style:style>
    <style:style style:name="T630" style:parent-style-name="Основнойшрифтабзаца" style:family="text">
      <style:text-properties fo:font-weight="bold" style:font-weight-asian="bold" style:font-weight-complex="bold"/>
    </style:style>
    <style:style style:name="T631" style:parent-style-name="Основнойшрифтабзаца" style:family="text">
      <style:text-properties fo:font-weight="bold" style:font-weight-asian="bold" style:font-weight-complex="bold"/>
    </style:style>
    <style:style style:name="T632" style:parent-style-name="Основнойшрифтабзаца" style:family="text">
      <style:text-properties fo:font-style="italic" style:font-style-asian="italic" style:font-style-complex="italic"/>
    </style:style>
    <style:style style:name="T633" style:parent-style-name="Основнойшрифтабзаца" style:family="text">
      <style:text-properties fo:font-weight="bold" style:font-weight-asian="bold" style:font-weight-complex="bold"/>
    </style:style>
    <style:style style:name="T634" style:parent-style-name="Основнойшрифтабзаца" style:family="text">
      <style:text-properties fo:font-weight="bold" style:font-weight-asian="bold" style:font-weight-complex="bold"/>
    </style:style>
    <style:style style:name="T635" style:parent-style-name="Основнойшрифтабзаца" style:family="text">
      <style:text-properties fo:font-style="italic" style:font-style-asian="italic" style:font-style-complex="italic"/>
    </style:style>
    <style:style style:name="T636" style:parent-style-name="Основнойшрифтабзаца" style:family="text">
      <style:text-properties fo:font-style="italic" style:font-style-asian="italic" style:font-style-complex="italic"/>
    </style:style>
    <style:style style:name="P637" style:parent-style-name="Обычный" style:family="paragraph">
      <style:paragraph-properties fo:text-align="start"/>
    </style:style>
    <style:style style:name="T638" style:parent-style-name="Основнойшрифтабзаца" style:family="text">
      <style:text-properties fo:font-weight="bold" style:font-weight-asian="bold" style:font-weight-complex="bold"/>
    </style:style>
    <style:style style:name="T639" style:parent-style-name="Основнойшрифтабзаца" style:family="text">
      <style:text-properties fo:font-weight="bold" style:font-weight-asian="bold" style:font-weight-complex="bold"/>
    </style:style>
    <style:style style:name="T640" style:parent-style-name="Основнойшрифтабзаца" style:family="text">
      <style:text-properties fo:font-style="italic" style:font-style-asian="italic" style:font-style-complex="italic"/>
    </style:style>
    <style:style style:name="T641" style:parent-style-name="Основнойшрифтабзаца" style:family="text">
      <style:text-properties fo:font-weight="bold" style:font-weight-asian="bold" style:font-weight-complex="bold"/>
    </style:style>
    <style:style style:name="T642" style:parent-style-name="Основнойшрифтабзаца" style:family="text">
      <style:text-properties fo:font-weight="bold" style:font-weight-asian="bold" style:font-weight-complex="bold"/>
    </style:style>
    <style:style style:name="T643" style:parent-style-name="Основнойшрифтабзаца" style:family="text">
      <style:text-properties fo:font-weight="bold" style:font-weight-asian="bold" style:font-weight-complex="bold"/>
    </style:style>
    <style:style style:name="T644" style:parent-style-name="Основнойшрифтабзаца" style:family="text">
      <style:text-properties fo:font-weight="bold" style:font-weight-asian="bold" style:font-weight-complex="bold"/>
    </style:style>
    <style:style style:name="T645" style:parent-style-name="Основнойшрифтабзаца" style:family="text">
      <style:text-properties fo:font-style="italic" style:font-style-asian="italic" style:font-style-complex="italic"/>
    </style:style>
    <style:style style:name="T646" style:parent-style-name="Основнойшрифтабзаца" style:family="text">
      <style:text-properties fo:font-style="italic" style:font-style-asian="italic" style:font-style-complex="italic"/>
    </style:style>
    <style:style style:name="P647" style:parent-style-name="Обычный" style:family="paragraph">
      <style:paragraph-properties fo:text-align="start"/>
    </style:style>
    <style:style style:name="T648" style:parent-style-name="Основнойшрифтабзаца" style:family="text">
      <style:text-properties fo:font-weight="bold" style:font-weight-asian="bold" style:font-weight-complex="bold"/>
    </style:style>
    <style:style style:name="T649" style:parent-style-name="Основнойшрифтабзаца" style:family="text">
      <style:text-properties fo:font-weight="bold" style:font-weight-asian="bold" style:font-weight-complex="bold"/>
    </style:style>
    <style:style style:name="T650" style:parent-style-name="Основнойшрифтабзаца" style:family="text">
      <style:text-properties fo:font-weight="bold" style:font-weight-asian="bold" style:font-weight-complex="bold"/>
    </style:style>
    <style:style style:name="T651" style:parent-style-name="Основнойшрифтабзаца" style:family="text">
      <style:text-properties fo:font-weight="bold" style:font-weight-asian="bold" style:font-weight-complex="bold"/>
    </style:style>
    <style:style style:name="T652" style:parent-style-name="Основнойшрифтабзаца" style:family="text">
      <style:text-properties fo:font-weight="bold" style:font-weight-asian="bold" style:font-weight-complex="bold"/>
    </style:style>
    <style:style style:name="T653" style:parent-style-name="Основнойшрифтабзаца" style:family="text">
      <style:text-properties fo:font-weight="bold" style:font-weight-asian="bold" style:font-weight-complex="bold"/>
    </style:style>
    <style:style style:name="T654" style:parent-style-name="Основнойшрифтабзаца" style:family="text">
      <style:text-properties fo:font-weight="bold" style:font-weight-asian="bold" style:font-weight-complex="bold"/>
    </style:style>
    <style:style style:name="T655" style:parent-style-name="Основнойшрифтабзаца" style:family="text">
      <style:text-properties fo:font-weight="bold" style:font-weight-asian="bold" style:font-weight-complex="bold"/>
    </style:style>
    <style:style style:name="T656" style:parent-style-name="Основнойшрифтабзаца" style:family="text">
      <style:text-properties fo:font-weight="bold" style:font-weight-asian="bold" style:font-weight-complex="bold"/>
    </style:style>
    <style:style style:name="T657" style:parent-style-name="Основнойшрифтабзаца" style:family="text">
      <style:text-properties fo:font-weight="bold" style:font-weight-asian="bold" style:font-weight-complex="bold"/>
    </style:style>
    <style:style style:name="T658" style:parent-style-name="Основнойшрифтабзаца" style:family="text">
      <style:text-properties fo:font-weight="bold" style:font-weight-asian="bold" style:font-weight-complex="bold"/>
    </style:style>
    <style:style style:name="P659" style:parent-style-name="Обычный" style:family="paragraph">
      <style:paragraph-properties fo:text-align="start"/>
    </style:style>
    <style:style style:name="T660" style:parent-style-name="Основнойшрифтабзаца" style:family="text">
      <style:text-properties fo:font-weight="bold" style:font-weight-asian="bold" style:font-weight-complex="bold"/>
    </style:style>
    <style:style style:name="T661" style:parent-style-name="Основнойшрифтабзаца" style:family="text">
      <style:text-properties fo:font-weight="bold" style:font-weight-asian="bold" style:font-weight-complex="bold"/>
    </style:style>
    <style:style style:name="T662" style:parent-style-name="Основнойшрифтабзаца" style:family="text">
      <style:text-properties fo:font-style="italic" style:font-style-asian="italic" style:font-style-complex="italic"/>
    </style:style>
    <style:style style:name="T663" style:parent-style-name="Основнойшрифтабзаца" style:family="text">
      <style:text-properties fo:font-weight="bold" style:font-weight-asian="bold" style:font-weight-complex="bold"/>
    </style:style>
    <style:style style:name="T664" style:parent-style-name="Основнойшрифтабзаца" style:family="text">
      <style:text-properties fo:font-weight="bold" style:font-weight-asian="bold" style:font-weight-complex="bold"/>
    </style:style>
    <style:style style:name="T665" style:parent-style-name="Основнойшрифтабзаца" style:family="text">
      <style:text-properties fo:font-style="italic" style:font-style-asian="italic" style:font-style-complex="italic"/>
    </style:style>
    <style:style style:name="T666" style:parent-style-name="Основнойшрифтабзаца" style:family="text">
      <style:text-properties fo:font-weight="bold" style:font-weight-asian="bold" style:font-weight-complex="bold"/>
    </style:style>
    <style:style style:name="T667" style:parent-style-name="Основнойшрифтабзаца" style:family="text">
      <style:text-properties fo:font-weight="bold" style:font-weight-asian="bold" style:font-weight-complex="bold"/>
    </style:style>
    <style:style style:name="T668" style:parent-style-name="Основнойшрифтабзаца" style:family="text">
      <style:text-properties fo:font-weight="bold" style:font-weight-asian="bold" style:font-weight-complex="bold"/>
    </style:style>
    <style:style style:name="T669" style:parent-style-name="Основнойшрифтабзаца" style:family="text">
      <style:text-properties fo:font-style="italic" style:font-style-asian="italic" style:font-style-complex="italic"/>
    </style:style>
    <style:style style:name="T670" style:parent-style-name="Основнойшрифтабзаца" style:family="text">
      <style:text-properties fo:font-weight="bold" style:font-weight-asian="bold" style:font-weight-complex="bold"/>
    </style:style>
    <style:style style:name="T671" style:parent-style-name="Основнойшрифтабзаца" style:family="text">
      <style:text-properties fo:font-style="italic" style:font-style-asian="italic" style:font-style-complex="italic"/>
    </style:style>
    <style:style style:name="T672" style:parent-style-name="Основнойшрифтабзаца" style:family="text">
      <style:text-properties fo:font-style="italic" style:font-style-asian="italic" style:font-style-complex="italic"/>
    </style:style>
    <style:style style:name="T673" style:parent-style-name="Основнойшрифтабзаца" style:family="text">
      <style:text-properties fo:font-style="italic" style:font-style-asian="italic" style:font-style-complex="italic"/>
    </style:style>
    <style:style style:name="P674" style:parent-style-name="Обычный" style:family="paragraph">
      <style:paragraph-properties fo:text-align="start"/>
    </style:style>
    <style:style style:name="T675" style:parent-style-name="Основнойшрифтабзаца" style:family="text">
      <style:text-properties fo:font-weight="bold" style:font-weight-asian="bold" style:font-weight-complex="bold"/>
    </style:style>
    <style:style style:name="T676" style:parent-style-name="Основнойшрифтабзаца" style:family="text">
      <style:text-properties fo:font-weight="bold" style:font-weight-asian="bold" style:font-weight-complex="bold"/>
    </style:style>
    <style:style style:name="T677" style:parent-style-name="Основнойшрифтабзаца" style:family="text">
      <style:text-properties fo:font-weight="bold" style:font-weight-asian="bold" style:font-weight-complex="bold"/>
    </style:style>
    <style:style style:name="T678" style:parent-style-name="Основнойшрифтабзаца" style:family="text">
      <style:text-properties fo:font-weight="bold" style:font-weight-asian="bold" style:font-weight-complex="bold"/>
    </style:style>
    <style:style style:name="T679" style:parent-style-name="Основнойшрифтабзаца" style:family="text">
      <style:text-properties fo:font-weight="bold" style:font-weight-asian="bold" style:font-weight-complex="bold"/>
    </style:style>
    <style:style style:name="T680" style:parent-style-name="Основнойшрифтабзаца" style:family="text">
      <style:text-properties fo:font-weight="bold" style:font-weight-asian="bold" style:font-weight-complex="bold"/>
    </style:style>
    <style:style style:name="T681" style:parent-style-name="Основнойшрифтабзаца" style:family="text">
      <style:text-properties fo:font-weight="bold" style:font-weight-asian="bold" style:font-weight-complex="bold"/>
    </style:style>
    <style:style style:name="T682" style:parent-style-name="Основнойшрифтабзаца" style:family="text">
      <style:text-properties fo:font-style="italic" style:font-style-asian="italic" style:font-style-complex="italic"/>
    </style:style>
    <style:style style:name="T683" style:parent-style-name="Основнойшрифтабзаца" style:family="text">
      <style:text-properties fo:font-style="italic" style:font-style-asian="italic" style:font-style-complex="italic"/>
    </style:style>
    <style:style style:name="T684" style:parent-style-name="Основнойшрифтабзаца" style:family="text">
      <style:text-properties fo:font-weight="bold" style:font-weight-asian="bold" style:font-weight-complex="bold"/>
    </style:style>
    <style:style style:name="T685" style:parent-style-name="Основнойшрифтабзаца" style:family="text">
      <style:text-properties fo:font-weight="bold" style:font-weight-asian="bold" style:font-weight-complex="bold"/>
    </style:style>
    <style:style style:name="T686" style:parent-style-name="Основнойшрифтабзаца" style:family="text">
      <style:text-properties fo:font-weight="bold" style:font-weight-asian="bold" style:font-weight-complex="bold"/>
    </style:style>
    <style:style style:name="T687" style:parent-style-name="Основнойшрифтабзаца" style:family="text">
      <style:text-properties fo:font-style="italic" style:font-style-asian="italic" style:font-style-complex="italic"/>
    </style:style>
    <style:style style:name="T688" style:parent-style-name="Основнойшрифтабзаца" style:family="text">
      <style:text-properties fo:font-style="italic" style:font-style-asian="italic" style:font-style-complex="italic"/>
    </style:style>
    <style:style style:name="T689" style:parent-style-name="Основнойшрифтабзаца" style:family="text">
      <style:text-properties fo:font-weight="bold" style:font-weight-asian="bold" style:font-weight-complex="bold"/>
    </style:style>
    <style:style style:name="T690" style:parent-style-name="Основнойшрифтабзаца" style:family="text">
      <style:text-properties fo:font-weight="bold" style:font-weight-asian="bold" style:font-weight-complex="bold"/>
    </style:style>
    <style:style style:name="T691" style:parent-style-name="Основнойшрифтабзаца" style:family="text">
      <style:text-properties fo:font-weight="bold" style:font-weight-asian="bold" style:font-weight-complex="bold"/>
    </style:style>
    <style:style style:name="T692" style:parent-style-name="Основнойшрифтабзаца" style:family="text">
      <style:text-properties fo:font-weight="bold" style:font-weight-asian="bold" style:font-weight-complex="bold"/>
    </style:style>
    <style:style style:name="T693" style:parent-style-name="Основнойшрифтабзаца" style:family="text">
      <style:text-properties fo:font-weight="bold" style:font-weight-asian="bold" style:font-weight-complex="bold"/>
    </style:style>
    <style:style style:name="T694" style:parent-style-name="Основнойшрифтабзаца" style:family="text">
      <style:text-properties fo:font-weight="bold" style:font-weight-asian="bold" style:font-weight-complex="bold"/>
    </style:style>
    <style:style style:name="T695" style:parent-style-name="Основнойшрифтабзаца" style:family="text">
      <style:text-properties fo:font-weight="bold" style:font-weight-asian="bold" style:font-weight-complex="bold"/>
    </style:style>
    <style:style style:name="T696" style:parent-style-name="Основнойшрифтабзаца" style:family="text">
      <style:text-properties fo:font-weight="bold" style:font-weight-asian="bold" style:font-weight-complex="bold"/>
    </style:style>
    <style:style style:name="T697" style:parent-style-name="Основнойшрифтабзаца" style:family="text">
      <style:text-properties fo:font-weight="bold" style:font-weight-asian="bold" style:font-weight-complex="bold"/>
    </style:style>
    <style:style style:name="T698" style:parent-style-name="Основнойшрифтабзаца" style:family="text">
      <style:text-properties fo:font-weight="bold" style:font-weight-asian="bold" style:font-weight-complex="bold"/>
    </style:style>
    <style:style style:name="T699" style:parent-style-name="Основнойшрифтабзаца" style:family="text">
      <style:text-properties fo:font-style="italic" style:font-style-asian="italic" style:font-style-complex="italic"/>
    </style:style>
    <style:style style:name="T700" style:parent-style-name="Основнойшрифтабзаца" style:family="text">
      <style:text-properties fo:font-weight="bold" style:font-weight-asian="bold" style:font-weight-complex="bold"/>
    </style:style>
    <style:style style:name="T701" style:parent-style-name="Основнойшрифтабзаца" style:family="text">
      <style:text-properties fo:font-style="italic" style:font-style-asian="italic" style:font-style-complex="italic"/>
    </style:style>
    <style:style style:name="T702" style:parent-style-name="Основнойшрифтабзаца" style:family="text">
      <style:text-properties fo:font-weight="bold" style:font-weight-asian="bold" style:font-weight-complex="bold"/>
    </style:style>
    <style:style style:name="T703" style:parent-style-name="Основнойшрифтабзаца" style:family="text">
      <style:text-properties fo:font-weight="bold" style:font-weight-asian="bold" style:font-weight-complex="bold"/>
    </style:style>
    <style:style style:name="T704" style:parent-style-name="Основнойшрифтабзаца" style:family="text">
      <style:text-properties fo:font-weight="bold" style:font-weight-asian="bold" style:font-weight-complex="bold"/>
    </style:style>
    <style:style style:name="T705" style:parent-style-name="Основнойшрифтабзаца" style:family="text">
      <style:text-properties fo:font-weight="bold" style:font-weight-asian="bold" style:font-weight-complex="bold"/>
    </style:style>
    <style:style style:name="T706" style:parent-style-name="Основнойшрифтабзаца" style:family="text">
      <style:text-properties fo:font-style="italic" style:font-style-asian="italic" style:font-style-complex="italic"/>
    </style:style>
    <style:style style:name="T707" style:parent-style-name="Основнойшрифтабзаца" style:family="text">
      <style:text-properties fo:font-weight="bold" style:font-weight-asian="bold" style:font-weight-complex="bold"/>
    </style:style>
    <style:style style:name="T708" style:parent-style-name="Основнойшрифтабзаца" style:family="text">
      <style:text-properties fo:font-weight="bold" style:font-weight-asian="bold" style:font-weight-complex="bold"/>
    </style:style>
    <style:style style:name="T709" style:parent-style-name="Основнойшрифтабзаца" style:family="text">
      <style:text-properties fo:font-weight="bold" style:font-weight-asian="bold" style:font-weight-complex="bold"/>
    </style:style>
    <style:style style:name="T710" style:parent-style-name="Основнойшрифтабзаца" style:family="text">
      <style:text-properties fo:font-style="italic" style:font-style-asian="italic" style:font-style-complex="italic"/>
    </style:style>
    <style:style style:name="T711" style:parent-style-name="Основнойшрифтабзаца" style:family="text">
      <style:text-properties fo:font-weight="bold" style:font-weight-asian="bold" style:font-weight-complex="bold"/>
    </style:style>
    <style:style style:name="T712" style:parent-style-name="Основнойшрифтабзаца" style:family="text">
      <style:text-properties fo:font-weight="bold" style:font-weight-asian="bold" style:font-weight-complex="bold"/>
    </style:style>
    <style:style style:name="T713" style:parent-style-name="Основнойшрифтабзаца" style:family="text">
      <style:text-properties fo:font-style="italic" style:font-style-asian="italic" style:font-style-complex="italic"/>
    </style:style>
    <style:style style:name="T714" style:parent-style-name="Основнойшрифтабзаца" style:family="text">
      <style:text-properties fo:font-weight="bold" style:font-weight-asian="bold" style:font-weight-complex="bold"/>
    </style:style>
    <style:style style:name="T715" style:parent-style-name="Основнойшрифтабзаца" style:family="text">
      <style:text-properties fo:font-weight="bold" style:font-weight-asian="bold" style:font-weight-complex="bold"/>
    </style:style>
    <style:style style:name="T716" style:parent-style-name="Основнойшрифтабзаца" style:family="text">
      <style:text-properties fo:font-weight="bold" style:font-weight-asian="bold" style:font-weight-complex="bold"/>
    </style:style>
    <style:style style:name="T717" style:parent-style-name="Основнойшрифтабзаца" style:family="text">
      <style:text-properties fo:font-style="italic" style:font-style-asian="italic" style:font-style-complex="italic"/>
    </style:style>
    <style:style style:name="T718" style:parent-style-name="Основнойшрифтабзаца" style:family="text">
      <style:text-properties fo:font-weight="bold" style:font-weight-asian="bold" style:font-weight-complex="bold"/>
    </style:style>
    <style:style style:name="T719" style:parent-style-name="Основнойшрифтабзаца" style:family="text">
      <style:text-properties fo:font-weight="bold" style:font-weight-asian="bold" style:font-weight-complex="bold"/>
    </style:style>
    <style:style style:name="T720" style:parent-style-name="Основнойшрифтабзаца" style:family="text">
      <style:text-properties fo:font-style="italic" style:font-style-asian="italic" style:font-style-complex="italic"/>
    </style:style>
    <style:style style:name="P721" style:parent-style-name="Обычный" style:family="paragraph">
      <style:paragraph-properties fo:text-align="start"/>
    </style:style>
    <style:style style:name="T722" style:parent-style-name="Основнойшрифтабзаца" style:family="text">
      <style:text-properties fo:font-weight="bold" style:font-weight-asian="bold" style:font-weight-complex="bold"/>
    </style:style>
    <style:style style:name="T723" style:parent-style-name="Основнойшрифтабзаца" style:family="text">
      <style:text-properties fo:font-weight="bold" style:font-weight-asian="bold" style:font-weight-complex="bold"/>
    </style:style>
    <style:style style:name="T724" style:parent-style-name="Основнойшрифтабзаца" style:family="text">
      <style:text-properties fo:font-weight="bold" style:font-weight-asian="bold" style:font-weight-complex="bold"/>
    </style:style>
    <style:style style:name="T725" style:parent-style-name="Основнойшрифтабзаца" style:family="text">
      <style:text-properties fo:font-weight="bold" style:font-weight-asian="bold" style:font-weight-complex="bold"/>
    </style:style>
    <style:style style:name="T726" style:parent-style-name="Основнойшрифтабзаца" style:family="text">
      <style:text-properties fo:font-style="italic" style:font-style-asian="italic" style:font-style-complex="italic"/>
    </style:style>
    <style:style style:name="T727" style:parent-style-name="Основнойшрифтабзаца" style:family="text">
      <style:text-properties fo:font-style="italic" style:font-style-asian="italic" style:font-style-complex="italic"/>
    </style:style>
    <style:style style:name="T728" style:parent-style-name="Основнойшрифтабзаца" style:family="text">
      <style:text-properties fo:font-style="italic" style:font-style-asian="italic" style:font-style-complex="italic"/>
    </style:style>
    <style:style style:name="T729" style:parent-style-name="Основнойшрифтабзаца" style:family="text">
      <style:text-properties fo:font-style="italic" style:font-style-asian="italic" style:font-style-complex="italic"/>
    </style:style>
    <style:style style:name="T730" style:parent-style-name="Основнойшрифтабзаца" style:family="text">
      <style:text-properties fo:font-style="italic" style:font-style-asian="italic" style:font-style-complex="italic"/>
    </style:style>
    <style:style style:name="P731" style:parent-style-name="Обычный" style:family="paragraph">
      <style:paragraph-properties fo:text-align="start"/>
    </style:style>
    <style:style style:name="P732" style:parent-style-name="Обычный" style:family="paragraph">
      <style:paragraph-properties fo:text-align="start"/>
    </style:style>
    <style:style style:name="T733" style:parent-style-name="Основнойшрифтабзаца" style:family="text">
      <style:text-properties fo:font-weight="bold" style:font-weight-asian="bold" style:font-weight-complex="bold"/>
    </style:style>
    <style:style style:name="T734" style:parent-style-name="Основнойшрифтабзаца" style:family="text">
      <style:text-properties fo:font-weight="bold" style:font-weight-asian="bold" style:font-weight-complex="bold"/>
    </style:style>
    <style:style style:name="T735" style:parent-style-name="Основнойшрифтабзаца" style:family="text">
      <style:text-properties fo:font-style="italic" style:font-style-asian="italic" style:font-style-complex="italic"/>
    </style:style>
    <style:style style:name="T736" style:parent-style-name="Основнойшрифтабзаца" style:family="text">
      <style:text-properties fo:font-weight="bold" style:font-weight-asian="bold" style:font-weight-complex="bold"/>
    </style:style>
    <style:style style:name="T737" style:parent-style-name="Основнойшрифтабзаца" style:family="text">
      <style:text-properties fo:font-weight="bold" style:font-weight-asian="bold" style:font-weight-complex="bold"/>
    </style:style>
    <style:style style:name="T738" style:parent-style-name="Основнойшрифтабзаца" style:family="text">
      <style:text-properties fo:font-weight="bold" style:font-weight-asian="bold" style:font-weight-complex="bold"/>
    </style:style>
    <style:style style:name="T739" style:parent-style-name="Основнойшрифтабзаца" style:family="text">
      <style:text-properties fo:font-weight="bold" style:font-weight-asian="bold" style:font-weight-complex="bold"/>
    </style:style>
    <style:style style:name="T740" style:parent-style-name="Основнойшрифтабзаца" style:family="text">
      <style:text-properties fo:font-weight="bold" style:font-weight-asian="bold" style:font-weight-complex="bold"/>
    </style:style>
    <style:style style:name="T741" style:parent-style-name="Основнойшрифтабзаца" style:family="text">
      <style:text-properties fo:font-weight="bold" style:font-weight-asian="bold" style:font-weight-complex="bold"/>
    </style:style>
    <style:style style:name="T742" style:parent-style-name="Основнойшрифтабзаца" style:family="text">
      <style:text-properties fo:font-weight="bold" style:font-weight-asian="bold" style:font-weight-complex="bold"/>
    </style:style>
    <style:style style:name="T743" style:parent-style-name="Основнойшрифтабзаца" style:family="text">
      <style:text-properties fo:font-weight="bold" style:font-weight-asian="bold" style:font-weight-complex="bold"/>
    </style:style>
    <style:style style:name="T744" style:parent-style-name="Основнойшрифтабзаца" style:family="text">
      <style:text-properties fo:font-weight="bold" style:font-weight-asian="bold" style:font-weight-complex="bold"/>
    </style:style>
    <style:style style:name="T745" style:parent-style-name="Основнойшрифтабзаца" style:family="text">
      <style:text-properties fo:font-weight="bold" style:font-weight-asian="bold" style:font-weight-complex="bold"/>
    </style:style>
    <style:style style:name="T746" style:parent-style-name="Основнойшрифтабзаца" style:family="text">
      <style:text-properties fo:font-weight="bold" style:font-weight-asian="bold" style:font-weight-complex="bold"/>
    </style:style>
    <style:style style:name="T747" style:parent-style-name="Основнойшрифтабзаца" style:family="text">
      <style:text-properties fo:font-weight="bold" style:font-weight-asian="bold" style:font-weight-complex="bold"/>
    </style:style>
    <style:style style:name="T748" style:parent-style-name="Основнойшрифтабзаца" style:family="text">
      <style:text-properties fo:font-weight="bold" style:font-weight-asian="bold" style:font-weight-complex="bold"/>
    </style:style>
    <style:style style:name="T749" style:parent-style-name="Основнойшрифтабзаца" style:family="text">
      <style:text-properties fo:font-weight="bold" style:font-weight-asian="bold" style:font-weight-complex="bold"/>
    </style:style>
    <style:style style:name="T750" style:parent-style-name="Основнойшрифтабзаца" style:family="text">
      <style:text-properties fo:font-weight="bold" style:font-weight-asian="bold" style:font-weight-complex="bold" fo:font-style="italic" style:font-style-asian="italic" style:font-style-complex="italic"/>
    </style:style>
    <style:style style:name="T751" style:parent-style-name="Основнойшрифтабзаца" style:family="text">
      <style:text-properties fo:font-weight="bold" style:font-weight-asian="bold" style:font-weight-complex="bold"/>
    </style:style>
    <style:style style:name="T752" style:parent-style-name="Основнойшрифтабзаца" style:family="text">
      <style:text-properties fo:font-weight="bold" style:font-weight-asian="bold" style:font-weight-complex="bold"/>
    </style:style>
    <style:style style:name="T753" style:parent-style-name="Основнойшрифтабзаца" style:family="text">
      <style:text-properties fo:font-weight="bold" style:font-weight-asian="bold" style:font-weight-complex="bold"/>
    </style:style>
    <style:style style:name="P754" style:parent-style-name="Обычный" style:family="paragraph">
      <style:paragraph-properties fo:text-align="start"/>
    </style:style>
    <style:style style:name="T755" style:parent-style-name="Основнойшрифтабзаца" style:family="text">
      <style:text-properties fo:font-weight="bold" style:font-weight-asian="bold" style:font-weight-complex="bold"/>
    </style:style>
    <style:style style:name="P756" style:parent-style-name="Обычный" style:family="paragraph">
      <style:paragraph-properties fo:text-align="start"/>
    </style:style>
    <style:style style:name="T757" style:parent-style-name="Основнойшрифтабзаца" style:family="text">
      <style:text-properties fo:font-weight="bold" style:font-weight-asian="bold" style:font-weight-complex="bold"/>
    </style:style>
    <style:style style:name="T758" style:parent-style-name="Основнойшрифтабзаца" style:family="text">
      <style:text-properties fo:font-weight="bold" style:font-weight-asian="bold" style:font-weight-complex="bold"/>
    </style:style>
    <style:style style:name="T759" style:parent-style-name="Основнойшрифтабзаца" style:family="text">
      <style:text-properties fo:font-style="italic" style:font-style-asian="italic" style:font-style-complex="italic"/>
    </style:style>
    <style:style style:name="T760" style:parent-style-name="Основнойшрифтабзаца" style:family="text">
      <style:text-properties fo:font-style="italic" style:font-style-asian="italic" style:font-style-complex="italic"/>
    </style:style>
    <style:style style:name="T761" style:parent-style-name="Основнойшрифтабзаца" style:family="text">
      <style:text-properties fo:font-weight="bold" style:font-weight-asian="bold" style:font-weight-complex="bold"/>
    </style:style>
    <style:style style:name="T762" style:parent-style-name="Основнойшрифтабзаца" style:family="text">
      <style:text-properties fo:font-weight="bold" style:font-weight-asian="bold" style:font-weight-complex="bold"/>
    </style:style>
    <style:style style:name="T763" style:parent-style-name="Основнойшрифтабзаца" style:family="text">
      <style:text-properties fo:font-weight="bold" style:font-weight-asian="bold" style:font-weight-complex="bold"/>
    </style:style>
    <style:style style:name="T764" style:parent-style-name="Основнойшрифтабзаца" style:family="text">
      <style:text-properties fo:font-weight="bold" style:font-weight-asian="bold" style:font-weight-complex="bold"/>
    </style:style>
    <style:style style:name="T765" style:parent-style-name="Основнойшрифтабзаца" style:family="text">
      <style:text-properties fo:font-style="italic" style:font-style-asian="italic" style:font-style-complex="italic"/>
    </style:style>
    <style:style style:name="T766" style:parent-style-name="Основнойшрифтабзаца" style:family="text">
      <style:text-properties fo:font-weight="bold" style:font-weight-asian="bold" style:font-weight-complex="bold"/>
    </style:style>
    <style:style style:name="T767" style:parent-style-name="Основнойшрифтабзаца" style:family="text">
      <style:text-properties fo:font-weight="bold" style:font-weight-asian="bold" style:font-weight-complex="bold"/>
    </style:style>
    <style:style style:name="T768" style:parent-style-name="Основнойшрифтабзаца" style:family="text">
      <style:text-properties fo:font-style="italic" style:font-style-asian="italic" style:font-style-complex="italic"/>
    </style:style>
    <style:style style:name="T769" style:parent-style-name="Основнойшрифтабзаца" style:family="text">
      <style:text-properties fo:font-weight="bold" style:font-weight-asian="bold" style:font-weight-complex="bold"/>
    </style:style>
    <style:style style:name="T770" style:parent-style-name="Основнойшрифтабзаца" style:family="text">
      <style:text-properties fo:font-weight="bold" style:font-weight-asian="bold" style:font-weight-complex="bold"/>
    </style:style>
    <style:style style:name="T771" style:parent-style-name="Основнойшрифтабзаца" style:family="text">
      <style:text-properties fo:font-style="italic" style:font-style-asian="italic" style:font-style-complex="italic"/>
    </style:style>
    <style:style style:name="T772" style:parent-style-name="Основнойшрифтабзаца" style:family="text">
      <style:text-properties fo:font-weight="bold" style:font-weight-asian="bold" style:font-weight-complex="bold"/>
    </style:style>
    <style:style style:name="T773" style:parent-style-name="Основнойшрифтабзаца" style:family="text">
      <style:text-properties fo:font-weight="bold" style:font-weight-asian="bold" style:font-weight-complex="bold"/>
    </style:style>
    <style:style style:name="T774" style:parent-style-name="Основнойшрифтабзаца" style:family="text">
      <style:text-properties fo:font-style="italic" style:font-style-asian="italic" style:font-style-complex="italic"/>
    </style:style>
    <style:style style:name="T775" style:parent-style-name="Основнойшрифтабзаца" style:family="text">
      <style:text-properties fo:font-style="italic" style:font-style-asian="italic" style:font-style-complex="italic"/>
    </style:style>
    <style:style style:name="T776" style:parent-style-name="Основнойшрифтабзаца" style:family="text">
      <style:text-properties fo:font-weight="bold" style:font-weight-asian="bold" style:font-weight-complex="bold"/>
    </style:style>
    <style:style style:name="T777" style:parent-style-name="Основнойшрифтабзаца" style:family="text">
      <style:text-properties fo:font-style="italic" style:font-style-asian="italic" style:font-style-complex="italic"/>
    </style:style>
    <style:style style:name="T778" style:parent-style-name="Основнойшрифтабзаца" style:family="text">
      <style:text-properties fo:font-weight="bold" style:font-weight-asian="bold" style:font-weight-complex="bold"/>
    </style:style>
    <style:style style:name="T779" style:parent-style-name="Основнойшрифтабзаца" style:family="text">
      <style:text-properties fo:font-style="italic" style:font-style-asian="italic" style:font-style-complex="italic"/>
    </style:style>
    <style:style style:name="T780" style:parent-style-name="Основнойшрифтабзаца" style:family="text">
      <style:text-properties fo:font-weight="bold" style:font-weight-asian="bold" style:font-weight-complex="bold"/>
    </style:style>
    <style:style style:name="T781" style:parent-style-name="Основнойшрифтабзаца" style:family="text">
      <style:text-properties fo:font-weight="bold" style:font-weight-asian="bold" style:font-weight-complex="bold"/>
    </style:style>
    <style:style style:name="T782" style:parent-style-name="Основнойшрифтабзаца" style:family="text">
      <style:text-properties fo:font-style="italic" style:font-style-asian="italic" style:font-style-complex="italic"/>
    </style:style>
    <style:style style:name="T783" style:parent-style-name="Основнойшрифтабзаца" style:family="text">
      <style:text-properties fo:font-style="italic" style:font-style-asian="italic" style:font-style-complex="italic"/>
    </style:style>
    <style:style style:name="T784" style:parent-style-name="Основнойшрифтабзаца" style:family="text">
      <style:text-properties fo:font-weight="bold" style:font-weight-asian="bold" style:font-weight-complex="bold"/>
    </style:style>
    <style:style style:name="T785" style:parent-style-name="Основнойшрифтабзаца" style:family="text">
      <style:text-properties fo:font-weight="bold" style:font-weight-asian="bold" style:font-weight-complex="bold"/>
    </style:style>
    <style:style style:name="T786" style:parent-style-name="Основнойшрифтабзаца" style:family="text">
      <style:text-properties fo:font-style="italic" style:font-style-asian="italic" style:font-style-complex="italic"/>
    </style:style>
    <style:style style:name="T787" style:parent-style-name="Основнойшрифтабзаца" style:family="text">
      <style:text-properties fo:font-weight="bold" style:font-weight-asian="bold" style:font-weight-complex="bold"/>
    </style:style>
    <style:style style:name="T788" style:parent-style-name="Основнойшрифтабзаца" style:family="text">
      <style:text-properties fo:font-weight="bold" style:font-weight-asian="bold" style:font-weight-complex="bold"/>
    </style:style>
    <style:style style:name="T789" style:parent-style-name="Основнойшрифтабзаца" style:family="text">
      <style:text-properties fo:font-weight="bold" style:font-weight-asian="bold" style:font-weight-complex="bold"/>
    </style:style>
    <style:style style:name="T790" style:parent-style-name="Основнойшрифтабзаца" style:family="text">
      <style:text-properties fo:font-weight="bold" style:font-weight-asian="bold" style:font-weight-complex="bold"/>
    </style:style>
    <style:style style:name="T791" style:parent-style-name="Основнойшрифтабзаца" style:family="text">
      <style:text-properties fo:font-style="italic" style:font-style-asian="italic" style:font-style-complex="italic"/>
    </style:style>
    <style:style style:name="T792" style:parent-style-name="Основнойшрифтабзаца" style:family="text">
      <style:text-properties fo:font-weight="bold" style:font-weight-asian="bold" style:font-weight-complex="bold"/>
    </style:style>
    <style:style style:name="T793" style:parent-style-name="Основнойшрифтабзаца" style:family="text">
      <style:text-properties fo:font-style="italic" style:font-style-asian="italic" style:font-style-complex="italic"/>
    </style:style>
    <style:style style:name="P794" style:parent-style-name="Обычный" style:family="paragraph">
      <style:paragraph-properties fo:text-align="start"/>
    </style:style>
    <style:style style:name="T795" style:parent-style-name="Основнойшрифтабзаца" style:family="text">
      <style:text-properties fo:font-weight="bold" style:font-weight-asian="bold" style:font-weight-complex="bold"/>
    </style:style>
    <style:style style:name="T796" style:parent-style-name="Основнойшрифтабзаца" style:family="text">
      <style:text-properties fo:font-weight="bold" style:font-weight-asian="bold" style:font-weight-complex="bold"/>
    </style:style>
    <style:style style:name="T797" style:parent-style-name="Основнойшрифтабзаца" style:family="text">
      <style:text-properties fo:font-weight="bold" style:font-weight-asian="bold" style:font-weight-complex="bold"/>
    </style:style>
    <style:style style:name="T798" style:parent-style-name="Основнойшрифтабзаца" style:family="text">
      <style:text-properties fo:font-weight="bold" style:font-weight-asian="bold" style:font-weight-complex="bold"/>
    </style:style>
    <style:style style:name="T799" style:parent-style-name="Основнойшрифтабзаца" style:family="text">
      <style:text-properties fo:font-weight="bold" style:font-weight-asian="bold" style:font-weight-complex="bold"/>
    </style:style>
    <style:style style:name="T800" style:parent-style-name="Основнойшрифтабзаца" style:family="text">
      <style:text-properties fo:font-weight="bold" style:font-weight-asian="bold" style:font-weight-complex="bold"/>
    </style:style>
    <style:style style:name="T801" style:parent-style-name="Основнойшрифтабзаца" style:family="text">
      <style:text-properties fo:font-weight="bold" style:font-weight-asian="bold" style:font-weight-complex="bold"/>
    </style:style>
    <style:style style:name="T802" style:parent-style-name="Основнойшрифтабзаца" style:family="text">
      <style:text-properties fo:font-weight="bold" style:font-weight-asian="bold" style:font-weight-complex="bold"/>
    </style:style>
    <style:style style:name="T803" style:parent-style-name="Основнойшрифтабзаца" style:family="text">
      <style:text-properties fo:font-style="italic" style:font-style-asian="italic" style:font-style-complex="italic"/>
    </style:style>
    <style:style style:name="T804" style:parent-style-name="Основнойшрифтабзаца" style:family="text">
      <style:text-properties fo:font-weight="bold" style:font-weight-asian="bold" style:font-weight-complex="bold"/>
    </style:style>
    <style:style style:name="T805" style:parent-style-name="Основнойшрифтабзаца" style:family="text">
      <style:text-properties fo:font-weight="bold" style:font-weight-asian="bold" style:font-weight-complex="bold"/>
    </style:style>
    <style:style style:name="T806" style:parent-style-name="Основнойшрифтабзаца" style:family="text">
      <style:text-properties fo:font-weight="bold" style:font-weight-asian="bold" style:font-weight-complex="bold"/>
    </style:style>
    <style:style style:name="T807" style:parent-style-name="Основнойшрифтабзаца" style:family="text">
      <style:text-properties fo:font-weight="bold" style:font-weight-asian="bold" style:font-weight-complex="bold"/>
    </style:style>
    <style:style style:name="T808" style:parent-style-name="Основнойшрифтабзаца" style:family="text">
      <style:text-properties fo:font-weight="bold" style:font-weight-asian="bold" style:font-weight-complex="bold"/>
    </style:style>
    <style:style style:name="T809" style:parent-style-name="Основнойшрифтабзаца" style:family="text">
      <style:text-properties fo:font-style="italic" style:font-style-asian="italic" style:font-style-complex="italic"/>
    </style:style>
    <style:style style:name="T810" style:parent-style-name="Основнойшрифтабзаца" style:family="text">
      <style:text-properties fo:font-style="italic" style:font-style-asian="italic" style:font-style-complex="italic"/>
    </style:style>
    <style:style style:name="T811" style:parent-style-name="Основнойшрифтабзаца" style:family="text">
      <style:text-properties fo:font-weight="bold" style:font-weight-asian="bold" style:font-weight-complex="bold"/>
    </style:style>
    <style:style style:name="T812" style:parent-style-name="Основнойшрифтабзаца" style:family="text">
      <style:text-properties fo:font-weight="bold" style:font-weight-asian="bold" style:font-weight-complex="bold"/>
    </style:style>
    <style:style style:name="T813" style:parent-style-name="Основнойшрифтабзаца" style:family="text">
      <style:text-properties fo:font-weight="bold" style:font-weight-asian="bold" style:font-weight-complex="bold"/>
    </style:style>
    <style:style style:name="T814" style:parent-style-name="Основнойшрифтабзаца" style:family="text">
      <style:text-properties fo:font-style="italic" style:font-style-asian="italic" style:font-style-complex="italic"/>
    </style:style>
    <style:style style:name="T815" style:parent-style-name="Основнойшрифтабзаца" style:family="text">
      <style:text-properties fo:font-weight="bold" style:font-weight-asian="bold" style:font-weight-complex="bold"/>
    </style:style>
    <style:style style:name="T816" style:parent-style-name="Основнойшрифтабзаца" style:family="text">
      <style:text-properties fo:font-style="italic" style:font-style-asian="italic" style:font-style-complex="italic"/>
    </style:style>
    <style:style style:name="P817" style:parent-style-name="Обычный" style:family="paragraph">
      <style:paragraph-properties fo:text-align="start"/>
    </style:style>
    <style:style style:name="T818" style:parent-style-name="Основнойшрифтабзаца" style:family="text">
      <style:text-properties fo:font-weight="bold" style:font-weight-asian="bold" style:font-weight-complex="bold"/>
    </style:style>
    <style:style style:name="T819" style:parent-style-name="Основнойшрифтабзаца" style:family="text">
      <style:text-properties fo:font-weight="bold" style:font-weight-asian="bold" style:font-weight-complex="bold"/>
    </style:style>
    <style:style style:name="T820" style:parent-style-name="Основнойшрифтабзаца" style:family="text">
      <style:text-properties fo:font-style="italic" style:font-style-asian="italic" style:font-style-complex="italic"/>
    </style:style>
    <style:style style:name="T821" style:parent-style-name="Основнойшрифтабзаца" style:family="text">
      <style:text-properties fo:font-weight="bold" style:font-weight-asian="bold" style:font-weight-complex="bold"/>
    </style:style>
    <style:style style:name="T822" style:parent-style-name="Основнойшрифтабзаца" style:family="text">
      <style:text-properties fo:font-style="italic" style:font-style-asian="italic" style:font-style-complex="italic"/>
    </style:style>
    <style:style style:name="T823" style:parent-style-name="Основнойшрифтабзаца" style:family="text">
      <style:text-properties fo:font-weight="bold" style:font-weight-asian="bold" style:font-weight-complex="bold"/>
    </style:style>
    <style:style style:name="T824" style:parent-style-name="Основнойшрифтабзаца" style:family="text">
      <style:text-properties fo:font-style="italic" style:font-style-asian="italic" style:font-style-complex="italic"/>
    </style:style>
    <style:style style:name="T825" style:parent-style-name="Основнойшрифтабзаца" style:family="text">
      <style:text-properties fo:font-weight="bold" style:font-weight-asian="bold" style:font-weight-complex="bold"/>
    </style:style>
    <style:style style:name="T826" style:parent-style-name="Основнойшрифтабзаца" style:family="text">
      <style:text-properties fo:font-style="italic" style:font-style-asian="italic" style:font-style-complex="italic"/>
    </style:style>
    <style:style style:name="T827" style:parent-style-name="Основнойшрифтабзаца" style:family="text">
      <style:text-properties fo:font-weight="bold" style:font-weight-asian="bold" style:font-weight-complex="bold"/>
    </style:style>
    <style:style style:name="T828" style:parent-style-name="Основнойшрифтабзаца" style:family="text">
      <style:text-properties fo:font-style="italic" style:font-style-asian="italic" style:font-style-complex="italic"/>
    </style:style>
    <style:style style:name="T829" style:parent-style-name="Основнойшрифтабзаца" style:family="text">
      <style:text-properties fo:font-weight="bold" style:font-weight-asian="bold" style:font-weight-complex="bold"/>
    </style:style>
    <style:style style:name="T830" style:parent-style-name="Основнойшрифтабзаца" style:family="text">
      <style:text-properties fo:font-weight="bold" style:font-weight-asian="bold" style:font-weight-complex="bold"/>
    </style:style>
    <style:style style:name="T831" style:parent-style-name="Основнойшрифтабзаца" style:family="text">
      <style:text-properties fo:font-weight="bold" style:font-weight-asian="bold" style:font-weight-complex="bold"/>
    </style:style>
    <style:style style:name="T832" style:parent-style-name="Основнойшрифтабзаца" style:family="text">
      <style:text-properties fo:font-weight="bold" style:font-weight-asian="bold" style:font-weight-complex="bold"/>
    </style:style>
    <style:style style:name="T833" style:parent-style-name="Основнойшрифтабзаца" style:family="text">
      <style:text-properties fo:font-style="italic" style:font-style-asian="italic" style:font-style-complex="italic"/>
    </style:style>
    <style:style style:name="T834" style:parent-style-name="Основнойшрифтабзаца" style:family="text">
      <style:text-properties fo:font-weight="bold" style:font-weight-asian="bold" style:font-weight-complex="bold"/>
    </style:style>
    <style:style style:name="T835" style:parent-style-name="Основнойшрифтабзаца" style:family="text">
      <style:text-properties fo:font-weight="bold" style:font-weight-asian="bold" style:font-weight-complex="bold"/>
    </style:style>
    <style:style style:name="T836" style:parent-style-name="Основнойшрифтабзаца" style:family="text">
      <style:text-properties fo:font-style="italic" style:font-style-asian="italic" style:font-style-complex="italic"/>
    </style:style>
    <style:style style:name="T837" style:parent-style-name="Основнойшрифтабзаца" style:family="text">
      <style:text-properties fo:font-weight="bold" style:font-weight-asian="bold" style:font-weight-complex="bold"/>
    </style:style>
    <style:style style:name="T838" style:parent-style-name="Основнойшрифтабзаца" style:family="text">
      <style:text-properties fo:font-weight="bold" style:font-weight-asian="bold" style:font-weight-complex="bold"/>
    </style:style>
    <style:style style:name="T839" style:parent-style-name="Основнойшрифтабзаца" style:family="text">
      <style:text-properties fo:font-weight="bold" style:font-weight-asian="bold" style:font-weight-complex="bold"/>
    </style:style>
    <style:style style:name="T840" style:parent-style-name="Основнойшрифтабзаца" style:family="text">
      <style:text-properties fo:font-weight="bold" style:font-weight-asian="bold" style:font-weight-complex="bold"/>
    </style:style>
    <style:style style:name="T841" style:parent-style-name="Основнойшрифтабзаца" style:family="text">
      <style:text-properties fo:font-style="italic" style:font-style-asian="italic" style:font-style-complex="italic"/>
    </style:style>
    <style:style style:name="T842" style:parent-style-name="Основнойшрифтабзаца" style:family="text">
      <style:text-properties fo:font-style="italic" style:font-style-asian="italic" style:font-style-complex="italic"/>
    </style:style>
    <style:style style:name="T843" style:parent-style-name="Основнойшрифтабзаца" style:family="text">
      <style:text-properties fo:font-weight="bold" style:font-weight-asian="bold" style:font-weight-complex="bold"/>
    </style:style>
    <style:style style:name="T844" style:parent-style-name="Основнойшрифтабзаца" style:family="text">
      <style:text-properties fo:font-weight="bold" style:font-weight-asian="bold" style:font-weight-complex="bold"/>
    </style:style>
    <style:style style:name="T845" style:parent-style-name="Основнойшрифтабзаца" style:family="text">
      <style:text-properties fo:font-style="italic" style:font-style-asian="italic" style:font-style-complex="italic"/>
    </style:style>
    <style:style style:name="T846" style:parent-style-name="Основнойшрифтабзаца" style:family="text">
      <style:text-properties fo:font-weight="bold" style:font-weight-asian="bold" style:font-weight-complex="bold"/>
    </style:style>
    <style:style style:name="T847" style:parent-style-name="Основнойшрифтабзаца" style:family="text">
      <style:text-properties fo:font-weight="bold" style:font-weight-asian="bold" style:font-weight-complex="bold"/>
    </style:style>
    <style:style style:name="T848" style:parent-style-name="Основнойшрифтабзаца" style:family="text">
      <style:text-properties fo:font-style="italic" style:font-style-asian="italic" style:font-style-complex="italic"/>
    </style:style>
    <style:style style:name="P849" style:parent-style-name="Обычный" style:family="paragraph">
      <style:paragraph-properties fo:text-align="start"/>
    </style:style>
    <style:style style:name="T850" style:parent-style-name="Основнойшрифтабзаца" style:family="text">
      <style:text-properties fo:font-weight="bold" style:font-weight-asian="bold" style:font-weight-complex="bold"/>
    </style:style>
    <style:style style:name="T851" style:parent-style-name="Основнойшрифтабзаца" style:family="text">
      <style:text-properties fo:font-weight="bold" style:font-weight-asian="bold" style:font-weight-complex="bold"/>
    </style:style>
    <style:style style:name="T852" style:parent-style-name="Основнойшрифтабзаца" style:family="text">
      <style:text-properties fo:font-weight="bold" style:font-weight-asian="bold" style:font-weight-complex="bold"/>
    </style:style>
    <style:style style:name="T853" style:parent-style-name="Основнойшрифтабзаца" style:family="text">
      <style:text-properties fo:font-weight="bold" style:font-weight-asian="bold" style:font-weight-complex="bold"/>
    </style:style>
    <style:style style:name="T854" style:parent-style-name="Основнойшрифтабзаца" style:family="text">
      <style:text-properties fo:font-weight="bold" style:font-weight-asian="bold" style:font-weight-complex="bold"/>
    </style:style>
    <style:style style:name="T855" style:parent-style-name="Основнойшрифтабзаца" style:family="text">
      <style:text-properties fo:font-weight="bold" style:font-weight-asian="bold" style:font-weight-complex="bold"/>
    </style:style>
    <style:style style:name="T856" style:parent-style-name="Основнойшрифтабзаца" style:family="text">
      <style:text-properties fo:font-weight="bold" style:font-weight-asian="bold" style:font-weight-complex="bold"/>
    </style:style>
    <style:style style:name="T857" style:parent-style-name="Основнойшрифтабзаца" style:family="text">
      <style:text-properties fo:font-weight="bold" style:font-weight-asian="bold" style:font-weight-complex="bold"/>
    </style:style>
    <style:style style:name="T858" style:parent-style-name="Основнойшрифтабзаца" style:family="text">
      <style:text-properties fo:font-style="italic" style:font-style-asian="italic" style:font-style-complex="italic"/>
    </style:style>
    <style:style style:name="T859" style:parent-style-name="Основнойшрифтабзаца" style:family="text">
      <style:text-properties fo:font-style="italic" style:font-style-asian="italic" style:font-style-complex="italic"/>
    </style:style>
    <style:style style:name="T860" style:parent-style-name="Основнойшрифтабзаца" style:family="text">
      <style:text-properties fo:font-weight="bold" style:font-weight-asian="bold" style:font-weight-complex="bold"/>
    </style:style>
    <style:style style:name="T861" style:parent-style-name="Основнойшрифтабзаца" style:family="text">
      <style:text-properties fo:font-weight="bold" style:font-weight-asian="bold" style:font-weight-complex="bold"/>
    </style:style>
    <style:style style:name="T862" style:parent-style-name="Основнойшрифтабзаца" style:family="text">
      <style:text-properties fo:font-weight="bold" style:font-weight-asian="bold" style:font-weight-complex="bold"/>
    </style:style>
    <style:style style:name="T863" style:parent-style-name="Основнойшрифтабзаца" style:family="text">
      <style:text-properties fo:font-weight="bold" style:font-weight-asian="bold" style:font-weight-complex="bold"/>
    </style:style>
    <style:style style:name="T864" style:parent-style-name="Основнойшрифтабзаца" style:family="text">
      <style:text-properties fo:font-weight="bold" style:font-weight-asian="bold" style:font-weight-complex="bold"/>
    </style:style>
    <style:style style:name="T865" style:parent-style-name="Основнойшрифтабзаца" style:family="text">
      <style:text-properties fo:font-weight="bold" style:font-weight-asian="bold" style:font-weight-complex="bold"/>
    </style:style>
    <style:style style:name="T866" style:parent-style-name="Основнойшрифтабзаца" style:family="text">
      <style:text-properties fo:font-weight="bold" style:font-weight-asian="bold" style:font-weight-complex="bold"/>
    </style:style>
    <style:style style:name="T867" style:parent-style-name="Основнойшрифтабзаца" style:family="text">
      <style:text-properties fo:font-weight="bold" style:font-weight-asian="bold" style:font-weight-complex="bold"/>
    </style:style>
    <style:style style:name="T868" style:parent-style-name="Основнойшрифтабзаца" style:family="text">
      <style:text-properties fo:font-weight="bold" style:font-weight-asian="bold" style:font-weight-complex="bold"/>
    </style:style>
    <style:style style:name="T869" style:parent-style-name="Основнойшрифтабзаца" style:family="text">
      <style:text-properties fo:font-weight="bold" style:font-weight-asian="bold" style:font-weight-complex="bold"/>
    </style:style>
    <style:style style:name="T870" style:parent-style-name="Основнойшрифтабзаца" style:family="text">
      <style:text-properties fo:font-weight="bold" style:font-weight-asian="bold" style:font-weight-complex="bold"/>
    </style:style>
    <style:style style:name="T871" style:parent-style-name="Основнойшрифтабзаца" style:family="text">
      <style:text-properties fo:font-weight="bold" style:font-weight-asian="bold" style:font-weight-complex="bold"/>
    </style:style>
    <style:style style:name="T872" style:parent-style-name="Основнойшрифтабзаца" style:family="text">
      <style:text-properties fo:font-style="italic" style:font-style-asian="italic" style:font-style-complex="italic"/>
    </style:style>
    <style:style style:name="T873" style:parent-style-name="Основнойшрифтабзаца" style:family="text">
      <style:text-properties fo:font-weight="bold" style:font-weight-asian="bold" style:font-weight-complex="bold"/>
    </style:style>
    <style:style style:name="T874" style:parent-style-name="Основнойшрифтабзаца" style:family="text">
      <style:text-properties fo:font-style="italic" style:font-style-asian="italic" style:font-style-complex="italic"/>
    </style:style>
    <style:style style:name="T875" style:parent-style-name="Основнойшрифтабзаца" style:family="text">
      <style:text-properties fo:font-style="italic" style:font-style-asian="italic" style:font-style-complex="italic"/>
    </style:style>
    <style:style style:name="T876" style:parent-style-name="Основнойшрифтабзаца" style:family="text">
      <style:text-properties fo:font-weight="bold" style:font-weight-asian="bold" style:font-weight-complex="bold"/>
    </style:style>
    <style:style style:name="T877" style:parent-style-name="Основнойшрифтабзаца" style:family="text">
      <style:text-properties fo:font-weight="bold" style:font-weight-asian="bold" style:font-weight-complex="bold"/>
    </style:style>
    <style:style style:name="T878" style:parent-style-name="Основнойшрифтабзаца" style:family="text">
      <style:text-properties fo:font-weight="bold" style:font-weight-asian="bold" style:font-weight-complex="bold"/>
    </style:style>
    <style:style style:name="T879" style:parent-style-name="Основнойшрифтабзаца" style:family="text">
      <style:text-properties fo:font-weight="bold" style:font-weight-asian="bold" style:font-weight-complex="bold"/>
    </style:style>
    <style:style style:name="P880" style:parent-style-name="Обычный" style:family="paragraph">
      <style:paragraph-properties fo:text-align="start"/>
    </style:style>
    <style:style style:name="T881" style:parent-style-name="Основнойшрифтабзаца" style:family="text">
      <style:text-properties fo:font-weight="bold" style:font-weight-asian="bold" style:font-weight-complex="bold"/>
    </style:style>
    <style:style style:name="T882" style:parent-style-name="Основнойшрифтабзаца" style:family="text">
      <style:text-properties fo:font-weight="bold" style:font-weight-asian="bold" style:font-weight-complex="bold"/>
    </style:style>
    <style:style style:name="T883" style:parent-style-name="Основнойшрифтабзаца" style:family="text">
      <style:text-properties fo:font-weight="bold" style:font-weight-asian="bold" style:font-weight-complex="bold"/>
    </style:style>
    <style:style style:name="T884" style:parent-style-name="Основнойшрифтабзаца" style:family="text">
      <style:text-properties fo:font-weight="bold" style:font-weight-asian="bold" style:font-weight-complex="bold"/>
    </style:style>
    <style:style style:name="T885" style:parent-style-name="Основнойшрифтабзаца" style:family="text">
      <style:text-properties fo:font-weight="bold" style:font-weight-asian="bold" style:font-weight-complex="bold"/>
    </style:style>
    <style:style style:name="T886" style:parent-style-name="Основнойшрифтабзаца" style:family="text">
      <style:text-properties fo:font-weight="bold" style:font-weight-asian="bold" style:font-weight-complex="bold"/>
    </style:style>
    <style:style style:name="T887" style:parent-style-name="Основнойшрифтабзаца" style:family="text">
      <style:text-properties fo:font-style="italic" style:font-style-asian="italic" style:font-style-complex="italic"/>
    </style:style>
    <style:style style:name="T888" style:parent-style-name="Основнойшрифтабзаца" style:family="text">
      <style:text-properties fo:font-weight="bold" style:font-weight-asian="bold" style:font-weight-complex="bold"/>
    </style:style>
    <style:style style:name="T889" style:parent-style-name="Основнойшрифтабзаца" style:family="text">
      <style:text-properties fo:font-weight="bold" style:font-weight-asian="bold" style:font-weight-complex="bold"/>
    </style:style>
    <style:style style:name="T890" style:parent-style-name="Основнойшрифтабзаца" style:family="text">
      <style:text-properties fo:font-style="italic" style:font-style-asian="italic" style:font-style-complex="italic"/>
    </style:style>
    <style:style style:name="T891" style:parent-style-name="Основнойшрифтабзаца" style:family="text">
      <style:text-properties fo:font-weight="bold" style:font-weight-asian="bold" style:font-weight-complex="bold"/>
    </style:style>
    <style:style style:name="T892" style:parent-style-name="Основнойшрифтабзаца" style:family="text">
      <style:text-properties fo:font-weight="bold" style:font-weight-asian="bold" style:font-weight-complex="bold"/>
    </style:style>
    <style:style style:name="T893" style:parent-style-name="Основнойшрифтабзаца" style:family="text">
      <style:text-properties fo:font-weight="bold" style:font-weight-asian="bold" style:font-weight-complex="bold"/>
    </style:style>
    <style:style style:name="T894" style:parent-style-name="Основнойшрифтабзаца" style:family="text">
      <style:text-properties fo:font-weight="bold" style:font-weight-asian="bold" style:font-weight-complex="bold"/>
    </style:style>
    <style:style style:name="T895" style:parent-style-name="Основнойшрифтабзаца" style:family="text">
      <style:text-properties fo:font-style="italic" style:font-style-asian="italic" style:font-style-complex="italic"/>
    </style:style>
    <style:style style:name="T896" style:parent-style-name="Основнойшрифтабзаца" style:family="text">
      <style:text-properties fo:font-weight="bold" style:font-weight-asian="bold" style:font-weight-complex="bold"/>
    </style:style>
    <style:style style:name="T897" style:parent-style-name="Основнойшрифтабзаца" style:family="text">
      <style:text-properties fo:font-style="italic" style:font-style-asian="italic" style:font-style-complex="italic"/>
    </style:style>
    <style:style style:name="T898" style:parent-style-name="Основнойшрифтабзаца" style:family="text">
      <style:text-properties fo:font-weight="bold" style:font-weight-asian="bold" style:font-weight-complex="bold"/>
    </style:style>
    <style:style style:name="T899" style:parent-style-name="Основнойшрифтабзаца" style:family="text">
      <style:text-properties fo:font-weight="bold" style:font-weight-asian="bold" style:font-weight-complex="bold"/>
    </style:style>
    <style:style style:name="T900" style:parent-style-name="Основнойшрифтабзаца" style:family="text">
      <style:text-properties fo:font-weight="bold" style:font-weight-asian="bold" style:font-weight-complex="bold"/>
    </style:style>
    <style:style style:name="T901" style:parent-style-name="Основнойшрифтабзаца" style:family="text">
      <style:text-properties fo:font-style="italic" style:font-style-asian="italic" style:font-style-complex="italic"/>
    </style:style>
    <style:style style:name="T902" style:parent-style-name="Основнойшрифтабзаца" style:family="text">
      <style:text-properties fo:font-weight="bold" style:font-weight-asian="bold" style:font-weight-complex="bold"/>
    </style:style>
    <style:style style:name="T903" style:parent-style-name="Основнойшрифтабзаца" style:family="text">
      <style:text-properties fo:font-weight="bold" style:font-weight-asian="bold" style:font-weight-complex="bold"/>
    </style:style>
    <style:style style:name="T904" style:parent-style-name="Основнойшрифтабзаца" style:family="text">
      <style:text-properties fo:font-weight="bold" style:font-weight-asian="bold" style:font-weight-complex="bold"/>
    </style:style>
    <style:style style:name="T905" style:parent-style-name="Основнойшрифтабзаца" style:family="text">
      <style:text-properties fo:font-weight="bold" style:font-weight-asian="bold" style:font-weight-complex="bold"/>
    </style:style>
    <style:style style:name="T906" style:parent-style-name="Основнойшрифтабзаца" style:family="text">
      <style:text-properties fo:font-weight="bold" style:font-weight-asian="bold" style:font-weight-complex="bold"/>
    </style:style>
    <style:style style:name="T907" style:parent-style-name="Основнойшрифтабзаца" style:family="text">
      <style:text-properties fo:font-weight="bold" style:font-weight-asian="bold" style:font-weight-complex="bold"/>
    </style:style>
    <style:style style:name="T908" style:parent-style-name="Основнойшрифтабзаца" style:family="text">
      <style:text-properties fo:font-weight="bold" style:font-weight-asian="bold" style:font-weight-complex="bold"/>
    </style:style>
    <style:style style:name="T909" style:parent-style-name="Основнойшрифтабзаца" style:family="text">
      <style:text-properties fo:font-weight="bold" style:font-weight-asian="bold" style:font-weight-complex="bold"/>
    </style:style>
    <style:style style:name="T910" style:parent-style-name="Основнойшрифтабзаца" style:family="text">
      <style:text-properties fo:font-weight="bold" style:font-weight-asian="bold" style:font-weight-complex="bold"/>
    </style:style>
    <style:style style:name="T911" style:parent-style-name="Основнойшрифтабзаца" style:family="text">
      <style:text-properties fo:font-style="italic" style:font-style-asian="italic" style:font-style-complex="italic"/>
    </style:style>
    <style:style style:name="T912" style:parent-style-name="Основнойшрифтабзаца" style:family="text">
      <style:text-properties fo:font-weight="bold" style:font-weight-asian="bold" style:font-weight-complex="bold"/>
    </style:style>
    <style:style style:name="T913" style:parent-style-name="Основнойшрифтабзаца" style:family="text">
      <style:text-properties fo:font-weight="bold" style:font-weight-asian="bold" style:font-weight-complex="bold"/>
    </style:style>
    <style:style style:name="T914" style:parent-style-name="Основнойшрифтабзаца" style:family="text">
      <style:text-properties fo:font-weight="bold" style:font-weight-asian="bold" style:font-weight-complex="bold"/>
    </style:style>
    <style:style style:name="T915" style:parent-style-name="Основнойшрифтабзаца" style:family="text">
      <style:text-properties fo:font-weight="bold" style:font-weight-asian="bold" style:font-weight-complex="bold"/>
    </style:style>
    <style:style style:name="T916" style:parent-style-name="Основнойшрифтабзаца" style:family="text">
      <style:text-properties fo:font-weight="bold" style:font-weight-asian="bold" style:font-weight-complex="bold"/>
    </style:style>
    <style:style style:name="T917" style:parent-style-name="Основнойшрифтабзаца" style:family="text">
      <style:text-properties fo:font-weight="bold" style:font-weight-asian="bold" style:font-weight-complex="bold"/>
    </style:style>
    <style:style style:name="T918" style:parent-style-name="Основнойшрифтабзаца" style:family="text">
      <style:text-properties fo:font-weight="bold" style:font-weight-asian="bold" style:font-weight-complex="bold"/>
    </style:style>
    <style:style style:name="T919" style:parent-style-name="Основнойшрифтабзаца" style:family="text">
      <style:text-properties fo:font-weight="bold" style:font-weight-asian="bold" style:font-weight-complex="bold"/>
    </style:style>
    <style:style style:name="T920" style:parent-style-name="Основнойшрифтабзаца" style:family="text">
      <style:text-properties fo:font-weight="bold" style:font-weight-asian="bold" style:font-weight-complex="bold"/>
    </style:style>
    <style:style style:name="T921" style:parent-style-name="Основнойшрифтабзаца" style:family="text">
      <style:text-properties fo:font-style="italic" style:font-style-asian="italic" style:font-style-complex="italic"/>
    </style:style>
    <style:style style:name="P922" style:parent-style-name="Обычный" style:family="paragraph">
      <style:paragraph-properties fo:text-align="start"/>
    </style:style>
    <style:style style:name="T923" style:parent-style-name="Основнойшрифтабзаца" style:family="text">
      <style:text-properties fo:font-weight="bold" style:font-weight-asian="bold" style:font-weight-complex="bold"/>
    </style:style>
    <style:style style:name="T924" style:parent-style-name="Основнойшрифтабзаца" style:family="text">
      <style:text-properties fo:font-weight="bold" style:font-weight-asian="bold" style:font-weight-complex="bold"/>
    </style:style>
    <style:style style:name="P925" style:parent-style-name="Обычный" style:family="paragraph">
      <style:paragraph-properties fo:text-align="start"/>
    </style:style>
    <style:style style:name="T926" style:parent-style-name="Основнойшрифтабзаца" style:family="text">
      <style:text-properties fo:font-weight="bold" style:font-weight-asian="bold" style:font-weight-complex="bold"/>
    </style:style>
    <style:style style:name="T927" style:parent-style-name="Основнойшрифтабзаца" style:family="text">
      <style:text-properties fo:font-weight="bold" style:font-weight-asian="bold" style:font-weight-complex="bold"/>
    </style:style>
    <style:style style:name="T928" style:parent-style-name="Основнойшрифтабзаца" style:family="text">
      <style:text-properties fo:font-style="italic" style:font-style-asian="italic" style:font-style-complex="italic"/>
    </style:style>
    <style:style style:name="T929" style:parent-style-name="Основнойшрифтабзаца" style:family="text">
      <style:text-properties fo:font-weight="bold" style:font-weight-asian="bold" style:font-weight-complex="bold"/>
    </style:style>
    <style:style style:name="T930" style:parent-style-name="Основнойшрифтабзаца" style:family="text">
      <style:text-properties fo:font-weight="bold" style:font-weight-asian="bold" style:font-weight-complex="bold"/>
    </style:style>
    <style:style style:name="T931" style:parent-style-name="Основнойшрифтабзаца" style:family="text">
      <style:text-properties fo:font-style="italic" style:font-style-asian="italic" style:font-style-complex="italic"/>
    </style:style>
    <style:style style:name="T932" style:parent-style-name="Основнойшрифтабзаца" style:family="text">
      <style:text-properties fo:font-weight="bold" style:font-weight-asian="bold" style:font-weight-complex="bold"/>
    </style:style>
    <style:style style:name="T933" style:parent-style-name="Основнойшрифтабзаца" style:family="text">
      <style:text-properties fo:font-weight="bold" style:font-weight-asian="bold" style:font-weight-complex="bold"/>
    </style:style>
    <style:style style:name="T934" style:parent-style-name="Основнойшрифтабзаца" style:family="text">
      <style:text-properties fo:font-style="italic" style:font-style-asian="italic" style:font-style-complex="italic"/>
    </style:style>
    <style:style style:name="T935" style:parent-style-name="Основнойшрифтабзаца" style:family="text">
      <style:text-properties fo:font-weight="bold" style:font-weight-asian="bold" style:font-weight-complex="bold"/>
    </style:style>
    <style:style style:name="T936" style:parent-style-name="Основнойшрифтабзаца" style:family="text">
      <style:text-properties fo:font-weight="bold" style:font-weight-asian="bold" style:font-weight-complex="bold"/>
    </style:style>
    <style:style style:name="T937" style:parent-style-name="Основнойшрифтабзаца" style:family="text">
      <style:text-properties fo:font-style="italic" style:font-style-asian="italic" style:font-style-complex="italic"/>
    </style:style>
    <style:style style:name="T938" style:parent-style-name="Основнойшрифтабзаца" style:family="text">
      <style:text-properties fo:font-weight="bold" style:font-weight-asian="bold" style:font-weight-complex="bold"/>
    </style:style>
    <style:style style:name="T939" style:parent-style-name="Основнойшрифтабзаца" style:family="text">
      <style:text-properties fo:font-weight="bold" style:font-weight-asian="bold" style:font-weight-complex="bold"/>
    </style:style>
    <style:style style:name="T940" style:parent-style-name="Основнойшрифтабзаца" style:family="text">
      <style:text-properties fo:font-style="italic" style:font-style-asian="italic" style:font-style-complex="italic"/>
    </style:style>
    <style:style style:name="T941" style:parent-style-name="Основнойшрифтабзаца" style:family="text">
      <style:text-properties fo:font-style="italic" style:font-style-asian="italic" style:font-style-complex="italic"/>
    </style:style>
    <style:style style:name="T942" style:parent-style-name="Основнойшрифтабзаца" style:family="text">
      <style:text-properties fo:font-weight="bold" style:font-weight-asian="bold" style:font-weight-complex="bold"/>
    </style:style>
    <style:style style:name="T943" style:parent-style-name="Основнойшрифтабзаца" style:family="text">
      <style:text-properties fo:font-weight="bold" style:font-weight-asian="bold" style:font-weight-complex="bold"/>
    </style:style>
    <style:style style:name="T944" style:parent-style-name="Основнойшрифтабзаца" style:family="text">
      <style:text-properties fo:font-style="italic" style:font-style-asian="italic" style:font-style-complex="italic"/>
    </style:style>
    <style:style style:name="T945" style:parent-style-name="Основнойшрифтабзаца" style:family="text">
      <style:text-properties fo:font-weight="bold" style:font-weight-asian="bold" style:font-weight-complex="bold"/>
    </style:style>
    <style:style style:name="T946" style:parent-style-name="Основнойшрифтабзаца" style:family="text">
      <style:text-properties fo:font-style="italic" style:font-style-asian="italic" style:font-style-complex="italic"/>
    </style:style>
    <style:style style:name="T947" style:parent-style-name="Основнойшрифтабзаца" style:family="text">
      <style:text-properties fo:font-weight="bold" style:font-weight-asian="bold" style:font-weight-complex="bold"/>
    </style:style>
    <style:style style:name="T948" style:parent-style-name="Основнойшрифтабзаца" style:family="text">
      <style:text-properties fo:font-style="italic" style:font-style-asian="italic" style:font-style-complex="italic"/>
    </style:style>
    <style:style style:name="T949" style:parent-style-name="Основнойшрифтабзаца" style:family="text">
      <style:text-properties fo:font-style="italic" style:font-style-asian="italic" style:font-style-complex="italic"/>
    </style:style>
    <style:style style:name="T950" style:parent-style-name="Основнойшрифтабзаца" style:family="text">
      <style:text-properties fo:font-weight="bold" style:font-weight-asian="bold" style:font-weight-complex="bold"/>
    </style:style>
    <style:style style:name="T951" style:parent-style-name="Основнойшрифтабзаца" style:family="text">
      <style:text-properties fo:font-style="italic" style:font-style-asian="italic" style:font-style-complex="italic"/>
    </style:style>
    <style:style style:name="T952" style:parent-style-name="Основнойшрифтабзаца" style:family="text">
      <style:text-properties fo:font-weight="bold" style:font-weight-asian="bold" style:font-weight-complex="bold"/>
    </style:style>
    <style:style style:name="T953" style:parent-style-name="Основнойшрифтабзаца" style:family="text">
      <style:text-properties fo:font-weight="bold" style:font-weight-asian="bold" style:font-weight-complex="bold"/>
    </style:style>
    <style:style style:name="T954" style:parent-style-name="Основнойшрифтабзаца" style:family="text">
      <style:text-properties fo:font-weight="bold" style:font-weight-asian="bold" style:font-weight-complex="bold"/>
    </style:style>
    <style:style style:name="T955" style:parent-style-name="Основнойшрифтабзаца" style:family="text">
      <style:text-properties fo:font-weight="bold" style:font-weight-asian="bold" style:font-weight-complex="bold"/>
    </style:style>
    <style:style style:name="T956" style:parent-style-name="Основнойшрифтабзаца" style:family="text">
      <style:text-properties fo:font-style="italic" style:font-style-asian="italic" style:font-style-complex="italic"/>
    </style:style>
    <style:style style:name="T957" style:parent-style-name="Основнойшрифтабзаца" style:family="text">
      <style:text-properties fo:font-weight="bold" style:font-weight-asian="bold" style:font-weight-complex="bold"/>
    </style:style>
    <style:style style:name="T958" style:parent-style-name="Основнойшрифтабзаца" style:family="text">
      <style:text-properties fo:font-style="italic" style:font-style-asian="italic" style:font-style-complex="italic"/>
    </style:style>
    <style:style style:name="T959" style:parent-style-name="Основнойшрифтабзаца" style:family="text">
      <style:text-properties fo:font-weight="bold" style:font-weight-asian="bold" style:font-weight-complex="bold"/>
    </style:style>
    <style:style style:name="T960" style:parent-style-name="Основнойшрифтабзаца" style:family="text">
      <style:text-properties fo:font-style="italic" style:font-style-asian="italic" style:font-style-complex="italic"/>
    </style:style>
    <style:style style:name="P961" style:parent-style-name="Обычный" style:family="paragraph">
      <style:paragraph-properties fo:text-align="start"/>
    </style:style>
    <style:style style:name="T962" style:parent-style-name="Основнойшрифтабзаца" style:family="text">
      <style:text-properties fo:font-weight="bold" style:font-weight-asian="bold" style:font-weight-complex="bold"/>
    </style:style>
    <style:style style:name="T963" style:parent-style-name="Основнойшрифтабзаца" style:family="text">
      <style:text-properties fo:font-weight="bold" style:font-weight-asian="bold" style:font-weight-complex="bold"/>
    </style:style>
    <style:style style:name="T964" style:parent-style-name="Основнойшрифтабзаца" style:family="text">
      <style:text-properties fo:font-weight="bold" style:font-weight-asian="bold" style:font-weight-complex="bold"/>
    </style:style>
    <style:style style:name="T965" style:parent-style-name="Основнойшрифтабзаца" style:family="text">
      <style:text-properties fo:font-weight="bold" style:font-weight-asian="bold" style:font-weight-complex="bold"/>
    </style:style>
    <style:style style:name="T966" style:parent-style-name="Основнойшрифтабзаца" style:family="text">
      <style:text-properties fo:font-weight="bold" style:font-weight-asian="bold" style:font-weight-complex="bold"/>
    </style:style>
    <style:style style:name="T967" style:parent-style-name="Основнойшрифтабзаца" style:family="text">
      <style:text-properties fo:font-weight="bold" style:font-weight-asian="bold" style:font-weight-complex="bold"/>
    </style:style>
    <style:style style:name="T968" style:parent-style-name="Основнойшрифтабзаца" style:family="text">
      <style:text-properties fo:font-weight="bold" style:font-weight-asian="bold" style:font-weight-complex="bold"/>
    </style:style>
    <style:style style:name="T969" style:parent-style-name="Основнойшрифтабзаца" style:family="text">
      <style:text-properties fo:font-weight="bold" style:font-weight-asian="bold" style:font-weight-complex="bold"/>
    </style:style>
    <style:style style:name="T970" style:parent-style-name="Основнойшрифтабзаца" style:family="text">
      <style:text-properties fo:font-weight="bold" style:font-weight-asian="bold" style:font-weight-complex="bold"/>
    </style:style>
    <style:style style:name="T971" style:parent-style-name="Основнойшрифтабзаца" style:family="text">
      <style:text-properties fo:font-weight="bold" style:font-weight-asian="bold" style:font-weight-complex="bold"/>
    </style:style>
    <style:style style:name="T972" style:parent-style-name="Основнойшрифтабзаца" style:family="text">
      <style:text-properties fo:font-weight="bold" style:font-weight-asian="bold" style:font-weight-complex="bold"/>
    </style:style>
    <style:style style:name="T973" style:parent-style-name="Основнойшрифтабзаца" style:family="text">
      <style:text-properties fo:font-weight="bold" style:font-weight-asian="bold" style:font-weight-complex="bold"/>
    </style:style>
    <style:style style:name="T974" style:parent-style-name="Основнойшрифтабзаца" style:family="text">
      <style:text-properties fo:font-weight="bold" style:font-weight-asian="bold" style:font-weight-complex="bold"/>
    </style:style>
    <style:style style:name="T975" style:parent-style-name="Основнойшрифтабзаца" style:family="text">
      <style:text-properties fo:font-weight="bold" style:font-weight-asian="bold" style:font-weight-complex="bold"/>
    </style:style>
    <style:style style:name="T976" style:parent-style-name="Основнойшрифтабзаца" style:family="text">
      <style:text-properties fo:font-weight="bold" style:font-weight-asian="bold" style:font-weight-complex="bold"/>
    </style:style>
    <style:style style:name="T977" style:parent-style-name="Основнойшрифтабзаца" style:family="text">
      <style:text-properties fo:font-style="italic" style:font-style-asian="italic" style:font-style-complex="italic"/>
    </style:style>
    <style:style style:name="T978" style:parent-style-name="Основнойшрифтабзаца" style:family="text">
      <style:text-properties fo:font-weight="bold" style:font-weight-asian="bold" style:font-weight-complex="bold"/>
    </style:style>
    <style:style style:name="T979" style:parent-style-name="Основнойшрифтабзаца" style:family="text">
      <style:text-properties fo:font-weight="bold" style:font-weight-asian="bold" style:font-weight-complex="bold"/>
    </style:style>
    <style:style style:name="T980" style:parent-style-name="Основнойшрифтабзаца" style:family="text">
      <style:text-properties fo:font-style="italic" style:font-style-asian="italic" style:font-style-complex="italic"/>
    </style:style>
    <style:style style:name="T981" style:parent-style-name="Основнойшрифтабзаца" style:family="text">
      <style:text-properties fo:font-weight="bold" style:font-weight-asian="bold" style:font-weight-complex="bold"/>
    </style:style>
    <style:style style:name="T982" style:parent-style-name="Основнойшрифтабзаца" style:family="text">
      <style:text-properties fo:font-weight="bold" style:font-weight-asian="bold" style:font-weight-complex="bold"/>
    </style:style>
    <style:style style:name="T983" style:parent-style-name="Основнойшрифтабзаца" style:family="text">
      <style:text-properties fo:font-style="italic" style:font-style-asian="italic" style:font-style-complex="italic"/>
    </style:style>
    <style:style style:name="T984" style:parent-style-name="Основнойшрифтабзаца" style:family="text">
      <style:text-properties fo:font-weight="bold" style:font-weight-asian="bold" style:font-weight-complex="bold"/>
    </style:style>
    <style:style style:name="T985" style:parent-style-name="Основнойшрифтабзаца" style:family="text">
      <style:text-properties fo:font-weight="bold" style:font-weight-asian="bold" style:font-weight-complex="bold"/>
    </style:style>
    <style:style style:name="T986" style:parent-style-name="Основнойшрифтабзаца" style:family="text">
      <style:text-properties fo:font-weight="bold" style:font-weight-asian="bold" style:font-weight-complex="bold"/>
    </style:style>
    <style:style style:name="T987" style:parent-style-name="Основнойшрифтабзаца" style:family="text">
      <style:text-properties fo:font-weight="bold" style:font-weight-asian="bold" style:font-weight-complex="bold"/>
    </style:style>
    <style:style style:name="T988" style:parent-style-name="Основнойшрифтабзаца" style:family="text">
      <style:text-properties fo:font-style="italic" style:font-style-asian="italic" style:font-style-complex="italic"/>
    </style:style>
    <style:style style:name="T989" style:parent-style-name="Основнойшрифтабзаца" style:family="text">
      <style:text-properties fo:font-weight="bold" style:font-weight-asian="bold" style:font-weight-complex="bold"/>
    </style:style>
    <style:style style:name="T990" style:parent-style-name="Основнойшрифтабзаца" style:family="text">
      <style:text-properties fo:font-weight="bold" style:font-weight-asian="bold" style:font-weight-complex="bold"/>
    </style:style>
    <style:style style:name="T991" style:parent-style-name="Основнойшрифтабзаца" style:family="text">
      <style:text-properties fo:font-style="italic" style:font-style-asian="italic" style:font-style-complex="italic"/>
    </style:style>
    <style:style style:name="P992" style:parent-style-name="Обычный" style:family="paragraph">
      <style:paragraph-properties fo:text-align="start"/>
    </style:style>
    <style:style style:name="T993" style:parent-style-name="Основнойшрифтабзаца" style:family="text">
      <style:text-properties fo:font-weight="bold" style:font-weight-asian="bold" style:font-weight-complex="bold"/>
    </style:style>
    <style:style style:name="T994" style:parent-style-name="Основнойшрифтабзаца" style:family="text">
      <style:text-properties fo:font-weight="bold" style:font-weight-asian="bold" style:font-weight-complex="bold"/>
    </style:style>
    <style:style style:name="T995" style:parent-style-name="Основнойшрифтабзаца" style:family="text">
      <style:text-properties fo:font-weight="bold" style:font-weight-asian="bold" style:font-weight-complex="bold"/>
    </style:style>
    <style:style style:name="T996" style:parent-style-name="Основнойшрифтабзаца" style:family="text">
      <style:text-properties fo:font-weight="bold" style:font-weight-asian="bold" style:font-weight-complex="bold"/>
    </style:style>
    <style:style style:name="T997" style:parent-style-name="Основнойшрифтабзаца" style:family="text">
      <style:text-properties fo:font-style="italic" style:font-style-asian="italic" style:font-style-complex="italic"/>
    </style:style>
    <style:style style:name="T998" style:parent-style-name="Основнойшрифтабзаца" style:family="text">
      <style:text-properties fo:font-weight="bold" style:font-weight-asian="bold" style:font-weight-complex="bold"/>
    </style:style>
    <style:style style:name="T999" style:parent-style-name="Основнойшрифтабзаца" style:family="text">
      <style:text-properties fo:font-weight="bold" style:font-weight-asian="bold" style:font-weight-complex="bold"/>
    </style:style>
    <style:style style:name="T1000" style:parent-style-name="Основнойшрифтабзаца" style:family="text">
      <style:text-properties fo:font-weight="bold" style:font-weight-asian="bold" style:font-weight-complex="bold"/>
    </style:style>
    <style:style style:name="T1001" style:parent-style-name="Основнойшрифтабзаца" style:family="text">
      <style:text-properties fo:font-weight="bold" style:font-weight-asian="bold" style:font-weight-complex="bold"/>
    </style:style>
    <style:style style:name="T1002" style:parent-style-name="Основнойшрифтабзаца" style:family="text">
      <style:text-properties fo:font-weight="bold" style:font-weight-asian="bold" style:font-weight-complex="bold"/>
    </style:style>
    <style:style style:name="T1003" style:parent-style-name="Основнойшрифтабзаца" style:family="text">
      <style:text-properties fo:font-weight="bold" style:font-weight-asian="bold" style:font-weight-complex="bold"/>
    </style:style>
    <style:style style:name="T1004" style:parent-style-name="Основнойшрифтабзаца" style:family="text">
      <style:text-properties fo:font-weight="bold" style:font-weight-asian="bold" style:font-weight-complex="bold"/>
    </style:style>
    <style:style style:name="T1005" style:parent-style-name="Основнойшрифтабзаца" style:family="text">
      <style:text-properties fo:font-weight="bold" style:font-weight-asian="bold" style:font-weight-complex="bold"/>
    </style:style>
    <style:style style:name="T1006" style:parent-style-name="Основнойшрифтабзаца" style:family="text">
      <style:text-properties fo:font-weight="bold" style:font-weight-asian="bold" style:font-weight-complex="bold"/>
    </style:style>
    <style:style style:name="T1007" style:parent-style-name="Основнойшрифтабзаца" style:family="text">
      <style:text-properties fo:font-weight="bold" style:font-weight-asian="bold" style:font-weight-complex="bold"/>
    </style:style>
    <style:style style:name="T1008" style:parent-style-name="Основнойшрифтабзаца" style:family="text">
      <style:text-properties fo:font-weight="bold" style:font-weight-asian="bold" style:font-weight-complex="bold"/>
    </style:style>
    <style:style style:name="T1009" style:parent-style-name="Основнойшрифтабзаца" style:family="text">
      <style:text-properties fo:font-weight="bold" style:font-weight-asian="bold" style:font-weight-complex="bold"/>
    </style:style>
    <style:style style:name="T1010" style:parent-style-name="Основнойшрифтабзаца" style:family="text">
      <style:text-properties fo:font-weight="bold" style:font-weight-asian="bold" style:font-weight-complex="bold"/>
    </style:style>
    <style:style style:name="T1011" style:parent-style-name="Основнойшрифтабзаца" style:family="text">
      <style:text-properties fo:font-style="italic" style:font-style-asian="italic" style:font-style-complex="italic"/>
    </style:style>
    <style:style style:name="T1012" style:parent-style-name="Основнойшрифтабзаца" style:family="text">
      <style:text-properties fo:font-weight="bold" style:font-weight-asian="bold" style:font-weight-complex="bold"/>
    </style:style>
    <style:style style:name="T1013" style:parent-style-name="Основнойшрифтабзаца" style:family="text">
      <style:text-properties fo:font-style="italic" style:font-style-asian="italic" style:font-style-complex="italic"/>
    </style:style>
    <style:style style:name="T1014" style:parent-style-name="Основнойшрифтабзаца" style:family="text">
      <style:text-properties fo:font-weight="bold" style:font-weight-asian="bold" style:font-weight-complex="bold"/>
    </style:style>
    <style:style style:name="T1015" style:parent-style-name="Основнойшрифтабзаца" style:family="text">
      <style:text-properties fo:font-weight="bold" style:font-weight-asian="bold" style:font-weight-complex="bold"/>
    </style:style>
    <style:style style:name="T1016" style:parent-style-name="Основнойшрифтабзаца" style:family="text">
      <style:text-properties fo:font-weight="bold" style:font-weight-asian="bold" style:font-weight-complex="bold"/>
    </style:style>
    <style:style style:name="T1017" style:parent-style-name="Основнойшрифтабзаца" style:family="text">
      <style:text-properties fo:font-weight="bold" style:font-weight-asian="bold" style:font-weight-complex="bold"/>
    </style:style>
    <style:style style:name="T1018" style:parent-style-name="Основнойшрифтабзаца" style:family="text">
      <style:text-properties fo:font-weight="bold" style:font-weight-asian="bold" style:font-weight-complex="bold"/>
    </style:style>
    <style:style style:name="T1019" style:parent-style-name="Основнойшрифтабзаца" style:family="text">
      <style:text-properties fo:font-weight="bold" style:font-weight-asian="bold" style:font-weight-complex="bold"/>
    </style:style>
    <style:style style:name="T1020" style:parent-style-name="Основнойшрифтабзаца" style:family="text">
      <style:text-properties fo:font-weight="bold" style:font-weight-asian="bold" style:font-weight-complex="bold"/>
    </style:style>
    <style:style style:name="T1021" style:parent-style-name="Основнойшрифтабзаца" style:family="text">
      <style:text-properties fo:font-weight="bold" style:font-weight-asian="bold" style:font-weight-complex="bold"/>
    </style:style>
    <style:style style:name="T1022" style:parent-style-name="Основнойшрифтабзаца" style:family="text">
      <style:text-properties fo:font-weight="bold" style:font-weight-asian="bold" style:font-weight-complex="bold"/>
    </style:style>
    <style:style style:name="T1023" style:parent-style-name="Основнойшрифтабзаца" style:family="text">
      <style:text-properties fo:font-weight="bold" style:font-weight-asian="bold" style:font-weight-complex="bold"/>
    </style:style>
    <style:style style:name="T1024" style:parent-style-name="Основнойшрифтабзаца" style:family="text">
      <style:text-properties fo:font-weight="bold" style:font-weight-asian="bold" style:font-weight-complex="bold"/>
    </style:style>
    <style:style style:name="T1025" style:parent-style-name="Основнойшрифтабзаца" style:family="text">
      <style:text-properties fo:font-weight="bold" style:font-weight-asian="bold" style:font-weight-complex="bold"/>
    </style:style>
    <style:style style:name="T1026" style:parent-style-name="Основнойшрифтабзаца" style:family="text">
      <style:text-properties fo:font-style="italic" style:font-style-asian="italic" style:font-style-complex="italic"/>
    </style:style>
    <style:style style:name="T1027" style:parent-style-name="Основнойшрифтабзаца" style:family="text">
      <style:text-properties fo:font-style="italic" style:font-style-asian="italic" style:font-style-complex="italic"/>
    </style:style>
    <style:style style:name="T1028" style:parent-style-name="Основнойшрифтабзаца" style:family="text">
      <style:text-properties fo:font-weight="bold" style:font-weight-asian="bold" style:font-weight-complex="bold"/>
    </style:style>
    <style:style style:name="T1029" style:parent-style-name="Основнойшрифтабзаца" style:family="text">
      <style:text-properties fo:font-style="italic" style:font-style-asian="italic" style:font-style-complex="italic"/>
    </style:style>
    <style:style style:name="T1030" style:parent-style-name="Основнойшрифтабзаца" style:family="text">
      <style:text-properties fo:font-style="italic" style:font-style-asian="italic" style:font-style-complex="italic"/>
    </style:style>
    <style:style style:name="P1031" style:parent-style-name="Обычный" style:family="paragraph">
      <style:paragraph-properties fo:text-align="start"/>
    </style:style>
    <style:style style:name="T1032" style:parent-style-name="Основнойшрифтабзаца" style:family="text">
      <style:text-properties fo:font-weight="bold" style:font-weight-asian="bold" style:font-weight-complex="bold"/>
    </style:style>
    <style:style style:name="T1033" style:parent-style-name="Основнойшрифтабзаца" style:family="text">
      <style:text-properties fo:font-weight="bold" style:font-weight-asian="bold" style:font-weight-complex="bold"/>
    </style:style>
    <style:style style:name="T1034" style:parent-style-name="Основнойшрифтабзаца" style:family="text">
      <style:text-properties fo:font-weight="bold" style:font-weight-asian="bold" style:font-weight-complex="bold"/>
    </style:style>
    <style:style style:name="T1035" style:parent-style-name="Основнойшрифтабзаца" style:family="text">
      <style:text-properties fo:font-weight="bold" style:font-weight-asian="bold" style:font-weight-complex="bold"/>
    </style:style>
    <style:style style:name="T1036" style:parent-style-name="Основнойшрифтабзаца" style:family="text">
      <style:text-properties fo:font-weight="bold" style:font-weight-asian="bold" style:font-weight-complex="bold"/>
    </style:style>
    <style:style style:name="T1037" style:parent-style-name="Основнойшрифтабзаца" style:family="text">
      <style:text-properties fo:font-style="italic" style:font-style-asian="italic" style:font-style-complex="italic"/>
    </style:style>
    <style:style style:name="T1038" style:parent-style-name="Основнойшрифтабзаца" style:family="text">
      <style:text-properties fo:font-weight="bold" style:font-weight-asian="bold" style:font-weight-complex="bold"/>
    </style:style>
    <style:style style:name="T1039" style:parent-style-name="Основнойшрифтабзаца" style:family="text">
      <style:text-properties fo:font-weight="bold" style:font-weight-asian="bold" style:font-weight-complex="bold"/>
    </style:style>
    <style:style style:name="T1040" style:parent-style-name="Основнойшрифтабзаца" style:family="text">
      <style:text-properties fo:font-weight="bold" style:font-weight-asian="bold" style:font-weight-complex="bold"/>
    </style:style>
    <style:style style:name="T1041" style:parent-style-name="Основнойшрифтабзаца" style:family="text">
      <style:text-properties fo:font-weight="bold" style:font-weight-asian="bold" style:font-weight-complex="bold"/>
    </style:style>
    <style:style style:name="T1042" style:parent-style-name="Основнойшрифтабзаца" style:family="text">
      <style:text-properties fo:font-weight="bold" style:font-weight-asian="bold" style:font-weight-complex="bold"/>
    </style:style>
    <style:style style:name="T1043" style:parent-style-name="Основнойшрифтабзаца" style:family="text">
      <style:text-properties fo:font-weight="bold" style:font-weight-asian="bold" style:font-weight-complex="bold"/>
    </style:style>
    <style:style style:name="T1044" style:parent-style-name="Основнойшрифтабзаца" style:family="text">
      <style:text-properties fo:font-style="italic" style:font-style-asian="italic" style:font-style-complex="italic"/>
    </style:style>
    <style:style style:name="T1045" style:parent-style-name="Основнойшрифтабзаца" style:family="text">
      <style:text-properties fo:font-weight="bold" style:font-weight-asian="bold" style:font-weight-complex="bold"/>
    </style:style>
    <style:style style:name="T1046" style:parent-style-name="Основнойшрифтабзаца" style:family="text">
      <style:text-properties fo:font-weight="bold" style:font-weight-asian="bold" style:font-weight-complex="bold"/>
    </style:style>
    <style:style style:name="T1047" style:parent-style-name="Основнойшрифтабзаца" style:family="text">
      <style:text-properties fo:font-weight="bold" style:font-weight-asian="bold" style:font-weight-complex="bold"/>
    </style:style>
    <style:style style:name="T1048" style:parent-style-name="Основнойшрифтабзаца" style:family="text">
      <style:text-properties fo:font-style="italic" style:font-style-asian="italic" style:font-style-complex="italic"/>
    </style:style>
    <style:style style:name="T1049" style:parent-style-name="Основнойшрифтабзаца" style:family="text">
      <style:text-properties fo:font-weight="bold" style:font-weight-asian="bold" style:font-weight-complex="bold"/>
    </style:style>
    <style:style style:name="T1050" style:parent-style-name="Основнойшрифтабзаца" style:family="text">
      <style:text-properties fo:font-weight="bold" style:font-weight-asian="bold" style:font-weight-complex="bold"/>
    </style:style>
    <style:style style:name="T1051" style:parent-style-name="Основнойшрифтабзаца" style:family="text">
      <style:text-properties fo:font-weight="bold" style:font-weight-asian="bold" style:font-weight-complex="bold"/>
    </style:style>
    <style:style style:name="T1052" style:parent-style-name="Основнойшрифтабзаца" style:family="text">
      <style:text-properties fo:font-weight="bold" style:font-weight-asian="bold" style:font-weight-complex="bold"/>
    </style:style>
    <style:style style:name="T1053" style:parent-style-name="Основнойшрифтабзаца" style:family="text">
      <style:text-properties fo:font-weight="bold" style:font-weight-asian="bold" style:font-weight-complex="bold"/>
    </style:style>
    <style:style style:name="T1054" style:parent-style-name="Основнойшрифтабзаца" style:family="text">
      <style:text-properties fo:font-weight="bold" style:font-weight-asian="bold" style:font-weight-complex="bold"/>
    </style:style>
    <style:style style:name="T1055" style:parent-style-name="Основнойшрифтабзаца" style:family="text">
      <style:text-properties fo:font-weight="bold" style:font-weight-asian="bold" style:font-weight-complex="bold"/>
    </style:style>
    <style:style style:name="T1056" style:parent-style-name="Основнойшрифтабзаца" style:family="text">
      <style:text-properties fo:font-weight="bold" style:font-weight-asian="bold" style:font-weight-complex="bold"/>
    </style:style>
    <style:style style:name="T1057" style:parent-style-name="Основнойшрифтабзаца" style:family="text">
      <style:text-properties fo:font-weight="bold" style:font-weight-asian="bold" style:font-weight-complex="bold"/>
    </style:style>
    <style:style style:name="T1058" style:parent-style-name="Основнойшрифтабзаца" style:family="text">
      <style:text-properties fo:font-weight="bold" style:font-weight-asian="bold" style:font-weight-complex="bold"/>
    </style:style>
    <style:style style:name="T1059" style:parent-style-name="Основнойшрифтабзаца" style:family="text">
      <style:text-properties fo:font-weight="bold" style:font-weight-asian="bold" style:font-weight-complex="bold"/>
    </style:style>
    <style:style style:name="T1060" style:parent-style-name="Основнойшрифтабзаца" style:family="text">
      <style:text-properties fo:font-weight="bold" style:font-weight-asian="bold" style:font-weight-complex="bold"/>
    </style:style>
    <style:style style:name="T1061" style:parent-style-name="Основнойшрифтабзаца" style:family="text">
      <style:text-properties fo:font-weight="bold" style:font-weight-asian="bold" style:font-weight-complex="bold"/>
    </style:style>
    <style:style style:name="T1062" style:parent-style-name="Основнойшрифтабзаца" style:family="text">
      <style:text-properties fo:font-style="italic" style:font-style-asian="italic" style:font-style-complex="italic"/>
    </style:style>
    <style:style style:name="T1063" style:parent-style-name="Основнойшрифтабзаца" style:family="text">
      <style:text-properties fo:font-weight="bold" style:font-weight-asian="bold" style:font-weight-complex="bold"/>
    </style:style>
    <style:style style:name="T1064" style:parent-style-name="Основнойшрифтабзаца" style:family="text">
      <style:text-properties fo:font-style="italic" style:font-style-asian="italic" style:font-style-complex="italic"/>
    </style:style>
    <style:style style:name="T1065" style:parent-style-name="Основнойшрифтабзаца" style:family="text">
      <style:text-properties fo:font-weight="bold" style:font-weight-asian="bold" style:font-weight-complex="bold"/>
    </style:style>
    <style:style style:name="T1066" style:parent-style-name="Основнойшрифтабзаца" style:family="text">
      <style:text-properties fo:font-style="italic" style:font-style-asian="italic" style:font-style-complex="italic"/>
    </style:style>
    <style:style style:name="T1067" style:parent-style-name="Основнойшрифтабзаца" style:family="text">
      <style:text-properties fo:font-weight="bold" style:font-weight-asian="bold" style:font-weight-complex="bold"/>
    </style:style>
    <style:style style:name="T1068" style:parent-style-name="Основнойшрифтабзаца" style:family="text">
      <style:text-properties fo:font-style="italic" style:font-style-asian="italic" style:font-style-complex="italic"/>
    </style:style>
    <style:style style:name="T1069" style:parent-style-name="Основнойшрифтабзаца" style:family="text">
      <style:text-properties fo:font-weight="bold" style:font-weight-asian="bold" style:font-weight-complex="bold"/>
    </style:style>
    <style:style style:name="T1070" style:parent-style-name="Основнойшрифтабзаца" style:family="text">
      <style:text-properties fo:font-style="italic" style:font-style-asian="italic" style:font-style-complex="italic"/>
    </style:style>
    <style:style style:name="T1071" style:parent-style-name="Основнойшрифтабзаца" style:family="text">
      <style:text-properties fo:font-weight="bold" style:font-weight-asian="bold" style:font-weight-complex="bold"/>
    </style:style>
    <style:style style:name="T1072" style:parent-style-name="Основнойшрифтабзаца" style:family="text">
      <style:text-properties fo:font-style="italic" style:font-style-asian="italic" style:font-style-complex="italic"/>
    </style:style>
    <style:style style:name="T1073" style:parent-style-name="Основнойшрифтабзаца" style:family="text">
      <style:text-properties fo:font-weight="bold" style:font-weight-asian="bold" style:font-weight-complex="bold"/>
    </style:style>
    <style:style style:name="T1074" style:parent-style-name="Основнойшрифтабзаца" style:family="text">
      <style:text-properties fo:font-style="italic" style:font-style-asian="italic" style:font-style-complex="italic"/>
    </style:style>
    <style:style style:name="T1075" style:parent-style-name="Основнойшрифтабзаца" style:family="text">
      <style:text-properties fo:font-weight="bold" style:font-weight-asian="bold" style:font-weight-complex="bold"/>
    </style:style>
    <style:style style:name="T1076" style:parent-style-name="Основнойшрифтабзаца" style:family="text">
      <style:text-properties fo:font-style="italic" style:font-style-asian="italic" style:font-style-complex="italic"/>
    </style:style>
    <style:style style:name="T1077" style:parent-style-name="Основнойшрифтабзаца" style:family="text">
      <style:text-properties fo:font-weight="bold" style:font-weight-asian="bold" style:font-weight-complex="bold"/>
    </style:style>
    <style:style style:name="T1078" style:parent-style-name="Основнойшрифтабзаца" style:family="text">
      <style:text-properties fo:font-style="italic" style:font-style-asian="italic" style:font-style-complex="italic"/>
    </style:style>
    <style:style style:name="T1079" style:parent-style-name="Основнойшрифтабзаца" style:family="text">
      <style:text-properties fo:font-weight="bold" style:font-weight-asian="bold" style:font-weight-complex="bold"/>
    </style:style>
    <style:style style:name="T1080" style:parent-style-name="Основнойшрифтабзаца" style:family="text">
      <style:text-properties fo:font-style="italic" style:font-style-asian="italic" style:font-style-complex="italic"/>
    </style:style>
    <style:style style:name="T1081" style:parent-style-name="Основнойшрифтабзаца" style:family="text">
      <style:text-properties fo:font-weight="bold" style:font-weight-asian="bold" style:font-weight-complex="bold"/>
    </style:style>
    <style:style style:name="T1082" style:parent-style-name="Основнойшрифтабзаца" style:family="text">
      <style:text-properties fo:font-style="italic" style:font-style-asian="italic" style:font-style-complex="italic"/>
    </style:style>
    <style:style style:name="T1083" style:parent-style-name="Основнойшрифтабзаца" style:family="text">
      <style:text-properties fo:font-weight="bold" style:font-weight-asian="bold" style:font-weight-complex="bold"/>
    </style:style>
    <style:style style:name="T1084" style:parent-style-name="Основнойшрифтабзаца" style:family="text">
      <style:text-properties fo:font-style="italic" style:font-style-asian="italic" style:font-style-complex="italic"/>
    </style:style>
    <style:style style:name="T1085" style:parent-style-name="Основнойшрифтабзаца" style:family="text">
      <style:text-properties fo:font-weight="bold" style:font-weight-asian="bold" style:font-weight-complex="bold"/>
    </style:style>
    <style:style style:name="T1086" style:parent-style-name="Основнойшрифтабзаца" style:family="text">
      <style:text-properties fo:font-style="italic" style:font-style-asian="italic" style:font-style-complex="italic"/>
    </style:style>
    <style:style style:name="T1087" style:parent-style-name="Основнойшрифтабзаца" style:family="text">
      <style:text-properties fo:font-style="italic" style:font-style-asian="italic" style:font-style-complex="italic"/>
    </style:style>
    <style:style style:name="P1088" style:parent-style-name="Обычный" style:family="paragraph">
      <style:paragraph-properties fo:text-align="start"/>
    </style:style>
    <style:style style:name="T1089" style:parent-style-name="Основнойшрифтабзаца" style:family="text">
      <style:text-properties fo:font-weight="bold" style:font-weight-asian="bold" style:font-weight-complex="bold"/>
    </style:style>
    <style:style style:name="T1090" style:parent-style-name="Основнойшрифтабзаца" style:family="text">
      <style:text-properties fo:font-weight="bold" style:font-weight-asian="bold" style:font-weight-complex="bold"/>
    </style:style>
    <style:style style:name="T1091" style:parent-style-name="Основнойшрифтабзаца" style:family="text">
      <style:text-properties fo:font-style="italic" style:font-style-asian="italic" style:font-style-complex="italic"/>
    </style:style>
    <style:style style:name="T1092" style:parent-style-name="Основнойшрифтабзаца" style:family="text">
      <style:text-properties fo:font-weight="bold" style:font-weight-asian="bold" style:font-weight-complex="bold"/>
    </style:style>
    <style:style style:name="T1093" style:parent-style-name="Основнойшрифтабзаца" style:family="text">
      <style:text-properties fo:font-style="italic" style:font-style-asian="italic" style:font-style-complex="italic"/>
    </style:style>
    <style:style style:name="T1094" style:parent-style-name="Основнойшрифтабзаца" style:family="text">
      <style:text-properties fo:font-weight="bold" style:font-weight-asian="bold" style:font-weight-complex="bold"/>
    </style:style>
    <style:style style:name="T1095" style:parent-style-name="Основнойшрифтабзаца" style:family="text">
      <style:text-properties fo:font-style="italic" style:font-style-asian="italic" style:font-style-complex="italic"/>
    </style:style>
    <style:style style:name="T1096" style:parent-style-name="Основнойшрифтабзаца" style:family="text">
      <style:text-properties fo:font-weight="bold" style:font-weight-asian="bold" style:font-weight-complex="bold"/>
    </style:style>
    <style:style style:name="T1097" style:parent-style-name="Основнойшрифтабзаца" style:family="text">
      <style:text-properties fo:font-weight="bold" style:font-weight-asian="bold" style:font-weight-complex="bold"/>
    </style:style>
    <style:style style:name="T1098" style:parent-style-name="Основнойшрифтабзаца" style:family="text">
      <style:text-properties fo:font-weight="bold" style:font-weight-asian="bold" style:font-weight-complex="bold"/>
    </style:style>
    <style:style style:name="T1099" style:parent-style-name="Основнойшрифтабзаца" style:family="text">
      <style:text-properties fo:font-style="italic" style:font-style-asian="italic" style:font-style-complex="italic"/>
    </style:style>
    <style:style style:name="T1100" style:parent-style-name="Основнойшрифтабзаца" style:family="text">
      <style:text-properties fo:font-style="italic" style:font-style-asian="italic" style:font-style-complex="italic"/>
    </style:style>
    <style:style style:name="T1101" style:parent-style-name="Основнойшрифтабзаца" style:family="text">
      <style:text-properties fo:font-weight="bold" style:font-weight-asian="bold" style:font-weight-complex="bold"/>
    </style:style>
    <style:style style:name="T1102" style:parent-style-name="Основнойшрифтабзаца" style:family="text">
      <style:text-properties fo:font-weight="bold" style:font-weight-asian="bold" style:font-weight-complex="bold"/>
    </style:style>
    <style:style style:name="T1103" style:parent-style-name="Основнойшрифтабзаца" style:family="text">
      <style:text-properties fo:font-weight="bold" style:font-weight-asian="bold" style:font-weight-complex="bold"/>
    </style:style>
    <style:style style:name="T1104" style:parent-style-name="Основнойшрифтабзаца" style:family="text">
      <style:text-properties fo:font-weight="bold" style:font-weight-asian="bold" style:font-weight-complex="bold"/>
    </style:style>
    <style:style style:name="T1105" style:parent-style-name="Основнойшрифтабзаца" style:family="text">
      <style:text-properties fo:font-weight="bold" style:font-weight-asian="bold" style:font-weight-complex="bold"/>
    </style:style>
    <style:style style:name="T1106" style:parent-style-name="Основнойшрифтабзаца" style:family="text">
      <style:text-properties fo:font-weight="bold" style:font-weight-asian="bold" style:font-weight-complex="bold"/>
    </style:style>
    <style:style style:name="P1107" style:parent-style-name="Обычный" style:family="paragraph">
      <style:paragraph-properties fo:text-align="start"/>
    </style:style>
    <style:style style:name="T1108" style:parent-style-name="Основнойшрифтабзаца" style:family="text">
      <style:text-properties fo:font-weight="bold" style:font-weight-asian="bold" style:font-weight-complex="bold"/>
    </style:style>
    <style:style style:name="T1109" style:parent-style-name="Основнойшрифтабзаца" style:family="text">
      <style:text-properties fo:font-weight="bold" style:font-weight-asian="bold" style:font-weight-complex="bold"/>
    </style:style>
    <style:style style:name="T1110" style:parent-style-name="Основнойшрифтабзаца" style:family="text">
      <style:text-properties fo:font-style="italic" style:font-style-asian="italic" style:font-style-complex="italic"/>
    </style:style>
    <style:style style:name="T1111" style:parent-style-name="Основнойшрифтабзаца" style:family="text">
      <style:text-properties fo:font-weight="bold" style:font-weight-asian="bold" style:font-weight-complex="bold"/>
    </style:style>
    <style:style style:name="T1112" style:parent-style-name="Основнойшрифтабзаца" style:family="text">
      <style:text-properties fo:font-weight="bold" style:font-weight-asian="bold" style:font-weight-complex="bold"/>
    </style:style>
    <style:style style:name="T1113" style:parent-style-name="Основнойшрифтабзаца" style:family="text">
      <style:text-properties fo:font-style="italic" style:font-style-asian="italic" style:font-style-complex="italic"/>
    </style:style>
    <style:style style:name="T1114" style:parent-style-name="Основнойшрифтабзаца" style:family="text">
      <style:text-properties fo:font-weight="bold" style:font-weight-asian="bold" style:font-weight-complex="bold"/>
    </style:style>
    <style:style style:name="T1115" style:parent-style-name="Основнойшрифтабзаца" style:family="text">
      <style:text-properties fo:font-weight="bold" style:font-weight-asian="bold" style:font-weight-complex="bold"/>
    </style:style>
    <style:style style:name="T1116" style:parent-style-name="Основнойшрифтабзаца" style:family="text">
      <style:text-properties fo:font-style="italic" style:font-style-asian="italic" style:font-style-complex="italic"/>
    </style:style>
    <style:style style:name="T1117" style:parent-style-name="Основнойшрифтабзаца" style:family="text">
      <style:text-properties fo:font-weight="bold" style:font-weight-asian="bold" style:font-weight-complex="bold"/>
    </style:style>
    <style:style style:name="T1118" style:parent-style-name="Основнойшрифтабзаца" style:family="text">
      <style:text-properties fo:font-style="italic" style:font-style-asian="italic" style:font-style-complex="italic"/>
    </style:style>
    <style:style style:name="T1119" style:parent-style-name="Основнойшрифтабзаца" style:family="text">
      <style:text-properties fo:font-weight="bold" style:font-weight-asian="bold" style:font-weight-complex="bold"/>
    </style:style>
    <style:style style:name="T1120" style:parent-style-name="Основнойшрифтабзаца" style:family="text">
      <style:text-properties fo:font-weight="bold" style:font-weight-asian="bold" style:font-weight-complex="bold"/>
    </style:style>
    <style:style style:name="T1121" style:parent-style-name="Основнойшрифтабзаца" style:family="text">
      <style:text-properties fo:font-weight="bold" style:font-weight-asian="bold" style:font-weight-complex="bold"/>
    </style:style>
    <style:style style:name="P1122" style:parent-style-name="Обычный" style:family="paragraph">
      <style:paragraph-properties fo:text-align="start"/>
    </style:style>
    <style:style style:name="T1123" style:parent-style-name="Основнойшрифтабзаца" style:family="text">
      <style:text-properties fo:font-weight="bold" style:font-weight-asian="bold" style:font-weight-complex="bold"/>
    </style:style>
    <style:style style:name="T1124" style:parent-style-name="Основнойшрифтабзаца" style:family="text">
      <style:text-properties fo:font-weight="bold" style:font-weight-asian="bold" style:font-weight-complex="bold"/>
    </style:style>
    <style:style style:name="T1125" style:parent-style-name="Основнойшрифтабзаца" style:family="text">
      <style:text-properties fo:font-weight="bold" style:font-weight-asian="bold" style:font-weight-complex="bold"/>
    </style:style>
    <style:style style:name="T1126" style:parent-style-name="Основнойшрифтабзаца" style:family="text">
      <style:text-properties fo:font-weight="bold" style:font-weight-asian="bold" style:font-weight-complex="bold"/>
    </style:style>
    <style:style style:name="T1127" style:parent-style-name="Основнойшрифтабзаца" style:family="text">
      <style:text-properties fo:font-weight="bold" style:font-weight-asian="bold" style:font-weight-complex="bold"/>
    </style:style>
    <style:style style:name="T1128" style:parent-style-name="Основнойшрифтабзаца" style:family="text">
      <style:text-properties fo:font-weight="bold" style:font-weight-asian="bold" style:font-weight-complex="bold"/>
    </style:style>
    <style:style style:name="T1129" style:parent-style-name="Основнойшрифтабзаца" style:family="text">
      <style:text-properties fo:font-weight="bold" style:font-weight-asian="bold" style:font-weight-complex="bold"/>
    </style:style>
    <style:style style:name="T1130" style:parent-style-name="Основнойшрифтабзаца" style:family="text">
      <style:text-properties fo:font-weight="bold" style:font-weight-asian="bold" style:font-weight-complex="bold"/>
    </style:style>
    <style:style style:name="T1131" style:parent-style-name="Основнойшрифтабзаца" style:family="text">
      <style:text-properties fo:font-weight="bold" style:font-weight-asian="bold" style:font-weight-complex="bold"/>
    </style:style>
    <style:style style:name="T1132" style:parent-style-name="Основнойшрифтабзаца" style:family="text">
      <style:text-properties fo:font-weight="bold" style:font-weight-asian="bold" style:font-weight-complex="bold"/>
    </style:style>
    <style:style style:name="T1133" style:parent-style-name="Основнойшрифтабзаца" style:family="text">
      <style:text-properties fo:font-weight="bold" style:font-weight-asian="bold" style:font-weight-complex="bold"/>
    </style:style>
    <style:style style:name="T1134" style:parent-style-name="Основнойшрифтабзаца" style:family="text">
      <style:text-properties fo:font-weight="bold" style:font-weight-asian="bold" style:font-weight-complex="bold"/>
    </style:style>
    <style:style style:name="T1135" style:parent-style-name="Основнойшрифтабзаца" style:family="text">
      <style:text-properties fo:font-weight="bold" style:font-weight-asian="bold" style:font-weight-complex="bold"/>
    </style:style>
    <style:style style:name="T1136" style:parent-style-name="Основнойшрифтабзаца" style:family="text">
      <style:text-properties fo:font-weight="bold" style:font-weight-asian="bold" style:font-weight-complex="bold"/>
    </style:style>
    <style:style style:name="T1137" style:parent-style-name="Основнойшрифтабзаца" style:family="text">
      <style:text-properties fo:font-weight="bold" style:font-weight-asian="bold" style:font-weight-complex="bold"/>
    </style:style>
    <style:style style:name="T1138" style:parent-style-name="Основнойшрифтабзаца" style:family="text">
      <style:text-properties fo:font-weight="bold" style:font-weight-asian="bold" style:font-weight-complex="bold"/>
    </style:style>
    <style:style style:name="T1139" style:parent-style-name="Основнойшрифтабзаца" style:family="text">
      <style:text-properties fo:font-weight="bold" style:font-weight-asian="bold" style:font-weight-complex="bold"/>
    </style:style>
    <style:style style:name="T1140" style:parent-style-name="Основнойшрифтабзаца" style:family="text">
      <style:text-properties fo:font-weight="bold" style:font-weight-asian="bold" style:font-weight-complex="bold"/>
    </style:style>
    <style:style style:name="T1141" style:parent-style-name="Основнойшрифтабзаца" style:family="text">
      <style:text-properties fo:font-weight="bold" style:font-weight-asian="bold" style:font-weight-complex="bold"/>
    </style:style>
    <style:style style:name="T1142" style:parent-style-name="Основнойшрифтабзаца" style:family="text">
      <style:text-properties fo:font-weight="bold" style:font-weight-asian="bold" style:font-weight-complex="bold"/>
    </style:style>
    <style:style style:name="T1143" style:parent-style-name="Основнойшрифтабзаца" style:family="text">
      <style:text-properties fo:font-weight="bold" style:font-weight-asian="bold" style:font-weight-complex="bold"/>
    </style:style>
    <style:style style:name="T1144" style:parent-style-name="Основнойшрифтабзаца" style:family="text">
      <style:text-properties fo:font-style="italic" style:font-style-asian="italic" style:font-style-complex="italic"/>
    </style:style>
    <style:style style:name="T1145" style:parent-style-name="Основнойшрифтабзаца" style:family="text">
      <style:text-properties fo:font-style="italic" style:font-style-asian="italic" style:font-style-complex="italic"/>
    </style:style>
    <style:style style:name="P1146" style:parent-style-name="Обычный" style:family="paragraph">
      <style:paragraph-properties fo:text-align="start"/>
    </style:style>
    <style:style style:name="T1147" style:parent-style-name="Основнойшрифтабзаца" style:family="text">
      <style:text-properties fo:font-weight="bold" style:font-weight-asian="bold" style:font-weight-complex="bold"/>
    </style:style>
    <style:style style:name="T1148" style:parent-style-name="Основнойшрифтабзаца" style:family="text">
      <style:text-properties fo:font-weight="bold" style:font-weight-asian="bold" style:font-weight-complex="bold"/>
    </style:style>
    <style:style style:name="T1149" style:parent-style-name="Основнойшрифтабзаца" style:family="text">
      <style:text-properties fo:font-weight="bold" style:font-weight-asian="bold" style:font-weight-complex="bold"/>
    </style:style>
    <style:style style:name="T1150" style:parent-style-name="Основнойшрифтабзаца" style:family="text">
      <style:text-properties fo:font-weight="bold" style:font-weight-asian="bold" style:font-weight-complex="bold"/>
    </style:style>
    <style:style style:name="T1151" style:parent-style-name="Основнойшрифтабзаца" style:family="text">
      <style:text-properties fo:font-weight="bold" style:font-weight-asian="bold" style:font-weight-complex="bold"/>
    </style:style>
    <style:style style:name="T1152" style:parent-style-name="Основнойшрифтабзаца" style:family="text">
      <style:text-properties fo:font-weight="bold" style:font-weight-asian="bold" style:font-weight-complex="bold"/>
    </style:style>
    <style:style style:name="T1153" style:parent-style-name="Основнойшрифтабзаца" style:family="text">
      <style:text-properties fo:font-weight="bold" style:font-weight-asian="bold" style:font-weight-complex="bold"/>
    </style:style>
    <style:style style:name="T1154" style:parent-style-name="Основнойшрифтабзаца" style:family="text">
      <style:text-properties fo:font-weight="bold" style:font-weight-asian="bold" style:font-weight-complex="bold"/>
    </style:style>
    <style:style style:name="T1155" style:parent-style-name="Основнойшрифтабзаца" style:family="text">
      <style:text-properties fo:font-weight="bold" style:font-weight-asian="bold" style:font-weight-complex="bold"/>
    </style:style>
    <style:style style:name="T1156" style:parent-style-name="Основнойшрифтабзаца" style:family="text">
      <style:text-properties fo:font-style="italic" style:font-style-asian="italic" style:font-style-complex="italic"/>
    </style:style>
    <style:style style:name="T1157" style:parent-style-name="Основнойшрифтабзаца" style:family="text">
      <style:text-properties fo:font-weight="bold" style:font-weight-asian="bold" style:font-weight-complex="bold"/>
    </style:style>
    <style:style style:name="T1158" style:parent-style-name="Основнойшрифтабзаца" style:family="text">
      <style:text-properties fo:font-weight="bold" style:font-weight-asian="bold" style:font-weight-complex="bold"/>
    </style:style>
    <style:style style:name="T1159" style:parent-style-name="Основнойшрифтабзаца" style:family="text">
      <style:text-properties fo:font-style="italic" style:font-style-asian="italic" style:font-style-complex="italic"/>
    </style:style>
    <style:style style:name="T1160" style:parent-style-name="Основнойшрифтабзаца" style:family="text">
      <style:text-properties fo:font-weight="bold" style:font-weight-asian="bold" style:font-weight-complex="bold"/>
    </style:style>
    <style:style style:name="T1161" style:parent-style-name="Основнойшрифтабзаца" style:family="text">
      <style:text-properties fo:font-weight="bold" style:font-weight-asian="bold" style:font-weight-complex="bold"/>
    </style:style>
    <style:style style:name="T1162" style:parent-style-name="Основнойшрифтабзаца" style:family="text">
      <style:text-properties fo:font-weight="bold" style:font-weight-asian="bold" style:font-weight-complex="bold"/>
    </style:style>
    <style:style style:name="T1163" style:parent-style-name="Основнойшрифтабзаца" style:family="text">
      <style:text-properties fo:font-style="italic" style:font-style-asian="italic" style:font-style-complex="italic"/>
    </style:style>
    <style:style style:name="T1164" style:parent-style-name="Основнойшрифтабзаца" style:family="text">
      <style:text-properties fo:font-weight="bold" style:font-weight-asian="bold" style:font-weight-complex="bold"/>
    </style:style>
    <style:style style:name="T1165" style:parent-style-name="Основнойшрифтабзаца" style:family="text">
      <style:text-properties fo:font-style="italic" style:font-style-asian="italic" style:font-style-complex="italic"/>
    </style:style>
    <style:style style:name="T1166" style:parent-style-name="Основнойшрифтабзаца" style:family="text">
      <style:text-properties fo:font-weight="bold" style:font-weight-asian="bold" style:font-weight-complex="bold"/>
    </style:style>
    <style:style style:name="T1167" style:parent-style-name="Основнойшрифтабзаца" style:family="text">
      <style:text-properties fo:font-weight="bold" style:font-weight-asian="bold" style:font-weight-complex="bold"/>
    </style:style>
    <style:style style:name="T1168" style:parent-style-name="Основнойшрифтабзаца" style:family="text">
      <style:text-properties fo:font-weight="bold" style:font-weight-asian="bold" style:font-weight-complex="bold"/>
    </style:style>
    <style:style style:name="T1169" style:parent-style-name="Основнойшрифтабзаца" style:family="text">
      <style:text-properties fo:font-weight="bold" style:font-weight-asian="bold" style:font-weight-complex="bold"/>
    </style:style>
    <style:style style:name="T1170" style:parent-style-name="Основнойшрифтабзаца" style:family="text">
      <style:text-properties fo:font-weight="bold" style:font-weight-asian="bold" style:font-weight-complex="bold"/>
    </style:style>
    <style:style style:name="T1171" style:parent-style-name="Основнойшрифтабзаца" style:family="text">
      <style:text-properties fo:font-weight="bold" style:font-weight-asian="bold" style:font-weight-complex="bold"/>
    </style:style>
    <style:style style:name="T1172" style:parent-style-name="Основнойшрифтабзаца" style:family="text">
      <style:text-properties fo:font-weight="bold" style:font-weight-asian="bold" style:font-weight-complex="bold"/>
    </style:style>
    <style:style style:name="T1173" style:parent-style-name="Основнойшрифтабзаца" style:family="text">
      <style:text-properties fo:font-weight="bold" style:font-weight-asian="bold" style:font-weight-complex="bold"/>
    </style:style>
    <style:style style:name="T1174" style:parent-style-name="Основнойшрифтабзаца" style:family="text">
      <style:text-properties fo:font-weight="bold" style:font-weight-asian="bold" style:font-weight-complex="bold"/>
    </style:style>
    <style:style style:name="T1175" style:parent-style-name="Основнойшрифтабзаца" style:family="text">
      <style:text-properties fo:font-weight="bold" style:font-weight-asian="bold" style:font-weight-complex="bold"/>
    </style:style>
    <style:style style:name="T1176" style:parent-style-name="Основнойшрифтабзаца" style:family="text">
      <style:text-properties fo:font-weight="bold" style:font-weight-asian="bold" style:font-weight-complex="bold"/>
    </style:style>
    <style:style style:name="T1177" style:parent-style-name="Основнойшрифтабзаца" style:family="text">
      <style:text-properties fo:font-weight="bold" style:font-weight-asian="bold" style:font-weight-complex="bold"/>
    </style:style>
    <style:style style:name="T1178" style:parent-style-name="Основнойшрифтабзаца" style:family="text">
      <style:text-properties fo:font-weight="bold" style:font-weight-asian="bold" style:font-weight-complex="bold"/>
    </style:style>
    <style:style style:name="T1179" style:parent-style-name="Основнойшрифтабзаца" style:family="text">
      <style:text-properties fo:font-weight="bold" style:font-weight-asian="bold" style:font-weight-complex="bold"/>
    </style:style>
    <style:style style:name="T1180" style:parent-style-name="Основнойшрифтабзаца" style:family="text">
      <style:text-properties fo:font-weight="bold" style:font-weight-asian="bold" style:font-weight-complex="bold"/>
    </style:style>
    <style:style style:name="T1181" style:parent-style-name="Основнойшрифтабзаца" style:family="text">
      <style:text-properties fo:font-weight="bold" style:font-weight-asian="bold" style:font-weight-complex="bold"/>
    </style:style>
    <style:style style:name="T1182" style:parent-style-name="Основнойшрифтабзаца" style:family="text">
      <style:text-properties fo:font-style="italic" style:font-style-asian="italic" style:font-style-complex="italic"/>
    </style:style>
    <style:style style:name="T1183" style:parent-style-name="Основнойшрифтабзаца" style:family="text">
      <style:text-properties fo:font-weight="bold" style:font-weight-asian="bold" style:font-weight-complex="bold"/>
    </style:style>
    <style:style style:name="T1184" style:parent-style-name="Основнойшрифтабзаца" style:family="text">
      <style:text-properties fo:font-weight="bold" style:font-weight-asian="bold" style:font-weight-complex="bold"/>
    </style:style>
    <style:style style:name="T1185" style:parent-style-name="Основнойшрифтабзаца" style:family="text">
      <style:text-properties fo:font-weight="bold" style:font-weight-asian="bold" style:font-weight-complex="bold"/>
    </style:style>
    <style:style style:name="T1186" style:parent-style-name="Основнойшрифтабзаца" style:family="text">
      <style:text-properties fo:font-weight="bold" style:font-weight-asian="bold" style:font-weight-complex="bold"/>
    </style:style>
    <style:style style:name="T1187" style:parent-style-name="Основнойшрифтабзаца" style:family="text">
      <style:text-properties fo:font-weight="bold" style:font-weight-asian="bold" style:font-weight-complex="bold"/>
    </style:style>
    <style:style style:name="P1188" style:parent-style-name="Обычный" style:family="paragraph">
      <style:paragraph-properties fo:text-align="start"/>
    </style:style>
    <style:style style:name="P1189" style:parent-style-name="Обычный" style:family="paragraph">
      <style:paragraph-properties fo:text-align="start"/>
    </style:style>
    <style:style style:name="T1190" style:parent-style-name="Основнойшрифтабзаца" style:family="text">
      <style:text-properties fo:font-weight="bold" style:font-weight-asian="bold" style:font-weight-complex="bold"/>
    </style:style>
    <style:style style:name="T1191" style:parent-style-name="Основнойшрифтабзаца" style:family="text">
      <style:text-properties fo:font-weight="bold" style:font-weight-asian="bold" style:font-weight-complex="bold"/>
    </style:style>
    <style:style style:name="T1192" style:parent-style-name="Основнойшрифтабзаца" style:family="text">
      <style:text-properties fo:font-weight="bold" style:font-weight-asian="bold" style:font-weight-complex="bold"/>
    </style:style>
    <style:style style:name="T1193" style:parent-style-name="Основнойшрифтабзаца" style:family="text">
      <style:text-properties fo:font-weight="bold" style:font-weight-asian="bold" style:font-weight-complex="bold"/>
    </style:style>
    <style:style style:name="T1194" style:parent-style-name="Основнойшрифтабзаца" style:family="text">
      <style:text-properties fo:font-weight="bold" style:font-weight-asian="bold" style:font-weight-complex="bold"/>
    </style:style>
    <style:style style:name="T1195" style:parent-style-name="Основнойшрифтабзаца" style:family="text">
      <style:text-properties fo:font-weight="bold" style:font-weight-asian="bold" style:font-weight-complex="bold"/>
    </style:style>
    <style:style style:name="T1196" style:parent-style-name="Основнойшрифтабзаца" style:family="text">
      <style:text-properties fo:font-weight="bold" style:font-weight-asian="bold" style:font-weight-complex="bold"/>
    </style:style>
    <style:style style:name="T1197" style:parent-style-name="Основнойшрифтабзаца" style:family="text">
      <style:text-properties fo:font-weight="bold" style:font-weight-asian="bold" style:font-weight-complex="bold"/>
    </style:style>
    <style:style style:name="T1198" style:parent-style-name="Основнойшрифтабзаца" style:family="text">
      <style:text-properties fo:font-weight="bold" style:font-weight-asian="bold" style:font-weight-complex="bold"/>
    </style:style>
    <style:style style:name="T1199" style:parent-style-name="Основнойшрифтабзаца" style:family="text">
      <style:text-properties fo:font-weight="bold" style:font-weight-asian="bold" style:font-weight-complex="bold"/>
    </style:style>
    <style:style style:name="T1200" style:parent-style-name="Основнойшрифтабзаца" style:family="text">
      <style:text-properties fo:font-weight="bold" style:font-weight-asian="bold" style:font-weight-complex="bold"/>
    </style:style>
    <style:style style:name="T1201" style:parent-style-name="Основнойшрифтабзаца" style:family="text">
      <style:text-properties fo:font-weight="bold" style:font-weight-asian="bold" style:font-weight-complex="bold"/>
    </style:style>
    <style:style style:name="T1202" style:parent-style-name="Основнойшрифтабзаца" style:family="text">
      <style:text-properties fo:font-weight="bold" style:font-weight-asian="bold" style:font-weight-complex="bold"/>
    </style:style>
    <style:style style:name="T1203" style:parent-style-name="Основнойшрифтабзаца" style:family="text">
      <style:text-properties fo:font-weight="bold" style:font-weight-asian="bold" style:font-weight-complex="bold"/>
    </style:style>
    <style:style style:name="T1204" style:parent-style-name="Основнойшрифтабзаца" style:family="text">
      <style:text-properties fo:font-style="italic" style:font-style-asian="italic" style:font-style-complex="italic"/>
    </style:style>
    <style:style style:name="T1205" style:parent-style-name="Основнойшрифтабзаца" style:family="text">
      <style:text-properties fo:font-weight="bold" style:font-weight-asian="bold" style:font-weight-complex="bold"/>
    </style:style>
    <style:style style:name="T1206" style:parent-style-name="Основнойшрифтабзаца" style:family="text">
      <style:text-properties fo:font-weight="bold" style:font-weight-asian="bold" style:font-weight-complex="bold"/>
    </style:style>
    <style:style style:name="T1207" style:parent-style-name="Основнойшрифтабзаца" style:family="text">
      <style:text-properties fo:font-weight="bold" style:font-weight-asian="bold" style:font-weight-complex="bold"/>
    </style:style>
    <style:style style:name="T1208" style:parent-style-name="Основнойшрифтабзаца" style:family="text">
      <style:text-properties fo:font-weight="bold" style:font-weight-asian="bold" style:font-weight-complex="bold"/>
    </style:style>
    <style:style style:name="T1209" style:parent-style-name="Основнойшрифтабзаца" style:family="text">
      <style:text-properties fo:font-weight="bold" style:font-weight-asian="bold" style:font-weight-complex="bold"/>
    </style:style>
    <style:style style:name="T1210" style:parent-style-name="Основнойшрифтабзаца" style:family="text">
      <style:text-properties fo:font-style="italic" style:font-style-asian="italic" style:font-style-complex="italic"/>
    </style:style>
    <style:style style:name="P1211" style:parent-style-name="Обычный" style:family="paragraph">
      <style:paragraph-properties fo:text-align="start"/>
    </style:style>
    <style:style style:name="T1212" style:parent-style-name="Основнойшрифтабзаца" style:family="text">
      <style:text-properties fo:font-weight="bold" style:font-weight-asian="bold" style:font-weight-complex="bold"/>
    </style:style>
    <style:style style:name="T1213" style:parent-style-name="Основнойшрифтабзаца" style:family="text">
      <style:text-properties fo:font-weight="bold" style:font-weight-asian="bold" style:font-weight-complex="bold"/>
    </style:style>
    <style:style style:name="T1214" style:parent-style-name="Основнойшрифтабзаца" style:family="text">
      <style:text-properties fo:font-weight="bold" style:font-weight-asian="bold" style:font-weight-complex="bold"/>
    </style:style>
    <style:style style:name="T1215" style:parent-style-name="Основнойшрифтабзаца" style:family="text">
      <style:text-properties fo:font-style="italic" style:font-style-asian="italic" style:font-style-complex="italic"/>
    </style:style>
    <style:style style:name="T1216" style:parent-style-name="Основнойшрифтабзаца" style:family="text">
      <style:text-properties fo:font-weight="bold" style:font-weight-asian="bold" style:font-weight-complex="bold"/>
    </style:style>
    <style:style style:name="T1217" style:parent-style-name="Основнойшрифтабзаца" style:family="text">
      <style:text-properties fo:font-weight="bold" style:font-weight-asian="bold" style:font-weight-complex="bold"/>
    </style:style>
    <style:style style:name="T1218" style:parent-style-name="Основнойшрифтабзаца" style:family="text">
      <style:text-properties fo:font-weight="bold" style:font-weight-asian="bold" style:font-weight-complex="bold"/>
    </style:style>
    <style:style style:name="T1219" style:parent-style-name="Основнойшрифтабзаца" style:family="text">
      <style:text-properties fo:font-style="italic" style:font-style-asian="italic" style:font-style-complex="italic"/>
    </style:style>
    <style:style style:name="T1220" style:parent-style-name="Основнойшрифтабзаца" style:family="text">
      <style:text-properties fo:font-weight="bold" style:font-weight-asian="bold" style:font-weight-complex="bold"/>
    </style:style>
    <style:style style:name="T1221" style:parent-style-name="Основнойшрифтабзаца" style:family="text">
      <style:text-properties fo:font-style="italic" style:font-style-asian="italic" style:font-style-complex="italic"/>
    </style:style>
    <style:style style:name="T1222" style:parent-style-name="Основнойшрифтабзаца" style:family="text">
      <style:text-properties fo:font-weight="bold" style:font-weight-asian="bold" style:font-weight-complex="bold"/>
    </style:style>
    <style:style style:name="T1223" style:parent-style-name="Основнойшрифтабзаца" style:family="text">
      <style:text-properties fo:font-weight="bold" style:font-weight-asian="bold" style:font-weight-complex="bold"/>
    </style:style>
    <style:style style:name="T1224" style:parent-style-name="Основнойшрифтабзаца" style:family="text">
      <style:text-properties fo:font-weight="bold" style:font-weight-asian="bold" style:font-weight-complex="bold"/>
    </style:style>
    <style:style style:name="T1225" style:parent-style-name="Основнойшрифтабзаца" style:family="text">
      <style:text-properties fo:font-weight="bold" style:font-weight-asian="bold" style:font-weight-complex="bold"/>
    </style:style>
    <style:style style:name="T1226" style:parent-style-name="Основнойшрифтабзаца" style:family="text">
      <style:text-properties fo:font-style="italic" style:font-style-asian="italic" style:font-style-complex="italic"/>
    </style:style>
    <style:style style:name="T1227" style:parent-style-name="Основнойшрифтабзаца" style:family="text">
      <style:text-properties fo:font-weight="bold" style:font-weight-asian="bold" style:font-weight-complex="bold"/>
    </style:style>
    <style:style style:name="T1228" style:parent-style-name="Основнойшрифтабзаца" style:family="text">
      <style:text-properties fo:font-style="italic" style:font-style-asian="italic" style:font-style-complex="italic"/>
    </style:style>
    <style:style style:name="P1229" style:parent-style-name="Обычный" style:family="paragraph">
      <style:paragraph-properties fo:text-align="start"/>
    </style:style>
    <style:style style:name="T1230" style:parent-style-name="Основнойшрифтабзаца" style:family="text">
      <style:text-properties fo:font-weight="bold" style:font-weight-asian="bold" style:font-weight-complex="bold"/>
    </style:style>
    <style:style style:name="T1231" style:parent-style-name="Основнойшрифтабзаца" style:family="text">
      <style:text-properties fo:font-weight="bold" style:font-weight-asian="bold" style:font-weight-complex="bold"/>
    </style:style>
    <style:style style:name="T1232" style:parent-style-name="Основнойшрифтабзаца" style:family="text">
      <style:text-properties fo:font-weight="bold" style:font-weight-asian="bold" style:font-weight-complex="bold"/>
    </style:style>
    <style:style style:name="T1233" style:parent-style-name="Основнойшрифтабзаца" style:family="text">
      <style:text-properties fo:font-style="italic" style:font-style-asian="italic" style:font-style-complex="italic"/>
    </style:style>
    <style:style style:name="T1234" style:parent-style-name="Основнойшрифтабзаца" style:family="text">
      <style:text-properties fo:font-weight="bold" style:font-weight-asian="bold" style:font-weight-complex="bold"/>
    </style:style>
    <style:style style:name="T1235" style:parent-style-name="Основнойшрифтабзаца" style:family="text">
      <style:text-properties fo:font-style="italic" style:font-style-asian="italic" style:font-style-complex="italic"/>
    </style:style>
    <style:style style:name="T1236" style:parent-style-name="Основнойшрифтабзаца" style:family="text">
      <style:text-properties fo:font-style="italic" style:font-style-asian="italic" style:font-style-complex="italic"/>
    </style:style>
    <style:style style:name="T1237" style:parent-style-name="Основнойшрифтабзаца" style:family="text">
      <style:text-properties fo:font-weight="bold" style:font-weight-asian="bold" style:font-weight-complex="bold"/>
    </style:style>
    <style:style style:name="T1238" style:parent-style-name="Основнойшрифтабзаца" style:family="text">
      <style:text-properties fo:font-style="italic" style:font-style-asian="italic" style:font-style-complex="italic"/>
    </style:style>
    <style:style style:name="T1239" style:parent-style-name="Основнойшрифтабзаца" style:family="text">
      <style:text-properties fo:font-style="italic" style:font-style-asian="italic" style:font-style-complex="italic"/>
    </style:style>
    <style:style style:name="T1240" style:parent-style-name="Основнойшрифтабзаца" style:family="text">
      <style:text-properties fo:font-style="italic" style:font-style-asian="italic" style:font-style-complex="italic"/>
    </style:style>
    <style:style style:name="P1241" style:parent-style-name="Обычный" style:family="paragraph">
      <style:paragraph-properties fo:text-align="start"/>
    </style:style>
    <style:style style:name="T1242" style:parent-style-name="Основнойшрифтабзаца" style:family="text">
      <style:text-properties fo:font-weight="bold" style:font-weight-asian="bold" style:font-weight-complex="bold"/>
    </style:style>
    <style:style style:name="T1243" style:parent-style-name="Основнойшрифтабзаца" style:family="text">
      <style:text-properties fo:font-weight="bold" style:font-weight-asian="bold" style:font-weight-complex="bold"/>
    </style:style>
    <style:style style:name="T1244" style:parent-style-name="Основнойшрифтабзаца" style:family="text">
      <style:text-properties fo:font-weight="bold" style:font-weight-asian="bold" style:font-weight-complex="bold"/>
    </style:style>
    <style:style style:name="T1245" style:parent-style-name="Основнойшрифтабзаца" style:family="text">
      <style:text-properties fo:font-style="italic" style:font-style-asian="italic" style:font-style-complex="italic"/>
    </style:style>
    <style:style style:name="T1246" style:parent-style-name="Основнойшрифтабзаца" style:family="text">
      <style:text-properties fo:font-style="italic" style:font-style-asian="italic" style:font-style-complex="italic"/>
    </style:style>
    <style:style style:name="T1247" style:parent-style-name="Основнойшрифтабзаца" style:family="text">
      <style:text-properties fo:font-weight="bold" style:font-weight-asian="bold" style:font-weight-complex="bold"/>
    </style:style>
    <style:style style:name="T1248" style:parent-style-name="Основнойшрифтабзаца" style:family="text">
      <style:text-properties fo:font-weight="bold" style:font-weight-asian="bold" style:font-weight-complex="bold"/>
    </style:style>
    <style:style style:name="T1249" style:parent-style-name="Основнойшрифтабзаца" style:family="text">
      <style:text-properties fo:font-style="italic" style:font-style-asian="italic" style:font-style-complex="italic"/>
    </style:style>
    <style:style style:name="T1250" style:parent-style-name="Основнойшрифтабзаца" style:family="text">
      <style:text-properties fo:font-style="italic" style:font-style-asian="italic" style:font-style-complex="italic"/>
    </style:style>
    <style:style style:name="T1251" style:parent-style-name="Основнойшрифтабзаца" style:family="text">
      <style:text-properties fo:font-style="italic" style:font-style-asian="italic" style:font-style-complex="italic"/>
    </style:style>
    <style:style style:name="P1252" style:parent-style-name="Обычный" style:family="paragraph">
      <style:paragraph-properties fo:text-align="start"/>
    </style:style>
    <style:style style:name="T1253" style:parent-style-name="Основнойшрифтабзаца" style:family="text">
      <style:text-properties fo:font-weight="bold" style:font-weight-asian="bold" style:font-weight-complex="bold"/>
    </style:style>
    <style:style style:name="T1254" style:parent-style-name="Основнойшрифтабзаца" style:family="text">
      <style:text-properties fo:font-weight="bold" style:font-weight-asian="bold" style:font-weight-complex="bold"/>
    </style:style>
    <style:style style:name="T1255" style:parent-style-name="Основнойшрифтабзаца" style:family="text">
      <style:text-properties fo:font-weight="bold" style:font-weight-asian="bold" style:font-weight-complex="bold"/>
    </style:style>
    <style:style style:name="T1256" style:parent-style-name="Основнойшрифтабзаца" style:family="text">
      <style:text-properties fo:font-weight="bold" style:font-weight-asian="bold" style:font-weight-complex="bold"/>
    </style:style>
    <style:style style:name="T1257" style:parent-style-name="Основнойшрифтабзаца" style:family="text">
      <style:text-properties fo:font-weight="bold" style:font-weight-asian="bold" style:font-weight-complex="bold"/>
    </style:style>
    <style:style style:name="T1258" style:parent-style-name="Основнойшрифтабзаца" style:family="text">
      <style:text-properties fo:font-weight="bold" style:font-weight-asian="bold" style:font-weight-complex="bold"/>
    </style:style>
    <style:style style:name="T1259" style:parent-style-name="Основнойшрифтабзаца" style:family="text">
      <style:text-properties fo:font-weight="bold" style:font-weight-asian="bold" style:font-weight-complex="bold"/>
    </style:style>
    <style:style style:name="T1260" style:parent-style-name="Основнойшрифтабзаца" style:family="text">
      <style:text-properties fo:font-weight="bold" style:font-weight-asian="bold" style:font-weight-complex="bold"/>
    </style:style>
    <style:style style:name="T1261" style:parent-style-name="Основнойшрифтабзаца" style:family="text">
      <style:text-properties fo:font-style="italic" style:font-style-asian="italic" style:font-style-complex="italic"/>
    </style:style>
    <style:style style:name="T1262" style:parent-style-name="Основнойшрифтабзаца" style:family="text">
      <style:text-properties fo:font-weight="bold" style:font-weight-asian="bold" style:font-weight-complex="bold"/>
    </style:style>
    <style:style style:name="T1263" style:parent-style-name="Основнойшрифтабзаца" style:family="text">
      <style:text-properties fo:font-style="italic" style:font-style-asian="italic" style:font-style-complex="italic"/>
    </style:style>
    <style:style style:name="T1264" style:parent-style-name="Основнойшрифтабзаца" style:family="text">
      <style:text-properties fo:font-style="italic" style:font-style-asian="italic" style:font-style-complex="italic"/>
    </style:style>
    <style:style style:name="P1265" style:parent-style-name="Обычный" style:family="paragraph">
      <style:paragraph-properties fo:text-align="start"/>
    </style:style>
    <style:style style:name="T1266" style:parent-style-name="Основнойшрифтабзаца" style:family="text">
      <style:text-properties fo:font-weight="bold" style:font-weight-asian="bold" style:font-weight-complex="bold"/>
    </style:style>
    <style:style style:name="T1267" style:parent-style-name="Основнойшрифтабзаца" style:family="text">
      <style:text-properties fo:font-weight="bold" style:font-weight-asian="bold" style:font-weight-complex="bold"/>
    </style:style>
    <style:style style:name="T1268" style:parent-style-name="Основнойшрифтабзаца" style:family="text">
      <style:text-properties fo:font-weight="bold" style:font-weight-asian="bold" style:font-weight-complex="bold"/>
    </style:style>
    <style:style style:name="T1269" style:parent-style-name="Основнойшрифтабзаца" style:family="text">
      <style:text-properties fo:font-weight="bold" style:font-weight-asian="bold" style:font-weight-complex="bold"/>
    </style:style>
    <style:style style:name="T1270" style:parent-style-name="Основнойшрифтабзаца" style:family="text">
      <style:text-properties fo:font-style="italic" style:font-style-asian="italic" style:font-style-complex="italic"/>
    </style:style>
    <style:style style:name="T1271" style:parent-style-name="Основнойшрифтабзаца" style:family="text">
      <style:text-properties fo:font-weight="bold" style:font-weight-asian="bold" style:font-weight-complex="bold"/>
    </style:style>
    <style:style style:name="P1272" style:parent-style-name="Обычный" style:family="paragraph">
      <style:paragraph-properties fo:text-align="start"/>
    </style:style>
    <style:style style:name="T1273" style:parent-style-name="Основнойшрифтабзаца" style:family="text">
      <style:text-properties fo:font-weight="bold" style:font-weight-asian="bold" style:font-weight-complex="bold"/>
    </style:style>
    <style:style style:name="T1274" style:parent-style-name="Основнойшрифтабзаца" style:family="text">
      <style:text-properties fo:font-weight="bold" style:font-weight-asian="bold" style:font-weight-complex="bold"/>
    </style:style>
    <style:style style:name="T1275" style:parent-style-name="Основнойшрифтабзаца" style:family="text">
      <style:text-properties fo:font-weight="bold" style:font-weight-asian="bold" style:font-weight-complex="bold"/>
    </style:style>
    <style:style style:name="T1276" style:parent-style-name="Основнойшрифтабзаца" style:family="text">
      <style:text-properties fo:font-weight="bold" style:font-weight-asian="bold" style:font-weight-complex="bold"/>
    </style:style>
    <style:style style:name="T1277" style:parent-style-name="Основнойшрифтабзаца" style:family="text">
      <style:text-properties fo:font-weight="bold" style:font-weight-asian="bold" style:font-weight-complex="bold"/>
    </style:style>
    <style:style style:name="T1278" style:parent-style-name="Основнойшрифтабзаца" style:family="text">
      <style:text-properties fo:font-weight="bold" style:font-weight-asian="bold" style:font-weight-complex="bold"/>
    </style:style>
    <style:style style:name="T1279" style:parent-style-name="Основнойшрифтабзаца" style:family="text">
      <style:text-properties fo:font-weight="bold" style:font-weight-asian="bold" style:font-weight-complex="bold"/>
    </style:style>
    <style:style style:name="T1280" style:parent-style-name="Основнойшрифтабзаца" style:family="text">
      <style:text-properties fo:font-weight="bold" style:font-weight-asian="bold" style:font-weight-complex="bold"/>
    </style:style>
    <style:style style:name="T1281" style:parent-style-name="Основнойшрифтабзаца" style:family="text">
      <style:text-properties fo:font-weight="bold" style:font-weight-asian="bold" style:font-weight-complex="bold"/>
    </style:style>
    <style:style style:name="T1282" style:parent-style-name="Основнойшрифтабзаца" style:family="text">
      <style:text-properties fo:font-weight="bold" style:font-weight-asian="bold" style:font-weight-complex="bold"/>
    </style:style>
    <style:style style:name="T1283" style:parent-style-name="Основнойшрифтабзаца" style:family="text">
      <style:text-properties fo:font-weight="bold" style:font-weight-asian="bold" style:font-weight-complex="bold"/>
    </style:style>
    <style:style style:name="T1284" style:parent-style-name="Основнойшрифтабзаца" style:family="text">
      <style:text-properties fo:font-weight="bold" style:font-weight-asian="bold" style:font-weight-complex="bold"/>
    </style:style>
    <style:style style:name="T1285" style:parent-style-name="Основнойшрифтабзаца" style:family="text">
      <style:text-properties fo:font-weight="bold" style:font-weight-asian="bold" style:font-weight-complex="bold"/>
    </style:style>
    <style:style style:name="T1286" style:parent-style-name="Основнойшрифтабзаца" style:family="text">
      <style:text-properties fo:font-weight="bold" style:font-weight-asian="bold" style:font-weight-complex="bold"/>
    </style:style>
    <style:style style:name="T1287" style:parent-style-name="Основнойшрифтабзаца" style:family="text">
      <style:text-properties fo:font-weight="bold" style:font-weight-asian="bold" style:font-weight-complex="bold"/>
    </style:style>
    <style:style style:name="T1288" style:parent-style-name="Основнойшрифтабзаца" style:family="text">
      <style:text-properties fo:font-weight="bold" style:font-weight-asian="bold" style:font-weight-complex="bold"/>
    </style:style>
    <style:style style:name="T1289" style:parent-style-name="Основнойшрифтабзаца" style:family="text">
      <style:text-properties fo:font-style="italic" style:font-style-asian="italic" style:font-style-complex="italic"/>
    </style:style>
    <style:style style:name="T1290" style:parent-style-name="Основнойшрифтабзаца" style:family="text">
      <style:text-properties fo:font-weight="bold" style:font-weight-asian="bold" style:font-weight-complex="bold"/>
    </style:style>
    <style:style style:name="T1291" style:parent-style-name="Основнойшрифтабзаца" style:family="text">
      <style:text-properties fo:font-weight="bold" style:font-weight-asian="bold" style:font-weight-complex="bold"/>
    </style:style>
    <style:style style:name="T1292" style:parent-style-name="Основнойшрифтабзаца" style:family="text">
      <style:text-properties fo:font-weight="bold" style:font-weight-asian="bold" style:font-weight-complex="bold"/>
    </style:style>
    <style:style style:name="T1293" style:parent-style-name="Основнойшрифтабзаца" style:family="text">
      <style:text-properties fo:font-weight="bold" style:font-weight-asian="bold" style:font-weight-complex="bold"/>
    </style:style>
    <style:style style:name="T1294" style:parent-style-name="Основнойшрифтабзаца" style:family="text">
      <style:text-properties fo:font-weight="bold" style:font-weight-asian="bold" style:font-weight-complex="bold"/>
    </style:style>
    <style:style style:name="T1295" style:parent-style-name="Основнойшрифтабзаца" style:family="text">
      <style:text-properties fo:font-weight="bold" style:font-weight-asian="bold" style:font-weight-complex="bold"/>
    </style:style>
    <style:style style:name="T1296" style:parent-style-name="Основнойшрифтабзаца" style:family="text">
      <style:text-properties fo:font-weight="bold" style:font-weight-asian="bold" style:font-weight-complex="bold"/>
    </style:style>
    <style:style style:name="T1297" style:parent-style-name="Основнойшрифтабзаца" style:family="text">
      <style:text-properties fo:font-weight="bold" style:font-weight-asian="bold" style:font-weight-complex="bold"/>
    </style:style>
    <style:style style:name="T1298" style:parent-style-name="Основнойшрифтабзаца" style:family="text">
      <style:text-properties fo:font-style="italic" style:font-style-asian="italic" style:font-style-complex="italic"/>
    </style:style>
    <style:style style:name="T1299" style:parent-style-name="Основнойшрифтабзаца" style:family="text">
      <style:text-properties fo:font-style="italic" style:font-style-asian="italic" style:font-style-complex="italic"/>
    </style:style>
    <style:style style:name="T1300" style:parent-style-name="Основнойшрифтабзаца" style:family="text">
      <style:text-properties fo:font-weight="bold" style:font-weight-asian="bold" style:font-weight-complex="bold"/>
    </style:style>
    <style:style style:name="T1301" style:parent-style-name="Основнойшрифтабзаца" style:family="text">
      <style:text-properties fo:font-weight="bold" style:font-weight-asian="bold" style:font-weight-complex="bold"/>
    </style:style>
    <style:style style:name="T1302" style:parent-style-name="Основнойшрифтабзаца" style:family="text">
      <style:text-properties fo:font-weight="bold" style:font-weight-asian="bold" style:font-weight-complex="bold"/>
    </style:style>
    <style:style style:name="T1303" style:parent-style-name="Основнойшрифтабзаца" style:family="text">
      <style:text-properties fo:font-weight="bold" style:font-weight-asian="bold" style:font-weight-complex="bold"/>
    </style:style>
    <style:style style:name="T1304" style:parent-style-name="Основнойшрифтабзаца" style:family="text">
      <style:text-properties fo:font-weight="bold" style:font-weight-asian="bold" style:font-weight-complex="bold"/>
    </style:style>
    <style:style style:name="T1305" style:parent-style-name="Основнойшрифтабзаца" style:family="text">
      <style:text-properties fo:font-weight="bold" style:font-weight-asian="bold" style:font-weight-complex="bold"/>
    </style:style>
    <style:style style:name="T1306" style:parent-style-name="Основнойшрифтабзаца" style:family="text">
      <style:text-properties fo:font-weight="bold" style:font-weight-asian="bold" style:font-weight-complex="bold"/>
    </style:style>
    <style:style style:name="T1307" style:parent-style-name="Основнойшрифтабзаца" style:family="text">
      <style:text-properties fo:font-weight="bold" style:font-weight-asian="bold" style:font-weight-complex="bold"/>
    </style:style>
    <style:style style:name="T1308" style:parent-style-name="Основнойшрифтабзаца" style:family="text">
      <style:text-properties fo:font-weight="bold" style:font-weight-asian="bold" style:font-weight-complex="bold"/>
    </style:style>
    <style:style style:name="T1309" style:parent-style-name="Основнойшрифтабзаца" style:family="text">
      <style:text-properties fo:font-weight="bold" style:font-weight-asian="bold" style:font-weight-complex="bold"/>
    </style:style>
    <style:style style:name="T1310" style:parent-style-name="Основнойшрифтабзаца" style:family="text">
      <style:text-properties fo:font-weight="bold" style:font-weight-asian="bold" style:font-weight-complex="bold"/>
    </style:style>
    <style:style style:name="T1311" style:parent-style-name="Основнойшрифтабзаца" style:family="text">
      <style:text-properties fo:font-weight="bold" style:font-weight-asian="bold" style:font-weight-complex="bold"/>
    </style:style>
    <style:style style:name="T1312" style:parent-style-name="Основнойшрифтабзаца" style:family="text">
      <style:text-properties fo:font-style="italic" style:font-style-asian="italic" style:font-style-complex="italic"/>
    </style:style>
    <style:style style:name="T1313" style:parent-style-name="Основнойшрифтабзаца" style:family="text">
      <style:text-properties fo:font-weight="bold" style:font-weight-asian="bold" style:font-weight-complex="bold"/>
    </style:style>
    <style:style style:name="T1314" style:parent-style-name="Основнойшрифтабзаца" style:family="text">
      <style:text-properties fo:font-style="italic" style:font-style-asian="italic" style:font-style-complex="italic"/>
    </style:style>
    <style:style style:name="T1315" style:parent-style-name="Основнойшрифтабзаца" style:family="text">
      <style:text-properties fo:font-style="italic" style:font-style-asian="italic" style:font-style-complex="italic"/>
    </style:style>
    <style:style style:name="T1316" style:parent-style-name="Основнойшрифтабзаца" style:family="text">
      <style:text-properties fo:font-weight="bold" style:font-weight-asian="bold" style:font-weight-complex="bold"/>
    </style:style>
    <style:style style:name="T1317" style:parent-style-name="Основнойшрифтабзаца" style:family="text">
      <style:text-properties fo:font-weight="bold" style:font-weight-asian="bold" style:font-weight-complex="bold"/>
    </style:style>
    <style:style style:name="T1318" style:parent-style-name="Основнойшрифтабзаца" style:family="text">
      <style:text-properties fo:font-weight="bold" style:font-weight-asian="bold" style:font-weight-complex="bold"/>
    </style:style>
    <style:style style:name="T1319" style:parent-style-name="Основнойшрифтабзаца" style:family="text">
      <style:text-properties fo:font-weight="bold" style:font-weight-asian="bold" style:font-weight-complex="bold"/>
    </style:style>
    <style:style style:name="T1320" style:parent-style-name="Основнойшрифтабзаца" style:family="text">
      <style:text-properties fo:font-weight="bold" style:font-weight-asian="bold" style:font-weight-complex="bold"/>
    </style:style>
    <style:style style:name="T1321" style:parent-style-name="Основнойшрифтабзаца" style:family="text">
      <style:text-properties fo:font-weight="bold" style:font-weight-asian="bold" style:font-weight-complex="bold"/>
    </style:style>
    <style:style style:name="T1322" style:parent-style-name="Основнойшрифтабзаца" style:family="text">
      <style:text-properties fo:font-weight="bold" style:font-weight-asian="bold" style:font-weight-complex="bold"/>
    </style:style>
    <style:style style:name="T1323" style:parent-style-name="Основнойшрифтабзаца" style:family="text">
      <style:text-properties fo:font-weight="bold" style:font-weight-asian="bold" style:font-weight-complex="bold"/>
    </style:style>
    <style:style style:name="P1324" style:parent-style-name="Обычный" style:family="paragraph">
      <style:paragraph-properties fo:text-align="start"/>
    </style:style>
    <style:style style:name="T1325" style:parent-style-name="Основнойшрифтабзаца" style:family="text">
      <style:text-properties fo:font-weight="bold" style:font-weight-asian="bold" style:font-weight-complex="bold"/>
    </style:style>
    <style:style style:name="T1326" style:parent-style-name="Основнойшрифтабзаца" style:family="text">
      <style:text-properties fo:font-weight="bold" style:font-weight-asian="bold" style:font-weight-complex="bold"/>
    </style:style>
    <style:style style:name="T1327" style:parent-style-name="Основнойшрифтабзаца" style:family="text">
      <style:text-properties fo:font-weight="bold" style:font-weight-asian="bold" style:font-weight-complex="bold"/>
    </style:style>
    <style:style style:name="T1328" style:parent-style-name="Основнойшрифтабзаца" style:family="text">
      <style:text-properties fo:font-weight="bold" style:font-weight-asian="bold" style:font-weight-complex="bold"/>
    </style:style>
    <style:style style:name="T1329" style:parent-style-name="Основнойшрифтабзаца" style:family="text">
      <style:text-properties fo:font-weight="bold" style:font-weight-asian="bold" style:font-weight-complex="bold"/>
    </style:style>
    <style:style style:name="T1330" style:parent-style-name="Основнойшрифтабзаца" style:family="text">
      <style:text-properties fo:font-weight="bold" style:font-weight-asian="bold" style:font-weight-complex="bold"/>
    </style:style>
    <style:style style:name="T1331" style:parent-style-name="Основнойшрифтабзаца" style:family="text">
      <style:text-properties fo:font-weight="bold" style:font-weight-asian="bold" style:font-weight-complex="bold"/>
    </style:style>
    <style:style style:name="T1332" style:parent-style-name="Основнойшрифтабзаца" style:family="text">
      <style:text-properties fo:font-weight="bold" style:font-weight-asian="bold" style:font-weight-complex="bold"/>
    </style:style>
    <style:style style:name="T1333" style:parent-style-name="Основнойшрифтабзаца" style:family="text">
      <style:text-properties fo:font-weight="bold" style:font-weight-asian="bold" style:font-weight-complex="bold"/>
    </style:style>
    <style:style style:name="T1334" style:parent-style-name="Основнойшрифтабзаца" style:family="text">
      <style:text-properties fo:font-weight="bold" style:font-weight-asian="bold" style:font-weight-complex="bold"/>
    </style:style>
    <style:style style:name="T1335" style:parent-style-name="Основнойшрифтабзаца" style:family="text">
      <style:text-properties fo:font-weight="bold" style:font-weight-asian="bold" style:font-weight-complex="bold"/>
    </style:style>
    <style:style style:name="T1336" style:parent-style-name="Основнойшрифтабзаца" style:family="text">
      <style:text-properties fo:font-weight="bold" style:font-weight-asian="bold" style:font-weight-complex="bold"/>
    </style:style>
    <style:style style:name="T1337" style:parent-style-name="Основнойшрифтабзаца" style:family="text">
      <style:text-properties fo:font-weight="bold" style:font-weight-asian="bold" style:font-weight-complex="bold"/>
    </style:style>
    <style:style style:name="T1338" style:parent-style-name="Основнойшрифтабзаца" style:family="text">
      <style:text-properties fo:font-weight="bold" style:font-weight-asian="bold" style:font-weight-complex="bold"/>
    </style:style>
    <style:style style:name="T1339" style:parent-style-name="Основнойшрифтабзаца" style:family="text">
      <style:text-properties fo:font-style="italic" style:font-style-asian="italic" style:font-style-complex="italic"/>
    </style:style>
    <style:style style:name="T1340" style:parent-style-name="Основнойшрифтабзаца" style:family="text">
      <style:text-properties fo:font-weight="bold" style:font-weight-asian="bold" style:font-weight-complex="bold"/>
    </style:style>
    <style:style style:name="T1341" style:parent-style-name="Основнойшрифтабзаца" style:family="text">
      <style:text-properties fo:font-weight="bold" style:font-weight-asian="bold" style:font-weight-complex="bold"/>
    </style:style>
    <style:style style:name="T1342" style:parent-style-name="Основнойшрифтабзаца" style:family="text">
      <style:text-properties fo:font-weight="bold" style:font-weight-asian="bold" style:font-weight-complex="bold"/>
    </style:style>
    <style:style style:name="T1343" style:parent-style-name="Основнойшрифтабзаца" style:family="text">
      <style:text-properties fo:font-weight="bold" style:font-weight-asian="bold" style:font-weight-complex="bold"/>
    </style:style>
    <style:style style:name="T1344" style:parent-style-name="Основнойшрифтабзаца" style:family="text">
      <style:text-properties fo:font-weight="bold" style:font-weight-asian="bold" style:font-weight-complex="bold"/>
    </style:style>
    <style:style style:name="T1345" style:parent-style-name="Основнойшрифтабзаца" style:family="text">
      <style:text-properties fo:font-weight="bold" style:font-weight-asian="bold" style:font-weight-complex="bold"/>
    </style:style>
    <style:style style:name="T1346" style:parent-style-name="Основнойшрифтабзаца" style:family="text">
      <style:text-properties fo:font-weight="bold" style:font-weight-asian="bold" style:font-weight-complex="bold"/>
    </style:style>
    <style:style style:name="T1347" style:parent-style-name="Основнойшрифтабзаца" style:family="text">
      <style:text-properties fo:font-style="italic" style:font-style-asian="italic" style:font-style-complex="italic"/>
    </style:style>
    <style:style style:name="T1348" style:parent-style-name="Основнойшрифтабзаца" style:family="text">
      <style:text-properties fo:font-weight="bold" style:font-weight-asian="bold" style:font-weight-complex="bold"/>
    </style:style>
    <style:style style:name="T1349" style:parent-style-name="Основнойшрифтабзаца" style:family="text">
      <style:text-properties fo:font-weight="bold" style:font-weight-asian="bold" style:font-weight-complex="bold"/>
    </style:style>
    <style:style style:name="T1350" style:parent-style-name="Основнойшрифтабзаца" style:family="text">
      <style:text-properties fo:font-style="italic" style:font-style-asian="italic" style:font-style-complex="italic"/>
    </style:style>
    <style:style style:name="T1351" style:parent-style-name="Основнойшрифтабзаца" style:family="text">
      <style:text-properties fo:font-weight="bold" style:font-weight-asian="bold" style:font-weight-complex="bold"/>
    </style:style>
    <style:style style:name="T1352" style:parent-style-name="Основнойшрифтабзаца" style:family="text">
      <style:text-properties fo:font-style="italic" style:font-style-asian="italic" style:font-style-complex="italic"/>
    </style:style>
    <style:style style:name="T1353" style:parent-style-name="Основнойшрифтабзаца" style:family="text">
      <style:text-properties fo:font-weight="bold" style:font-weight-asian="bold" style:font-weight-complex="bold"/>
    </style:style>
    <style:style style:name="T1354" style:parent-style-name="Основнойшрифтабзаца" style:family="text">
      <style:text-properties fo:font-weight="bold" style:font-weight-asian="bold" style:font-weight-complex="bold"/>
    </style:style>
    <style:style style:name="T1355" style:parent-style-name="Основнойшрифтабзаца" style:family="text">
      <style:text-properties fo:font-weight="bold" style:font-weight-asian="bold" style:font-weight-complex="bold"/>
    </style:style>
    <style:style style:name="T1356" style:parent-style-name="Основнойшрифтабзаца" style:family="text">
      <style:text-properties fo:font-weight="bold" style:font-weight-asian="bold" style:font-weight-complex="bold"/>
    </style:style>
    <style:style style:name="T1357" style:parent-style-name="Основнойшрифтабзаца" style:family="text">
      <style:text-properties fo:font-style="italic" style:font-style-asian="italic" style:font-style-complex="italic"/>
    </style:style>
    <style:style style:name="T1358" style:parent-style-name="Основнойшрифтабзаца" style:family="text">
      <style:text-properties fo:font-weight="bold" style:font-weight-asian="bold" style:font-weight-complex="bold"/>
    </style:style>
    <style:style style:name="T1359" style:parent-style-name="Основнойшрифтабзаца" style:family="text">
      <style:text-properties fo:font-weight="bold" style:font-weight-asian="bold" style:font-weight-complex="bold"/>
    </style:style>
    <style:style style:name="T1360" style:parent-style-name="Основнойшрифтабзаца" style:family="text">
      <style:text-properties fo:font-style="italic" style:font-style-asian="italic" style:font-style-complex="italic"/>
    </style:style>
    <style:style style:name="T1361" style:parent-style-name="Основнойшрифтабзаца" style:family="text">
      <style:text-properties fo:font-style="italic" style:font-style-asian="italic" style:font-style-complex="italic"/>
    </style:style>
    <style:style style:name="T1362" style:parent-style-name="Основнойшрифтабзаца" style:family="text">
      <style:text-properties fo:font-weight="bold" style:font-weight-asian="bold" style:font-weight-complex="bold"/>
    </style:style>
    <style:style style:name="T1363" style:parent-style-name="Основнойшрифтабзаца" style:family="text">
      <style:text-properties fo:font-weight="bold" style:font-weight-asian="bold" style:font-weight-complex="bold"/>
    </style:style>
    <style:style style:name="T1364" style:parent-style-name="Основнойшрифтабзаца" style:family="text">
      <style:text-properties fo:font-weight="bold" style:font-weight-asian="bold" style:font-weight-complex="bold"/>
    </style:style>
    <style:style style:name="T1365" style:parent-style-name="Основнойшрифтабзаца" style:family="text">
      <style:text-properties fo:font-weight="bold" style:font-weight-asian="bold" style:font-weight-complex="bold"/>
    </style:style>
    <style:style style:name="T1366" style:parent-style-name="Основнойшрифтабзаца" style:family="text">
      <style:text-properties fo:font-style="italic" style:font-style-asian="italic" style:font-style-complex="italic"/>
    </style:style>
    <style:style style:name="T1367" style:parent-style-name="Основнойшрифтабзаца" style:family="text">
      <style:text-properties fo:font-weight="bold" style:font-weight-asian="bold" style:font-weight-complex="bold"/>
    </style:style>
    <style:style style:name="T1368" style:parent-style-name="Основнойшрифтабзаца" style:family="text">
      <style:text-properties fo:font-style="italic" style:font-style-asian="italic" style:font-style-complex="italic"/>
    </style:style>
    <style:style style:name="T1369" style:parent-style-name="Основнойшрифтабзаца" style:family="text">
      <style:text-properties fo:font-weight="bold" style:font-weight-asian="bold" style:font-weight-complex="bold"/>
    </style:style>
    <style:style style:name="T1370" style:parent-style-name="Основнойшрифтабзаца" style:family="text">
      <style:text-properties fo:font-style="italic" style:font-style-asian="italic" style:font-style-complex="italic"/>
    </style:style>
    <style:style style:name="T1371" style:parent-style-name="Основнойшрифтабзаца" style:family="text">
      <style:text-properties fo:font-style="italic" style:font-style-asian="italic" style:font-style-complex="italic"/>
    </style:style>
    <style:style style:name="T1372" style:parent-style-name="Основнойшрифтабзаца" style:family="text">
      <style:text-properties fo:font-weight="bold" style:font-weight-asian="bold" style:font-weight-complex="bold"/>
    </style:style>
    <style:style style:name="T1373" style:parent-style-name="Основнойшрифтабзаца" style:family="text">
      <style:text-properties fo:font-weight="bold" style:font-weight-asian="bold" style:font-weight-complex="bold"/>
    </style:style>
    <style:style style:name="T1374" style:parent-style-name="Основнойшрифтабзаца" style:family="text">
      <style:text-properties fo:font-weight="bold" style:font-weight-asian="bold" style:font-weight-complex="bold"/>
    </style:style>
    <style:style style:name="T1375" style:parent-style-name="Основнойшрифтабзаца" style:family="text">
      <style:text-properties fo:font-style="italic" style:font-style-asian="italic" style:font-style-complex="italic"/>
    </style:style>
    <style:style style:name="T1376" style:parent-style-name="Основнойшрифтабзаца" style:family="text">
      <style:text-properties fo:font-weight="bold" style:font-weight-asian="bold" style:font-weight-complex="bold"/>
    </style:style>
    <style:style style:name="T1377" style:parent-style-name="Основнойшрифтабзаца" style:family="text">
      <style:text-properties fo:font-style="italic" style:font-style-asian="italic" style:font-style-complex="italic"/>
    </style:style>
    <style:style style:name="T1378" style:parent-style-name="Основнойшрифтабзаца" style:family="text">
      <style:text-properties fo:font-weight="bold" style:font-weight-asian="bold" style:font-weight-complex="bold"/>
    </style:style>
    <style:style style:name="T1379" style:parent-style-name="Основнойшрифтабзаца" style:family="text">
      <style:text-properties fo:font-weight="bold" style:font-weight-asian="bold" style:font-weight-complex="bold"/>
    </style:style>
    <style:style style:name="T1380" style:parent-style-name="Основнойшрифтабзаца" style:family="text">
      <style:text-properties fo:font-weight="bold" style:font-weight-asian="bold" style:font-weight-complex="bold"/>
    </style:style>
    <style:style style:name="T1381" style:parent-style-name="Основнойшрифтабзаца" style:family="text">
      <style:text-properties fo:font-weight="bold" style:font-weight-asian="bold" style:font-weight-complex="bold"/>
    </style:style>
    <style:style style:name="T1382" style:parent-style-name="Основнойшрифтабзаца" style:family="text">
      <style:text-properties fo:font-style="italic" style:font-style-asian="italic" style:font-style-complex="italic"/>
    </style:style>
    <style:style style:name="T1383" style:parent-style-name="Основнойшрифтабзаца" style:family="text">
      <style:text-properties fo:font-weight="bold" style:font-weight-asian="bold" style:font-weight-complex="bold" fo:font-style="italic" style:font-style-asian="italic" style:font-style-complex="italic"/>
    </style:style>
    <style:style style:name="T1384" style:parent-style-name="Основнойшрифтабзаца" style:family="text">
      <style:text-properties fo:font-style="italic" style:font-style-asian="italic" style:font-style-complex="italic"/>
    </style:style>
    <style:style style:name="T1385" style:parent-style-name="Основнойшрифтабзаца" style:family="text">
      <style:text-properties fo:font-weight="bold" style:font-weight-asian="bold" style:font-weight-complex="bold"/>
    </style:style>
    <style:style style:name="T1386" style:parent-style-name="Основнойшрифтабзаца" style:family="text">
      <style:text-properties fo:font-style="italic" style:font-style-asian="italic" style:font-style-complex="italic"/>
    </style:style>
    <style:style style:name="T1387" style:parent-style-name="Основнойшрифтабзаца" style:family="text">
      <style:text-properties fo:font-style="italic" style:font-style-asian="italic" style:font-style-complex="italic"/>
    </style:style>
    <style:style style:name="T1388" style:parent-style-name="Основнойшрифтабзаца" style:family="text">
      <style:text-properties fo:font-weight="bold" style:font-weight-asian="bold" style:font-weight-complex="bold"/>
    </style:style>
    <style:style style:name="T1389" style:parent-style-name="Основнойшрифтабзаца" style:family="text">
      <style:text-properties fo:font-weight="bold" style:font-weight-asian="bold" style:font-weight-complex="bold"/>
    </style:style>
    <style:style style:name="T1390" style:parent-style-name="Основнойшрифтабзаца" style:family="text">
      <style:text-properties fo:font-style="italic" style:font-style-asian="italic" style:font-style-complex="italic"/>
    </style:style>
    <style:style style:name="T1391" style:parent-style-name="Основнойшрифтабзаца" style:family="text">
      <style:text-properties fo:font-weight="bold" style:font-weight-asian="bold" style:font-weight-complex="bold"/>
    </style:style>
    <style:style style:name="T1392" style:parent-style-name="Основнойшрифтабзаца" style:family="text">
      <style:text-properties fo:font-style="italic" style:font-style-asian="italic" style:font-style-complex="italic"/>
    </style:style>
    <style:style style:name="T1393" style:parent-style-name="Основнойшрифтабзаца" style:family="text">
      <style:text-properties fo:font-weight="bold" style:font-weight-asian="bold" style:font-weight-complex="bold"/>
    </style:style>
    <style:style style:name="T1394" style:parent-style-name="Основнойшрифтабзаца" style:family="text">
      <style:text-properties fo:font-style="italic" style:font-style-asian="italic" style:font-style-complex="italic"/>
    </style:style>
    <style:style style:name="T1395" style:parent-style-name="Основнойшрифтабзаца" style:family="text">
      <style:text-properties fo:font-weight="bold" style:font-weight-asian="bold" style:font-weight-complex="bold"/>
    </style:style>
    <style:style style:name="T1396" style:parent-style-name="Основнойшрифтабзаца" style:family="text">
      <style:text-properties fo:font-style="italic" style:font-style-asian="italic" style:font-style-complex="italic"/>
    </style:style>
    <style:style style:name="T1397" style:parent-style-name="Основнойшрифтабзаца" style:family="text">
      <style:text-properties fo:font-weight="bold" style:font-weight-asian="bold" style:font-weight-complex="bold"/>
    </style:style>
    <style:style style:name="T1398" style:parent-style-name="Основнойшрифтабзаца" style:family="text">
      <style:text-properties fo:font-style="italic" style:font-style-asian="italic" style:font-style-complex="italic"/>
    </style:style>
    <style:style style:name="T1399" style:parent-style-name="Основнойшрифтабзаца" style:family="text">
      <style:text-properties fo:font-weight="bold" style:font-weight-asian="bold" style:font-weight-complex="bold"/>
    </style:style>
    <style:style style:name="T1400" style:parent-style-name="Основнойшрифтабзаца" style:family="text">
      <style:text-properties fo:font-style="italic" style:font-style-asian="italic" style:font-style-complex="italic"/>
    </style:style>
    <style:style style:name="T1401" style:parent-style-name="Основнойшрифтабзаца" style:family="text">
      <style:text-properties fo:font-weight="bold" style:font-weight-asian="bold" style:font-weight-complex="bold"/>
    </style:style>
    <style:style style:name="T1402" style:parent-style-name="Основнойшрифтабзаца" style:family="text">
      <style:text-properties fo:font-style="italic" style:font-style-asian="italic" style:font-style-complex="italic"/>
    </style:style>
    <style:style style:name="T1403" style:parent-style-name="Основнойшрифтабзаца" style:family="text">
      <style:text-properties fo:font-weight="bold" style:font-weight-asian="bold" style:font-weight-complex="bold"/>
    </style:style>
    <style:style style:name="T1404" style:parent-style-name="Основнойшрифтабзаца" style:family="text">
      <style:text-properties fo:font-weight="bold" style:font-weight-asian="bold" style:font-weight-complex="bold"/>
    </style:style>
    <style:style style:name="T1405" style:parent-style-name="Основнойшрифтабзаца" style:family="text">
      <style:text-properties fo:font-weight="bold" style:font-weight-asian="bold" style:font-weight-complex="bold"/>
    </style:style>
    <style:style style:name="T1406" style:parent-style-name="Основнойшрифтабзаца" style:family="text">
      <style:text-properties fo:font-weight="bold" style:font-weight-asian="bold" style:font-weight-complex="bold"/>
    </style:style>
    <style:style style:name="T1407" style:parent-style-name="Основнойшрифтабзаца" style:family="text">
      <style:text-properties fo:font-style="italic" style:font-style-asian="italic" style:font-style-complex="italic"/>
    </style:style>
    <style:style style:name="T1408" style:parent-style-name="Основнойшрифтабзаца" style:family="text">
      <style:text-properties fo:font-style="italic" style:font-style-asian="italic" style:font-style-complex="italic"/>
    </style:style>
    <style:style style:name="T1409" style:parent-style-name="Основнойшрифтабзаца" style:family="text">
      <style:text-properties fo:font-weight="bold" style:font-weight-asian="bold" style:font-weight-complex="bold"/>
    </style:style>
    <style:style style:name="T1410" style:parent-style-name="Основнойшрифтабзаца" style:family="text">
      <style:text-properties fo:font-weight="bold" style:font-weight-asian="bold" style:font-weight-complex="bold"/>
    </style:style>
    <style:style style:name="T1411" style:parent-style-name="Основнойшрифтабзаца" style:family="text">
      <style:text-properties fo:font-style="italic" style:font-style-asian="italic" style:font-style-complex="italic"/>
    </style:style>
    <style:style style:name="T1412" style:parent-style-name="Основнойшрифтабзаца" style:family="text">
      <style:text-properties fo:font-style="italic" style:font-style-asian="italic" style:font-style-complex="italic"/>
    </style:style>
    <style:style style:name="T1413" style:parent-style-name="Основнойшрифтабзаца" style:family="text">
      <style:text-properties fo:font-weight="bold" style:font-weight-asian="bold" style:font-weight-complex="bold"/>
    </style:style>
    <style:style style:name="T1414" style:parent-style-name="Основнойшрифтабзаца" style:family="text">
      <style:text-properties fo:font-weight="bold" style:font-weight-asian="bold" style:font-weight-complex="bold"/>
    </style:style>
    <style:style style:name="T1415" style:parent-style-name="Основнойшрифтабзаца" style:family="text">
      <style:text-properties fo:font-style="italic" style:font-style-asian="italic" style:font-style-complex="italic"/>
    </style:style>
    <style:style style:name="T1416" style:parent-style-name="Основнойшрифтабзаца" style:family="text">
      <style:text-properties fo:font-weight="bold" style:font-weight-asian="bold" style:font-weight-complex="bold"/>
    </style:style>
    <style:style style:name="T1417" style:parent-style-name="Основнойшрифтабзаца" style:family="text">
      <style:text-properties fo:font-weight="bold" style:font-weight-asian="bold" style:font-weight-complex="bold"/>
    </style:style>
    <style:style style:name="T1418" style:parent-style-name="Основнойшрифтабзаца" style:family="text">
      <style:text-properties fo:font-weight="bold" style:font-weight-asian="bold" style:font-weight-complex="bold"/>
    </style:style>
    <style:style style:name="T1419" style:parent-style-name="Основнойшрифтабзаца" style:family="text">
      <style:text-properties fo:font-weight="bold" style:font-weight-asian="bold" style:font-weight-complex="bold"/>
    </style:style>
    <style:style style:name="T1420" style:parent-style-name="Основнойшрифтабзаца" style:family="text">
      <style:text-properties fo:font-weight="bold" style:font-weight-asian="bold" style:font-weight-complex="bold"/>
    </style:style>
    <style:style style:name="T1421" style:parent-style-name="Основнойшрифтабзаца" style:family="text">
      <style:text-properties fo:font-style="italic" style:font-style-asian="italic" style:font-style-complex="italic"/>
    </style:style>
    <style:style style:name="T1422" style:parent-style-name="Основнойшрифтабзаца" style:family="text">
      <style:text-properties fo:font-weight="bold" style:font-weight-asian="bold" style:font-weight-complex="bold"/>
    </style:style>
    <style:style style:name="T1423" style:parent-style-name="Основнойшрифтабзаца" style:family="text">
      <style:text-properties fo:font-weight="bold" style:font-weight-asian="bold" style:font-weight-complex="bold"/>
    </style:style>
    <style:style style:name="T1424" style:parent-style-name="Основнойшрифтабзаца" style:family="text">
      <style:text-properties fo:font-style="italic" style:font-style-asian="italic" style:font-style-complex="italic"/>
    </style:style>
    <style:style style:name="T1425" style:parent-style-name="Основнойшрифтабзаца" style:family="text">
      <style:text-properties fo:font-weight="bold" style:font-weight-asian="bold" style:font-weight-complex="bold"/>
    </style:style>
    <style:style style:name="T1426" style:parent-style-name="Основнойшрифтабзаца" style:family="text">
      <style:text-properties fo:font-style="italic" style:font-style-asian="italic" style:font-style-complex="italic"/>
    </style:style>
    <style:style style:name="T1427" style:parent-style-name="Основнойшрифтабзаца" style:family="text">
      <style:text-properties fo:font-style="italic" style:font-style-asian="italic" style:font-style-complex="italic"/>
    </style:style>
    <style:style style:name="T1428" style:parent-style-name="Основнойшрифтабзаца" style:family="text">
      <style:text-properties fo:font-weight="bold" style:font-weight-asian="bold" style:font-weight-complex="bold"/>
    </style:style>
    <style:style style:name="T1429" style:parent-style-name="Основнойшрифтабзаца" style:family="text">
      <style:text-properties fo:font-weight="bold" style:font-weight-asian="bold" style:font-weight-complex="bold"/>
    </style:style>
    <style:style style:name="T1430" style:parent-style-name="Основнойшрифтабзаца" style:family="text">
      <style:text-properties fo:font-style="italic" style:font-style-asian="italic" style:font-style-complex="italic"/>
    </style:style>
    <style:style style:name="T1431" style:parent-style-name="Основнойшрифтабзаца" style:family="text">
      <style:text-properties fo:font-style="italic" style:font-style-asian="italic" style:font-style-complex="italic"/>
    </style:style>
    <style:style style:name="T1432" style:parent-style-name="Основнойшрифтабзаца" style:family="text">
      <style:text-properties fo:font-style="italic" style:font-style-asian="italic" style:font-style-complex="italic"/>
    </style:style>
    <style:style style:name="T1433" style:parent-style-name="Основнойшрифтабзаца" style:family="text">
      <style:text-properties fo:font-style="italic" style:font-style-asian="italic" style:font-style-complex="italic"/>
    </style:style>
    <style:style style:name="T1434" style:parent-style-name="Основнойшрифтабзаца" style:family="text">
      <style:text-properties fo:font-style="italic" style:font-style-asian="italic" style:font-style-complex="italic"/>
    </style:style>
    <style:style style:name="T1435" style:parent-style-name="Основнойшрифтабзаца" style:family="text">
      <style:text-properties fo:font-weight="bold" style:font-weight-asian="bold" style:font-weight-complex="bold"/>
    </style:style>
    <style:style style:name="T1436" style:parent-style-name="Основнойшрифтабзаца" style:family="text">
      <style:text-properties fo:font-style="italic" style:font-style-asian="italic" style:font-style-complex="italic"/>
    </style:style>
    <style:style style:name="T1437" style:parent-style-name="Основнойшрифтабзаца" style:family="text">
      <style:text-properties fo:font-weight="bold" style:font-weight-asian="bold" style:font-weight-complex="bold"/>
    </style:style>
    <style:style style:name="T1438" style:parent-style-name="Основнойшрифтабзаца" style:family="text">
      <style:text-properties fo:font-style="italic" style:font-style-asian="italic" style:font-style-complex="italic"/>
    </style:style>
    <style:style style:name="T1439" style:parent-style-name="Основнойшрифтабзаца" style:family="text">
      <style:text-properties fo:font-weight="bold" style:font-weight-asian="bold" style:font-weight-complex="bold"/>
    </style:style>
    <style:style style:name="T1440" style:parent-style-name="Основнойшрифтабзаца" style:family="text">
      <style:text-properties fo:font-weight="bold" style:font-weight-asian="bold" style:font-weight-complex="bold"/>
    </style:style>
    <style:style style:name="T1441" style:parent-style-name="Основнойшрифтабзаца" style:family="text">
      <style:text-properties fo:font-weight="bold" style:font-weight-asian="bold" style:font-weight-complex="bold"/>
    </style:style>
    <style:style style:name="T1442" style:parent-style-name="Основнойшрифтабзаца" style:family="text">
      <style:text-properties fo:font-weight="bold" style:font-weight-asian="bold" style:font-weight-complex="bold"/>
    </style:style>
    <style:style style:name="T1443" style:parent-style-name="Основнойшрифтабзаца" style:family="text">
      <style:text-properties fo:font-weight="bold" style:font-weight-asian="bold" style:font-weight-complex="bold"/>
    </style:style>
    <style:style style:name="T1444" style:parent-style-name="Основнойшрифтабзаца" style:family="text">
      <style:text-properties fo:font-weight="bold" style:font-weight-asian="bold" style:font-weight-complex="bold"/>
    </style:style>
    <style:style style:name="T1445" style:parent-style-name="Основнойшрифтабзаца" style:family="text">
      <style:text-properties fo:font-weight="bold" style:font-weight-asian="bold" style:font-weight-complex="bold"/>
    </style:style>
    <style:style style:name="T1446" style:parent-style-name="Основнойшрифтабзаца" style:family="text">
      <style:text-properties fo:font-weight="bold" style:font-weight-asian="bold" style:font-weight-complex="bold"/>
    </style:style>
    <style:style style:name="T1447" style:parent-style-name="Основнойшрифтабзаца" style:family="text">
      <style:text-properties fo:font-weight="bold" style:font-weight-asian="bold" style:font-weight-complex="bold"/>
    </style:style>
    <style:style style:name="T1448" style:parent-style-name="Основнойшрифтабзаца" style:family="text">
      <style:text-properties fo:font-weight="bold" style:font-weight-asian="bold" style:font-weight-complex="bold"/>
    </style:style>
    <style:style style:name="T1449" style:parent-style-name="Основнойшрифтабзаца" style:family="text">
      <style:text-properties fo:font-weight="bold" style:font-weight-asian="bold" style:font-weight-complex="bold"/>
    </style:style>
    <style:style style:name="T1450" style:parent-style-name="Основнойшрифтабзаца" style:family="text">
      <style:text-properties fo:font-weight="bold" style:font-weight-asian="bold" style:font-weight-complex="bold"/>
    </style:style>
    <style:style style:name="T1451" style:parent-style-name="Основнойшрифтабзаца" style:family="text">
      <style:text-properties fo:font-weight="bold" style:font-weight-asian="bold" style:font-weight-complex="bold"/>
    </style:style>
    <style:style style:name="P1452" style:parent-style-name="Обычный" style:family="paragraph">
      <style:paragraph-properties fo:text-align="start"/>
    </style:style>
    <style:style style:name="T1453" style:parent-style-name="Основнойшрифтабзаца" style:family="text">
      <style:text-properties fo:font-weight="bold" style:font-weight-asian="bold" style:font-weight-complex="bold"/>
    </style:style>
    <style:style style:name="T1454" style:parent-style-name="Основнойшрифтабзаца" style:family="text">
      <style:text-properties fo:font-weight="bold" style:font-weight-asian="bold" style:font-weight-complex="bold"/>
    </style:style>
    <style:style style:name="T1455" style:parent-style-name="Основнойшрифтабзаца" style:family="text">
      <style:text-properties fo:font-weight="bold" style:font-weight-asian="bold" style:font-weight-complex="bold"/>
    </style:style>
    <style:style style:name="T1456" style:parent-style-name="Основнойшрифтабзаца" style:family="text">
      <style:text-properties fo:font-style="italic" style:font-style-asian="italic" style:font-style-complex="italic"/>
    </style:style>
    <style:style style:name="T1457" style:parent-style-name="Основнойшрифтабзаца" style:family="text">
      <style:text-properties fo:font-style="italic" style:font-style-asian="italic" style:font-style-complex="italic"/>
    </style:style>
    <style:style style:name="T1458" style:parent-style-name="Основнойшрифтабзаца" style:family="text">
      <style:text-properties fo:font-style="italic" style:font-style-asian="italic" style:font-style-complex="italic"/>
    </style:style>
  </office:automatic-styles>
  <office:body>
    <office:text text:use-soft-page-breaks="true">
      <text:p text:style-name="P1"/>
      <text:h text:style-name="Заголовок1" text:outline-level="1">Николай Васильевич Гоголь</text:h>
      <text:h text:style-name="Заголовок1" text:outline-level="1">Ревизор</text:h>
      <text:h text:style-name="Заголовок1" text:outline-level="1">Комедия в пяти действиях</text:h>
      <text:p text:style-name="P4"/>
      <text:p text:style-name="Epigraph">На зеркало неча пенять, коли рожа крива.</text:p>
      <text:p text:style-name="EpigraphAuthor">Народная пословица</text:p>
      <text:p text:style-name="P5"/>
      <text:h text:style-name="Заголовок2" text:outline-level="2">ДЕЙСТВУЮЩИЕ ЛИЦА</text:h>
      <text:p text:style-name="P6"/>
      <text:p text:style-name="Обычный"><text:span text:style-name="T7">Антон Антонович Сквозник</text:span><text:span text:style-name="T8">‑Дмухановский</text:span>, городничий.</text:p>
      <text:p text:style-name="Обычный"><text:span text:style-name="T9">Анна Андреевна</text:span>, жена его.</text:p>
      <text:p text:style-name="Обычный"><text:span text:style-name="T10">Марья Антоновна</text:span>, дочь его.</text:p>
      <text:p text:style-name="Обычный"><text:span text:style-name="T11">Лука Лукич Хлопов</text:span>, смотритель училищ.</text:p>
      <text:p text:style-name="Обычный"><text:span text:style-name="T12">Жена его</text:span>.</text:p>
      <text:p text:style-name="Обычный"><text:span text:style-name="T13">Аммос Федорович Ляпкин</text:span><text:span text:style-name="T14">‑Тяпкин</text:span>, судья.</text:p>
      <text:p text:style-name="Обычный"><text:span text:style-name="T15">Артемий Филиппович Земляника</text:span>, попечитель богоугодных заведений.</text:p>
      <text:p text:style-name="Обычный"><text:span text:style-name="T16">Иван Кузьмич Шпекин</text:span>, почтмейстер.</text:p>
      <text:p text:style-name="Обычный"><text:span text:style-name="T17">Петр Иванович Добчинский</text:span>,<text:s/><text:span text:style-name="T18">Петр Иванович Бобчинский</text:span>, городские помещики.</text:p>
      <text:p text:style-name="Обычный"><text:span text:style-name="T19">Иван Александрович Хлестаков</text:span>, чиновник из Петербурга.</text:p>
      <text:p text:style-name="Обычный"><text:span text:style-name="T20">Осип</text:span>, слуга его.</text:p>
      <text:p text:style-name="Обычный"><text:span text:style-name="T21">Христиан Иванович Гибнер</text:span>, уездный лекарь.</text:p>
      <text:p text:style-name="Обычный"><text:span text:style-name="T22">Федор Андреевич Люлюков</text:span>,<text:s/><text:span text:style-name="T23">Иван Лазаревич Растаковский</text:span>,<text:s/><text:span text:style-name="T24">Степан, Иванович Коробкин</text:span>, отставные чиновники, почетные люди в городе.</text:p>
      <text:p text:style-name="Обычный"><text:span text:style-name="T25">Степан Ильич Уховертов</text:span>, частный пристав.</text:p>
      <text:p text:style-name="Обычный"><text:span text:style-name="T26">Свистунов</text:span>,<text:s/><text:span text:style-name="T27">Пуговицын</text:span>,<text:s/><text:span text:style-name="T28">Держиморда</text:span>, полицейские.</text:p>
      <text:p text:style-name="Обычный"><text:span text:style-name="T29">Абдулин</text:span>, купец.</text:p>
      <text:p text:style-name="Обычный"><text:span text:style-name="T30">Февронья Петровна Пошлепкина</text:span>, слесарша.</text:p>
      <text:p text:style-name="Обычный"><text:span text:style-name="T31">Жена унтер</text:span><text:span text:style-name="T32">‑офицера</text:span>.</text:p>
      <text:p text:style-name="Обычный"><text:span text:style-name="T33">Мишка</text:span>, слуга городничего.</text:p>
      <text:p text:style-name="Обычный"><text:span text:style-name="T34">Слуга трактирный</text:span>.</text:p>
      <text:p text:style-name="Обычный">Гости и гостьи, купцы, мещане, просители.</text:p>
      <text:p text:style-name="Обычный"/>
      <text:h text:style-name="Заголовок2" text:outline-level="2">ХАРАКТЕРЫ И КОСТЮМЫ</text:h>
      <text:p text:style-name="P35"/>
      <text:p text:style-name="Обычный"><text:span text:style-name="T36">Замечания для господ актеров</text:span></text:p>
      <text:p text:style-name="Обычный"><text:span text:style-name="T37">Городничий</text:span>, уже постаревший на службе и очень неглупый по‑своему человек. Хотя и взяточник, но ведет себя очень солидно; довольно сурьезен; несколько даже резонер; говорит ни громко, ни тихо, ни много, ни мало. Его каждое слово значительно. Черты лица его грубы и жестки, как у всякого, начавшего тяжелую службу с низших чинов. Переход от страха к радости, от низости к высокомерию довольно быстр, как у человека с грубо развитыми склонностями души. Он одет, по обыкновению, в своем мундире с петлицами и в ботфортах со шпорами. Волоса на нем стриженые, с проседью.</text:p>
      <text:p text:style-name="Обычный"><text:span text:style-name="T38">Анна Андреевна</text:span>, жена его, провинциальная кокетка, еще не совсем пожилых лет, воспитанная вполовину на романах и альбомах, вполовину на хлопотах в своей кладовой и девичьей. Очень любопытна и при случае выказывает тщеславие. Берет иногда власть над мужем потому только, что тот не находится, что отвечать ей; но власть эта распространяется только на мелочи и состоит в выговорах и насмешках. Она четырз раза переодевается в разные платья в продолжение пьесы.</text:p>
      <text:p text:style-name="Обычный"><text:span text:style-name="T39">Хлестаков</text:span>, молодой человек лет двадцати трех, тоненький, худенький; несколько приглуповат и, как говорят, без царя в голове, – один из тех людей, которых в канцеляриях<text:s/><text:soft-page-break/>называют пустейшими. Говорит и действует без всякого соображения. Он не в состоянии остановить постоянного внимания на какой‑нибудь мысли. Речь его отрывиста, и слова вылетают из уст его совершенно неожиданно. Чем более исполняющий эту роль покажет чистосердечия и простоты, тем более он выиграет. Одет по моде.</text:p>
      <text:p text:style-name="Обычный"><text:span text:style-name="T40">Осип</text:span>, слуга, таков, как обыкновенно бывают слуги несколько пожилых лет. Говорит сурьезно, смотрит несколько вниз, резонер и любит себе самому читать нравоучения для своего барина. Голос его всегда почти ровен, в разговоре с барином принимает суровое, отрывистое и несколько даже грубое выражение. Он умнее своего барина и потому скорее догадывается, но не любит много говорить и молча плут. Костюм его – серый или синий поношенный сюртук.</text:p>
      <text:p text:style-name="Обычный"><text:span text:style-name="T41">Бобчинский</text:span><text:s/>и<text:s/><text:span text:style-name="T42">Добчинский</text:span>, оба низенькие, коротенькие, очень любопытные; чрезвычайно похожи друг на друга; оба с небольшими брюшками; оба говорят скороговоркою и чрезвычайно много помогают жестами и руками. Добчинский немножко выше и сурьезнее Бобчинского, но Бобчинский развязнее и живее Добчинского.</text:p>
      <text:p text:style-name="Обычный"><text:span text:style-name="T43">Ляпкин</text:span><text:span text:style-name="T44">‑Тяпкин</text:span>, судья, человек, прочитавший пять или шесть книг, и потому несколько вольнодумен. Охотник большой на догадки, и потому каждому слову своему дает вес. Представляющий его должен всегда сохранять в лице своем значительную мину. Говорит басом с продолговатой растяжкой, хрипом и сапом – как старинные часы, которые прежде шипят, а потом уже бьют.</text:p>
      <text:p text:style-name="Обычный"><text:span text:style-name="T45">Земляника</text:span>, попечитель богоугодных заведений, очень толстый, неповоротливый и неуклюжий человек, но при всем том проныра и плут. Очень услужлив и суетлив.</text:p>
      <text:p text:style-name="Обычный"><text:span text:style-name="T46">Почтмейстер</text:span>, простодушный до наивности человек.</text:p>
      <text:p text:style-name="Обычный">Прочие роли не требуют особых изъяснений. Оригиналы их всегда почти находятся пред глазами.</text:p>
      <text:p text:style-name="Обычный">Господа актеры особенно должны обратить внимание на последнюю сцену. Последнее произнесенное слово должно произвесть электрическое потрясение на всех разом, вдруг. Вся группа должна переменить положение в один миг ока. Звук изумления должен вырваться у всех женщин разом, как будто из одной груди. От несоблюдения сих замечаний может исчезнуть весь эффект.</text:p>
      <text:p text:style-name="Обычный"/>
      <text:h text:style-name="Заголовок2" text:outline-level="2">ДЕЙСТВИЕ ПЕРВОЕ</text:h>
      <text:p text:style-name="P47"/>
      <text:p text:style-name="Обычный">Комната в доме городничего.</text:p>
      <text:p text:style-name="Обычный"/>
      <text:h text:style-name="Заголовок3" text:outline-level="3">ЯВЛЕНИЕ I</text:h>
      <text:p text:style-name="P48"/>
      <text:p text:style-name="Обычный"><text:span text:style-name="T49">Городничий, попечитель богоугодных заведений, смотритель училищ, судья, частный пристав, лекарь, два квартальных.</text:span></text:p>
      <text:p text:style-name="Обычный"/>
      <text:p text:style-name="Обычный"><text:span text:style-name="T50">Городничий</text:span>. Я пригласил вас, господа, с тем чтобы сообщить вам пренеприятное известие: к нам едет ревизор.</text:p>
      <text:p text:style-name="Обычный"><text:span text:style-name="T51">Аммос Федорович</text:span>. Как ревизор?</text:p>
      <text:p text:style-name="Обычный"><text:span text:style-name="T52">Артемий Филиппович</text:span>. Как ревизор?</text:p>
      <text:p text:style-name="Обычный"><text:span text:style-name="T53">Городничий</text:span>. Ревизор из Петербург инкогнито. И еще с секретным предписанием.</text:p>
      <text:p text:style-name="Обычный"><text:span text:style-name="T54">Аммос Федорович</text:span>. Вот те на!</text:p>
      <text:p text:style-name="Обычный"><text:span text:style-name="T55">Артемий Филиппович</text:span>. Вот не было заботы, так подай!</text:p>
      <text:p text:style-name="Обычный"><text:span text:style-name="T56">Лука Лукич</text:span>. Господи боже! еще и с секретным предписаньем!</text:p>
      <text:p text:style-name="Обычный"><text:span text:style-name="T57">Городничий</text:span>. Я как будто предчувствовал: сегодня мне всю ночь снились какие‑то две необыкновенные крысы. Право, этаких я никогда не видывал: черные, неестественной величины! пришли, понюхали – и пошли прочь. Вот я вам прочту письмо, которое получил я от Андрея Ивановича Чмыхова, которого вы, Артемий Филиппович, знаете. Вот что он пишет: «Любезный друг, кум и благодетель<text:s/><text:span text:style-name="T58">(бормочет вполголоса, пробегая скоро<text:s/></text:span><text:soft-page-break/><text:span text:style-name="T59">глазами)…<text:s/></text:span>и уведомить тебя». А! вот: «Спешу, между прочим, уведомить тебя, что приехал чиновник с предписанием осмотреть всю губернию и особенно наш уезд<text:s/><text:span text:style-name="T60">(значительно поднимает палец вверх).<text:s/></text:span>Я узнал это от самых достоверных людей, хотя он представляет себя частным лицом. Так как я знаю, что за тобою, как за всяким, водятся грешки, потому что ты человек умный и не любишь пропускать того, что плывет в руки…»<text:s/><text:span text:style-name="T61">(остановясъ)</text:span>, ну, здесь свои… «то советую тебе взять предосторожность, ибо он может приехать во всякий час, если только уже не приехал и не живет где‑нибудь инкогнито… Вчерашнего дни я…» Ну, тут уж пошли дела семейные: «…сестра Анна Кириловна приехала к нам с своим мужем; Иван Кирилович очень потолстел и все играет на скрыпке…» – и прочее, и прочее. Так вот какое обстоятельство!</text:p>
      <text:p text:style-name="Обычный"><text:span text:style-name="T62">Аммос Федорович</text:span>. Да, обстоятельство такое… необыкновенно, просто необыкновенно. Что– нибудь недаром.</text:p>
      <text:p text:style-name="Обычный"><text:span text:style-name="T63">Лука Лукич</text:span>. Зачем же, Антон Антонович, отчего это? Зачем к нам ревизор?</text:p>
      <text:p text:style-name="Обычный"><text:span text:style-name="T64">Городничий</text:span>. Зачем! Так уж, видно, судьба!<text:s/><text:span text:style-name="T65">(Вздохнув.)<text:s/></text:span>До сих пор, благодарение богу, подбирались к другим городам; теперь пришла очередь к нашему.</text:p>
      <text:p text:style-name="Обычный"><text:span text:style-name="T66">Аммос Федорович</text:span>. Я думаю, Антон Антонович, что здесь тонкая и больше политическая причина. Это значит вот что: Россия… да… хочет вести войну, и министерия‑то, вот видите, и подослала чиновника, чтобы узнать, нет ли где измены.</text:p>
      <text:p text:style-name="Обычный"><text:span text:style-name="T67">Городничий</text:span>. Эк куда хватили! Еще умный человек! В уездном городе измена! Что он, пограничный, что ли? Да отсюда, хоть три года скачи, ни до какого государства не доедешь.</text:p>
      <text:p text:style-name="Обычный"><text:span text:style-name="T68">Аммос Федорович</text:span>. Нет, я вам скажу, вы не того… вы не… Начальство имеет тонкие виды: даром что далеко, а оно себе мотает на ус.</text:p>
      <text:p text:style-name="Обычный"><text:span text:style-name="T69">Городничий</text:span>. Мотает или не мотает, а я вас, господа, предуведомил. Смотрите, по своей части я кое‑какие распоряженья сделал, советую и вам. Особенно вам, Артемий Филиппович! Без сомнения, проезжающий чиновник захочет прежде всего осмотреть подведомственные вам богоугодные заведения – и потому вы сделайте так, чтобы все было прилично: колпаки были бы чистые, и больные не походили бы на кузнецов, как обыкновенно они ходят по‑домашнему.</text:p>
      <text:p text:style-name="Обычный"><text:span text:style-name="T70">Артемий Филиппович</text:span>. Ну, это еще ничего. Колпаки, пожалуй, можно надеть и чистые.</text:p>
      <text:p text:style-name="Обычный"><text:span text:style-name="T71">Городничий</text:span>. Да, и тоже над каждой кроватью надписать по‑латыни или на другом каком языке… это уж по вашей части, Христиан Иванович, – всякую болезнь: когда кто заболел, которого дня и числа… Нехорошо, что у вас больные такой крепкий табак курят, что всегда расчихаешься, когда войдешь. Да и лучше, если б их было меньше: тотчас отнесут к дурному смотрению или к неискусству врача.</text:p>
      <text:p text:style-name="Обычный"><text:span text:style-name="T72">Артемий Филиппович</text:span>. О! насчет врачеванья мы с Христианом Ивановичем взяли свои меры: чем ближе к натуре, тем лучше, – лекарств дорогих мы не употребляем. Человек простой: если умрет, то и так умрет; если выздоровеет, то и так выздоровеет. Да и Христиану Ивановичу затруднительно было б с ними изъясняться: он по‑русски ни слова не знает.</text:p>
      <text:p text:style-name="Обычный"/>
      <text:p text:style-name="Обычный">Христиан Иванович издает звук, отчасти похожий на букву<text:s/><text:span text:style-name="T73">и<text:s/></text:span>и несколько на<text:s/><text:span text:style-name="T74">е.</text:span></text:p>
      <text:p text:style-name="Обычный"/>
      <text:p text:style-name="Обычный"><text:span text:style-name="T75">Городничий</text:span>. Вам тоже посоветовал бы, Аммос Федорович, обратить внимание на присутственные места. У вас там в передней, куда обыкновенно являются просители, сторожа завели домашних гусей с маленькими гусенками, которые так и шныряют под ногами. Оно, конечно, домашним хозяйством заводиться всякому похвально, и почему ж сторожу и не завесть его? только, знаете, в таком месте неприлично… Я и прежде хотел вам это заметить, но все как‑то позабывал.</text:p>
      <text:p text:style-name="Обычный"><text:span text:style-name="T76">Аммос Федорович</text:span>. А вот я их сегодня же велю всех забрать на кухню. Хотите, приходите обедать.</text:p>
      <text:p text:style-name="Обычный"><text:span text:style-name="T77">Городничий</text:span>. Кроме того, дурно, что у вас высушивается в самом присутствии всякая дрянь и над самым шкапом с бумагами охотничий арапник. Я знаю, вы любите охоту, но все<text:s/><text:soft-page-break/>на время лучше его принять, а там, как проедет ревизор, пожалуй, опять его можете повесить. Также заседатель ваш… он, конечно, человек сведущий, но от него такой запах, как будто бы он сейчас вышел из винокуренного завода, это тоже нехорошо. Я хотел давно об этом сказать вам, но был, не помню, чем‑то развлечен. Есть против этого средства, если уж это действительно, как он говорит, у него природный запах: можно ему посоветовать есть лук, или чеснок, или что‑нибудь другое. В этом случае может помочь разными медикаментами Христиан Иванович.</text:p>
      <text:p text:style-name="Обычный"/>
      <text:p text:style-name="Обычный">Христиан Иванович издает тот же звук.</text:p>
      <text:p text:style-name="Обычный"/>
      <text:p text:style-name="Обычный"><text:span text:style-name="T78">Аммос Федорович</text:span>. Нет, этого уже невозможно выгнать: он говорит, что в детстве мамка его ушибла, и с тех пор от него отдает немного водкою.</text:p>
      <text:p text:style-name="Обычный"><text:span text:style-name="T79">Городничий</text:span>. Да я так только заметил вам. Насчет же внутреннего распоряжения и того, что называет в письме Андрей Иванович грешками, я ничего не могу сказать. Да и странно говорить: нет человека, который бы за собою не имел каких‑нибудь грехов. Это уже так самим богом устроено, и волтерианцы напрасно против этого говорят.</text:p>
      <text:p text:style-name="Обычный"><text:span text:style-name="T80">Аммос Федорович</text:span>. Что ж вы полагаете, Антон Антонович, грешками? Грешки грешкам – рознь. Я говорю всем открыто, что беру взятки, но чем взятки? Борзыми щенками. Это совсем иное дело.</text:p>
      <text:p text:style-name="Обычный"><text:span text:style-name="T81">Городничий</text:span>. Ну, щенками или чем другим – всё взятки.</text:p>
      <text:p text:style-name="Обычный"><text:span text:style-name="T82">Аммос Федорович</text:span>. Ну нет, Антон Антонович. А вот, например, если у кого‑нибудь шуба стоит пятьсот рублей, да супруге шаль…</text:p>
      <text:p text:style-name="Обычный"><text:span text:style-name="T83">Городничий</text:span>. Ну, а что из того, что вы берете взятки борзыми щенками? Зато вы в бога не веруете; вы в церковь никогда не ходите; а я, по крайней мере, в вере тверд и каждое воскресенье бываю в церкви. А вы… О, я знаю вас: вы если начнете говорить о сотворении мира, просто волосы дыбом поднимаются.</text:p>
      <text:p text:style-name="Обычный"><text:span text:style-name="T84">Аммос Федорович</text:span>. Да ведь сам собою дошел, собственным умом.</text:p>
      <text:p text:style-name="Обычный"><text:span text:style-name="T85">Городничий</text:span>. Ну, в ином случае много ума хуже, чем бы его совсем не было. Впрочем, я так только упомянул об уездном суде; а по правде сказать, вряд ли кто когда‑нибудь заглянет туда: это уж такое завидное место, сам бог ему покровительствует. А вот вам, Лука Лукич, так, как смотрителю учебных заведений, нужно позаботиться особенно насчет учителей. Они люди, конечно, ученые и воспитывались в разных коллегиях, но имеют очень странные поступки, натурально неразлучные с ученым званием. Один из них, например, вот этот, что имеет толстое лицо… не вспомню его фамилии, никак не может обойтись без того, чтобы, взошедши на кафедру, не сделать гримасу, вот этак<text:s/><text:span text:style-name="T86">(делает гримасу),<text:s/></text:span>и потом начнет рукою из‑под галстука утюжить свою бороду. Конечно, если он ученику сделает такую рожу, то оно еще ничего: может быть, оно там и нужно так, об этом я не могу судить; но вы посудите сами, если он сделает это посетителю, – это может быть очень худо: господин ревизор или другой кто может принять это на свой счет. Из этого черт знает что может произойти.</text:p>
      <text:p text:style-name="Обычный"><text:span text:style-name="T87">Лука Лукич</text:span>. Что ж мне, право, с ним делать? Я уж несколько раз ему говорил. Вот еще на днях, когда зашел было в класс наш предводитель, он скроил такую рожу, какой я никогда еще не видывал. Он‑то ее сделал от доброго сердца, а мне выговор: зачем вольнодумные мысли внушаются юношеству.</text:p>
      <text:p text:style-name="Обычный"><text:span text:style-name="T88">Городничий</text:span>. То же я должен вам заметить и об учителе по исторической части. Он ученая голова – это видно, и сведений нахватал тьму, но только объясняет с таким жаром, что не помнит себя. Я раз слушал его: ну, покамест говорил об ассириянах и вавилонянах – еще ничего, а как добрался до Александра Македонского, то я не могу вам сказать, что с ним сделалось. Я думал, что пожар, ей‑богу! Сбежал с кафедры и что силы есть хвать стулом об пол. Оно конечно, Александр Македонский герой, но зачем же стулья ломать? от этого убыток казне.</text:p>
      <text:p text:style-name="Обычный"><text:span text:style-name="T89">Лука Лукич</text:span>. Да, он горяч! Я ему это несколько раз уже замечал… Говорит: «Как<text:s/><text:soft-page-break/>хотите, для науки я жизни не пощажу».</text:p>
      <text:p text:style-name="Обычный"><text:span text:style-name="T90">Городничий</text:span>. Да, таков уже неизъяснимый закон судеб: умный человек – или пьяница, или рожу такую состроит, что хоть святых выноси.</text:p>
      <text:p text:style-name="Обычный"><text:span text:style-name="T91">Лука Лукич</text:span>. Не приведи бог служить по ученой части! Всего боишься: всякий мешается, всякому хочется показать, что он тоже умный человек.</text:p>
      <text:p text:style-name="Обычный"><text:span text:style-name="T92">Городничий</text:span>. Это бы еще ничего, – инкогнито проклятое! Вдруг заглянет: «А, вы здесь, голубчик! А кто, скажет, здесь судья?» – «Ляпкин‑Тяпкин». – «А подать сюда Ляпкина‑Тяпкина! А кто попечитель богоугодных заведений?» – «Земляника». – «А подать сюда Землянику!» Вот что худо!</text:p>
      <text:p text:style-name="Обычный"/>
      <text:h text:style-name="Заголовок3" text:outline-level="3">ЯВЛЕНИЕ II</text:h>
      <text:p text:style-name="P93"/>
      <text:p text:style-name="Обычный"><text:span text:style-name="T94">Те же и почтмейстер.</text:span></text:p>
      <text:p text:style-name="Обычный"/>
      <text:p text:style-name="Обычный"><text:span text:style-name="T95">Почтмейстер</text:span>. Объясните, господа, что, какой чиновник едет?</text:p>
      <text:p text:style-name="Обычный"><text:span text:style-name="T96">Городничий</text:span>. А вы разве не слышали?</text:p>
      <text:p text:style-name="Обычный"><text:span text:style-name="T97">Почтмейстер</text:span>. Слышал от Петра Ивановича Бобчинского. Он только что был у меня в почтовой конторе.</text:p>
      <text:p text:style-name="Обычный"><text:span text:style-name="T98">Городничий</text:span>. Ну, что? Как вы думаете об этом?</text:p>
      <text:p text:style-name="Обычный"><text:span text:style-name="T99">Почтмейстер</text:span>. А что думаю? война с турками будет.</text:p>
      <text:p text:style-name="Обычный"><text:span text:style-name="T100">Аммос Федорович</text:span>. В одно слово! я сам то же думал.</text:p>
      <text:p text:style-name="Обычный"><text:span text:style-name="T101">Городничий</text:span>. Да, оба пальцем в небо попали!</text:p>
      <text:p text:style-name="Обычный"><text:span text:style-name="T102">Почтмейстер</text:span>. Право, война с турками. Это все француз гадит.</text:p>
      <text:p text:style-name="Обычный"><text:span text:style-name="T103">Городничий</text:span>. Какая война с турками! Просто нам плохо будет, а не туркам. Это уже известно: у меня письмо.</text:p>
      <text:p text:style-name="Обычный"><text:span text:style-name="T104">Почтмейстер</text:span>. А если так, то не будет войны с турками.</text:p>
      <text:p text:style-name="Обычный"><text:span text:style-name="T105">Городничий</text:span>. Ну что же, как вы, Иван Кузьмич?</text:p>
      <text:p text:style-name="Обычный"><text:span text:style-name="T106">Почтмейстер</text:span>. Да что я? Как вы, Антон Антонович?</text:p>
      <text:p text:style-name="Обычный"><text:span text:style-name="T107">Городничий</text:span>. Да что я? Страху‑то нет, а так, немножко… Купечество да гражданство меня смущает. Говорят, что я им солоно пришелся, а я, вот ей‑богу, если и взял с иного, то, право, без всякой ненависти. Я даже думаю<text:s/><text:span text:style-name="T108">(берет его под руку и отводит в сторону),<text:s/></text:span>я даже думаю, не было ли на меня какого‑нибудь доноса. Зачем же в самом деле к нам ревизор? Послушайте, Иван Кузьмич, нельзя ли вам, для общей нашей пользы, всякое письмо, которое прибывает к вам в почтовую контору, входящее и исходящее, знаете, этак немножко распечатать и прочитать: не содержится ли нем какого‑нибудь донесения или просто переписки. Если же нет, то можно опять запечатать; впрочем, можно даже и так отдать письмо, распечатанное.</text:p>
      <text:p text:style-name="Обычный"><text:span text:style-name="T109">Почтмейстер</text:span>. Знаю, знаю… Этому не учите, это я делаю не то чтоб из предосторожности, а больше из любопытства: смерть люблю узнать, что есть нового на свете. Я вам скажу, что это преинтересное чтение. Иное письмо с наслажденьем прочтешь – так описываются разные пассажи… а назидательность какая… лучше, чем в «Московских ведомостях»!</text:p>
      <text:p text:style-name="Обычный"><text:span text:style-name="T110">Городничий</text:span>. Ну что ж, скажите, ничего не начитывали о каком‑нибудь чиновнике из Петербурга?</text:p>
      <text:p text:style-name="Обычный"><text:span text:style-name="T111">Почтмейстер</text:span>. Нет, о петербургском ничего нет, а о костромских и саратовских много говорится. Жаль, однако ж, что вы не читаете писем: есть прекрасные места. Вот недавно один поручик пишет к приятелю и описал бал в самом игривом… очень, очень хорошо: «Жизнь моя, милый друг, течет, говорит, в эмпиреях: барышень много, музыка играет, штандарт скачет…» – с большим, с большим чувством описал. Я нарочно оставил его у себя. Хотите, прочту?</text:p>
      <text:p text:style-name="Обычный"><text:span text:style-name="T112">Городничий</text:span>. Ну, теперь не до того. Так сделайте милость, Иван Кузьмич: если на случай попадется жалоба или донесение, то без всяких рассуждений задерживайте.</text:p>
      <text:soft-page-break/>
      <text:p text:style-name="Обычный"><text:span text:style-name="T113">Почтмейстер</text:span>. С большим удовольствием.</text:p>
      <text:p text:style-name="Обычный"><text:span text:style-name="T114">Аммос Федорович</text:span>. Смотрите, достанется вам когда‑нибудь за это.</text:p>
      <text:p text:style-name="Обычный"><text:span text:style-name="T115">Почтмейстер</text:span>. Ах, батюшки!</text:p>
      <text:p text:style-name="Обычный"><text:span text:style-name="T116">Городничий</text:span>. Ничего, ничего. Другое дело, если бы вы из этого публичное что‑нибудь сделали, но ведь это дело семейственное.</text:p>
      <text:p text:style-name="Обычный"><text:span text:style-name="T117">Аммос Федорович</text:span>. Да, нехорошее дело заварилось! А я, признаюсь, шел было к вам, Антон Антонович, с тем чтобы попотчевать вас собачонкою. Родная сестра тому кобелю, которого вы знаете. Ведь вы слышали, что Чептович с Варховинским затеяли тяжбу, и теперь мне роскошь: травлю зайцев на землях и у того и у другого.</text:p>
      <text:p text:style-name="Обычный"><text:span text:style-name="T118">Городничий</text:span>. Батюшки, не милы мне теперь ваши зайцы: у меня инкогнито проклятое сидит в голове. Так и ждешь, что вот отворится дверь и – шасть…</text:p>
      <text:p text:style-name="Обычный"/>
      <text:h text:style-name="Заголовок3" text:outline-level="3">ЯВЛЕНИЕ III</text:h>
      <text:p text:style-name="P119"/>
      <text:p text:style-name="Обычный"><text:span text:style-name="T120">Те же, Бобчинский и Добчинский</text:span>, оба входят запыхавшись.</text:p>
      <text:p text:style-name="Обычный"/>
      <text:p text:style-name="Обычный"><text:span text:style-name="T121">Бобчинский.</text:span><text:s/>Чрезвычайное происшествие! Добчинский. Неожиданное известие! Все. Что, что такое?</text:p>
      <text:p text:style-name="Обычный"><text:span text:style-name="T122">Добчинский</text:span>. Непредвиденное дело: приходим в гостиницу…</text:p>
      <text:p text:style-name="Обычный"><text:span text:style-name="T123">Бобчинский</text:span><text:s/><text:span text:style-name="T124">(перебивая).<text:s/></text:span>Приходим с Петром Ивановичем в гостиницу…</text:p>
      <text:p text:style-name="Обычный"><text:span text:style-name="T125">Добчинский</text:span><text:s/><text:span text:style-name="T126">(перебивая)</text:span>. Э, позвольте, Петр Иванович, я расскажу.</text:p>
      <text:p text:style-name="Обычный"><text:span text:style-name="T127">Бобчинский</text:span>. Э, нет, позвольте, уж я… позвольте, позвольте… вы уж и слога такого не имеете…</text:p>
      <text:p text:style-name="Обычный"><text:span text:style-name="T128">Добчинский</text:span>. А вы собьетесь и не припомните всего.</text:p>
      <text:p text:style-name="Обычный"><text:span text:style-name="T129">Бобчинский</text:span>. Припомню, ей‑богу, припомню. Уж не мешайте, пусть я расскажу, не мешайте! Скажите, господа, сделайте милость, чтоб Петр Иванович не мешал.</text:p>
      <text:p text:style-name="Обычный"><text:span text:style-name="T130">Городничий</text:span>. Да говорите, ради бога, что такое? У меня сердце не на месте. Садитесь, господа! Возьмите стулья! Петр Иванович, вот вам стул.</text:p>
      <text:p text:style-name="Обычный"/>
      <text:p text:style-name="Обычный">Все усаживаются вокруг обоих Петров Ивановичей.</text:p>
      <text:p text:style-name="Обычный"/>
      <text:p text:style-name="Обычный">Ну, что, что такое?</text:p>
      <text:p text:style-name="Обычный"><text:span text:style-name="T131">Бобчинский</text:span>. Позвольте, позвольте: я все по порядку. Как только имел я удовольствие выйти от вас после того, как вы изволили смутиться полученным письмом, да‑с, – так я тогда же забежал… уж, пожалуйста, не перебивайте, Петр Иванович! Я уж всe, все, все знаю‑с. Так я, вот изволите видеть, забежал к<text:s/><text:span text:style-name="T132">Коробкину</text:span>. А не заставши<text:s/><text:span text:style-name="T133">Коробкина</text:span>‑то дома, заворотил к Растаковскому, а не заставши Растаковского, зашел вот к Ивану Кузьмичу, чтобы сообщить ему полученную вами новость, да, идучи оттуда, встретился с Петром Ивановичем…</text:p>
      <text:p text:style-name="Обычный"><text:span text:style-name="T134">Добчинский</text:span><text:s/><text:span text:style-name="T135">(перебивая).<text:s/></text:span>Возле будки, где продаются пироги.</text:p>
      <text:p text:style-name="Обычный"><text:span text:style-name="T136">Бобчинский</text:span>. Возле будки, где продаются пироги. Да, встретившись с Петром Ивановичем, и говорю ему: «Слышали ли вы о новости‑та, которую получил Антон Антонович из достоверного письма?» А Петр Иванович уж услыхали об этом от ключницы вашей Авдотьи, которая, не знаю, за чем‑то была послана к Филиппу Антоновичу Почечуеву.</text:p>
      <text:p text:style-name="Обычный"><text:span text:style-name="T137">Добчинский</text:span><text:s/><text:span text:style-name="T138">(перебивая).<text:s/></text:span>За бочонком для французской водки.</text:p>
      <text:p text:style-name="Обычный"><text:span text:style-name="T139">Бобчинский</text:span><text:s/><text:span text:style-name="T140">(отводя его руки)</text:span>. За бочонком для французской водки. Вот мы пошли с Петром‑то Ивановичем к Почечуеву… Уж вы, Петр Иванович… энтого… не перебивайте, пожалуйста, не перебивайте!.. Пошли к Почечуеву, да на дороге Петр Иванович говорит: «Зайдем, – говорит, – в трактир. В желудке‑то у меня… с утра я ничего не ел, так желудочное трясение…» – да‑с, в желудке‑то у Петра Ивановича… «А в трактир, – говорит, – привезли теперь свежей семги, так мы закусим». Только что мы в гостиницу, как вдруг молодой человек…</text:p>
      <text:soft-page-break/>
      <text:p text:style-name="Обычный"><text:span text:style-name="T141">Добчинский</text:span><text:s/><text:span text:style-name="T142">(перебивая).<text:s/></text:span>Недурной наружности, в партикулярном платье.</text:p>
      <text:p text:style-name="Обычный"><text:span text:style-name="T143">Бобчинский</text:span>. Недурной наружности, в партикулярном платье, ходит этак по комнате, и в лице этакое рассуждение… физиономия… поступки, и здесь<text:s/><text:span text:style-name="T144">(вертит рукою около лба)<text:s/></text:span>много, много всего. Я будто предчувствовал и говорю Петру Ивановичу: «Здесь что‑нибудь неспроста‑с». Да. А Петр‑то Иванович уж мигнул пальцем и подозвал трактирщика‑с, трактирщика Власа: у него жена три недели назад тому родила, и такой пребойкий мальчик, будет так же, как и отец, содержать трактир. Подозвавши Власа, Петр Иванович и спроси его потихоньку: «Кто, говорит, этот молодой человек?» – а Влас и отвечает на это: «Это», – говорит… Э, не перебивайте, Петр Иванович, пожалуйста, не перебивайте; вы не расскажете, ей‑богу не расскажете: вы пришепетываете, у вас, я знаю, один зуб во рту со свистом… «Это, говорит, молодой человек, чиновник, – да‑с, – едущий из Петербурга, а по фамилии, говорит, Иван Александрович Хлестаков‑с, а едет, говорит, в Саратовскую губернию и, говорит, престранно себя аттестует: другую уж неделю живет, из трактира не едет, забирает все на счет и ни копейки не хочет платить». Как сказал он мне это, а меня так вот свыше и вразумило. «Э!» – говорю я Петру Ивановичу…</text:p>
      <text:p text:style-name="Обычный"><text:span text:style-name="T145">Добчинский</text:span>. Нет, Петр Иванович, это я сказал: «э!»</text:p>
      <text:p text:style-name="Обычный"><text:span text:style-name="T146">Бобчинский</text:span>. Сначала вы сказали, а потом и я сказал. «Э! – сказали мы с Петром Ивановичем. – А с какой стати сидеть ему здесь, когда дорога ему лежит в Саратовскую губернию?» Да‑с. А вот он‑то и есть этот чиновник.</text:p>
      <text:p text:style-name="Обычный"><text:span text:style-name="T147">Городничий</text:span>. Кто, какой чиновник?</text:p>
      <text:p text:style-name="Обычный"><text:span text:style-name="T148">Бобчинский</text:span>. Чиновник‑та, о котором изволили получить нотицию, – ревизор.</text:p>
      <text:p text:style-name="Обычный"><text:span text:style-name="T149">Городничий</text:span><text:s/><text:span text:style-name="T150">(в страхе).<text:s/></text:span>Что вы, господь с вами! это не он.</text:p>
      <text:p text:style-name="Обычный"><text:span text:style-name="T151">Добчинский</text:span>. Он! и денег не платит и не едет. Кому же б быть, как не ему? И подорожная прописана в Саратов.</text:p>
      <text:p text:style-name="Обычный"><text:span text:style-name="T152">Бобчинский</text:span>. Он, он, ей‑богу он… Такой наблюдательный: все обсмотрел. Увидел, что мы с Петром‑то Ивановичем ели семгу, – больше потому, что Петр Иванович насчет своего желудка… да, так он и в тарелки к нам заглянул. Меня так и проняло страхом.</text:p>
      <text:p text:style-name="Обычный"><text:span text:style-name="T153">Городничий</text:span>. Господи, помилуй нас, грешных! Где же он там живет?</text:p>
      <text:p text:style-name="Обычный"><text:span text:style-name="T154">Добчинский</text:span>. В пятом номере, под лестницей.</text:p>
      <text:p text:style-name="Обычный"><text:span text:style-name="T155">Бобчинский</text:span>. В том самом номере, где прошлого года подрались проезжие офицеры.</text:p>
      <text:p text:style-name="Обычный"><text:span text:style-name="T156">Городничий</text:span>. И давно он здесь?</text:p>
      <text:p text:style-name="Обычный"><text:span text:style-name="T157">Добчинский</text:span>. А недели две уж. Приехал на Василья Египтянина.</text:p>
      <text:p text:style-name="Обычный"><text:span text:style-name="T158">Городничий</text:span>. Две недели!<text:s/><text:span text:style-name="T159">(В сторону.)<text:s/></text:span>Батюшки, сватушки! Выносите, святые угодники! В эти две недели высечена унтер‑офицерская жена! Арестантам не выдавали провизии!. На улицах кабак, нечистота! Позор! поношенье!<text:s/><text:span text:style-name="T160">{Хватается за голову.)</text:span></text:p>
      <text:p text:style-name="Обычный"><text:span text:style-name="T161">Артемий Филиппович</text:span>. Что ж, Антон Антонович? – ехать парадом в гостиницу.</text:p>
      <text:p text:style-name="Обычный"><text:span text:style-name="T162">Аммос Федорович</text:span>. Нет, нет! Вперед пустить голову, духовенство, купечество; вот и в книге «Деяния Иоанна Масона»…</text:p>
      <text:p text:style-name="Обычный"><text:span text:style-name="T163">Городничий</text:span>. Нет, нет; позвольте уж мне самому. Бывали трудные случаи в жизни, сходили, еще даже и спасибо получал. Авось бог вынесет и теперь.<text:s/><text:span text:style-name="T164">(Обращаясь к Бобчинскому.)<text:s/></text:span>Вы говорите, он молодой человек?</text:p>
      <text:p text:style-name="Обычный"><text:span text:style-name="T165">Бобчинский</text:span>. Молодой, лет двадцати трех или четырех с небольшим.</text:p>
      <text:p text:style-name="Обычный"><text:span text:style-name="T166">Городничий</text:span>. Тем лучше: молодого скорее пронюхаешь. Беда, если старый черт, а молодой весь наверху. Вы, господа, приготовляйтесь по своей части, а я отправлюсь сам или вот хоть с Петром Ивановичем, приватно, для прогулки, наведаться, не терпят ли проезжающие неприятностей. Эй, Свистунов!</text:p>
      <text:p text:style-name="Обычный"><text:span text:style-name="T167">Свистунов</text:span>. Что угодно?</text:p>
      <text:p text:style-name="Обычный"><text:span text:style-name="T168">Городничий</text:span>. Ступай сейчас за частным приставом; или нет, ты мне нужен. Скажи там кому‑нибудь, чтобы как можно поскорее ко мне частного пристава, и приходи сюда.</text:p>
      <text:p text:style-name="Обычный">Квартальный бежит впопыхах.</text:p>
      <text:p text:style-name="Обычный"><text:span text:style-name="T169">Артемий Филиппович</text:span>. Идем, идем, Аммос Федорович! В самом деле может случиться беда.</text:p>
      <text:soft-page-break/>
      <text:p text:style-name="Обычный"><text:span text:style-name="T170">Аммос Федорович</text:span>. Да вам чего бояться? Колпаки чистые надел на больных, да и концы в воду.</text:p>
      <text:p text:style-name="Обычный"><text:span text:style-name="T171">Артемий Филиппович</text:span>. Какое колпаки! Больным велено габерсуп давать, а у меня по всем коридорам несет такая капуста, что береги только нос.</text:p>
      <text:p text:style-name="Обычный"><text:span text:style-name="T172">Аммос Федорович</text:span>. А я на этот счет покоен. В самом деле, кто зайдет в уездный суд? А если и заглянет в какую‑нибудь бумагу, так он жизни не будет рад. Я вот уж пятнадцать лет сижу на судейском стуле, а как загляну в докладную записку – а! только рукой махну. Сам Соломон не разрешит, что в ней правда и что неправда.</text:p>
      <text:p text:style-name="Обычный"/>
      <text:p text:style-name="Обычный">Судья, попечитель богоугодных заведений, смотритель училищ и почтмейстер уходят и в дверях сталкиваются с возвращающимся<text:s/><text:span text:style-name="T173">квартальным</text:span>.</text:p>
      <text:p text:style-name="Обычный"/>
      <text:h text:style-name="Заголовок3" text:outline-level="3">ЯВЛЕНИЕ IV</text:h>
      <text:p text:style-name="P174"/>
      <text:p text:style-name="Обычный"><text:span text:style-name="T175">Городничий, Бобчинский, Добчинский и квартальный</text:span>.</text:p>
      <text:p text:style-name="Обычный"/>
      <text:p text:style-name="Обычный"><text:span text:style-name="T176">Городничий</text:span>. Что, дрожки там стоят?</text:p>
      <text:p text:style-name="Обычный"><text:span text:style-name="T177">Квартальный</text:span>. Стоят.</text:p>
      <text:p text:style-name="Обычный"><text:span text:style-name="T178">Городничий</text:span>. Ступай на улицу… или нет, постой! Ступай принеси… Да другие‑то где? неужели ты только один? Ведь я приказывал, чтобы и Прохоров был здесь. Где Прохоров?</text:p>
      <text:p text:style-name="Обычный"><text:span text:style-name="T179">Квартальный</text:span>. Прохоров в частном доме, да только к делу не может быть употреблен.</text:p>
      <text:p text:style-name="Обычный"><text:span text:style-name="T180">Городничий</text:span>. Как так?</text:p>
      <text:p text:style-name="Обычный"><text:span text:style-name="T181">Квартальный</text:span>. Да так: привезли его поутру мертвецки. Вот уже два ушата воды вылили, до сих пор не протрезвился.</text:p>
      <text:p text:style-name="Обычный"><text:span text:style-name="T182">Городничий</text:span><text:s/><text:span text:style-name="T183">(хватаясь за голову).<text:s/></text:span>Ах, боже мой, боже мой! Ступай скорее на улицу, или нет – беги прежде в комнату, слышь! и принеси оттуда шпагу и новую шляпу. Ну, Петр Иванович, поедем!</text:p>
      <text:p text:style-name="Обычный"><text:span text:style-name="T184">Бобчинский</text:span>. И я, и я… позвольте и мне, Антон Антонович!</text:p>
      <text:p text:style-name="Обычный"><text:span text:style-name="T185">Городничий</text:span>. Нет, нет, Петр Иванович, нельзя, нельзя! Неловко, да и на дрожках не поместимся.</text:p>
      <text:p text:style-name="Обычный"><text:span text:style-name="T186">Бобчинский</text:span>. Ничего, ничего, я так: петушком, петушком побегу за дрожками. Мне бы только немножко в щелочку‑та, в дверь этак посмотреть, как у него эти поступки…</text:p>
      <text:p text:style-name="Обычный"><text:span text:style-name="T187">Городничий</text:span><text:s/><text:span text:style-name="T188">(принимая шпагу, к квартальному).<text:s/></text:span>Беги сейчас возьми десятских, да пусть каждый из них возьмет… Эк шпага как исцарапалась! Проклятый купчишка Абдулин – видит, что у городничего старая шпага, не прислал новой. О, лукавый народ! А так, мошенники, я думаю, там уж просьбы из‑под полы и готовят. Пусть каждый возьмет в руки по улице… черт возьми, по улице – по метле! и вымели бы всю улицу, что идет к трактиру, и вымели бы чисто… Слышишь! Да смотри: ты! ты! я знаю тебя: ты там кумаешься да крадешь в ботфорты серебряные ложечки, – смотри, у меня ухо востро!.. Что ты сделал с купцом Черняевым – а? Он тебе на мундир дал два аршина сукна, а ты стянул всю штуку. Смотри! не по чину берешь! Ступай!</text:p>
      <text:p text:style-name="Обычный"/>
      <text:h text:style-name="Заголовок3" text:outline-level="3">ЯВЛЕНИЕ V</text:h>
      <text:p text:style-name="P189"/>
      <text:p text:style-name="Обычный"><text:span text:style-name="T190">Те же и частный пристав</text:span>.</text:p>
      <text:p text:style-name="Обычный"/>
      <text:p text:style-name="Обычный"><text:span text:style-name="T191">Городничий</text:span>. А, Степан Ильич! Скажите, ради бога: куда вы запропастились? На что это похоже?</text:p>
      <text:p text:style-name="Обычный"><text:span text:style-name="T192">Частный пристав</text:span>. Я был тут сейчас за воротами.</text:p>
      <text:p text:style-name="Обычный"><text:span text:style-name="T193">Городничий</text:span>. Ну, слушайте же, Степан Ильич! Чиновник‑то из Петербурга приехал. Как вы там распорядились?</text:p>
      <text:p text:style-name="Обычный"><text:span text:style-name="T194">Частный пристав</text:span>. Да так, как вы приказывали. Квартального Пуговицына я послал с<text:s/><text:soft-page-break/>десятскими подчищать тротуар.</text:p>
      <text:p text:style-name="Обычный"><text:span text:style-name="T195">Городничий</text:span>. А Держиморда где?</text:p>
      <text:p text:style-name="Обычный"><text:span text:style-name="T196">Частный пристав</text:span>. Держиморда поехал на пожарной трубе.</text:p>
      <text:p text:style-name="Обычный"><text:span text:style-name="T197">Городничий</text:span>. А Прохоров пьян?</text:p>
      <text:p text:style-name="Обычный"><text:span text:style-name="T198">Частный пристав</text:span>. Пьян.</text:p>
      <text:p text:style-name="Обычный"><text:span text:style-name="T199">Городничий</text:span>. Как же вы это так допустили?</text:p>
      <text:p text:style-name="Обычный"><text:span text:style-name="T200">Частный пристав</text:span>. Да бог его знает. Вчерашнего дня случилась за городом драка, – поехал туда для порядка, а возвратился пьян.</text:p>
      <text:p text:style-name="Обычный"><text:span text:style-name="T201">Городничий</text:span>. Послушайте ж, вы сделайте вот что: квартальный Пуговицын… он высокого роста, так пусть стоит для благоустройства на мосту. Да разметать наскоро старый забор, что возле сапожника, и поставить соломенную веху, чтоб было похоже на планировку. Оно чем больше ломки, тем больше означает деятельности градоправителя. Ах, боже мой! я и позабыл, что возле того забора навалено на сорок телег всякого сору. Что это за скверный город! только где‑нибудь поставь какой‑нибудь памятник или просто забор – черт их знает откудова и нанесут всякой дряни!<text:s/><text:span text:style-name="T202">(Вздыхает.)<text:s/></text:span>Да если приезжий чиновник будет спрашивать службу: довольны ли? – чтобы говорили: «Всем довольны, ваше благородие»; а который будет недоволен, то ему после дам такого неудовольствия… О, ох, хо, хо, х! грешен, во многом грешен.<text:s/><text:span text:style-name="T203">(Берет вместо шляпы футляр.)<text:s/></text:span>Дай только, боже, чтобы сошло с рук поскорее, а там‑то я поставлю уж такую свечу, какой еще никто не ставил: на каждую бестию купца наложу доставить по три пуда воску. О боже мой, боже мой! Едем, Петр Иванович!<text:s/><text:span text:style-name="T204">(Вместо шляпы хочет надеть бумажный футляр.)</text:span></text:p>
      <text:p text:style-name="Обычный"><text:span text:style-name="T205">Частный пристав</text:span>. Антон Антонович, это коробка, а не шляпа.</text:p>
      <text:p text:style-name="Обычный"><text:span text:style-name="T206">Городничий</text:span><text:s/><text:span text:style-name="T207">(бросая коробку).<text:s/></text:span>Коробка так коробка. Черт с ней! Да если спросят, отчего не выстроена церковь при богоугодном заведении, на которую назад тому пять лет была ассигнована сумма, то не позабыть сказать, что начала строиться, но сгорела. Я об этом и рапорт представлял. А то, пожалуй, кто‑нибудь, позабывшись, сдуру скажет, что она и не начиналась. Да сказать Держиморде, чтобы не слишком давал воли кулакам своим; он, для порядка, всем ставит фонари под глазами – и правому и виноватому. Едем, едем, Петр Иванович!<text:s/><text:span text:style-name="T208">(Уходит и возвращается.)<text:s/></text:span>Да не выпускать солдат на улицу безо всего: эта дрянная гарниза наденет только сверх рубашки мундир, а внизу ничего нет.</text:p>
      <text:p text:style-name="Обычный">Все уходят.</text:p>
      <text:p text:style-name="Обычный"/>
      <text:h text:style-name="Заголовок3" text:outline-level="3">ЯВЛЕНИЕ VI</text:h>
      <text:p text:style-name="P209"/>
      <text:p text:style-name="Обычный"><text:span text:style-name="T210">Анна Андреевна и Марья Антоновна</text:span><text:s/>вбегают на сцену.</text:p>
      <text:p text:style-name="Обычный"/>
      <text:p text:style-name="Обычный"><text:span text:style-name="T211">Анна Андреевна</text:span>. Где ж, где ж они? Ах, боже мой!..<text:s/><text:span text:style-name="T212">(Отворяя дверь.)<text:s/></text:span>Муж! Антоша! Антон!<text:s/><text:span text:style-name="T213">(Говорит скоро.)<text:s/></text:span>А все ты, а всё за тобой. И пошла копаться: «Я булавочку, я косынку».<text:s/><text:span text:style-name="T214">(Подбегает к окну и кричит.)<text:s/></text:span>Антон, куда, куда? Что, приехал? ревизор? с усами! с какими усами?</text:p>
      <text:p text:style-name="Обычный"><text:span text:style-name="T215">Голос городничего</text:span>. После, после, матушка!</text:p>
      <text:p text:style-name="Обычный"><text:span text:style-name="T216">Анна Андреевна</text:span>. После? Вот новости – после! Я не хочу после… Мне только одно слово: что он, полковник? А?<text:s/><text:span text:style-name="T217">(С пренебрежением.)<text:s/></text:span>Уехал! Я тебе вспомню это! А все эта: «Маменька, маменька, погодите, зашпилю сзади косынку; я сейчас». Вот тебе и сейчас! Вот тебе ничего и не узнали! А все проклятое кокетство; услышала, что почтмейстер здесь, и давай пред зеркалом жеманиться: и с той стороны, и с этой стороны подойдет. Воображает, что он за ней волочится, а он просто тебе делает гримасу, когда ты отвернешься.</text:p>
      <text:p text:style-name="Обычный"><text:span text:style-name="T218">Марья Антоновна</text:span>. Да что ж делать, маменька? Все равно чрез два часа мы всё узнаем.</text:p>
      <text:p text:style-name="Обычный"><text:span text:style-name="T219">Анна Андреевна</text:span>. Чрез два часа! покорнейше благодарю! Вот одолжила ответом! Как ты не догадалась сказать, что чрез месяц еще лучше можно узнать!<text:s/><text:span text:style-name="T220">(Свешивается в окно.)<text:s/></text:span>Эй, Авдотья! А? Что, Авдотья, ты слышала, там приехал кто‑то?.. Не слышала? Глупая какая! Машет руками? Пусть машет, а ты все бы таки его расспросила. Не могла этого<text:s/><text:soft-page-break/>узнать! В голове чепуха, всё женихи сидят. А? Скоро уехали! да ты бы побежала за дрожками. Ступай, ступай сейчас! Слышишь, побеги расспроси, куда поехали; да расспроси хорошенько: что за приезжий, – каков он, – слышишь? Подсмотри в щелку и узнай все, и глаза какие: черные или нет, и сию же минуту возвращайся назад, слышишь? Скорее, скорее, скорее, скорее!<text:s/><text:span text:style-name="T221">(Кричит до тех пор, пока не опускается занавес. Так занавес и закрывает их обеих, стоящих у окна.)</text:span></text:p>
      <text:p text:style-name="Обычный"/>
      <text:p text:style-name="Обычный"/>
      <text:h text:style-name="Заголовок2" text:outline-level="2">ДЕЙСТВИЕ ВТОРОЕ</text:h>
      <text:p text:style-name="P222"/>
      <text:p text:style-name="Обычный">Маленькая комната в гостинице. Постель, стол, чемодан, пустая бутылка, сапоги, платяная щетка и прочее.</text:p>
      <text:p text:style-name="Обычный"/>
      <text:h text:style-name="Заголовок3" text:outline-level="3">ЯВЛЕНИЕ I</text:h>
      <text:p text:style-name="P223"/>
      <text:p text:style-name="Обычный"><text:span text:style-name="T224">Осип</text:span><text:s/>лежит на барской постеле.</text:p>
      <text:p text:style-name="Обычный"/>
      <text:p text:style-name="Обычный">Черт побери, есть так хочется, и в животе трескотня такая, как будто бы целый полк затрубил в трубы. Вот не доедем, да и только, домой! Что ты прикажешь делать? Второй месяц пошел, как уже из Питера! Профинтил дорогою денежки, голубчик, теперь сидит и хвост подвернул, и не горячится. А стало бы, и очень бы стало на прогоны; нет, вишь ты, нужно в каждом городе показать себя!<text:s/><text:span text:style-name="T225">(Дразнит его.)<text:s/></text:span>«Эй, Осип, ступай посмотри комнату, лучшую, да обед спроси самый лучший: я не могу есть дурного обеда, мне нужен лучший обед». Добро бы было в самом деле что‑нибудь путное, а то ведь елистратишка простой! С проезжающим знакомится, а потом в картишки – вот тебе и доигрался! Эх, надоела такая жизнь! Право, на деревне лучше: оно хоть нет публичности, да и заботности меньше; возьмешь себе бабу, да и лежи весь век на полатях да ешь пироги. Ну, кто ж спорит: конечно, если пойдет на правду, так житье в Питере лучше всего. Деньги бы только были, а жизнь тонкая и политичная: кеятры, собаки тебе танцуют, и все что хочешь. Разговаривает все на тонкой деликатности, что разве только дворянству уступит; пойдешь на Щукин – купцы тебе кричат: «Почтенный!»; на перевозе в лодке с чиновником сядешь; компании захотел – ступай в лавочку: там тебе кавалер расскажет про лагери и объявит, что всякая звезда значит на небе, так вот как на ладони все видишь. Старуха офицерша забредет; горничная иной раз заглянет такая… фу, фу, фу!<text:s/><text:span text:style-name="T226">(Усмехается и трясет головою.)<text:s/></text:span>Галантерейное, черт возьми, обхождение! Невежливого слова никогда не услышишь, всякой тебе говорит «вы». Наскучило идти – берешь извозчика и сидишь себе как барин, а не хочешь заплатить ему – изволь: у каждого дома есть сквозные ворота, и ты так шмыгнешь, что тебя никакой дьявол не сыщет. Одно плохо: иной раз славно наешься, а в другой чуть не лопнешь с голоду, как теперь, например. А все он виноват. Что с ним сделаешь? Батюшка пришлет денежки, чем бы их попридержать – и куды!.. пошел кутить: ездит на извозчике, каждый день ты доставай в кеятр билет, а там через неделю, глядь – и посылает на толкучий продавать новый фрак. Иной раз все до последней рубашки спустит, так что на нем всего останется сертучишка да шинелишка… Ей‑богу, правда! И сукно такое важное, аглицкое! рублев полтораста ему один фрак станет, а на рынке спустит рублей за двадцать; а о брюках и говорить нечего – нипочем идут. А отчего? – оттого, что делом не занимается: вместо того чтобы в должность, а он идет гулять по прешпекту, в картишки играет. Эх, если б узнал это старый барин! Он не посмотрел бы на то, что ты чиновник, а, поднявши рубашонку, таких бы засыпал тебе, что дня б четыре ты почесывался. Коли служить, так служи. Вот теперь трактирщик сказал, что не дам вам есть, пока не заплатите за прежнее; ну, а коли не заплатим?<text:s/><text:span text:style-name="T227">(Со вздохом.)<text:s/></text:span>Ах, боже ты мой, хоть бы какие‑нибудь щи! Кажись, так бы теперь весь свет съел. Стучится; верно, это он идет.<text:s/><text:span text:style-name="T228">(Поспешно схватывается с постели.)</text:span></text:p>
      <text:p text:style-name="Обычный"/>
      <text:soft-page-break/>
      <text:h text:style-name="Заголовок3" text:outline-level="3">ЯВЛЕНИЕ II</text:h>
      <text:p text:style-name="P229"/>
      <text:p text:style-name="Обычный"><text:span text:style-name="T230">Осип и Хлестаков</text:span>.</text:p>
      <text:p text:style-name="Обычный"/>
      <text:p text:style-name="Обычный"><text:span text:style-name="T231">Хлестаков</text:span>. На, прими это.<text:s/><text:span text:style-name="T232">(Отдает фуражку и тросточку.)<text:s/></text:span>А, опять валялся на кровати?</text:p>
      <text:p text:style-name="Обычный"><text:span text:style-name="T233">Осип</text:span>. Да зачем же бы мне валяться? Не видал я разве кровати, что ли?</text:p>
      <text:p text:style-name="Обычный"><text:span text:style-name="T234">Хлестаков</text:span>. Врешь, валялся; видишь, вся склочена.</text:p>
      <text:p text:style-name="Обычный"><text:span text:style-name="T235">Осип</text:span>. Да на что мне она? Не знаю я разве, что такое кровать? У меня есть ноги; я и постою. Зачем мне ваша кровать?</text:p>
      <text:p text:style-name="Обычный"><text:span text:style-name="T236">Хлестаков</text:span><text:s/><text:span text:style-name="T237">(ходит по комнате).<text:s/></text:span>Посмотри, там в картузе табаку нет?</text:p>
      <text:p text:style-name="Обычный"><text:span text:style-name="T238">Осип</text:span>. Да где ж ему быть, табаку? Вы четвертого дня последнее выкурили.</text:p>
      <text:p text:style-name="Обычный"><text:span text:style-name="T239">Хлестаков</text:span><text:s/><text:span text:style-name="T240">(ходит и разнообразно сжимает свои губы; наконец говорит громким и решительным голосом).<text:s/></text:span>Послушай… эй, Осип!</text:p>
      <text:p text:style-name="Обычный"><text:span text:style-name="T241">Осип</text:span>. Чего изволите?</text:p>
      <text:p text:style-name="Обычный"><text:span text:style-name="T242">Хлестаков</text:span><text:s/><text:span text:style-name="T243">(громким, но не столь решительным голосом).<text:s/></text:span>Ты ступай туда.</text:p>
      <text:p text:style-name="Обычный"><text:span text:style-name="T244">Осип</text:span>. Куда?</text:p>
      <text:p text:style-name="Обычный"><text:span text:style-name="T245">Хлестаков</text:span><text:s/><text:span text:style-name="T246">(голосом вовсе не решительным и не громким, очень близким к просьбе).<text:s/></text:span>Вниз, в буфет… Там скажи… чтобы мне дали пообедать.</text:p>
      <text:p text:style-name="Обычный"><text:span text:style-name="T247">Осип</text:span>. Да нет, я и ходить не хочу.</text:p>
      <text:p text:style-name="Обычный"><text:span text:style-name="T248">Хлестаков</text:span>. Как ты смеешь, дурак!</text:p>
      <text:p text:style-name="Обычный"><text:span text:style-name="T249">Осип</text:span>. Да так; все равно, хоть и пойду, ничего из этого не будет. Хозяин сказал, что больше не даст обедать.</text:p>
      <text:p text:style-name="Обычный"><text:span text:style-name="T250">Хлестаков</text:span>. Как он смеет не дать? Вот еще вздор!</text:p>
      <text:p text:style-name="Обычный"><text:span text:style-name="T251">Осип</text:span>. «Еще, говорит, и к городничему пойду; третью неделю барин денег не плотит. Вы‑де с барином, говорит, мошенники, и барин твой – плут. Мы‑де, говорит, этаких шерамыжников и подлецов видали».</text:p>
      <text:p text:style-name="Обычный"><text:span text:style-name="T252">Хлестаков</text:span>. А ты уж и рад, скотина, сейчас пересказывать мне все это.</text:p>
      <text:p text:style-name="Обычный"><text:span text:style-name="T253">Осип</text:span>. Говорит: «Этак всякий приедет, обживется, задолжается, после и выгнать нельзя. Я, говорит, шутить не буду, я прямо с жалобою, чтоб на съезжую да в тюрьму».</text:p>
      <text:p text:style-name="Обычный"><text:span text:style-name="T254">Хлестаков</text:span>. Ну, ну, дурак, полно! Ступай, ступай скажи ему. Такое грубое животное!</text:p>
      <text:p text:style-name="Обычный"><text:span text:style-name="T255">Осип</text:span>. Да лучше я самого хозяина позову к вам.</text:p>
      <text:p text:style-name="Обычный"><text:span text:style-name="T256">Хлестаков</text:span>. На что ж хозяина? Ты поди сам скажи.</text:p>
      <text:p text:style-name="Обычный"><text:span text:style-name="T257">Осип</text:span>. Да, право, сударь…</text:p>
      <text:p text:style-name="Обычный"><text:span text:style-name="T258">Хлестаков</text:span>. Ну, ступай, черт с тобой! позови хозяина.</text:p>
      <text:p text:style-name="Обычный">Осип уходит.</text:p>
      <text:p text:style-name="Обычный"/>
      <text:h text:style-name="Заголовок3" text:outline-level="3">ЯВЛЕНИЕ III</text:h>
      <text:p text:style-name="P259"/>
      <text:p text:style-name="Обычный"><text:span text:style-name="T260">Хлестаков</text:span><text:s/>один.</text:p>
      <text:p text:style-name="Обычный"/>
      <text:p text:style-name="Обычный">Ужасно как хочется есть! Так немножко прошелся, думал, не пройдет ли аппетит, – нет, черт возьми, не проходит. Да, если б в Пензе я не покутил, стало бы денег доехать домой. Пехотный капитан сильно поддел меня: штосы удивительно, бестия, срезывает. Всего каких‑нибудь четверть часа посидел – и всё обобрал. А при всем том страх хотелось бы с ним еще раз сразиться. Случай только не привел. Какой скверный городишко! В овошенных лавках ничего не дают в долг. Это уж просто подло.<text:s/><text:span text:style-name="T261">(Насвистывает сначала из «Роберта», потом «Не шей ты мне, матушка», а наконец ни се ни то.)<text:s/></text:span>Никто не хочет идти.</text:p>
      <text:p text:style-name="Обычный"/>
      <text:h text:style-name="Заголовок3" text:outline-level="3">ЯВЛЕНИЕ IV</text:h>
      <text:p text:style-name="P262"/>
      <text:p text:style-name="Обычный"><text:span text:style-name="T263">Хлестаков, Осип</text:span><text:s/>и<text:s/><text:span text:style-name="T264">трактирный слуга</text:span>.</text:p>
      <text:p text:style-name="Обычный"/>
      <text:p text:style-name="Обычный"><text:span text:style-name="T265">Слуга</text:span>. Хозяин приказал спросить, что вам угодно?</text:p>
      <text:p text:style-name="Обычный"><text:span text:style-name="T266">Хлестаков</text:span>. Здравствуй, братец! Ну, что ты, здоров?</text:p>
      <text:p text:style-name="Обычный"><text:span text:style-name="T267">Слуга</text:span>. Слава богу.</text:p>
      <text:p text:style-name="Обычный"><text:span text:style-name="T268">Хлестаков</text:span>. Ну что, как у вас в гостинице? хорошо ли все идет?</text:p>
      <text:p text:style-name="Обычный"><text:span text:style-name="T269">Слуга</text:span>. Да, слава богу, все хорошо.</text:p>
      <text:p text:style-name="Обычный"><text:span text:style-name="T270">Хлестаков</text:span>. Много проезжающих?</text:p>
      <text:p text:style-name="Обычный"><text:span text:style-name="T271">Слуга</text:span>. Да, достаточно.</text:p>
      <text:p text:style-name="Обычный"><text:span text:style-name="T272">Хлестаков</text:span>. Послушай, любезный, там мне до сих пор обеда не приносят, так, пожалуйста, поторопи, чтоб поскорее, – видишь, мне сейчас после обеда нужно кое‑чем заняться.</text:p>
      <text:p text:style-name="Обычный"><text:span text:style-name="T273">Слуга</text:span>. Да хозяин сказал, что не будет больше отпускать. Он, никак, хотел идти сегодня жаловаться городничему.</text:p>
      <text:p text:style-name="Обычный"><text:span text:style-name="T274">Хлестаков</text:span>. Да что ж жаловаться? Посуди сам, любезный, как же? ведь мне нужно есть. Этак могу я совсем отощать. Мне очень есть хочется; я не шутя это говорю.</text:p>
      <text:p text:style-name="Обычный"><text:span text:style-name="T275">Слуга</text:span>. Так‑с. Он говорил: «Я ему обедать не дам, покамест он не заплатит мне за прежнее». Таков уж ответ его был.</text:p>
      <text:p text:style-name="Обычный"><text:span text:style-name="T276">Хлестаков</text:span>. Да ты урезонь, уговори его.</text:p>
      <text:p text:style-name="Обычный"><text:span text:style-name="T277">Слуга</text:span>. Да что ж ему такое говорить?</text:p>
      <text:p text:style-name="Обычный"><text:span text:style-name="T278">Хлестаков</text:span>. Ты растолкуй ему сурьезно, что мне нужно есть. Деньги сами собою… Он думает, что, как ему, мужику, ничего, если не поесть день, так и другим тоже. Вот новости!</text:p>
      <text:p text:style-name="Обычный"><text:span text:style-name="T279">Слуга</text:span>. Пожалуй, я скажу.</text:p>
      <text:p text:style-name="Обычный"/>
      <text:h text:style-name="Заголовок3" text:outline-level="3">ЯВЛЕНИЕ V</text:h>
      <text:p text:style-name="P280"/>
      <text:p text:style-name="Обычный"><text:span text:style-name="T281">Хлестаков</text:span><text:s/>один.</text:p>
      <text:p text:style-name="Обычный"/>
      <text:p text:style-name="Обычный">Это скверно, однако ж, если он совсем ничего не даст есть. Так хочется, как еще никогда не хотелось. Разве из платья что‑нибудь пустить в оборот? Штаны, что ли, продать? Нет, уж лучше поголодать, да приехать домой в петербургском костюме. Жаль, что Иохим не дал напрокат кареты, а хорошо бы, черт побери, приехать домой в карете, подкатить этаким чертом к какому‑нибудь соседу‑помещику под крыльцо, с фонарями, а Осипа сзади, одеть в ливрею. Как бы, я воображаю, все переполошились: «Кто такой, что такое?» А лакей входит<text:s/><text:span text:style-name="T282">(вытягиваясь и представляя лакея):<text:s/></text:span>«Иван Александрович Хлестаков из Петербурга, прикажете принять?» Они, пентюхи, и не знают, что такое значит «прикажете принять». К ним если приедет какой‑нибудь гусь помещик, так и валит, медведь, прямо в гостиную. К дочечке какой‑нибудь хорошенькой подойдешь: «Сударыня, как я…»<text:s/><text:span text:style-name="T283">(Потирает руки и подшаркивает ножкой.)<text:s/></text:span>Тьфу!<text:s/><text:span text:style-name="T284">(плюет)<text:s/></text:span>даже тошнит, так есть хочется.</text:p>
      <text:p text:style-name="Обычный"/>
      <text:h text:style-name="Заголовок3" text:outline-level="3">ЯВЛЕНИЕ VI</text:h>
      <text:p text:style-name="P285"/>
      <text:p text:style-name="Обычный"><text:span text:style-name="T286">Хлестаков</text:span>,<text:s/><text:span text:style-name="T287">Осип</text:span>, потом<text:s/><text:span text:style-name="T288">слуга</text:span>.</text:p>
      <text:p text:style-name="Обычный"/>
      <text:p text:style-name="Обычный"><text:span text:style-name="T289">Хлестаков</text:span>. А что?</text:p>
      <text:p text:style-name="Обычный"><text:span text:style-name="T290">Осип</text:span>. Несут обед.</text:p>
      <text:p text:style-name="Обычный"><text:span text:style-name="T291">Хлестаков</text:span><text:s/><text:span text:style-name="T292">(прихлопывает в ладоши и слегка подпрыгивает на стуле).<text:s/></text:span>Несут! несут! несут!</text:p>
      <text:p text:style-name="Обычный">С л у г а (с<text:s/><text:span text:style-name="T293">тарелками и салфеткой).<text:s/></text:span>Хозяин в последний раз уж дает.</text:p>
      <text:p text:style-name="Обычный"><text:span text:style-name="T294">Хлестаков</text:span>. Ну, хозяин, хозяин… Я плевать на твоего хозяина! Что там такое?</text:p>
      <text:p text:style-name="Обычный"><text:span text:style-name="T295">Слуга</text:span>. Суп и жаркое.</text:p>
      <text:p text:style-name="Обычный"><text:span text:style-name="T296">Хлестаков</text:span>. Как, только два блюда?</text:p>
      <text:p text:style-name="Обычный"><text:span text:style-name="T297">Слуга</text:span>. Только‑с.</text:p>
      <text:soft-page-break/>
      <text:p text:style-name="Обычный"><text:span text:style-name="T298">Хлестаков</text:span>. Вот вздор какой! я этого не принимаю. Ты скажи ему: что это, в самом деле, такое!.. Этого мало.</text:p>
      <text:p text:style-name="Обычный"><text:span text:style-name="T299">Слуга</text:span>. Нет, хозяин говорит, что еще много.</text:p>
      <text:p text:style-name="Обычный"><text:span text:style-name="T300">Хлестаков</text:span>. А соуса почему нет?</text:p>
      <text:p text:style-name="Обычный"><text:span text:style-name="T301">Слуга</text:span>. Соуса нет.</text:p>
      <text:p text:style-name="Обычный"><text:span text:style-name="T302">Хлестаков</text:span>. Отчего же нет? Я видел сам, проходя мимо кухни, там много готовилось. И в столовой сегодня поутру двое каких‑то коротеньких человека ели семгу и еще много кой‑чего.</text:p>
      <text:p text:style-name="Обычный"><text:span text:style-name="T303">Слуга</text:span>. Да оно‑то есть, пожалуй, да нет.</text:p>
      <text:p text:style-name="Обычный"><text:span text:style-name="T304">Хлестаков</text:span>. Как нет?</text:p>
      <text:p text:style-name="Обычный"><text:span text:style-name="T305">Слуга</text:span>. Да уж нет.</text:p>
      <text:p text:style-name="Обычный"><text:span text:style-name="T306">Хлестаков</text:span>. А семга, а рыба, а котлеты?</text:p>
      <text:p text:style-name="Обычный"><text:span text:style-name="T307">Слуга</text:span>. Да это для тех, которые почище‑с.</text:p>
      <text:p text:style-name="Обычный"><text:span text:style-name="T308">Хлестаков</text:span>. Ах ты, дурак!</text:p>
      <text:p text:style-name="Обычный"><text:span text:style-name="T309">Слуга</text:span>. Да‑с.</text:p>
      <text:p text:style-name="Обычный"><text:span text:style-name="T310">Хлестаков</text:span>. Поросенок ты скверный… Как же они едят, а я не ем? Отчего же я, черт возьми, не могу так же? Разве они не такие же проезжающие, как и я?</text:p>
      <text:p text:style-name="Обычный"><text:span text:style-name="T311">Слуга</text:span>. Да уж известно, что не такие.</text:p>
      <text:p text:style-name="Обычный"><text:span text:style-name="T312">Хлестаков</text:span>. Какие же?</text:p>
      <text:p text:style-name="Обычный"><text:span text:style-name="T313">Слуга</text:span>. Обнаковенно какие! они уж известно: они деньги платят.</text:p>
      <text:p text:style-name="Обычный"><text:span text:style-name="T314">Хлестаков</text:span>. Я с тобою, дурак, не хочу рассуждать.<text:s/><text:span text:style-name="T315">(Наливает суп и ест.)<text:s/></text:span>Что это за суп? Ты просто воды налил в чашку: никакого вкусу нет, только воняет. Я не хочу этого супу, дай мне другого.</text:p>
      <text:p text:style-name="Обычный"><text:span text:style-name="T316">Слуга</text:span>. Мы примем‑с. Хозяин сказал: коли не хотите, то и не нужно.</text:p>
      <text:p text:style-name="Обычный"><text:span text:style-name="T317">Хлестаков</text:span><text:s/><text:span text:style-name="T318">(защищая рукою кушанье).<text:s/></text:span>Ну, ну, ну… оставь, дурак! Ты привык там обращаться с другими: я, брат, не такого рода! со мной не советую…<text:s/><text:span text:style-name="T319">(Ест.)<text:s/></text:span>Боже мой, какой суп!<text:s/><text:span text:style-name="T320">(Продолжает есть.)<text:s/></text:span>Я думаю, еще ни один человек в мире не едал такого супу: какие‑то перья плавают вместо масла.<text:s/><text:span text:style-name="T321">(Режет курицу.)<text:s/></text:span>Ай, ай, ай, какая курица! Дай жаркое! Там супу немного осталось, Осип, возьми себе.<text:s/><text:span text:style-name="T322">(Режет жаркое.)<text:s/></text:span>Что это за жаркое? Это не жаркое.</text:p>
      <text:p text:style-name="Обычный"><text:span text:style-name="T323">Слуга</text:span>. Да что ж такое?</text:p>
      <text:p text:style-name="Обычный"><text:span text:style-name="T324">Хлестаков</text:span>. Черт его знает, что такое, только не жаркое. Это топор, зажаренный вместо говядины.<text:s/><text:span text:style-name="T325">(Ест.)<text:s/></text:span>Мошенники, канальи, чем они кормят! И челюсти заболят, если съешь один такой кусок.<text:s/><text:span text:style-name="T326">(Ковыряет пальцем в зубах.)<text:s/></text:span>Подлецы! Совершенно как деревянная кора, ничем вытащить нельзя; и зубы почернеют после этих блюд. Мошенники!<text:s/><text:span text:style-name="T327">(Вытирает рот салфеткой.)<text:s/></text:span>Больше ничего нет?</text:p>
      <text:p text:style-name="Обычный"><text:span text:style-name="T328">Слуга</text:span>. Нет.</text:p>
      <text:p text:style-name="Обычный"><text:span text:style-name="T329">Хлестаков</text:span>. Канальи! подлецы! и даже хотя бы какой‑нибудь соус или пирожное. Бездельники! дерут только с проезжающих.</text:p>
      <text:p text:style-name="Обычный"><text:span text:style-name="T330">Слуга</text:span><text:s/>убирает и уносит тарелки вместе с Осипом.</text:p>
      <text:p text:style-name="Обычный"/>
      <text:h text:style-name="Заголовок3" text:outline-level="3">ЯВЛЕНИЕ VII</text:h>
      <text:p text:style-name="P331"/>
      <text:p text:style-name="Обычный"><text:span text:style-name="T332">Хлестаков</text:span>, потом<text:s/><text:span text:style-name="T333">Осип</text:span>.</text:p>
      <text:p text:style-name="Обычный"/>
      <text:p text:style-name="Обычный"><text:span text:style-name="T334">Хлестаков</text:span>. Право, как будто и не ел; только что разохотился. Если бы мелочь, послать бы на рынок и купить хоть сайку.</text:p>
      <text:p text:style-name="Обычный"><text:span text:style-name="T335">Осип</text:span><text:s/><text:span text:style-name="T336">(входит).<text:s/></text:span>Там зачем‑то городничий приехал, осведомляется и спрашивает о вас.</text:p>
      <text:p text:style-name="Обычный"><text:span text:style-name="T337">Хлестаков</text:span><text:s/><text:span text:style-name="T338">(испугавшись).<text:s/></text:span>Вот тебе на! Эка бестия трактирщик, успел уже пожаловаться! Что, если в самом деле он потащит меня в тюрьму? Что ж, если благородным образом, я, пожалуй… нет, нет, не хочу! Там в городе таскаются офицеры и народ, а я, как нарочно, задал тону и перемигнулся с одной купеческой дочкой… Нет, не хочу… Да что он,<text:s/><text:soft-page-break/>как он смеет в самом деле? Что я ему, разве купец или ремесленник?<text:s/><text:span text:style-name="T339">(Бодрится и выпрямливается.)<text:s/></text:span>Да я ему прямо скажу: «Как вы смеете, как вы…»<text:s/><text:span text:style-name="T340">(У дверей вертится ручка; Хлестаков бледнеет и съеживается.)</text:span></text:p>
      <text:p text:style-name="Обычный"/>
      <text:h text:style-name="Заголовок3" text:outline-level="3">ЯВЛЕНИЕ VIII</text:h>
      <text:p text:style-name="P341"/>
      <text:p text:style-name="Обычный"><text:span text:style-name="T342">Хлестаков</text:span>,<text:s/><text:span text:style-name="T343">городничий</text:span><text:s/>и<text:s/><text:span text:style-name="T344">Добчинский</text:span>. Городничий, вошед, останавливается. Оба в испуге смотрят несколько минут один на другого, выпучив глаза.</text:p>
      <text:p text:style-name="Обычный"/>
      <text:p text:style-name="Обычный"><text:span text:style-name="T345">Городничий</text:span><text:s/><text:span text:style-name="T346">(немного оправившись и протянув руки по швам).<text:s/></text:span>Желаю здравствовать!</text:p>
      <text:p text:style-name="Обычный"><text:span text:style-name="T347">Хлестаков</text:span><text:s/><text:span text:style-name="T348">(кланяется).<text:s/></text:span>Мое почтение…</text:p>
      <text:p text:style-name="Обычный"><text:span text:style-name="T349">Городничий</text:span>. Извините.</text:p>
      <text:p text:style-name="Обычный"><text:span text:style-name="T350">Хлестаков</text:span>. Ничего…</text:p>
      <text:p text:style-name="Обычный"><text:span text:style-name="T351">Городничий</text:span>. Обязанность моя, как градоначальника здешнего города, заботиться о том, чтобы проезжающим и всем благородным людям никаких притеснений…</text:p>
      <text:p text:style-name="Обычный"><text:span text:style-name="T352">Хлестаков</text:span><text:s/><text:span text:style-name="T353">(сначала немного заикается, но к концу речи говорит громко).<text:s/></text:span>Да что же делать?.. Я не виноват… Я, право, заплачу… Мне пришлют из деревни.</text:p>
      <text:p text:style-name="Обычный"><text:span text:style-name="T354">Бобчинский</text:span><text:s/>выглядывает из дверей.</text:p>
      <text:p text:style-name="Обычный">Он больше виноват: говядину мне подает такую твердую, как бревно; а суп – он черт знает чего плеснул туда, я должен был выбросить его за окно. Он меня морил голодом по целым дням… Чай такой странный: воняет рыбой, а не чаем. За что ж я… Вот новость!</text:p>
      <text:p text:style-name="Обычный"><text:span text:style-name="T355">Городничий</text:span><text:s/><text:span text:style-name="T356">(робея).<text:s/></text:span>Извините, я, право, не виноват. На рынке у меня говядина всегда хорошая. Привозят холмогорские купцы, люди трезвые и поведения хорошего. Я уж не знаю, откуда он берет такую. А если что не так, то… Позвольте мне предложить вам переехать со мною на другую квартиру.</text:p>
      <text:p text:style-name="Обычный"><text:span text:style-name="T357">Хлестаков</text:span>. Нет, не хочу! Я знаю, что значит на другую квартиру: то есть – в тюрьму. Да какое вы имеете право? Да как вы смеете?.. Да вот я… Я служу в Петербурге.<text:s/><text:span text:style-name="T358">(Бодрится.)<text:s/></text:span>Я, я, я…</text:p>
      <text:p text:style-name="Обычный"><text:span text:style-name="T359">Городничий</text:span><text:s/><text:span text:style-name="T360">(в сторону).<text:s/></text:span>О господи ты боже, какой сердитый! Все узнал, всё рассказали проклятые купцы!</text:p>
      <text:p text:style-name="Обычный"><text:span text:style-name="T361">Хлестаков</text:span><text:s/><text:span text:style-name="T362">(храбрясь).<text:s/></text:span>Да вот вы хоть тут со всей своей командой – не пойду! Я прямо к министру!<text:s/><text:span text:style-name="T363">(Стучит кулаком по столу.)<text:s/></text:span>Что вы? что вы?</text:p>
      <text:p text:style-name="Обычный"><text:span text:style-name="T364">Городничий</text:span><text:s/><text:span text:style-name="T365">(вытянувшись и дрожа всем телом).<text:s/></text:span>Помилуйте, не погубите! Жена, дети маленькие… не сделайте несчастным человека.</text:p>
      <text:p text:style-name="Обычный"><text:span text:style-name="T366">Хлестаков</text:span>. Нет, я не хочу! Вот еще! мне какое дело? Оттого, что у вас жена и дети, я должен идти в тюрьму, вот прекрасно!</text:p>
      <text:p text:style-name="Обычный"/>
      <text:p text:style-name="Обычный"><text:span text:style-name="T367">Бобчинский</text:span><text:s/>выглядывает в дверь и в испуге прячется.</text:p>
      <text:p text:style-name="Обычный"/>
      <text:p text:style-name="Обычный">Нет, благодарю покорно, не хочу.</text:p>
      <text:p text:style-name="Обычный"><text:span text:style-name="T368">Городничий</text:span><text:s/><text:span text:style-name="T369">(дрожа).<text:s/></text:span>По неопытности, ей‑богу по неопытности. Недостаточность состояния… Сами извольте посудить: казенного жалованья не хватает даже на чай и сахар. Если ж и были какие взятки, то самая малость: к столу что‑нибудь да на пару платья. Что же до унтер‑офицерской вдовы, занимающейся купечеством, которую я будто бы высек, то это клевета, ей‑богу клевета. Это выдумали злодеи мои; это такой народ, что на жизнь мою готовы покуситься.</text:p>
      <text:p text:style-name="Обычный"><text:span text:style-name="T370">Хлестаков</text:span>. Да что? мне нет никакого дела до них.<text:s/><text:span text:style-name="T371">(В размышлении.)<text:s/></text:span>Я не знаю, однако ж, зачем вы говорите о злодеях или о какой‑то унтер‑офицерской вдове… Унтер‑офицерская жена совсем другое, а меня вы не смеете высечь, до этого вам далеко… Вот еще! смотри ты какой!.. Я заплачу, заплачу деньги, но у меня теперь нет. Я потому и сижу здесь, что у меня нет ни копейки.</text:p>
      <text:p text:style-name="Обычный"><text:span text:style-name="T372">Городничий</text:span><text:s/><text:span text:style-name="T373">(в сторону).<text:s/></text:span>О, тонкая штука! Эк куда метнул! какого туману напустил!<text:s/><text:soft-page-break/>разбери кто хочет! Не знаешь, с которой стороны и приняться. Ну, да уж попробовать не куды пошло! Что будет, то будет, попробовать на авось.<text:s/><text:span text:style-name="T374">(Вслух.)<text:s/></text:span>Если вы точно имеете нужду в деньгах или в чем другом, то я готов служить сию минуту. Моя обязанность помогать проезжающим.</text:p>
      <text:p text:style-name="Обычный"><text:span text:style-name="T375">Хлестаков</text:span>. Дайте, дайте мне взаймы! Я сейчас же расплачусь с трактирщиком. Мне бы только рублей двести или хоть даже и меньше.</text:p>
      <text:p text:style-name="Обычный"><text:span text:style-name="T376">Городничий</text:span><text:s/><text:span text:style-name="T377">(поднося бумажки).<text:s/></text:span>Ровно двести рублей, хоть и не трудитесь считать.</text:p>
      <text:p text:style-name="Обычный">X л е с т а к о<text:s/><text:span text:style-name="T378">в (принимая деньги).<text:s/></text:span>Покорнейше благодарю. Я вам тотчас пришлю их из деревни… у меня это вдруг… Я вижу, вы благородный человек. Теперь другое дело.</text:p>
      <text:p text:style-name="Обычный"><text:span text:style-name="T379">Городничий</text:span><text:s/><text:span text:style-name="T380">(в сторону).<text:s/></text:span>Ну, слава богу! деньги взял. Дело, кажется, пойдет теперь на лад. Я таки ему вместо двухсот четыреста ввернул.</text:p>
      <text:p text:style-name="Обычный"><text:span text:style-name="T381">Хлестаков</text:span>. Эй, Осип!</text:p>
      <text:p text:style-name="Обычный"/>
      <text:p text:style-name="Обычный"><text:span text:style-name="T382">Осип</text:span><text:s/>входит.</text:p>
      <text:p text:style-name="Обычный"/>
      <text:p text:style-name="Обычный">Позови сюда трактирного слугу!<text:s/><text:span text:style-name="T383">(К городничему и Добчинскому.)<text:s/></text:span>А что же вы стоите? Сделайте милость, садитесь.<text:s/><text:span text:style-name="T384">(Добчинскому.)<text:s/></text:span>Садитесь, прошу покорнейше.</text:p>
      <text:p text:style-name="Обычный"><text:span text:style-name="T385">Городничий</text:span>. Ничего, мы и так постоим.</text:p>
      <text:p text:style-name="Обычный"><text:span text:style-name="T386">Хлестаков</text:span>. Сделайте милость, садитесь. Я теперь вижу совершенно откровенность вашего нрава и радушие, а то, признаюсь, я уж думал, что вы пришли с тем, чтобы меня…<text:s/><text:span text:style-name="T387">(Добчинскому.)<text:s/></text:span>Садитесь.</text:p>
      <text:p text:style-name="Обычный"/>
      <text:p text:style-name="Обычный">Городничий и Добчинский садятся.<text:s/><text:span text:style-name="T388">Бобчинский</text:span><text:s/>выглядывает в дверь и прислушивается.</text:p>
      <text:p text:style-name="Обычный"/>
      <text:p text:style-name="Обычный"><text:span text:style-name="T389">Городничий</text:span><text:s/><text:span text:style-name="T390">(в сторону).<text:s/></text:span>Нужно быть посмелее. Он хочет, чтобы считали его инкогнитом. Хорошо, подпустим и мы турусы: прикинемся, как будто совсем и не знаем, что он за человек.<text:s/><text:span text:style-name="T391">(Вслух.)<text:s/></text:span>Мы, прохаживаясь по делам должности, вот с Петром Ивановичем Добчинским, здешним помещиком, зашли нарочно в гостиницу, чтобы осведомиться, хорошо ли содержатся проезжающие, потому что я не так, как иной городничий, которому ни до чего дела нет; но я, я, кроме должности, еще по христианскому человеколюбию хочу, чтоб всякому смертному оказывался хороший прием, – и вот, как будто в награду, случай доставил такое приятное знакомство.</text:p>
      <text:p text:style-name="Обычный"><text:span text:style-name="T392">Хлестаков</text:span>. Я тоже сам очень рад. Без вас я, признаюсь, долго бы просидел здесь: совсем не знал, чем заплатить.</text:p>
      <text:p text:style-name="Обычный"><text:span text:style-name="T393">Городничий</text:span><text:s/><text:span text:style-name="T394">(в сторону).<text:s/></text:span>Да, рассказывай, не знал, чем заплатить!<text:s/><text:span text:style-name="T395">(Вслух.)<text:s/></text:span>Осмелюсь ли спросить: куда и в какие места ехать изволите?</text:p>
      <text:p text:style-name="Обычный"><text:span text:style-name="T396">Хлестаков</text:span>. Я еду в Саратовскую губернию, в собственную деревню.</text:p>
      <text:p text:style-name="Обычный"><text:span text:style-name="T397">Городничий</text:span><text:s/><text:span text:style-name="T398">(в сторону, с лицом, принимающим ироническое выражение).<text:s/></text:span>В Саратовскую губернию! А? и не покраснеет! О, да с ним нужно ухо востро.<text:s/><text:span text:style-name="T399">(Вслух.)<text:s/></text:span>Благое дело изволили предпринять. Ведь вот относительно дороги: говорят, с одной стороны, неприятности насчет задержки лошадей, а ведь, с другой стороны, развлеченье для ума. Ведь вы, чай, больше для собственного удовольствия едете?</text:p>
      <text:p text:style-name="Обычный"><text:span text:style-name="T400">Хлестаков</text:span>. Нет, батюшка меня требует. Рассердился старик, что до сих пор ничего не выслужил в Петербурге. Он думает, что так вот приехал да сейчас тебе Владимира в петлицу и дадут. Нет, я бы послал его самого потолкаться в канцелярию.</text:p>
      <text:p text:style-name="Обычный"><text:span text:style-name="T401">Городничий</text:span><text:s/><text:span text:style-name="T402">(в сторону).<text:s/></text:span>Прошу посмотреть, какие пули отливает! и старика отца приплел!<text:s/><text:span text:style-name="T403">(Вслух.)<text:s/></text:span>И на долгое время изволите ехать?</text:p>
      <text:p text:style-name="Обычный"><text:span text:style-name="T404">Хлестаков</text:span>. Право, не знаю. Ведь мой отец упрям и глуп, старый хрен, как бревно. Я ему прямо скажу: как хотите, я не могу жить без Петербурга. За что ж, в самом деле, я должен погубить жизнь с мужиками? Теперь не те потребности; душа моя жаждет просвещения.</text:p>
      <text:soft-page-break/>
      <text:p text:style-name="Обычный"><text:span text:style-name="T405">Городничий</text:span><text:s/><text:span text:style-name="T406">(в сторону).<text:s/></text:span>Славно завязал узелок! Врет, врет – и нигде не оборвется! А ведь какой невзрачный, низенький, кажется, ногтем бы придавил его. Ну, да постой, ты у меня проговоришься. Я тебя уж заставлю побольше рассказать!<text:s/><text:span text:style-name="T407">(Вслух.)<text:s/></text:span>Справедливо изволили заметить. Что можно сделать в глуши? Ведь вот хоть бы здесь: ночь не спишь, стараешься для отечества, не жалеешь ничего, а награда неизвестно еще когда будет.<text:s/><text:span text:style-name="T408">(Окидывает глазами комнату.)<text:s/></text:span>Кажется, эта комната несколько сыра?</text:p>
      <text:p text:style-name="Обычный"><text:span text:style-name="T409">Хлестаков</text:span>. Скверная комната, и клопы такие, каких я нигде не видывал: как собаки кусают.</text:p>
      <text:p text:style-name="Обычный"><text:span text:style-name="T410">Городничий</text:span>. Скажите! такой просвещенный гость, и терпит – от кого же? – от каких‑нибудь негодных клопов, которым бы и на свет не следовало родиться. Никак, даже темно в этой комнате?</text:p>
      <text:p text:style-name="Обычный"><text:span text:style-name="T411">Хлестаков</text:span>. Да, совсем темно. Хозяин завел обыкновение не отпускать свечей. Иногда что‑нибудь хочется сделать, почитать или придет фантазия сочинить что‑нибудь, – не могу: темно, темно.</text:p>
      <text:p text:style-name="Обычный"><text:span text:style-name="T412">Городничий</text:span>. Осмелюсь ли просить вас… но нет, я недостоин.</text:p>
      <text:p text:style-name="Обычный"><text:span text:style-name="T413">Хлестаков</text:span>. А что?</text:p>
      <text:p text:style-name="Обычный"><text:span text:style-name="T414">Городничий</text:span>. Нет, нет, недостоин, недостоин!</text:p>
      <text:p text:style-name="Обычный"><text:span text:style-name="T415">Хлестаков</text:span>. Да что ж такое?</text:p>
      <text:p text:style-name="Обычный"><text:span text:style-name="T416">Городничий</text:span>. Я бы дерзнул… У меня в доме есть прекрасная для вас комната, светлая, покойная… Но нет, чувствую сам, это уж слишком большая честь… Не рассердитесь – ей‑богу, от простоты души предложил.</text:p>
      <text:p text:style-name="Обычный"><text:span text:style-name="T417">Хлестаков</text:span>. Напротив, извольте, я с удовольствием. Мне гораздо приятнее в приватном доме, чем в этом кабаке.</text:p>
      <text:p text:style-name="Обычный"><text:span text:style-name="T418">Городничий</text:span>. А уж я так буду рад! А уж как жена обрадуется! У меня уже такой нрав: гостеприимство с самого детства, особливо если гость просвещенный человек. Не подумайте, чтобы я говорил это из лести; нет, не имею этого порока, от полноты души выражаюсь.</text:p>
      <text:p text:style-name="Обычный"><text:span text:style-name="T419">Хлестаков</text:span>. Покорно благодарю. Я сам тоже – я не люблю людей двуличных. Мне очень нравится ваша откровенность и радушие, и я бы, признаюсь, больше бы ничего и не требовал, как только оказывай мне преданность и уваженье, уваженье и преданность.</text:p>
      <text:p text:style-name="Обычный"/>
      <text:h text:style-name="Заголовок3" text:outline-level="3">ЯВЛЕНИЕ IX</text:h>
      <text:p text:style-name="P420"/>
      <text:p text:style-name="Обычный"><text:span text:style-name="T421">Те же и трактирный слуга</text:span>, сопровождаемый<text:s/><text:span text:style-name="T422">Осипом</text:span>.<text:s/><text:span text:style-name="T423">Бобчинский</text:span><text:s/>выглядывает в дверь.</text:p>
      <text:p text:style-name="Обычный"/>
      <text:p text:style-name="Обычный"><text:span text:style-name="T424">Слуга</text:span>. Изволили спрашивать?</text:p>
      <text:p text:style-name="Обычный"><text:span text:style-name="T425">Хлестаков</text:span>. Да; подай счет.</text:p>
      <text:p text:style-name="Обычный"><text:span text:style-name="T426">Слуга</text:span>. Я уж давича подал вам другой счет.</text:p>
      <text:p text:style-name="Обычный"><text:span text:style-name="T427">Хлестаков</text:span>. Я уж не помню твоих глупых счетов. Говори, сколько там?</text:p>
      <text:p text:style-name="Обычный"><text:span text:style-name="T428">Слуга</text:span>. Вы изволили в первый день спросить обед, а на другой день только закусили семги и потом пошли всё в долг брать.</text:p>
      <text:p text:style-name="Обычный"><text:span text:style-name="T429">Хлестаков</text:span>. Дурак! еще начал высчитывать. Всего сколько следует?</text:p>
      <text:p text:style-name="Обычный"><text:span text:style-name="T430">Городничий</text:span>. Да вы не извольте беспокоиться, он подождет.<text:s/><text:span text:style-name="T431">(Слуге.)<text:s/></text:span>Пошел вон, тебе пришлют.</text:p>
      <text:p text:style-name="Обычный"><text:span text:style-name="T432">Хлестаков</text:span>. В самом деле, и то правда.<text:s/><text:span text:style-name="T433">(Прячет деньги.)</text:span></text:p>
      <text:p text:style-name="Обычный"/>
      <text:p text:style-name="Обычный">Слуга уходит. В дверь выглядывает<text:s/><text:span text:style-name="T434">Бобчинский</text:span>.</text:p>
      <text:p text:style-name="Обычный"/>
      <text:h text:style-name="Заголовок3" text:outline-level="3">ЯВЛЕНИЕ X</text:h>
      <text:p text:style-name="P435"/>
      <text:p text:style-name="Обычный"><text:span text:style-name="T436">Городничий, Хлестаков, Добчинский</text:span>.</text:p>
      <text:p text:style-name="Обычный"/>
      <text:p text:style-name="Обычный"><text:span text:style-name="T437">Городничий</text:span>. Не угодно ли будет вам осмотреть теперь некоторые заведения в нашем городе, как‑то – богоугодные и другие?</text:p>
      <text:p text:style-name="Обычный"><text:span text:style-name="T438">Хлестаков</text:span>. А что там такое?</text:p>
      <text:p text:style-name="Обычный"><text:span text:style-name="T439">Городничий</text:span>. А так, посмотрите, какое у нас течение дел… порядок какой…</text:p>
      <text:p text:style-name="Обычный"><text:span text:style-name="T440">Хлестаков</text:span>. С большим удовольствием, я готов.</text:p>
      <text:p text:style-name="Обычный"/>
      <text:p text:style-name="Обычный"><text:span text:style-name="T441">Бобчинский</text:span><text:s/>выставляет голову в дверь.</text:p>
      <text:p text:style-name="Обычный"/>
      <text:p text:style-name="Обычный"><text:span text:style-name="T442">Городничий</text:span>. Также, если будет ваше желание, оттуда в уездное училище, осмотреть порядок, в каком преподаются у нас науки.</text:p>
      <text:p text:style-name="Обычный"><text:span text:style-name="T443">Хлестаков</text:span>. Извольте, извольте.</text:p>
      <text:p text:style-name="Обычный"><text:span text:style-name="T444">Городничий</text:span>. Потом, если пожелаете посетить острог и городские тюрьмы, – рассмотрите, как у нас содержатся преступники.</text:p>
      <text:p text:style-name="Обычный"><text:span text:style-name="T445">Хлестаков</text:span>. Да зачем же тюрьмы? Уж лучше мы обсмотрим богоугодные заведения.</text:p>
      <text:p text:style-name="Обычный"><text:span text:style-name="T446">Городничий</text:span>. Как вам угодно. Как вы намерены: в своем экипаже или вместе со мною на дрожках?</text:p>
      <text:p text:style-name="Обычный"><text:span text:style-name="T447">Хлестаков</text:span>. Да, я лучше с вами на дрожках поеду.</text:p>
      <text:p text:style-name="Обычный"><text:span text:style-name="T448">Городничий</text:span><text:s/><text:span text:style-name="T449">(Добчинскому)</text:span>. Ну, Петр Иванович, вам теперь нет места.</text:p>
      <text:p text:style-name="Обычный"><text:span text:style-name="T450">Добчинский</text:span>. Ничего, я так.</text:p>
      <text:p text:style-name="Обычный"><text:span text:style-name="T451">Городничий</text:span><text:s/><text:span text:style-name="T452">(тихо, Добчинскому).<text:s/></text:span>Слушайте: вы побегите, да бегом, во все лопатки, и снесите две записки: одну в богоугодное заведение Землянике, а другую жене.<text:s/><text:span text:style-name="T453">(Хлестакову.)<text:s/></text:span>Осмелюсь ли я попросить позволения написать в вашем присутствии одну строчку к жене, чтоб она приготовилась к принятию почтенного гостя?</text:p>
      <text:p text:style-name="Обычный"><text:span text:style-name="T454">Хлестаков</text:span>. Да зачем же?.. А впрочем, тут и чернила, только бумаги – не знаю… Разве на этом счете?</text:p>
      <text:p text:style-name="Обычный"><text:span text:style-name="T455">Городничий</text:span>. Я здесь напишу.<text:s/><text:span text:style-name="T456">(Пишет и в то же время говорит про себя.)<text:s/></text:span>А вот посмотрим, как пойдет дело после фриштика да бутылки толстобрюшки! Да есть у нас губернская мадера: неказиста на вид, а слона повалит с ног. Только бы мне узнать, что он такое и в какой мере нужно его опасаться.<text:s/><text:span text:style-name="T457">(Написавши, отдает Добчинскому, который подходит к двери, но в это время дверь обрывается и подслушивавший с другой стороны Бобчинский летит вместе с нею на сцену. Все издают восклицания. Бобчинский подымается.)</text:span></text:p>
      <text:p text:style-name="Обычный"><text:span text:style-name="T458">Хлестаков</text:span>. Что? не ушиблись ли вы где‑нибудь?</text:p>
      <text:p text:style-name="Обычный"><text:span text:style-name="T459">Бобчинский</text:span>. Ничего, ничего‑с, без всякого‑с помешательства, только сверх носа небольшая нашлепка! Я забегу к Христиану Ивановичу: у него‑с есть пластырь такой, так вот оно и пройдет.</text:p>
      <text:p text:style-name="Обычный"><text:span text:style-name="T460">Городничий</text:span><text:s/><text:span text:style-name="T461">(делая Бобчинскому укорительный знак, Хлестакову).<text:s/></text:span>Это‑с ничего. Прошу покорнейше, пожалуйте! А слуге вашему я скажу, чтобы перенес чемодан.<text:s/><text:span text:style-name="T462">(Осипу.)<text:s/></text:span>Любезнейший, ты перенеси все ко мне, к городничему, – тебе всякий покажет. Прошу покорнейше!<text:s/><text:span text:style-name="T463">(Пропускает вперед Хлестакова и следует за ним, но, оборотившись, говорит с укоризной Бобчинскому.)<text:s/></text:span>Уж и вы! не нашли другого места упасть! И растянулся, как черт знает что такое.<text:s/><text:span text:style-name="T464">(Уходит; за ним Бобчинский.)</text:span></text:p>
      <text:p text:style-name="Обычный"><text:span text:style-name="T465">Занавес опускается.</text:span></text:p>
      <text:p text:style-name="Обычный"/>
      <text:p text:style-name="Обычный"/>
      <text:h text:style-name="Заголовок2" text:outline-level="2">ДЕЙСТВИЕ ТРЕТЬЕ</text:h>
      <text:p text:style-name="P466"/>
      <text:p text:style-name="Обычный">Комната первого действия.</text:p>
      <text:p text:style-name="Обычный"/>
      <text:h text:style-name="Заголовок3" text:outline-level="3">ЯВЛЕНИЕ I</text:h>
      <text:p text:style-name="P467"/>
      <text:soft-page-break/>
      <text:p text:style-name="Обычный"><text:span text:style-name="T468">Анна Андреевна</text:span>,<text:s/><text:span text:style-name="T469">Анна Андреевна Марья Антоновна</text:span><text:s/>стоят у окна в тех же самых положениях.</text:p>
      <text:p text:style-name="Обычный"/>
      <text:p text:style-name="Обычный"><text:span text:style-name="T470">Анна Андреевна</text:span>. Ну вот, уж целый час дожидаемся, а все ты с своим глупым жеманством: совершенно оделась, нет, еще нужно копаться… Было бы не слушать ее вовсе. Экая досада! как нарочно, ни души! как будто бы вымерло все.</text:p>
      <text:p text:style-name="Обычный"><text:span text:style-name="T471">Марья Антоновна</text:span>. Да, право, маменька, чрез минуты две всё узнаем. Уж скоро Авдотья должна прийти.<text:s/><text:span text:style-name="T472">(Всматривается в окно и вскрикивает.)<text:s/></text:span>Ах, маменька, маменька! кто‑то идет, вон в конце улицы.</text:p>
      <text:p text:style-name="Обычный"><text:span text:style-name="T473">Анна Андреевна</text:span>. Где идет? У тебя вечно какие‑нибудь фантазии. Ну да, идет. Кто же это идет? Небольшого роста… во фраке… Кто ж это? а? Это, однако ж, досадно! Кто ж бы это такой был?</text:p>
      <text:p text:style-name="Обычный"><text:span text:style-name="T474">Марья Антоновна</text:span>. Это Добчинский, маменька.</text:p>
      <text:p text:style-name="Обычный"><text:span text:style-name="T475">Анна Андреевна</text:span>. Какой Добчинский? Тебе всегда вдруг вообразится этакое… Совсем не Добчинский.<text:s/><text:span text:style-name="T476">(Машет платком.)<text:s/></text:span>Эй, вы, ступайте сюда! скорее!</text:p>
      <text:p text:style-name="Обычный"><text:span text:style-name="T477">Марья Антоновна</text:span>. Право, маменька, Добчинский.</text:p>
      <text:p text:style-name="Обычный"><text:span text:style-name="T478">Анна Андреевна</text:span>. Ну, вот нарочно, чтобы только поспорить. Говорят тебе – не Добчинский.</text:p>
      <text:p text:style-name="Обычный"><text:span text:style-name="T479">Марья Антоновна</text:span>. А что? а что, маменька? Видите, что Добчинский.</text:p>
      <text:p text:style-name="Обычный"><text:span text:style-name="T480">Анна Андреевна</text:span>. Ну да, Добчинский, теперь я вижу, – из чего же ты споришь?<text:s/><text:span text:style-name="T481">(Кричит в окно.)<text:s/></text:span>Скорей, скорей! вы тихо идете. Ну что, где они? А? Да говорите же оттуда – все равно. Что? очень строгий? А? А муж, муж?<text:s/><text:span text:style-name="T482">(Немного отступя от окна, с досадою.)<text:s/></text:span>Такой глупый: до тех пор, пока не войдет в комнату, ничего не расскажет!</text:p>
      <text:p text:style-name="Обычный"/>
      <text:h text:style-name="Заголовок3" text:outline-level="3">ЯВЛЕНИЕ II</text:h>
      <text:p text:style-name="P483"/>
      <text:p text:style-name="Обычный"><text:span text:style-name="T484">Те же и Добчинский</text:span>.</text:p>
      <text:p text:style-name="Обычный"/>
      <text:p text:style-name="Обычный"><text:span text:style-name="T485">Анна Андреевна</text:span>. Ну, скажите, пожалуйста: ну, не совестно ли вам? Я на вас одних полагалась, как на порядочного человека: все вдруг выбежали, и вы туда ж за ними! и я вот ни от кого до сих пор толку не доберусь. Не стыдно ли вам? Я у вас крестила вашего Ванечку и Лизаньку, а вы вот как со мною поступили!</text:p>
      <text:p text:style-name="Обычный"><text:span text:style-name="T486">Добчинский</text:span>. Ей‑богу, кумушка, так бежал засвидетельствовать почтение, что не могу духу перевесть. Мое почтение, Марья Антоновна!</text:p>
      <text:p text:style-name="Обычный"><text:span text:style-name="T487">Марья Антоновна</text:span>. Здравствуйте, Петр Иванович!</text:p>
      <text:p text:style-name="Обычный"><text:span text:style-name="T488">Анна Андреевна</text:span>. Ну что? Ну, рассказывайте: что и как там?</text:p>
      <text:p text:style-name="Обычный"><text:span text:style-name="T489">Добчинский</text:span>. Антон Антонович прислал вам записочку.</text:p>
      <text:p text:style-name="Обычный">Анна Андреевна. Ну, да кто он такой? генерал?</text:p>
      <text:p text:style-name="Обычный"><text:span text:style-name="T490">Добчинский</text:span>. Нет, не генерал, а не уступит генералу: такое образование и важные поступки‑с.</text:p>
      <text:p text:style-name="Обычный"><text:span text:style-name="T491">Анна Андреевна</text:span>. А! так это тот самый, о котором было писано мужу.</text:p>
      <text:p text:style-name="Обычный"><text:span text:style-name="T492">Добчинский</text:span>. Настоящий. Я это первый открыл вместе с Петром Ивановичем.</text:p>
      <text:p text:style-name="Обычный"><text:span text:style-name="T493">Анна Андреевна</text:span>. Ну, расскажите: что и как?</text:p>
      <text:p text:style-name="Обычный"><text:span text:style-name="T494">Добчинский</text:span>. Да, слава богу, все благополучно. Сначала он принял было Антона Антоновича немного сурово, да‑с; сердился и говорил, что и в гостинице все нехорошо, и к нему не поедет, и что он не хочет сидеть за него в тюрьме; но потом, как узнал невинность Антона Антоновича и как покороче разговорился с ним, тотчас переменил мысли, и, слава богу, все пошло хорошо. Они теперь поехали осматривать богоугодные заведения… А то, признаюсь, уже Антон Антонович думали, не было ли тайного доноса; я сам тоже перетрухнул немножко.</text:p>
      <text:p text:style-name="Обычный"><text:span text:style-name="T495">Анна Андреевна</text:span>. Да вам‑то чего бояться? ведь вы не служите.</text:p>
      <text:p text:style-name="Обычный"><text:span text:style-name="T496">Добчинский</text:span>. Да так, знаете, когда вельможа говорит, чувствуешь страх.</text:p>
      <text:soft-page-break/>
      <text:p text:style-name="Обычный"><text:span text:style-name="T497">Анна Андреевна</text:span>. Ну, что ж… это все, однако ж, вздор. Расскажите, каков он собою? что, стар или молод?</text:p>
      <text:p text:style-name="Обычный"><text:span text:style-name="T498">Добчинский</text:span>. Молодой, молодой человек; лет двадцати трех; а говорит совсем так, как старик: «Извольте, говорит, я поеду и туда, и туда…»<text:s/><text:span text:style-name="T499">(размахивает руками),<text:s/></text:span>так это все славно. «Я, говорит, и написать и почитать люблю, но мешает, что в комнате, говорит, немножко темно».</text:p>
      <text:p text:style-name="Обычный"><text:span text:style-name="T500">Анна Андреевна</text:span>. А собой каков он: брюнет или блондин?</text:p>
      <text:p text:style-name="Обычный"><text:span text:style-name="T501">Добчинский</text:span>. Нет, больше шантрет, и глаза такие быстрые, как зверки, так в смущенье даже приводят.</text:p>
      <text:p text:style-name="Обычный"><text:span text:style-name="T502">Анна Андреевна</text:span>. Что тут пишет он мне в записке?<text:s/><text:span text:style-name="T503">(Читает.)<text:s/></text:span>«Спешу тебя уведомить, душенька, что состояние мое было весьма печальное, но, уповая на милосердие божие, за два соленые огурца особенно и полпорции икры рубль двадцать пять копеек…»<text:s/><text:span text:style-name="T504">(Останавливается.)<text:s/></text:span>Я ничего не понимаю: к чему же тут соленые огурцы и икра?</text:p>
      <text:p text:style-name="Обычный"><text:span text:style-name="T505">Добчинский</text:span>. А, это Антон Антонович писали на черновой бумаге по скорости: там какой‑то счет был написан.</text:p>
      <text:p text:style-name="Обычный"><text:span text:style-name="T506">Анна Андреевна</text:span>. А, да, точно.<text:s/><text:span text:style-name="T507">(Продолжает читать.)<text:s/></text:span>«Но, уповая на милосердие божие, кажется, все будет к хорошему концу. Приготовь поскорее комнату для важного гостя, ту, что выклеена желтыми бумажками; к обеду прибавлять не трудись, потому что закусим в богоугодном заведении у Артемия Филипповича, а вина вели побольше; скажи купцу Абдулину, чтобы прислал самого лучшего, а не то я перерою весь его погреб. Целуя, душенька, твою ручку, остаюсь твой: Антон Сквозник‑Дмухановский…» Ах, боже мой! Это, однако ж, нужно поскорей! Эй, кто там? Мишка!</text:p>
      <text:p text:style-name="Обычный"><text:span text:style-name="T508">Добчинский</text:span><text:s/><text:span text:style-name="T509">(бежит и кричит в дверь).<text:s/></text:span>Мишка! Мишка! Мишка!</text:p>
      <text:p text:style-name="Обычный"/>
      <text:p text:style-name="Обычный"><text:span text:style-name="T510">Мишка</text:span><text:s/>входит.</text:p>
      <text:p text:style-name="Обычный"/>
      <text:p text:style-name="Обычный"><text:span text:style-name="T511">Анна Андреевна</text:span>. Послушай: беги к купцу Абдулину… постой, я дам тебе записочку<text:s/><text:span text:style-name="T512">(садится к столу, пишет записку и между тем говорит):<text:s/></text:span>эту записку ты отдай кучеру Сидору, чтоб он побежал с нею к купцу Абдулину и принес оттуда вина. А сам поди сейчас прибери хорошенько эту комнату для гостя. Там поставить кровать, рукомойник и прочее.</text:p>
      <text:p text:style-name="Обычный"><text:span text:style-name="T513">Добчинский</text:span>. Ну, Анна Андреевна, я побегу теперь поскорее посмотреть, как там он обозревает.</text:p>
      <text:p text:style-name="Обычный"><text:span text:style-name="T514">Анна Андреевна</text:span>. Ступайте, ступайте! я не держу вас.</text:p>
      <text:p text:style-name="Обычный"/>
      <text:h text:style-name="Заголовок3" text:outline-level="3">ЯВЛЕНИЕ III</text:h>
      <text:p text:style-name="P515"/>
      <text:p text:style-name="Обычный"><text:span text:style-name="T516">Анна Андреевна и Марья Антоновна</text:span>.</text:p>
      <text:p text:style-name="Обычный"/>
      <text:p text:style-name="Обычный"><text:span text:style-name="T517">Анна Андреевна</text:span>. Ну, Машенька, нам нужно теперь заняться туалетом. Он столичная штучка: боже сохрани, чтобы чего‑нибудь не осмеял. Тебе приличнее всего надеть твое голубое платье с мелкими оборками.</text:p>
      <text:p text:style-name="Обычный"><text:span text:style-name="T518">Марья Антоновна</text:span>. Фи, маменька, голубое! Мне совсем не нравится: и Ляпкина‑Тяпкина ходит в голубом, и дочь Земляники тоже в голубом. Нет, лучше я надену цветное.</text:p>
      <text:p text:style-name="Обычный"><text:span text:style-name="T519">Анна Андреевна</text:span>. Цветное!.. Право, говоришь – лишь бы только наперекор. Оно тебе будет гораздо лучше, потому что я хочу надеть палевое; я очень люблю палевое.</text:p>
      <text:p text:style-name="Обычный"><text:span text:style-name="T520">Марья Антоновна</text:span>. Ах, маменька, вам нейдет палевое!</text:p>
      <text:p text:style-name="Обычный"><text:span text:style-name="T521">Анна Андреевна</text:span>. Мне палевое нейдет?</text:p>
      <text:p text:style-name="Обычный"><text:span text:style-name="T522">Марья Антоновна</text:span>. Нейдет, я что угодно даю, нейдет: для этого нужно, чтоб глаза были совсем темные.</text:p>
      <text:p text:style-name="Обычный"><text:span text:style-name="T523">Анна Андреевна</text:span>. Вот хорошо! а у меня глаза разве не темные? самые темные. Какой вздор говорит! Как же не темные, когда я и гадаю про себя всегда на трефовую даму?</text:p>
      <text:soft-page-break/>
      <text:p text:style-name="Обычный"><text:span text:style-name="T524">Марья Антоновна</text:span>. Ах, маменька! вы больше червонная дама.</text:p>
      <text:p text:style-name="Обычный"><text:span text:style-name="T525">Анна Андреевна</text:span>. Пустяки, совершенные пустяки! Я никогда не была червонная дама.<text:s/><text:span text:style-name="T526">(Поспешно уходит вместе с Марьей Антоновной и говорит за сценою.)<text:s/></text:span>Этакое вдруг вообразится! червонная дама! Бог знает что такое!</text:p>
      <text:p text:style-name="Обычный">По уходе их отворяются двери, и<text:s/><text:span text:style-name="T527">Мишка</text:span><text:s/>выбрасывает из них cop. Из других дверей выходит<text:s/><text:span text:style-name="T528">Осип</text:span><text:s/>с чемоданом на голове.</text:p>
      <text:p text:style-name="Обычный"/>
      <text:h text:style-name="Заголовок3" text:outline-level="3">ЯВЛЕНИЕ IV</text:h>
      <text:p text:style-name="P529"/>
      <text:p text:style-name="Обычный"><text:span text:style-name="T530">Мишка</text:span><text:s/>и<text:s/><text:span text:style-name="T531">Осип</text:span>.</text:p>
      <text:p text:style-name="Обычный"/>
      <text:p text:style-name="Обычный"><text:span text:style-name="T532">Осип</text:span>. Куда тут?</text:p>
      <text:p text:style-name="Обычный"><text:span text:style-name="T533">Мишка</text:span>. Сюда, дядюшка, сюда!</text:p>
      <text:p text:style-name="Обычный"><text:span text:style-name="T534">Осип</text:span>. Постой, прежде дай отдохнуть. Ах ты, горемычное житье! На пустое брюхо всякая ноша кажется тяжела.</text:p>
      <text:p text:style-name="Обычный"><text:span text:style-name="T535">Мишка</text:span>. Что, дядюшка, скажите: скоро будет генерал?</text:p>
      <text:p text:style-name="Обычный"><text:span text:style-name="T536">Осип</text:span>. Какой генерал?</text:p>
      <text:p text:style-name="Обычный"><text:span text:style-name="T537">Мишка</text:span>. Да барин ваш.</text:p>
      <text:p text:style-name="Обычный"><text:span text:style-name="T538">Осип</text:span>. Барин? Да какой он генерал?</text:p>
      <text:p text:style-name="Обычный"><text:span text:style-name="T539">Мишка</text:span>. А разве не генерал?</text:p>
      <text:p text:style-name="Обычный"><text:span text:style-name="T540">Осип</text:span>. Генерал, да только с другой стороны.</text:p>
      <text:p text:style-name="Обычный"><text:span text:style-name="T541">Мишка</text:span>. Что ж, это больше или меньше настоящего генерала?</text:p>
      <text:p text:style-name="Обычный"><text:span text:style-name="T542">Осип</text:span>. Больше.</text:p>
      <text:p text:style-name="Обычный"><text:span text:style-name="T543">Мишка</text:span>. Вишь ты, как! то‑то у нас сумятицу подняли.</text:p>
      <text:p text:style-name="Обычный"><text:span text:style-name="T544">Осип</text:span>. Послушай, малый: ты, я вижу, проворный парень; приготовь‑ка там что‑нибудь поесть.</text:p>
      <text:p text:style-name="Обычный"><text:span text:style-name="T545">Мишка</text:span>. Да для вас, дядюшка, еще ничего не готово. Простова блюда вы не будете кушать, а вот как барин ваш сядет за стол, так и вам того же кушанья отпустят.</text:p>
      <text:p text:style-name="Обычный"><text:span text:style-name="T546">Осип</text:span>. Ну, а простова‑то что у вас есть?</text:p>
      <text:p text:style-name="Обычный"><text:span text:style-name="T547">Мишка</text:span>. Щи, каша да пироги.</text:p>
      <text:p text:style-name="Обычный"><text:span text:style-name="T548">Осип</text:span>. Давай их, щи, кашу и пироги! Ничего, всё будем есть. Ну, понесем чемодан! Что, там другой выход есть?</text:p>
      <text:p text:style-name="Обычный"><text:span text:style-name="T549">Мишка</text:span>. Есть.</text:p>
      <text:p text:style-name="Обычный">Оба несут чемодан в боковую комнату.</text:p>
      <text:p text:style-name="Обычный"/>
      <text:h text:style-name="Заголовок3" text:outline-level="3">ЯВЛЕНИЕ V</text:h>
      <text:p text:style-name="P550"/>
      <text:p text:style-name="Обычный"><text:span text:style-name="T551">Квартальные</text:span><text:s/>отворяют обе половинки дверей. Входит<text:s/><text:span text:style-name="T552">Хлестаков</text:span>; за ним<text:s/><text:span text:style-name="T553">городничий</text:span>, далее<text:s/><text:span text:style-name="T554">попечитель богоугодных заведений, смотритель училищ, Добчинскии и Бобчинский</text:span><text:s/>с пластырем на носу. Городничий указывает квартальным на полу бумажку – они бегут и снимают ее, толкая друг друга впопыхах.</text:p>
      <text:p text:style-name="Обычный"/>
      <text:p text:style-name="Обычный"><text:span text:style-name="T555">Хлестаков</text:span>. Хорошие заведения. Мне нравится, что у вас показывают проезжающим все в городе. В других городах мне ничего не показывали.</text:p>
      <text:p text:style-name="Обычный"><text:span text:style-name="T556">Городничий</text:span>. В других городах, осмелюсь доложить вам, градоправители и чиновники больше заботятся о своей, то есть, пользе. А здесь, можно сказать, нет другого помышления, кроме того, чтобы благочинием и бдительностью заслужить внимание начальства.</text:p>
      <text:p text:style-name="Обычный"><text:span text:style-name="T557">Хлестаков</text:span>. Завтрак был очень хорош; я совсем объелся. Что, у вас каждый день бывает такой?</text:p>
      <text:p text:style-name="Обычный"><text:span text:style-name="T558">Городничий</text:span>. Нарочно для такого приятного гостя.</text:p>
      <text:p text:style-name="Обычный"><text:span text:style-name="T559">Хлестаков</text:span>. Я люблю поесть. Ведь на то живешь, чтобы срывать цветы удовольствия. Как называлась эта рыба?</text:p>
      <text:soft-page-break/>
      <text:p text:style-name="Обычный"><text:span text:style-name="T560">Артемий Филиппович</text:span><text:s/><text:span text:style-name="T561">(подбегая).<text:s/></text:span>Лабардан‑с.</text:p>
      <text:p text:style-name="Обычный"><text:span text:style-name="T562">Хлестаков</text:span>. Очень вкусная. Где это мы завтракали? в больнице, что ли?</text:p>
      <text:p text:style-name="Обычный"><text:span text:style-name="T563">Артемий Филиппович</text:span>. Так точно‑с, в богоугодном заведении.</text:p>
      <text:p text:style-name="Обычный"><text:span text:style-name="T564">Хлестаков</text:span>. Помню, помню, там стояли кровати. А больные выздоровели? там их, кажется, немного.</text:p>
      <text:p text:style-name="Обычный"><text:span text:style-name="T565">Артемий Филиппович</text:span>. Человек десять осталось, не больше; а прочие все выздоровели. Это уж так устроено, такой порядок. С тех nop, как я принял начальство, – может быть, вам покажется даже невероятным, – все как мухи выздоравливают. Больной не успеет войти в лазарет, как уже здоров; и не столько медикаментами, сколько честностью и порядком.</text:p>
      <text:p text:style-name="Обычный"><text:span text:style-name="T566">Городничий</text:span>. Уж на что, осмелюсь доложить вам, головоломна обязанность градоначальника! Столько лежит всяких дел, относительно одной чистоты, починки, поправки… словом, наиумнейший человек пришел бы в затруднение, но, благодарение богу, все идет благополучно. Иной городничий, конечно, радел бы о своих выгодах; но, верите ли, что, даже когда ложишься спать, все думаешь: «Господи боже ты мой, как бы так устроить, чтобы начальство увидело мою ревность и было довольно?..» Наградит ли оно или нет – конечно, в его воле; по крайней мере, я буду спокоен в сердце. Когда в городе во всем порядок, улицы выметены, арестанты хорошо содержатся, пьяниц мало… то чего ж мне большег? Ей‑ей, и почестей никаких не хочу. Оно, конечно, заманчиво, но пред добродетелью всё прах и суета.</text:p>
      <text:p text:style-name="Обычный"><text:span text:style-name="T567">Артемий Филиппович</text:span><text:s/><text:span text:style-name="T568">(сторону)</text:span>. Эка, бездельник, как расписывает! Дал же бог такой дар!</text:p>
      <text:p text:style-name="Обычный"><text:span text:style-name="T569">Хлестаков</text:span>. Это правда. Я, признаюсь, сам люблю иногда заумствоваться: иной раз прозой, а в другой и стишки выкинутся.</text:p>
      <text:p text:style-name="Обычный"><text:span text:style-name="T570">Бобчинский</text:span><text:s/><text:span text:style-name="T571">(Добчинскому).<text:s/></text:span>Справедливо, все справедливо, Петр Иванович! Замечания такие… видно, что наукам учился.</text:p>
      <text:p text:style-name="Обычный"><text:span text:style-name="T572">Хлестаков</text:span>. Скажите, пожалуйста, нет ли у вас каких‑нибудь развлечений, обществ, где бы можно было, например, поиграть в карты?</text:p>
      <text:p text:style-name="Обычный"><text:span text:style-name="T573">Городничий</text:span><text:s/><text:span text:style-name="T574">(в сторону).<text:s/></text:span>Эге, знаем, голубчик, в чей огород камешки бросают!<text:s/><text:span text:style-name="T575">(Вслух.)<text:s/></text:span>Боже сохрани! здесь и слуху нет о таких обществах. Я карт и в руки никогда не брал; даже не знаю, как играть в эти карты. Смотреть никогда не мог на них равнодушно; и если случится увидеть этак какого‑нибудь бубнового короля или что‑нибудь другое, то такое омерзение нападет, что просто плюнешь. Раз как‑то случилось, забавляя детей, выстроил будку из карт, да после того всю почь снились проклятые. Бог с ними! Как можно, чтобы такое драгоценное время убивать на них?</text:p>
      <text:p text:style-name="Обычный"><text:span text:style-name="T576">Лука Лукич</text:span><text:s/><text:span text:style-name="T577">(в сторону).<text:s/></text:span>А у меня, подлец, выпонтировал вчера сто рублей.</text:p>
      <text:p text:style-name="Обычный"><text:span text:style-name="T578">Городничий</text:span>. Лучше ж я употреблю это время на пользу государственную.</text:p>
      <text:p text:style-name="Обычный"><text:span text:style-name="T579">Хлестаков</text:span>. Ну, нет, вы напрасно, однако же… Все зависит от той стороны, с которой кто смотрит на вещь. Если, например, забастуешь тогда, как нужно гнуть от трех углов… ну, тогда конечно… Нет, не говорите, иногда очень заманчиво поиграть.</text:p>
      <text:p text:style-name="Обычный"/>
      <text:h text:style-name="Заголовок3" text:outline-level="3">ЯВЛЕНИЕ VI</text:h>
      <text:p text:style-name="P580"/>
      <text:p text:style-name="Обычный"><text:span text:style-name="T581">Те же, Анна Андреевна и Марья Антоновна</text:span>.</text:p>
      <text:p text:style-name="Обычный"/>
      <text:p text:style-name="Обычный"><text:span text:style-name="T582">Городничий</text:span>. Осмелюсь представить семейство мое: жена и дочь.</text:p>
      <text:p text:style-name="Обычный"><text:span text:style-name="T583">Хлестаков</text:span><text:s/><text:span text:style-name="T584">(раскланиваясь).<text:s/></text:span>Как я счастлив, сударыня, что имею в своем роде удовольствие вас видеть.</text:p>
      <text:p text:style-name="Обычный"><text:span text:style-name="T585">Анна Андреевна</text:span>. Нам еще более приятно видеть такую особу.</text:p>
      <text:p text:style-name="Обычный"><text:span text:style-name="T586">Хлестаков</text:span><text:s/><text:span text:style-name="T587">(рисуясь).<text:s/></text:span>Помилуйте, сударыня, совершенно напротив: мне еще приятнее.</text:p>
      <text:p text:style-name="Обычный"><text:span text:style-name="T588">Анна Андреевна</text:span>. Как можно‑с! Вы это так изволите говорить, для комплимента. Прошу покорно садиться.</text:p>
      <text:soft-page-break/>
      <text:p text:style-name="Обычный"><text:span text:style-name="T589">Хлестаков</text:span>. Возле вас стоять уже есть счастие; впрочем, если вы так уже непременно хотите, я сяду. Как я счастлив, что наконец сижу возле вас.</text:p>
      <text:p text:style-name="Обычный"><text:span text:style-name="T590">Анна Андреевна</text:span>. Помилуйте, я никак не смею принять на свой счет… Я думаю, вам после столицы вояжировка показалась очень неприятною.</text:p>
      <text:p text:style-name="Обычный"><text:span text:style-name="T591">Хлестаков</text:span>. Чрезвычайно неприятна. Привыкши жить, comprenez vous<text:span text:style-name="T592"><text:note text:note-class="footnote" text:id="_ftn0"><text:note-citation>1</text:note-citation><text:note-body><text:p text:style-name="FootNote"><text:s/>понимаете ли (фр.).</text:p><text:p text:style-name="FootNote"/></text:note-body></text:note></text:span>, в свете и вдруг очутиться в дороге: грязные трактиры, мрак невежества… Если б, признаюсь, не такой случай, который меня…<text:s/><text:span text:style-name="T593">(посматривает на Анну Андреевну и рисуется перед ней)<text:s/></text:span>так вознаградил за всё…</text:p>
      <text:p text:style-name="Обычный"><text:span text:style-name="T594">Анна Андреевна</text:span>. В самом деле, как вам должно быть неприятно.</text:p>
      <text:p text:style-name="Обычный"><text:span text:style-name="T595">Хлестаков</text:span>. Впрочем, сударыня, в эту минуту мне очень приятно.</text:p>
      <text:p text:style-name="Обычный"><text:span text:style-name="T596">Анна Андреевна</text:span>. Как можно‑с! Вы делаете много чести. Я этого не заслуживаю.</text:p>
      <text:p text:style-name="Обычный"><text:span text:style-name="T597">Хлестаков</text:span>. Отчего же не заслуживаете? Вы, сударыня, заслуживаете.</text:p>
      <text:p text:style-name="Обычный"><text:span text:style-name="T598">Анна Андреевна</text:span>. Я живу в деревне…</text:p>
      <text:p text:style-name="Обычный"><text:span text:style-name="T599">Xлестаков</text:span>. Да деревня, впрочем, тоже имеет свои пригорки, ручейки… Ну, конечно, кто же сравнит с Петербургом! Эх, Петербург! что за жизнь, право! Вы, может быть, думаете, что я только переписываю; нет, начальник отделения со мной на дружеской ноге. Этак ударит по плечу: «Приходи, братец, обедать!» Я только на две минуты захожу в департамент, с тем только, чтобы сказать: «Это вот так, это вот так!» А там уж чиновник для письма, этакая крыса, пером только – тр, тр… пошел писать. Хотели было даже меня коллежским асессором сделать, да, думаю, зачем. И сторож летит еще на лестнице за мною со щеткою: «Позвольте, Иван Александрович, я вам, говорит, сапоги почищу».<text:s/><text:span text:style-name="T600">(Городничему.)<text:s/></text:span>Что вы, господа, стоите? Пожалуйста, садитесь!</text:p>
      <text:p text:style-name="Обычный"><text:span text:style-name="T601">Вместе</text:span></text:p>
      <text:p text:style-name="Обычный"><text:span text:style-name="T602">Городничий</text:span>. Чин такой, что еще можно постоять.</text:p>
      <text:p text:style-name="Обычный"><text:span text:style-name="T603">Артемий Филиппович</text:span>. Мы постоим.</text:p>
      <text:p text:style-name="Обычный"><text:span text:style-name="T604">Лука Лукич</text:span>. Не извольте беспокоиться!</text:p>
      <text:p text:style-name="Обычный"><text:span text:style-name="T605">Хлестаков</text:span>. Без чинов, прошу садиться.</text:p>
      <text:p text:style-name="Обычный"/>
      <text:p text:style-name="Обычный">Городничий и все садятся.</text:p>
      <text:p text:style-name="Обычный"/>
      <text:p text:style-name="Обычный">Я не люблю церемонии. Напротив, я даже стараюсь всегда проскользнуть незаметно. Но никак нельзя скрыться, никак нельзя! Только выйду куда‑нибудь, уж и говорят: «Вон, говорят, Иван Александрович идет!» А один раз меня приняли даже за главнокомандующего: солдаты выскочили из гауптвахты и сделали ружьем. После уже офицер, который мне очень знаком, говорит мне: «Ну, братец, мы тебя совершенно приняли за главнокомандующего».</text:p>
      <text:p text:style-name="Обычный"><text:span text:style-name="T606">Анна Андреевна</text:span>. Скажите как!</text:p>
      <text:p text:style-name="Обычный"><text:span text:style-name="T607">Хлестаков</text:span>. С хорошенькими актрисами знаком. Я ведь тоже разные водевильчики… Литераторов часто вижу. С Пушкиным на дружеской ноге. Бывало, часто говорю ему: «Ну что, брат Пушкин?» – «Да так, брат, – отвечает, бывало, – так как‑то всё…» Большой оригинал.</text:p>
      <text:p text:style-name="Обычный"><text:span text:style-name="T608">Анна Андреевна</text:span>. Так вы и пишете? Как это должно быть приятно сочинителю! Вы, верно, и в журналы помещаете?</text:p>
      <text:p text:style-name="Обычный"><text:span text:style-name="T609">Хлестаков</text:span>. Да, и в журналы помещаю. Моих, впрочем, много есть сочинений: «Женитьба Фигаро», «Роберт‑Дьявол», «Норма». Уж и названий даже не помню. И всё случаем: я не хотел писать, но театральная дирекция говорит: «Пожалуйста, братец, напиши что‑нибудь». Думаю себе: «Пожалуй, изволь, братец!» И тут же в один вечер, кажется, всё написал, всех изумил. У меня легкость необыкновенная в мыслях. Все это, что было под именем барона Брамбеуса, «Фрегат „Надежды“ и „Московский телеграф“… все это я написал.</text:p>
      <text:soft-page-break/>
      <text:p text:style-name="Обычный"><text:span text:style-name="T610">Анна Андреевна</text:span>. Скажите, так это вы были Брамбеус?</text:p>
      <text:p text:style-name="Обычный"><text:span text:style-name="T611">Хлестаков</text:span>. Как же, я им всем поправляю статьи. Мне Смирдин дает за это сорок тысяч.</text:p>
      <text:p text:style-name="Обычный"><text:span text:style-name="T612">Анна Андреевна</text:span>. Так, верно, и «Юрий Милославский» ваше сочинение?</text:p>
      <text:p text:style-name="Обычный"><text:span text:style-name="T613">Хлестаков</text:span>. Да, это мое сочинение.</text:p>
      <text:p text:style-name="Обычный"><text:span text:style-name="T614">Анна Андреевна</text:span>. Я сейчас догадалась.</text:p>
      <text:p text:style-name="Обычный"><text:span text:style-name="T615">Марья Антоновна</text:span>. Ах, маменька, там написано, что это господина Загоскина сочинение.</text:p>
      <text:p text:style-name="Обычный"><text:span text:style-name="T616">Анна Андреевна</text:span>. Ну вот: я и знала, что даже здесь будешь спорить.</text:p>
      <text:p text:style-name="Обычный"><text:span text:style-name="T617">Хлестаков</text:span>. Ах да, это правда: это точно Загоскина; а есть другой «Юрий Милославский», так тот уж мой.</text:p>
      <text:p text:style-name="Обычный"><text:span text:style-name="T618">Анна Андреевна</text:span>. Ну, это, верно, я ваш читала. Как хорошо написано!</text:p>
      <text:p text:style-name="Обычный"><text:span text:style-name="T619">Хлестаков</text:span>. Я, признаюсь, литературой существую. У меня дом первый в Петербурге. Так уж и известен: дом Ивана Александровича.<text:s/><text:span text:style-name="T620">(Обращаясь ко всем.)<text:s/></text:span>Сделайте милость, господа, если будете в Петербурге, прошу, прошу ко мне. Я ведь тоже балы даю.</text:p>
      <text:p text:style-name="Обычный"><text:span text:style-name="T621">Анна Андреевна</text:span>. Я думаю, с каким там вкусом и великолепием даются балы!</text:p>
      <text:p text:style-name="Обычный"><text:span text:style-name="T622">Хлестаков</text:span>. Просто не говорите. На столе, например, арбуз – в семьсот рублей арбуз. Суп в кастрюльке прямо на пароходе приехал из Парижа; откроют крышку – пар, которому подобного нельзя отыскать в природе. Я всякий день на балах. Там у нас и вист свой составился: министр иностранных дел, французский посланник, английский, немецкий посланник и я. И уж так уморишься играя, что просто ни на что не похоже. Как взбежишь по лестнице к себе на четвертый этаж – скажешь только кухарке: «На, Маврушка, шинель…» Что ж я вру – я и позабыл, что живу в бельэтаже. У меня одна лестница стоит… А любопытно взглянуть ко мне в переднюю, когда я еще не проснулся: графы и князья толкутся и жужжат там, как шмели, только и слышно: ж… ж… ж… Иной раз и министр…</text:p>
      <text:p text:style-name="Обычный"><text:span text:style-name="T623">Городничий</text:span><text:s/>и прочие с робостью встают с своих стульев.</text:p>
      <text:p text:style-name="Обычный">Мне даже на пакетах пишут: «ваше превосходительство». Один раз я даже управлял департаментом. И странно: директор уехал, – куда уехал, неизвестно. Ну, натурально, пошли толки: как, что, кому занять место? Многие из генералов находились охотники и брались, но подойдут, бывало, – нет, мудрено. Кажется и легко на вид, а рассмотришь – просто черт возьми! После видят, нечего делать, – ко мне. И в ту же минуту по улицам курьеры, курьеры, курьеры… можете представить себе, тридцать пять тысяч одних курьеров! Каково положение? – я спрашиваю. «Иван Александрович, ступайте департаментом управлять!» Я, признаюсь, немного смутился, вышел в халате: хотел отказаться, но думаю: дойдет до государя, ну да и послужной список тоже… «Извольте, господа, я принимаю должность, я принимаю, говорю, так и быть, говорю, я принимаю, только уж у меня: ни, ни, ни!.. Уж у меня ухо востро! уж я…» И точно: бывало, как прохожу через департамент – просто землетрясенье, все дрожит и трясется, как лист.</text:p>
      <text:p text:style-name="Обычный"/>
      <text:p text:style-name="Обычный">Городничий и прочие трясутся от страха. Хлестаков горячится сильнее.</text:p>
      <text:p text:style-name="Обычный"/>
      <text:p text:style-name="Обычный">О! я шутить не люблю. Я им всем задал острастку. Меня сам государственный совет боится. Да что в самом деле? Я такой! я не посмотрю ни на кого… я говорю всем: «Я сам себя знаю, сам». Я везде, везде. Во дворец всякий день езжу. Меня завтра же произведут сейчас в фельдмарш…<text:s/><text:span text:style-name="T624">(Поскальзывается и чуть</text:span><text:span text:style-name="T625">‑чуть не шлепается на пол, но с почтением поддерживается чиновниками.)</text:span></text:p>
      <text:p text:style-name="Обычный"><text:span text:style-name="T626">Городничий</text:span><text:s/><text:span text:style-name="T627">(подходя и трясясь всем телом, силится выговорить).<text:s/></text:span>А ва‑ва‑ва… ва…</text:p>
      <text:p text:style-name="Обычный"><text:span text:style-name="T628">Хлестаков</text:span><text:s/><text:span text:style-name="T629">(быстрым, отрывистым голосом).<text:s/></text:span>Что такое?</text:p>
      <text:p text:style-name="Обычный"><text:span text:style-name="T630">Городничий</text:span>. А ва‑ва‑ва… ва…</text:p>
      <text:p text:style-name="Обычный"><text:span text:style-name="T631">Хлестаков</text:span><text:s/><text:span text:style-name="T632">(таким же голосом)</text:span>. Не разберу ничего, всё вздор.</text:p>
      <text:p text:style-name="Обычный"><text:span text:style-name="T633">Городничий</text:span>. Ва‑ва‑ва… шество, превосходительство, не прикажете ли отдохнуть?.. вот и комната, и все что нужно.</text:p>
      <text:soft-page-break/>
      <text:p text:style-name="Обычный"><text:span text:style-name="T634">Хлестаков</text:span>. Вздор – отдохнуть. Извольте, я готов отдохнуть. Завтрак у вас, господа, хорош… Я доволен, я доволен.<text:s/><text:span text:style-name="T635">(С декламацией.)<text:s/></text:span>Лабардан! лабардан!<text:s/><text:span text:style-name="T636">(Входит в боковую комнату, за ним городничий.)</text:span></text:p>
      <text:p text:style-name="Обычный"/>
      <text:h text:style-name="Заголовок3" text:outline-level="3">ЯВЛЕНИЕ VII</text:h>
      <text:p text:style-name="P637"/>
      <text:p text:style-name="Обычный"><text:span text:style-name="T638">Те же, кроме Хлестакова и городничего</text:span></text:p>
      <text:p text:style-name="Обычный"><text:span text:style-name="T639">Бобчинский</text:span><text:s/><text:span text:style-name="T640">(Добчинскому)</text:span>. Вот это, Петр Иванович, человек‑то! Вот оно, что значит человек! В жисть не был в присутствии такой важной персоны, чуть не умер со страху. Как вы думаете, Петр Иванович, кто он такой в рассуждении чина?</text:p>
      <text:p text:style-name="Обычный"><text:span text:style-name="T641">Добчинский</text:span>. Я думаю, чуть ли не генерал.</text:p>
      <text:p text:style-name="Обычный"><text:span text:style-name="T642">Бобчинский</text:span>. А я так думаю, что генерал‑то ему и в подметки не станет! а когда генерал, то уж разве сам генералиссимус. Слышали: государственный‑то совет как прижал? Пойдем расскажем поскорее Аммосу Федоровичу и Коробкину. Прощайте, Анна Андреевна!</text:p>
      <text:p text:style-name="Обычный"><text:span text:style-name="T643">Добчинский</text:span>. Прощайте, кумушка!</text:p>
      <text:p text:style-name="Обычный"/>
      <text:p text:style-name="Обычный">Оба уходят.</text:p>
      <text:p text:style-name="Обычный"><text:span text:style-name="T644">Артемий Филиппович</text:span><text:s/><text:span text:style-name="T645">(Луке Лукичу).<text:s/></text:span>Страшно просто. А отчего, и сам не знаешь. А мы даже и не в мундирах. Ну что, как проспится да в Петербург махнет донесение?<text:s/><text:span text:style-name="T646">(Уходит в задумчивости вместе с смотрителем училищ, произнеся:)<text:s/></text:span>Прощайте, сударыня!</text:p>
      <text:p text:style-name="Обычный"/>
      <text:h text:style-name="Заголовок3" text:outline-level="3">ЯВЛЕНИЕ VIII</text:h>
      <text:p text:style-name="P647"/>
      <text:p text:style-name="Обычный"><text:span text:style-name="T648">Анна Андреевна</text:span><text:s/>и<text:s/><text:span text:style-name="T649">Марья Антоновна</text:span>.</text:p>
      <text:p text:style-name="Обычный"/>
      <text:p text:style-name="Обычный"><text:span text:style-name="T650">Анна Андреевна</text:span>. Ах, какой приятный!</text:p>
      <text:p text:style-name="Обычный"><text:span text:style-name="T651">Марья Антоновна</text:span>. Ах, милашка!</text:p>
      <text:p text:style-name="Обычный"><text:span text:style-name="T652">Анна Андреевна</text:span>. Но только какое тонкое обращение! сейчас можно увидеть столичную штучку. Приемы и все это такое… Ах, как хорошо! Я страх люблю таких молодых людей! я просто без памяти. Я, однако ж, ему очень понравилась: я заметила – все на меня поглядывал.</text:p>
      <text:p text:style-name="Обычный"><text:span text:style-name="T653">Марья Антоновна</text:span>. Ах, маменька, он на меня глядел!</text:p>
      <text:p text:style-name="Обычный"><text:span text:style-name="T654">Анна Андреевна</text:span>. Пожалуйста, с своим вздором подальше! Это здесь вовсе неуместно.</text:p>
      <text:p text:style-name="Обычный"><text:span text:style-name="T655">Марья Антоновна</text:span>. Нет, маменька, право!</text:p>
      <text:p text:style-name="Обычный"><text:span text:style-name="T656">Анна Андреевна</text:span>. Ну вот! Боже сохрани, чтобы не поспорить! нельзя, да и полно! Где ему смотреть на тебя? И с какой стати ему смотреть на тебя?</text:p>
      <text:p text:style-name="Обычный"><text:span text:style-name="T657">Марья Антоновна</text:span>. Право, маменька, все смотрел. И как начал говорить о литературе, то взглянул на меня, и потом, когда рассказывал, как играл в вист с посланниками, и тогда посмотрел на меня.</text:p>
      <text:p text:style-name="Обычный"><text:span text:style-name="T658">Анна Андреевна</text:span>. Ну, может быть, один какой‑нибудь раз, да и то так уж, лишь бы только. «А, – говорит себе, – дай уж посмотрю на нее!»</text:p>
      <text:p text:style-name="Обычный"/>
      <text:h text:style-name="Заголовок3" text:outline-level="3">ЯВЛЕНИЕ IX</text:h>
      <text:p text:style-name="P659"/>
      <text:p text:style-name="Обычный"><text:span text:style-name="T660">Те же и городничий.</text:span></text:p>
      <text:p text:style-name="Обычный"/>
      <text:p text:style-name="Обычный"><text:span text:style-name="T661">Городничий</text:span><text:s/><text:span text:style-name="T662">(входит на цыпочках).<text:s/></text:span>Чш… ш…</text:p>
      <text:p text:style-name="Обычный"><text:span text:style-name="T663">Анна Андреевна</text:span>. Что?</text:p>
      <text:p text:style-name="Обычный"><text:span text:style-name="T664">Городничий</text:span>. И не рад, что напоил. Ну что, если хоть одна половина из того, что он говорил, правда?<text:s/><text:span text:style-name="T665">(Задумывается.)<text:s/></text:span>Да как же и не быть правде? Подгулявши, человек все несет наружу: что на сердце, то и на языке. Конечно, прилгнул немного; да ведь не прилгнувши не говорится никакая речь. С министрами играет и во дворец ездит… Так вот,<text:s/><text:soft-page-break/>право, чем больше думаешь… черт его знает, не знаешь, что и делается в голове; просто как будто или стоишь на какой‑нибудь колокольне, или тебя хотят повесить.</text:p>
      <text:p text:style-name="Обычный"><text:span text:style-name="T666">Анна Андреевна</text:span>. А я никакой совершенно не ощутила робости; я просто видела в нем образованного, светского, высшего тона человека, а о чинах его мне и нужды нет.</text:p>
      <text:p text:style-name="Обычный"><text:span text:style-name="T667">Городничий</text:span>. Ну, уж вы – женщины! Все кончено, одного этого слова достаточно! Вам всё – финтирлюшки! Вдруг брякнут ни из того ни из другого словцо. Вас посекут, да и только, а мужа и поминай как звали. Ты, душа моя, обращалась с ним так свободно, как будто с каким‑нибудь Добчинским.</text:p>
      <text:p text:style-name="Обычный"><text:span text:style-name="T668">Анна Андреевна</text:span>. Об этом я уж советую вам не беспокоиться. Мы кой‑что знаем такое…<text:s/><text:span text:style-name="T669">(Посматривает на дочь.)</text:span></text:p>
      <text:p text:style-name="Обычный"><text:span text:style-name="T670">Городничий</text:span><text:s/><text:span text:style-name="T671">(один).<text:s/></text:span>Ну, уж с вами говорить!.. Эка в самом деле оказия! До сих пор не могу очнуться от страха.<text:s/><text:span text:style-name="T672">(Отворяет дверь и говорит в дверь.)<text:s/></text:span>Мишка, позови квартальных Свистунова и Держиморду: они тут недалеко где‑нибудь за воротами.<text:s/><text:span text:style-name="T673">(После небольшого молчания.)<text:s/></text:span>Чудно все завелось теперь на свете: хоть бы народ‑то уж был видный, а то худенький, тоненький – как его узнаешь, кто он? Еще военный все‑таки кажет из себя, а как наденет фрачишку – ну точно муха с подрезанными крыльями. А ведь долго крепился давича в трактире, заламливал такие аллегории и екивоки, что, кажись, век бы не добился толку. А вот наконец и подался. Да еще наговорил больше, чем нужно. Видно, что человек молодой.</text:p>
      <text:p text:style-name="Обычный"/>
      <text:h text:style-name="Заголовок3" text:outline-level="3">ЯВЛЕНИЕ X</text:h>
      <text:p text:style-name="P674"/>
      <text:p text:style-name="Обычный"><text:span text:style-name="T675">Те же и Осип</text:span>. Все бегут к нему навстречу, кивая пальцами.</text:p>
      <text:p text:style-name="Обычный"/>
      <text:p text:style-name="Обычный"><text:span text:style-name="T676">Анна Андреевна</text:span>. Подойди сюда, любезный!</text:p>
      <text:p text:style-name="Обычный"><text:span text:style-name="T677">Городничий</text:span>. Чш!.. что? что? спит?</text:p>
      <text:p text:style-name="Обычный"><text:span text:style-name="T678">Осип</text:span>. Нет еще, немножко потягивается.</text:p>
      <text:p text:style-name="Обычный"><text:span text:style-name="T679">Анна Андреевна</text:span>. Послушай, как тебя зовут?</text:p>
      <text:p text:style-name="Обычный"><text:span text:style-name="T680">Осип</text:span>. Осип, сударыня.</text:p>
      <text:p text:style-name="Обычный"><text:span text:style-name="T681">Городничий</text:span><text:s/><text:span text:style-name="T682">(жене и дочери).<text:s/></text:span>Полно, полно вам!<text:s/><text:span text:style-name="T683">(Осипу.)<text:s/></text:span>Ну что, друг, тебя накормили хорошо?</text:p>
      <text:p text:style-name="Обычный"><text:span text:style-name="T684">Осип</text:span>. Накормили, покорнейше благодарю; хорошо накормили.</text:p>
      <text:p text:style-name="Обычный"><text:span text:style-name="T685">Анна Андреевна</text:span>. Ну что, скажи: к твоему барину слишком, я думаю, много ездит графов и князей?</text:p>
      <text:p text:style-name="Обычный"><text:span text:style-name="T686">Осип</text:span><text:s/><text:span text:style-name="T687">(в сторону).<text:s/></text:span>А что говорить? Коли теперь накормили хорошо, значит, после еще лучше накормят.<text:s/><text:span text:style-name="T688">(Вслух.)<text:s/></text:span>Да, бывают и графы.</text:p>
      <text:p text:style-name="Обычный"><text:span text:style-name="T689">Марья Антоновна</text:span>. Душенька Осип, какой твой барин хорошенький!</text:p>
      <text:p text:style-name="Обычный"><text:span text:style-name="T690">Анна Андреевна</text:span>. А что, скажи, пожалуйста, Осип, как он…</text:p>
      <text:p text:style-name="Обычный"><text:span text:style-name="T691">Городничий</text:span>. Да перестаньте, пожалуйста! Вы этакими пустыми речами только мне мешаете. Ну что, друг?..</text:p>
      <text:p text:style-name="Обычный"><text:span text:style-name="T692">Анна Андреевна</text:span>. А чин какой на твоем барине?</text:p>
      <text:p text:style-name="Обычный"><text:span text:style-name="T693">Осип</text:span>. Чин обыкновенно какой.</text:p>
      <text:p text:style-name="Обычный"><text:span text:style-name="T694">Городничий</text:span>. Ах, боже мой, вы всё с своими глупыми расспросами! не дадите ни слова поговорить о деле. Ну что, друг, как твой барин?.. строг? любит этак распекать или нет?</text:p>
      <text:p text:style-name="Обычный"><text:span text:style-name="T695">Осип</text:span>. Да, порядок любит. Уж ему чтоб все было в исправности.</text:p>
      <text:p text:style-name="Обычный"><text:span text:style-name="T696">Городничий</text:span>. А мне очень нравится твое лицо. Друг, ты должен быть хороший человек. Ну что…</text:p>
      <text:p text:style-name="Обычный"><text:span text:style-name="T697">Анна Андреевна</text:span>. Послушай, Осип, а как барин твой там, в мундире ходит, или…</text:p>
      <text:p text:style-name="Обычный"><text:span text:style-name="T698">Городничий</text:span>. Полно вам, право, трещотки какие! Здесь нужная вещь: дело идет о жизни человека…<text:s/><text:span text:style-name="T699">(К Осипу.)<text:s/></text:span>Ну что, друг, право, мне ты очень нравишься. В дороге не мешает, знаешь, чайку выпить лишний стаканчик, – оно теперь холодновато. Так вот тебе пара целковиков на чай.</text:p>
      <text:p text:style-name="Обычный"><text:span text:style-name="T700">Осип</text:span><text:s/><text:span text:style-name="T701">(принимая деньги).<text:s/></text:span>А покорнейше благодарю, сударь. Дай бог вам всякого<text:s/><text:soft-page-break/>здоровья! бедный человек, помогли ему.</text:p>
      <text:p text:style-name="Обычный"><text:span text:style-name="T702">Городничий</text:span>. Хорошо, хорошо, я и сам рад. А что, друг…</text:p>
      <text:p text:style-name="Обычный"><text:span text:style-name="T703">Анна Андреевна</text:span>. Послушай, Осип, а какие глаза больше всего нравятся твоему барину?</text:p>
      <text:p text:style-name="Обычный"><text:span text:style-name="T704">Марья Антоновна</text:span>. Осип, душенька! какой миленький носик у твоего барина!..</text:p>
      <text:p text:style-name="Обычный"><text:span text:style-name="T705">Городничий</text:span>. Да постойте, дайте мне!..<text:s/><text:span text:style-name="T706">(К Осипу.)<text:s/></text:span>А что, друг, скажи, пожалуйста: на что больше барин твой обращает внимание, то есть что ему в дороге больше нравится?</text:p>
      <text:p text:style-name="Обычный"><text:span text:style-name="T707">Осип</text:span>. Любит он, по рассмотрению, что как придется. Больше всего любит, чтобы его приняли хорошо, угощение чтоб было хорошее.</text:p>
      <text:p text:style-name="Обычный"><text:span text:style-name="T708">Городничий</text:span>. Хорошее?</text:p>
      <text:p text:style-name="Обычный"><text:span text:style-name="T709">Осип</text:span>. Да, хорошее. Вот уж на что я, крепостной человек, но и то смотрит, чтобы и мне было хорошо. Ей‑богу! Бывало, заедем куда‑нибудь: «Что, Осип, хорошо тебя угостили?» – «Плохо, ваше высокоблагородие!» – «Э, – говорит, – это, Осип, нехороший хозяин. Ты, говорит, напомни мне, как приеду». – «А, – думаю себе<text:s/><text:span text:style-name="T710">(махнув рукою),</text:span> – бог с ним! я человек простой».</text:p>
      <text:p text:style-name="Обычный"><text:span text:style-name="T711">Городничий</text:span>. Хорошо, хорошо, и дело ты говоришь. Там я тебе дал на чай, так вот еще сверх того на баранки.</text:p>
      <text:p text:style-name="Обычный"><text:span text:style-name="T712">Осип</text:span>. За что жалуете, ваше высокоблагородие?<text:s/><text:span text:style-name="T713">(Прячет деньги.)<text:s/></text:span>Разве уж выпью за ваше здоровье.</text:p>
      <text:p text:style-name="Обычный"><text:span text:style-name="T714">Анна Андреевна</text:span>. Приходи, Осип, ко мне, тоже получишь.</text:p>
      <text:p text:style-name="Обычный"><text:span text:style-name="T715">Марья Антоновна</text:span>. Осип, душенька, поцелуй своего барина!</text:p>
      <text:p text:style-name="Обычный"/>
      <text:p text:style-name="Обычный">Слышен из другой комнаты небольшой кашель Хлестакова.</text:p>
      <text:p text:style-name="Обычный"/>
      <text:p text:style-name="Обычный"><text:span text:style-name="T716">Городничий</text:span>. Чш!<text:s/><text:span text:style-name="T717">(Поднимается на цыпочки; вся сцена вполголоса.)<text:s/></text:span>Боже вас сохрани шуметь! Идите себе! полно уж вам…</text:p>
      <text:p text:style-name="Обычный"><text:span text:style-name="T718">Анна Андреевна</text:span>. Пойдем, Машенька! я тебе скажу, что я заметила у гостя такое, что нам вдвоем только можно сказать.</text:p>
      <text:p text:style-name="Обычный"><text:span text:style-name="T719">Городничий</text:span>. О, уж там наговорят! Я думаю, поди только да послушай – и уши потом заткнешь.<text:s/><text:span text:style-name="T720">(Обращаясь к Осипу.)<text:s/></text:span>Ну, друг…</text:p>
      <text:p text:style-name="Обычный"/>
      <text:h text:style-name="Заголовок3" text:outline-level="3">ЯВЛЕНИЕ XI</text:h>
      <text:p text:style-name="P721"/>
      <text:p text:style-name="Обычный"><text:span text:style-name="T722">Те же, Держиморда и Свистунов.</text:span></text:p>
      <text:p text:style-name="Обычный"/>
      <text:p text:style-name="Обычный"><text:span text:style-name="T723">Городничий</text:span>. Чш! экие косолапые медведи – стучат сапогами! Так и валится, как будто сорок пуд сбрасывает кто‑нибудь с телеги! Где вас черт таскает?</text:p>
      <text:p text:style-name="Обычный"><text:span text:style-name="T724">Держиморда</text:span>. Был по приказанию…</text:p>
      <text:p text:style-name="Обычный"><text:span text:style-name="T725">Городничий</text:span>. Чш!<text:s/><text:span text:style-name="T726">(Закрывает ему рот.)<text:s/></text:span>Эк как каркнула ворона!<text:s/><text:span text:style-name="T727">(Дразнит его.)<text:s/></text:span>Был по приказанию! Как из бочки, так рычит.<text:s/><text:span text:style-name="T728">(К Осипу.)<text:s/></text:span>Ну, друг, ты ступай приготовляй там, что нужно для барина. Все, что ни есть в долге, требуй.</text:p>
      <text:p text:style-name="Обычный"/>
      <text:p text:style-name="Обычный">Осип уходит.</text:p>
      <text:p text:style-name="Обычный">А вы – стоять на крыльце, и ни с места! И никого не впускать в дом стороннего, особенно купцов! Если хоть одного из них впустите, то… Только увидите, что идет кто‑нибудь с просьбою, а хоть и не с просьбою, да похож на такого человека, что хочет подать на меня просьбу, взашей так прямо н толкайте! так его! хорошенько!<text:s/><text:span text:style-name="T729">(Показывает ногою.)<text:s/></text:span>Слышите? Чш… чш…<text:s/><text:span text:style-name="T730">(Уходит на цыпочках вслед за квартальными.)</text:span></text:p>
      <text:p text:style-name="Обычный"/>
      <text:p text:style-name="Обычный"/>
      <text:h text:style-name="Заголовок2" text:outline-level="2">ДЕЙСТВИЕ ЧЕТВЕРТОЕ</text:h>
      <text:p text:style-name="P731"/>
      <text:soft-page-break/>
      <text:p text:style-name="Обычный">Та же комната в доме городничего.</text:p>
      <text:p text:style-name="Обычный"/>
      <text:h text:style-name="Заголовок3" text:outline-level="3">ЯВЛЕНИЕ I</text:h>
      <text:p text:style-name="P732"/>
      <text:p text:style-name="Обычный">Входят осторожно, почти на цыпочках:<text:s/><text:span text:style-name="T733">Аммос Федорович, Артемий Филиппович, почтмейстер, Лука Лукич, Добчинский и Бобчинский</text:span>, в полном параде и мундирах.</text:p>
      <text:p text:style-name="Обычный">Вся сцена происходит вполголоса.</text:p>
      <text:p text:style-name="Обычный"/>
      <text:p text:style-name="Обычный"><text:span text:style-name="T734">Аммос Федорович</text:span><text:s/><text:span text:style-name="T735">(строит всех полукружием).<text:s/></text:span>Ради бога, господа, скорее в кружок, да побольше порядку! Бог с ним: и во дворец ездит, и государственный совет распекает! Стройтесь на военную ногу, непременно на военную ногу! Вы, Петр Иванович, забегите с этой стороны, а вы, Петр Иванович, станьте вот тут.</text:p>
      <text:p text:style-name="Обычный"/>
      <text:p text:style-name="Обычный">Оба Петра Ивановича забегают на цыпочках.</text:p>
      <text:p text:style-name="Обычный"/>
      <text:p text:style-name="Обычный"><text:span text:style-name="T736">Артемий Филиппович</text:span>. Воля ваша, Аммос Федорович, нам нужно бы кое‑что предпринять.</text:p>
      <text:p text:style-name="Обычный"><text:span text:style-name="T737">Аммос Федорович</text:span>. А что именно?</text:p>
      <text:p text:style-name="Обычный"><text:span text:style-name="T738">Артемий Филиппович</text:span>. Ну, известно что.</text:p>
      <text:p text:style-name="Обычный"><text:span text:style-name="T739">Аммос Федорович</text:span>. Подсунуть?</text:p>
      <text:p text:style-name="Обычный"><text:span text:style-name="T740">Артемий Филиппович</text:span>. Ну да, хоть и подсунуть.</text:p>
      <text:p text:style-name="Обычный"><text:span text:style-name="T741">Аммос Федорович</text:span>. Опасно, черт возьми! раскричится: государственный человек. А разве в виде приношенья со стороны дворянства на какой‑нибудь памятник?</text:p>
      <text:p text:style-name="Обычный"><text:span text:style-name="T742">Почтмейстер</text:span>. Или же: «Вот, мол, пришли по почте деньги, неизвестно кому принадлежащие».</text:p>
      <text:p text:style-name="Обычный"><text:span text:style-name="T743">Артемий Филиппович</text:span>. Смотрите, чтоб он вас по почте не отправил куды‑нибудь подальше. Слушайте: эти дела не так делаются в благоустроенном государстве. Зачем нас здесь целый эскадрон? Представиться нужно поодиночке, да между четырех глаз и того… как там следует – чтобы и уши не слыхали. Вот как в обществе благоустроенном делается! Ну, вот вы, Аммос Федорович, первый и начните.</text:p>
      <text:p text:style-name="Обычный"><text:span text:style-name="T744">Аммос Федорович</text:span>. Так лучше ж вы: в вашем заведении высокий посетитель вкусил хлеба.</text:p>
      <text:p text:style-name="Обычный"><text:span text:style-name="T745">Артемий Филиппович</text:span>. Так уж лучше Луке Лукичу, как просветителю юношества.</text:p>
      <text:p text:style-name="Обычный"><text:span text:style-name="T746">Лука Лукич</text:span>. Не могу, не могу, господа. Я, признаюсь, так воспитан, что, заговори со мною одним чином кто‑нибудь повыше, у меня просто и души нет и язык как в грязь завязнул. Нет, господа, увольте, право, увольте!</text:p>
      <text:p text:style-name="Обычный"><text:span text:style-name="T747">Артемий Филиппович</text:span>. Да, Аммос Федорович, кроме вас, некому. У вас что ни слово, то Цицерон с языка слетел.</text:p>
      <text:p text:style-name="Обычный"><text:span text:style-name="T748">Аммос Федорович</text:span>. Что вы! что вы: Цицерон! Смотрите, что выдумали! Что иной раз увлечешься, говоря о домашней своре или гончей ищейке…</text:p>
      <text:p text:style-name="Обычный"><text:span text:style-name="T749">Все<text:s/></text:span><text:span text:style-name="T750">(пристают к нему)</text:span>. Нет, вы не только о собаках, вы и о столпотворении… Нет, Аммос Федорови, не оставляйте нас, будьте отцом нашим!.. Нет, Аммос Федорович!</text:p>
      <text:p text:style-name="Обычный"><text:span text:style-name="T751">Аммос Федорович</text:span>. Отвяжитесь, господа!</text:p>
      <text:p text:style-name="Обычный"/>
      <text:p text:style-name="Обычный">В это время слышны шаги и откашливания в комнате Хлестакова. Все спешат наперерыв к дверям, толпятся и стараются выйти, что происходит не без того, чтобы не притиснули кое‑кого. Раздаются вполголоса восклицания:</text:p>
      <text:p text:style-name="Обычный"/>
      <text:p text:style-name="Обычный"><text:span text:style-name="T752">Голос Бобчинского</text:span>. Ой, Петр Иванович, Петр Иванович! наступили на ногу!</text:p>
      <text:p text:style-name="Обычный"><text:span text:style-name="T753">Голос Земляники</text:span>. Отпустите, господа, хоть душу на покаяние – совсем прижали!</text:p>
      <text:p text:style-name="Обычный"/>
      <text:p text:style-name="Обычный">Выхватываются несколько восклицаний: «Ай! ай!» – наконец все выпираются, и<text:s/><text:soft-page-break/>комната остается пуста.</text:p>
      <text:p text:style-name="Обычный"/>
      <text:h text:style-name="Заголовок3" text:outline-level="3">ЯВЛЕНИЕ II</text:h>
      <text:p text:style-name="P754"/>
      <text:p text:style-name="Обычный"><text:span text:style-name="T755">Хлестаков</text:span><text:s/>один, выходит с заспанными глазами.</text:p>
      <text:p text:style-name="Обычный"/>
      <text:p text:style-name="Обычный">Я, кажется, всхрапнул порядком. Откуда они набрали таких тюфяков и перин? даже вспотел. Кажется, они вчера мне подсунули чего‑то за завтраком: в голове до сих пор стучит. Здесь, как я вижу, можно с приятностию проводить время. Я люблю радушие, и мне, признаюсь, больше нравится, если мне угождают от чистого сердца, а не то чтобы из интереса. А дочка городничего очень недурна, да и матушка такая, что еще можно бы… Нет, я не знаю, а мне, право, нравится такая жизнь.</text:p>
      <text:p text:style-name="Обычный"/>
      <text:h text:style-name="Заголовок3" text:outline-level="3">ЯВЛЕНИЕ III</text:h>
      <text:p text:style-name="P756"/>
      <text:p text:style-name="Обычный"><text:span text:style-name="T757">Хлестаков и Аммос Федорович.</text:span></text:p>
      <text:p text:style-name="Обычный"/>
      <text:p text:style-name="Обычный"><text:span text:style-name="T758">Аммос Федорович</text:span><text:s/><text:span text:style-name="T759">(входя и останавливаясь, про себя).<text:s/></text:span>Боже, боже! вынеси благополучно; так вот коленки и ломает.<text:s/><text:span text:style-name="T760">(Вслух, вытянувшись и придерживая рукою шпагу.)<text:s/></text:span>Имею честь представиться: судья здешнего уездного суда, коллежский асессор Ляпкин‑Тяпкин.</text:p>
      <text:p text:style-name="Обычный"><text:span text:style-name="T761">Хлестаков</text:span>. Прошу садиться. Так вы здесь судья?</text:p>
      <text:p text:style-name="Обычный"><text:span text:style-name="T762">Аммос Федорович</text:span>. С восемьсот шестнадцатого был избран на трехлетие по воле дворянства и продолжал должность до сего времени.</text:p>
      <text:p text:style-name="Обычный"><text:span text:style-name="T763">Хлестаков</text:span>. А выгодно, однако же, быть судьею?</text:p>
      <text:p text:style-name="Обычный"><text:span text:style-name="T764">Аммос Федорович</text:span>. За три трехлетия представлен к Владимиру четвертой степени с одобрения со стороны начальства.<text:s/><text:span text:style-name="T765">(В сторону.)<text:s/></text:span>А деньги в кулаке, да кулак‑то весь в огне.</text:p>
      <text:p text:style-name="Обычный"><text:span text:style-name="T766">Хлестаков</text:span>. А мне нравится Владимир. Вот Анна третьей степени уже не так.</text:p>
      <text:p text:style-name="Обычный"><text:span text:style-name="T767">Аммос Федорович</text:span><text:s/><text:span text:style-name="T768">(высовывая понемногу вперед сжатый кулак. В сторону).<text:s/></text:span>Господи боже! не знаю, где сижу. Точно горячие угли под тобою.</text:p>
      <text:p text:style-name="Обычный"><text:span text:style-name="T769">Хлестаков</text:span>. Что это у вас в руке?</text:p>
      <text:p text:style-name="Обычный"><text:span text:style-name="T770">Аммос Федорович</text:span><text:s/><text:span text:style-name="T771">(потерявшись и роняя на пол ассигнации).<text:s/></text:span>Ничего‑с.</text:p>
      <text:p text:style-name="Обычный"><text:span text:style-name="T772">Хлестаков</text:span>. Как ничего? Я вижу, деньги упали.</text:p>
      <text:p text:style-name="Обычный"><text:span text:style-name="T773">Аммос Федорович</text:span><text:s/><text:span text:style-name="T774">(дрожа всем телом).<text:s/></text:span>Никак нет‑с.<text:s/><text:span text:style-name="T775">(В сторону.)<text:s/></text:span>О боже, вот уж я и под судом! и тележку подвезли схватить меня!</text:p>
      <text:p text:style-name="Обычный"><text:span text:style-name="T776">Хлестаков</text:span><text:s/><text:span text:style-name="T777">(подымая).<text:s/></text:span>Да, это деньги.</text:p>
      <text:p text:style-name="Обычный"><text:span text:style-name="T778">Аммос Федорович</text:span><text:s/><text:span text:style-name="T779">(в сторону)</text:span>. Ну, все кончено – пропал! пропал!</text:p>
      <text:p text:style-name="Обычный"><text:span text:style-name="T780">Хлестаков</text:span>. Знаете ли что? дайте их мне взаймы.</text:p>
      <text:p text:style-name="Обычный"><text:span text:style-name="T781">Аммос Федорович</text:span><text:s/><text:span text:style-name="T782">(поспешно)</text:span>. Как же‑с, как же‑с… с большим удовольствием.<text:s/><text:span text:style-name="T783">(В сторону.)<text:s/></text:span>Ну, смелее, смелее! Вывози, пресвятая матерь!</text:p>
      <text:p text:style-name="Обычный"><text:span text:style-name="T784">Хлестаков</text:span>. Я, знаете, в дороге издержался: то да се… Впрочем, я вам из деревни сейчас их пришлю.</text:p>
      <text:p text:style-name="Обычный"><text:span text:style-name="T785">Аммос Федорович</text:span>. Помилуйте, как можно! и без того это такая честь… Конечно, слабыми моими силами, рвением и усердием к начальству… постараюсь заслужить…<text:s/><text:span text:style-name="T786">(Приподымается со стула, вытянувшись и руки по швам.)<text:s/></text:span>Не смею более беспокоить своим присутствием. Не будет ли какого приказанья?</text:p>
      <text:p text:style-name="Обычный"><text:span text:style-name="T787">Хлестаков</text:span>. Какого приказанья?</text:p>
      <text:p text:style-name="Обычный"><text:span text:style-name="T788">Аммос Федорович</text:span>. Я разумею, не дадите ли какого приказанья здешнему уездному суду?</text:p>
      <text:p text:style-name="Обычный"><text:span text:style-name="T789">Хлестаков</text:span>. Зачем же? Ведь мне никакой нет теперь в нем надобности.</text:p>
      <text:p text:style-name="Обычный"><text:span text:style-name="T790">Аммос Федорович</text:span><text:s/><text:span text:style-name="T791">(раскланиваясь и уходя, в сторону).<text:s/></text:span>Ну, город наш!</text:p>
      <text:p text:style-name="Обычный"><text:span text:style-name="T792">Хлестаков</text:span><text:s/><text:span text:style-name="T793">(по уходе его).<text:s/></text:span>Судья – хороший человек!</text:p>
      <text:p text:style-name="Обычный"/>
      <text:h text:style-name="Заголовок3" text:outline-level="3">ЯВЛЕНИЕ IV</text:h>
      <text:p text:style-name="P794"/>
      <text:p text:style-name="Обычный"><text:span text:style-name="T795">Хлестаков и почтмейстер</text:span>, входит вытянувшись, в мундире, придерживая шпагу.</text:p>
      <text:p text:style-name="Обычный"/>
      <text:p text:style-name="Обычный"><text:span text:style-name="T796">Почтмейстер</text:span>. Имею честь представиться: почтмейстер, надворный советник Шпекин.</text:p>
      <text:p text:style-name="Обычный"><text:span text:style-name="T797">Хлестаков</text:span>. А, милости просим. Я очень люблю приятное общество. Садитесь. Ведь вы здесь всегда живете?</text:p>
      <text:p text:style-name="Обычный"><text:span text:style-name="T798">Почтмейстер</text:span>. Так точно‑с.</text:p>
      <text:p text:style-name="Обычный"><text:span text:style-name="T799">Хлестаков</text:span>. А мне нравится здешний городок. Конечно, не так многолюдно – ну что ж? Ведь это не столица. Не правда ли, ведь это не столица?</text:p>
      <text:p text:style-name="Обычный"><text:span text:style-name="T800">Почтмейстер</text:span>. Совершенная правда.</text:p>
      <text:p text:style-name="Обычный"><text:span text:style-name="T801">Хлестаков</text:span>. Ведь это только в столице бонтон и нет провинциальных гусей. Как ваше мнение, не так ли?</text:p>
      <text:p text:style-name="Обычный"><text:span text:style-name="T802">Почтмейстер</text:span>. Так точно‑с.<text:s/><text:span text:style-name="T803">(В сторону.)<text:s/></text:span>А он, однако ж, ничуть не горд; обо всем расспрашивает.</text:p>
      <text:p text:style-name="Обычный"><text:span text:style-name="T804">Хлестаков</text:span>. А ведь, однако ж, признайтесь, ведь и в маленьком городке можно прожить счастливо?</text:p>
      <text:p text:style-name="Обычный"><text:span text:style-name="T805">Почтмейстер</text:span>. Так точно‑с.</text:p>
      <text:p text:style-name="Обычный"><text:span text:style-name="T806">Хлестаков</text:span>. По моему мнению, что нужно? Нужно только, чтобы тебя уважали, любили искренне, – не правда ли?</text:p>
      <text:p text:style-name="Обычный"><text:span text:style-name="T807">Почтмейстер</text:span>. Совершенно справедливо.</text:p>
      <text:p text:style-name="Обычный"><text:span text:style-name="T808">Хлестаков</text:span>. Я, признаюсь, рад, что вы одного мнения со мною. Меня, конечно, назовут странным, но уж у меня такой характер.<text:s/><text:span text:style-name="T809">(Глядя в глаза ему, говорит про себя.)<text:s/></text:span>А попрошу‑ка я у этого почтмейстера взаймы!<text:s/><text:span text:style-name="T810">(Вслух.)<text:s/></text:span>Какой странный со мною случай: в дороге совершенно издержался. Не можете ли вы мне дать триста рублей взаймы?</text:p>
      <text:p text:style-name="Обычный"><text:span text:style-name="T811">Почтмейстер</text:span>. Почему же? почту за величайшее счастие. Вот‑с, извольте. От души готов служить.</text:p>
      <text:p text:style-name="Обычный"><text:span text:style-name="T812">Хлестаков</text:span>. Очень благодарен. А я, признаюсь, смерть не люблю отказывать себе в дороге, да и к чему? Не так ли?</text:p>
      <text:p text:style-name="Обычный"><text:span text:style-name="T813">Почтмейстер</text:span>. Так точно‑с.<text:s/><text:span text:style-name="T814">(Встает, вытягивается и придерживает шпагу.)<text:s/></text:span>Не смея долее беспокоить своим присутствием… Не будет ли какого замечания по части почтового управления?</text:p>
      <text:p text:style-name="Обычный"><text:span text:style-name="T815">Хлестаков</text:span>. Нет, ничего.</text:p>
      <text:p text:style-name="Обычный"/>
      <text:p text:style-name="Обычный">Почтмейстер раскланивается и уходит.</text:p>
      <text:p text:style-name="Обычный"/>
      <text:p text:style-name="Обычный"><text:span text:style-name="T816">(Раскуривая сигарку.)<text:s/></text:span>Почтмейстер, мне кажется, тоже очень хороший человек. По крайней мере, услужлив. Я люблю таких людей.</text:p>
      <text:p text:style-name="Обычный"/>
      <text:h text:style-name="Заголовок3" text:outline-level="3">ЯВЛЕНИЕ V</text:h>
      <text:p text:style-name="P817"/>
      <text:p text:style-name="Обычный"><text:span text:style-name="T818">Хлестаков и Лука Лукич</text:span>, который почти выталкивается из дверей. Сзади его слышен голос почти вслух: «Чего робеешь?»</text:p>
      <text:p text:style-name="Обычный"/>
      <text:p text:style-name="Обычный"><text:span text:style-name="T819">Лука Лукич</text:span><text:s/><text:span text:style-name="T820">(вытягиваясь не без трепета и придерживая шпагу).<text:s/></text:span>Имею честь представиться: смотритель училищ, титулярный советник Хлопов.</text:p>
      <text:p text:style-name="Обычный"><text:span text:style-name="T821">Хлестаков</text:span>. А, милости просим! Садитесь, садитесь. Не хотите ли сигарку?<text:s/><text:span text:style-name="T822">(Подает ему сигару.)</text:span></text:p>
      <text:p text:style-name="Обычный"><text:span text:style-name="T823">Лука Лукич</text:span><text:s/><text:span text:style-name="T824">(про себя, в нерешимости).<text:s/></text:span>Вот тебе раз! Уж этого никак не предполагал. Брать или не брать?</text:p>
      <text:p text:style-name="Обычный"><text:span text:style-name="T825">Хлестаков</text:span>. Возьмите, возьмите; это порядочная сигарка. Конечно, не то, что в<text:s/><text:soft-page-break/>Петербурге. Там, батюшка, я куривал сигарочки по двадцати пяти рублей сотенка, просто ручки потом себе поцелуешь, как выкуришь. Вот огонь, закурите.<text:s/><text:span text:style-name="T826">(Подает ему свечу.)</text:span></text:p>
      <text:p text:style-name="Обычный">Лука Лукич пробует закурить и весь дрожит.</text:p>
      <text:p text:style-name="Обычный">Да не с того конца!</text:p>
      <text:p text:style-name="Обычный"><text:span text:style-name="T827">Лука Лукич</text:span><text:s/><text:span text:style-name="T828">(от испуга выронил сигару, плюнул и, махнув рукою, про себя).<text:s/></text:span>Черт побери все! сгубила проклятая робость!</text:p>
      <text:p text:style-name="Обычный"><text:span text:style-name="T829">Хлестаков</text:span>. Вы, как я вижу, не охотник до сигарок. А я признаюсь: это моя слабость. Вот еще насчет женского полу, никак не могу быть равнодушен. Как вы? Какие вам больше нравятся – брюнетки или блондинки?</text:p>
      <text:p text:style-name="Обычный"/>
      <text:p text:style-name="Обычный">Лука Лукич находится в совершенном недоумении, что сказать.</text:p>
      <text:p text:style-name="Обычный"/>
      <text:p text:style-name="Обычный">Нет, скажите откровенно: брюнетки или блондинки?</text:p>
      <text:p text:style-name="Обычный"><text:span text:style-name="T830">Лука Лукич</text:span>. Не смею знать.</text:p>
      <text:p text:style-name="Обычный"><text:span text:style-name="T831">Хлестаков</text:span>. Нет, нет, не отговаривайтесь! Мне хочется узнать непременно ваш вкус.</text:p>
      <text:p text:style-name="Обычный"><text:span text:style-name="T832">Лука Лукич</text:span>. Осмелюсь доложить…<text:s/><text:span text:style-name="T833">(В сторону.)<text:s/></text:span>Ну, и сам не знаю, что говорю.</text:p>
      <text:p text:style-name="Обычный"><text:span text:style-name="T834">Хлестаков</text:span>. А! а! Не хотите сказать. Верно, уж какая‑нибудь брюнетка сделала вам маленькую загвоздочку. Признайтесь, сделала?</text:p>
      <text:p text:style-name="Обычный"/>
      <text:p text:style-name="Обычный">Лука Лукич молчит.</text:p>
      <text:p text:style-name="Обычный"/>
      <text:p text:style-name="Обычный">А! а! покраснели! Видите! видите! Отчего ж вы не говорите?</text:p>
      <text:p text:style-name="Обычный"><text:span text:style-name="T835">Лука Лукич</text:span>. Оробел, ваше бла… преос… свят…<text:s/><text:span text:style-name="T836">(В сторону.)<text:s/></text:span>Продал проклятый язык, продал!</text:p>
      <text:p text:style-name="Обычный"><text:span text:style-name="T837">Хлестаков</text:span>. Оробели? А в моих глазах точно есть что‑то такое, что внушает робость. По крайней мере, я знаю, что ни одна женщина не может их выдержать, не так ли?</text:p>
      <text:p text:style-name="Обычный"><text:span text:style-name="T838">Лука Лукич</text:span>. Так точно‑с.</text:p>
      <text:p text:style-name="Обычный"><text:span text:style-name="T839">Хлестаков</text:span>. Вот со мной престранный случай: в дороге совсем издержался. Не можете ли вы мне дать триста рублей взаймы?</text:p>
      <text:p text:style-name="Обычный"><text:span text:style-name="T840">Лука Лукич</text:span><text:s/><text:span text:style-name="T841">(хватаясь за карманы, про себя).<text:s/></text:span>Вот те штука, если нет! Есть, есть!<text:s/><text:span text:style-name="T842">(Вынимает и подает, дрожа, ассигнации.)</text:span></text:p>
      <text:p text:style-name="Обычный"><text:span text:style-name="T843">Хлестаков</text:span>. Покорнейше благодарю.</text:p>
      <text:p text:style-name="Обычный"><text:span text:style-name="T844">Лука Лукич</text:span><text:s/><text:span text:style-name="T845">(вытягиваясь и придерживая шпагу).<text:s/></text:span>Не смею долее беспокоить присутствием.</text:p>
      <text:p text:style-name="Обычный"><text:span text:style-name="T846">Хлестаков</text:span>. Прощайте.</text:p>
      <text:p text:style-name="Обычный"><text:span text:style-name="T847">Лука Лукич</text:span><text:s/><text:span text:style-name="T848">(летит вон почти бегом и говорит в сторону).<text:s/></text:span>Ну слава богу! авось не заглянет в классы!</text:p>
      <text:p text:style-name="Обычный"/>
      <text:h text:style-name="Заголовок3" text:outline-level="3">ЯВЛЕНИЕ VI</text:h>
      <text:p text:style-name="P849"/>
      <text:p text:style-name="Обычный"><text:span text:style-name="T850">Хлестаков и Артемий Филиппович</text:span>, вытянувшись п придерживая шпагу.</text:p>
      <text:p text:style-name="Обычный"/>
      <text:p text:style-name="Обычный"><text:span text:style-name="T851">Артемий Филиппович</text:span>. Имею честь представиться: попечитель богоугодных заведений, надворный советник Земляника.</text:p>
      <text:p text:style-name="Обычный"><text:span text:style-name="T852">Хлестаков</text:span>. Здравствуйте, прошу покорно садиться.</text:p>
      <text:p text:style-name="Обычный"><text:span text:style-name="T853">Артемий Филиппович</text:span>. Имел честь сопровождать вас и принимать лично во вверенных моему смотрению богоугодных заведениях.</text:p>
      <text:p text:style-name="Обычный"><text:span text:style-name="T854">Хлестаков</text:span>. А, да! помню. Вы очень хорошо угостили завтраком.</text:p>
      <text:p text:style-name="Обычный"><text:span text:style-name="T855">Артемий Филиппович</text:span>. Рад стараться на службу отечеству.</text:p>
      <text:p text:style-name="Обычный"><text:span text:style-name="T856">Хлестаков</text:span>. Я – признаюсь, это моя слабость, – люблю хорошую кухню. Скажите, пожалуйста, мне кажется, как будто бы вчера вы были немножко ниже ростом, не правда ли?</text:p>
      <text:p text:style-name="Обычный"><text:span text:style-name="T857">Артемий Филиппович</text:span>. Очень может быть.<text:s/><text:span text:style-name="T858">(Помолчав.)<text:s/></text:span>Могу сказать, что не жалею<text:s/><text:soft-page-break/>ничего и ревностно исполняю службу.<text:s/><text:span text:style-name="T859">(Придвигается ближе с своим стулом и говорит вполголоса.)<text:s/></text:span>Вот здешний почтмейстер совершенно ничего не делает: все дела в большом запущении, посылки задерживаются… извольте сами нарочно разыскать. Судья тоже, который только что был пред моим приходом, ездит только за зайцами, в присутственных местах держит собак и поведения, если признаться пред вами, – конечно, для пользы отечества я должен это сделать, хотя он мне родня и приятель, – поведения самого предосудительного. Здесь есть один помещик, Добчинский, которого вы изволили видеть; и как только этот Добчинский куда‑нибудь выйдет из дому, то он там уж и сидит у жены его, я присягнуть готов… И нарочно посмотрите на детей: ни одно из них не похоже на Добчинского, но все, даже девочка маленькая, как вылитый судья.</text:p>
      <text:p text:style-name="Обычный"><text:span text:style-name="T860">Хлестаков</text:span>. Скажите пожалуйста! а я никак этого не думал.</text:p>
      <text:p text:style-name="Обычный"><text:span text:style-name="T861">Артемий Филиппович</text:span>. Вот и смотритель здешнего училища… Я не знаю, как могло начальство поверить ему такую должность: он хуже, чем якобинец, и такие внушает юношеству неблагонамеренные правила, что даже выразить трудно. Не прикажете ли, я все это изложу лучше на бумаге?</text:p>
      <text:p text:style-name="Обычный"><text:span text:style-name="T862">Хлестаков</text:span>. Хорошо, хоть на бумаге. Мне очень будет приятно. Я, знаете, этак люблю в скучное время прочесть что‑нибудь забавное… Как ваша фамилия? я все позабываю.</text:p>
      <text:p text:style-name="Обычный"><text:span text:style-name="T863">Артемий Филиппович</text:span>. Земляника.</text:p>
      <text:p text:style-name="Обычный"><text:span text:style-name="T864">Хлестаков</text:span>. А, да! Земляника. И что ж, скажите, пожалуйста, есть у вас детки?</text:p>
      <text:p text:style-name="Обычный"><text:span text:style-name="T865">Артемий Филиппович</text:span>. Как же‑с, пятеро; двое уже взрослых.</text:p>
      <text:p text:style-name="Обычный"><text:span text:style-name="T866">Хлестаков</text:span>. Скажите, взрослых! А как они… как они того?..</text:p>
      <text:p text:style-name="Обычный"><text:span text:style-name="T867">Артемий Филиппович</text:span>. То есть не изволите ли вы спрашивать, как их зовут?</text:p>
      <text:p text:style-name="Обычный"><text:span text:style-name="T868">Хлестаков</text:span>. Да, как их зовут?</text:p>
      <text:p text:style-name="Обычный"><text:span text:style-name="T869">Артемий Филиппович</text:span>. Николай, Иван, Елизавета, Марья и Перепетуя.</text:p>
      <text:p text:style-name="Обычный"><text:span text:style-name="T870">Хлестаков</text:span>. Это хорошо.</text:p>
      <text:p text:style-name="Обычный"><text:span text:style-name="T871">Артемий Филиппович</text:span>. Не смея беспокоить своим присутствием, отнимать времени, определенного на священные обязанности…<text:s/><text:span text:style-name="T872">(Раскланивается с тем, чтобы уйти.)</text:span></text:p>
      <text:p text:style-name="Обычный"><text:span text:style-name="T873">Хлестаков</text:span><text:s/><text:span text:style-name="T874">(провожая).<text:s/></text:span>Нет, ничего. Это все очень смешно, что вы говорили. Пожалуйста, и в другое тоже время… Я это очень люблю.<text:s/><text:span text:style-name="T875">(Возвращается и, отворивши дверь, кричит вслед ему.)<text:s/></text:span>Эй вы! как вас? я все позабываю, как ваше имя и отчество.</text:p>
      <text:p text:style-name="Обычный"><text:span text:style-name="T876">Артемий Филиппович</text:span>. Артемий Филиппович.</text:p>
      <text:p text:style-name="Обычный"><text:span text:style-name="T877">Хлестаков</text:span>. Сделайте милость, Артемий Филиппович, со мной странный случай: в дороге совершенно издержался. Нет ли у вас денег взаймы – рублей четыреста?</text:p>
      <text:p text:style-name="Обычный"><text:span text:style-name="T878">Артемий Филиппович</text:span>. Есть.</text:p>
      <text:p text:style-name="Обычный"><text:span text:style-name="T879">Хлестаков</text:span>. Скажите, как кстати. Покорнейше вас благодарю.</text:p>
      <text:p text:style-name="Обычный"/>
      <text:h text:style-name="Заголовок3" text:outline-level="3">ЯВЛЕНИЕ VII</text:h>
      <text:p text:style-name="P880"/>
      <text:p text:style-name="Обычный"><text:span text:style-name="T881">Хлестаков, Бобчинский и Добчинский</text:span>.</text:p>
      <text:p text:style-name="Обычный"/>
      <text:p text:style-name="Обычный"><text:span text:style-name="T882">Бобчинский</text:span>. Имею честь представиться: житель здешнего города, Петр Иванов сын Бобчинский.</text:p>
      <text:p text:style-name="Обычный"><text:span text:style-name="T883">Добчинский</text:span>. Помещик Петр Иванов сын Добчинский.</text:p>
      <text:p text:style-name="Обычный"><text:span text:style-name="T884">Хлестаков</text:span>. А, да я уж вас видел. Вы, кажется, тогда упали? Что, как ваш нос?</text:p>
      <text:p text:style-name="Обычный"><text:span text:style-name="T885">Бобчинский</text:span>. Слава богу! не извольте беспокоиться: присох, теперь совсем присох.</text:p>
      <text:p text:style-name="Обычный"><text:span text:style-name="T886">Хлестаков</text:span>. Хорошо, что присох. Я рад…<text:s/><text:span text:style-name="T887">(Вдруг и отрывисто.)<text:s/></text:span>Денег нет у вас?</text:p>
      <text:p text:style-name="Обычный"><text:span text:style-name="T888">Бобчинский</text:span>. Денег? как денег?</text:p>
      <text:p text:style-name="Обычный"><text:span text:style-name="T889">Хлестаков</text:span><text:s/><text:span text:style-name="T890">(громко и скоро).<text:s/></text:span>Взаймы рублей тысячу.</text:p>
      <text:p text:style-name="Обычный"><text:span text:style-name="T891">Бобчинский</text:span>. Такой суммы, ей‑богу, нет. А нет ли у вас, Петр Иванович?</text:p>
      <text:p text:style-name="Обычный"><text:span text:style-name="T892">Добчинский</text:span>. При мне‑с не имеется, потому что деньги мои, если изволите знать, положены в приказ общественного призрения.</text:p>
      <text:p text:style-name="Обычный"><text:span text:style-name="T893">Хлестаков</text:span>. Да, ну если тысячи нет, так рублей сто.</text:p>
      <text:soft-page-break/>
      <text:p text:style-name="Обычный"><text:span text:style-name="T894">Бобчинский</text:span><text:s/><text:span text:style-name="T895">(шаря в карманах).<text:s/></text:span>У вас, Петр Иванович, нет ста рублей? У меня всего сорок ассигнациями.</text:p>
      <text:p text:style-name="Обычный"><text:span text:style-name="T896">Добчинский</text:span><text:s/><text:span text:style-name="T897">(смотря в бумажник)</text:span>. Двадцать пять рублей всего.</text:p>
      <text:p text:style-name="Обычный"><text:span text:style-name="T898">Бобчинский</text:span>. Да вы поищите‑то получше, Петр Иванович! У вас там, я знаю, в кармане– то с правой стороны прореха, так в прореху‑то, верно, как‑нибудь запали.</text:p>
      <text:p text:style-name="Обычный"><text:span text:style-name="T899">Добчинский</text:span>. Нет, право, и в прорехе нет.</text:p>
      <text:p text:style-name="Обычный"><text:span text:style-name="T900">Хлестаков</text:span>. Ну, все равно. Я ведь только так. Хорошо, пусть будет шестьдесят пять рублей. Это все равно.<text:s/><text:span text:style-name="T901">(Принимает деньги.)</text:span></text:p>
      <text:p text:style-name="Обычный"><text:span text:style-name="T902">Добчинский</text:span>. Я осмеливаюсь попросить вас относительно одного очень тонкого обстоятельства.</text:p>
      <text:p text:style-name="Обычный"><text:span text:style-name="T903">Хлестаков</text:span>. А что это?</text:p>
      <text:p text:style-name="Обычный"><text:span text:style-name="T904">Добчинский</text:span>. Дело очень тонкого свойства‑с: старший‑то сын мой, изволите видеть, рожден мною еще до брака.</text:p>
      <text:p text:style-name="Обычный"><text:span text:style-name="T905">Хлестаков</text:span>. Да?</text:p>
      <text:p text:style-name="Обычный"><text:span text:style-name="T906">Добчинский.<text:s/></text:span>То есть оно так только говорится, а он рожден мною так совершенно, как бы и в браке, и все это, как следует, я завершил потом законными‑с узами супружества‑с. Так я, изволите видеть, хочу, чтоб он теперь уже был совсем, то есть, законным моим сыном‑с и назывался бы так, как я: Добчинский‑с.</text:p>
      <text:p text:style-name="Обычный"><text:span text:style-name="T907">Хлестаков</text:span>. Хорошо, пусть называется! Это можно.</text:p>
      <text:p text:style-name="Обычный"><text:span text:style-name="T908">Добчинский</text:span>. Я бы и не беспокоил вас, да жаль насчет способностей. Мальчишка‑то этакой… большие надежды подает: наизусть стихи разные расскажет и, если где попадет ножик, сейчас сделает маленькие дрожечки так искусно, как фокусник‑с. Вот и Петр Иванович знает.</text:p>
      <text:p text:style-name="Обычный"><text:span text:style-name="T909">Бобчинский</text:span>. Да, большие способности имеет.</text:p>
      <text:p text:style-name="Обычный"><text:span text:style-name="T910">Хлестаков</text:span>. Хорошо, хорошо! Я об этом постараюсь, я буду говорить… я надеюсь… все это будет сделано, да, да…<text:s/><text:span text:style-name="T911">(Обращаясь к Бобчинскиму.)<text:s/></text:span>Не имеете ли и вы чего‑нибудь сказать мне?</text:p>
      <text:p text:style-name="Обычный"><text:span text:style-name="T912">Бобчинский</text:span>. Как же, имею очень нижайшую просьбу.</text:p>
      <text:p text:style-name="Обычный"><text:span text:style-name="T913">Хлестаков</text:span>. А что, о чем?</text:p>
      <text:p text:style-name="Обычный"><text:span text:style-name="T914">Бобчинский</text:span>. Я прошу вас покорнейше, как поедете в Петербург, скажите всем там вельможам разным: сенаторам и адмиралам, что вот, ваше сиятельство или превосходительство, живет в таком‑то городе Петр Иванович Бобчинскнй. Так и скажите: живет Петр Иванович Бобчпиский.</text:p>
      <text:p text:style-name="Обычный"><text:span text:style-name="T915">Хлестаков</text:span>. Очень хорошо.</text:p>
      <text:p text:style-name="Обычный"><text:span text:style-name="T916">Бобчинский</text:span>. Да если этак и государю придется, то скажите и государю, что вот, мол, ваше императорское величество, в таком‑то городе живет Петр Иванович Бобчинскнй.</text:p>
      <text:p text:style-name="Обычный"><text:span text:style-name="T917">Хлестаков</text:span>. Очень хорошо.</text:p>
      <text:p text:style-name="Обычный"><text:span text:style-name="T918">Добчинский</text:span>. Извините, что так утрудили вас своим присутствием.</text:p>
      <text:p text:style-name="Обычный"><text:span text:style-name="T919">Бобчинский</text:span>. Извините, что так утрудили вас своим присутствием.</text:p>
      <text:p text:style-name="Обычный"><text:span text:style-name="T920">Хлестаков</text:span>. Ничего, ничего! Мне очень приятно.<text:s/><text:span text:style-name="T921">(Выпровожает их.)</text:span></text:p>
      <text:p text:style-name="Обычный"/>
      <text:h text:style-name="Заголовок3" text:outline-level="3">ЯВЛЕНИЕ VIII</text:h>
      <text:p text:style-name="P922"/>
      <text:p text:style-name="Обычный"><text:span text:style-name="T923">Хлестаков</text:span><text:s/>один.</text:p>
      <text:p text:style-name="Обычный"/>
      <text:p text:style-name="Обычный">Здесь много чиновников. Мне кажется, однако ж, они меня принимают за государственного человека. Верно, я вчера им подпустил пыли. Экое дурачье! Напишу‑ка я обо всем в Петербург к Тряпичкину: он пописывает статейки – пусть‑ка он их общелкает хорошенько. Эй, Осип, подай мне бумагу и чернила!</text:p>
      <text:p text:style-name="Обычный"/>
      <text:p text:style-name="Обычный"><text:span text:style-name="T924">Осип</text:span><text:s/>выглянул из дверей, произнесши: «Сейчас».</text:p>
      <text:p text:style-name="Обычный">А уж Тряпичкину, точно, если кто попадет на зубок, берегись: отца родного не<text:s/><text:soft-page-break/>пощадит для словца, и деньгу тоже любит. Впрочем, чиновники эти добрые люди; это с их стороны хорошая черта, что они мне дали взаймы. Пересмотрю нарочно, сколько у меня денег. Это от судьи триста; это от почтмейстера триста, шестьсот, семьсот, восемьсот… Какая замасленная бумажка! Восемьсот, девятьсот… Ого! за тысячу перевалило… Ну‑ка, теперь, капитан, ну‑ка, попадись‑ка ты мне теперь! Посмотрим, кто кого!</text:p>
      <text:p text:style-name="Обычный"/>
      <text:h text:style-name="Заголовок3" text:outline-level="3">ЯВЛЕНИЕ IX</text:h>
      <text:p text:style-name="P925"/>
      <text:p text:style-name="Обычный"><text:span text:style-name="T926">Хлестаков и Осип</text:span><text:s/>с чернилами и бумагою.</text:p>
      <text:p text:style-name="Обычный"/>
      <text:p text:style-name="Обычный"><text:span text:style-name="T927">Хлестаков</text:span>. Ну что, видишь, дурак, как меня угощают и принимают?<text:s/><text:span text:style-name="T928">(Начинает писать.)</text:span></text:p>
      <text:p text:style-name="Обычный"><text:span text:style-name="T929">Осип</text:span>. Да, слава богу! Только знаете что, Иван Александрович?</text:p>
      <text:p text:style-name="Обычный"><text:span text:style-name="T930">Хлестаков</text:span><text:s/><text:span text:style-name="T931">(пишет).<text:s/></text:span>А что?</text:p>
      <text:p text:style-name="Обычный"><text:span text:style-name="T932">Осип</text:span>. Уезжайте отсюда. Ей‑богу, уже пора.</text:p>
      <text:p text:style-name="Обычный"><text:span text:style-name="T933">Хлестаков</text:span><text:s/><text:span text:style-name="T934">(пишет).<text:s/></text:span>Вот вздор! Зачем?</text:p>
      <text:p text:style-name="Обычный"><text:span text:style-name="T935">Осип</text:span>. Да так. Бог с ними со всеми! Погуляли здесь два денька – ну и довольно. Что с ними долго связываться? Плюньте на них! не ровен час, какой‑нибудь другой наедет… ей‑богу, Иван Александрович! А лошади тут славные – так бы закатили!..</text:p>
      <text:p text:style-name="Обычный"><text:span text:style-name="T936">Хлестаков</text:span><text:s/><text:span text:style-name="T937">(пишет)</text:span>. Нет, мне еще хочется пожить здесь. Пусть завтра.</text:p>
      <text:p text:style-name="Обычный"><text:span text:style-name="T938">Осип</text:span>. Да что завтра! Ей‑богу, поедем, Иван Александрович! Оно хоть и большая честь вам, да все, знаете, лучше уехать скорее: ведь вас, право, за кого‑то другого приняли… И батюшка будет гневаться, что так замешкались. Так бы, право, закатили славно! А лошадей бы важных здесь дали.</text:p>
      <text:p text:style-name="Обычный"><text:span text:style-name="T939">Хлестаков</text:span><text:s/><text:span text:style-name="T940">(пишет).<text:s/></text:span>Ну, хорошо. Отнеси только наперед это письмо; пожалуй, вместе и подорожную возьми. Да зато, смотри, чтоб лошади хорошие были! Ямщикам скажи, что я буду давать по целковому; чтобы так, как фельдъегеря, катили и песни бы пели!..<text:s/><text:span text:style-name="T941">(Продолжает писать.)<text:s/></text:span>Воображаю, Тряпичкин умрет со смеху…</text:p>
      <text:p text:style-name="Обычный"><text:span text:style-name="T942">Осип</text:span>. Я, сударь, отправлю его с человеком здешним, а сам лучше буду укладываться, чтоб не прошло понапрасну время.</text:p>
      <text:p text:style-name="Обычный"><text:span text:style-name="T943">Хлестаков</text:span><text:s/><text:span text:style-name="T944">(пишет).<text:s/></text:span>Хорошо. Принеси только свечу.</text:p>
      <text:p text:style-name="Обычный"><text:span text:style-name="T945">Осип</text:span><text:s/><text:span text:style-name="T946">(выходит и говорит за сценой).<text:s/></text:span>Эй, послушай, брат! Отнесешь письмо на почту, и скажи почтмейстеру, чтоб он принял без денег; да скажи, чтоб сейчас привели к барину самую лучшую тройку, курьерскую; а прогону, скажи, барин не плотит: прогон, мол, скажи, казенный. Да чтоб все живее, а не то, мол, барин сердится. Стой, еще письмо не готово.</text:p>
      <text:p text:style-name="Обычный"><text:span text:style-name="T947">Хлестаков</text:span><text:s/><text:span text:style-name="T948">(продолжает писать.)<text:s/></text:span>Любопытно знать, где он теперь живет – в Почтамтской или Гороховой? Он ведь тоже любит часто переезжать с квартиры и недоплачивать. Напишу наудалую в Почтамтскую.<text:s/><text:span text:style-name="T949">(Свертывает и надписывает.)</text:span></text:p>
      <text:p text:style-name="Обычный"/>
      <text:p text:style-name="Обычный"><text:span text:style-name="T950">Осип</text:span><text:s/>приносит свечу. Хлестаков печатает. В это время слышен голос Держиморды: «Куда лезешь, борода? Говорят тебе, никого не велено пускать».</text:p>
      <text:p text:style-name="Обычный"/>
      <text:p text:style-name="Обычный"><text:span text:style-name="T951">(Дает Осипу письмо.)<text:s/></text:span>На, отнеси.</text:p>
      <text:p text:style-name="Обычный"><text:span text:style-name="T952">Голоса купцов</text:span>. Допустите, батюшка! Вы не можете не допустить: мы за делом пришли.</text:p>
      <text:p text:style-name="Обычный"><text:span text:style-name="T953">Голос Держиморды</text:span>. Пошел, пошел! Не принимает, спит.</text:p>
      <text:p text:style-name="Обычный"/>
      <text:p text:style-name="Обычный">Шум увеличивается.</text:p>
      <text:p text:style-name="Обычный"/>
      <text:p text:style-name="Обычный"><text:span text:style-name="T954">Хлестаков</text:span>. Что там такое, Осип? Посмотри, что за шум.</text:p>
      <text:p text:style-name="Обычный"><text:span text:style-name="T955">Осип</text:span><text:s/><text:span text:style-name="T956">(глядя в окно)</text:span>. Купцы какие‑то хотят войти, да не допускает квартальный. Машут бумагами: верно, вас хотят видеть.</text:p>
      <text:soft-page-break/>
      <text:p text:style-name="Обычный"><text:span text:style-name="T957">Хлестаков</text:span><text:s/><text:span text:style-name="T958">(подходя к окну).<text:s/></text:span>А что вы, любезные?</text:p>
      <text:p text:style-name="Обычный">Голоса купцов. К твоей милости прибегаем. Прикажи, государь, просьбу принять.</text:p>
      <text:p text:style-name="Обычный"><text:span text:style-name="T959">Хлестаков</text:span>. Впустите их, впустите! пусть идут. Осип скажи им: пусть идут.</text:p>
      <text:p text:style-name="Обычный"/>
      <text:p text:style-name="Обычный">Осип уходит.</text:p>
      <text:p text:style-name="Обычный"/>
      <text:p text:style-name="Обычный"><text:span text:style-name="T960">(Принимает из окна просьбы, развертывает одну из них и читает:)<text:s/></text:span>«Его высокоблагородному светлости господину финансову от купца Абдулина…» Черт знает что: и чина такого нет!</text:p>
      <text:p text:style-name="Обычный"/>
      <text:h text:style-name="Заголовок3" text:outline-level="3">ЯВЛЕНИЕ X</text:h>
      <text:p text:style-name="P961"/>
      <text:p text:style-name="Обычный"><text:span text:style-name="T962">Хлестаков и купцы</text:span><text:s/>с кузовом вина и сахарными головами.</text:p>
      <text:p text:style-name="Обычный"/>
      <text:p text:style-name="Обычный"><text:span text:style-name="T963">Хлестаков</text:span>. А что вы, любезные?</text:p>
      <text:p text:style-name="Обычный"><text:span text:style-name="T964">Купцы</text:span>. Челом бьем вашей милости!</text:p>
      <text:p text:style-name="Обычный"><text:span text:style-name="T965">Хлестаков</text:span>. А что вам угодно?</text:p>
      <text:p text:style-name="Обычный"><text:span text:style-name="T966">Купцы</text:span>. Не погуби, государь! Обижательство терпим совсем понапрасну.</text:p>
      <text:p text:style-name="Обычный"><text:span text:style-name="T967">Хлестаков</text:span>. От кого?</text:p>
      <text:p text:style-name="Обычный"><text:span text:style-name="T968">Один из купцов</text:span>. Да всё от городничего здешнего. Такого городничего никогда еще, государь, не было. Такие обиды чинит, что описать нельзя. Постоем совсем заморил, хоть в петлю полезай. Не по поступкам поступает. Схватит за бороду, говорит: «Ах ты, татарин!» Ей‑богу! Если бы, то есть, чем‑нибудь не уважили его, а то мы уж порядок всегда исполняем: что следует на платья супружнице его и дочке – мы против этого не стоим. Нет, вишь ты, ему всего этого мало – ей‑ей! Придет в лавку и, что ни попадет, все берет. Сукна увидит штуку, говорит: «Э, милый, это хорошее суконцо: снеси‑ка его ко мне». Ну и несешь, а в штуке‑то будет без мала аршин пятьдесят.</text:p>
      <text:p text:style-name="Обычный"><text:span text:style-name="T969">Хлестаков</text:span>. Неужели? Ах, какой же он мошенник!</text:p>
      <text:p text:style-name="Обычный"><text:span text:style-name="T970">Купцы</text:span>. Ей‑богу! такого никто не запомнит городничего. Так все и припрятываешь в лавке, когда его завидишь. То есть, не то уж говоря, чтоб какую деликатность, всякую дрянь берет: чернослив такой, что лет уже по семи лежит в бочке, что у меня сиделец не будет есть, а он целую горсть туда запустит. Именины его бывают на Антона, и уж, кажись, всего нанесешь, ни в чем не нуждается; нет, ему еще подавай: говорит, и на Онуфрия его именины. Что делать? и на Онуфрия несешь.</text:p>
      <text:p text:style-name="Обычный"><text:span text:style-name="T971">Хлестаков</text:span>. Да это просто разбойник!</text:p>
      <text:p text:style-name="Обычный"><text:span text:style-name="T972">Купцы</text:span>. Ей‑ей! А попробуй прекословить, наведет к тебе в дом целый полк на постой. А если что, велит запереть двери. «Я тебя, – говорит, – не буду, – говорит, – подвергать телесному наказанию или пыткой пытать – это, говорит, запрещено законом, а вот ты у меня, любезный, поешь селедки!»</text:p>
      <text:p text:style-name="Обычный"><text:span text:style-name="T973">Хлестаков</text:span>. Ах, какой мошенник! Да за это просто в Сибирь.</text:p>
      <text:p text:style-name="Обычный"><text:span text:style-name="T974">Купцы</text:span>. Да уж куда милость твоя ни запроводит его, все будет хорошо, лишь бы, то есть, от нас подальше. Не побрезгай, отец наш, хлебом и солью: кланяемся тебе сахарцом и кузовком вина.</text:p>
      <text:p text:style-name="Обычный"><text:span text:style-name="T975">Хлестаков</text:span>. Нет, вы этого не думайте: я не беру совсем никаких взяток. Вот если бы вы, например, предложили мне взаймы рублей триста – ну, тогда совсем дело другое: взаймы я могу взять.</text:p>
      <text:p text:style-name="Обычный"><text:span text:style-name="T976">Купцы</text:span>. Изволь, отец наш!<text:s/><text:span text:style-name="T977">(Вынимают деньги.)<text:s/></text:span>Да что триста! Уж лучше пятьсот возьми, помоги только.</text:p>
      <text:p text:style-name="Обычный"><text:span text:style-name="T978">Хлестаков</text:span>. Извольте: взаймы – я ни слова, я возьму.</text:p>
      <text:p text:style-name="Обычный"><text:span text:style-name="T979">Купцы</text:span><text:s/><text:span text:style-name="T980">(подносят ему на серебряном подносе деньги).<text:s/></text:span>Уж, пожалуйста, и подносик вместе возьмите.</text:p>
      <text:p text:style-name="Обычный"><text:span text:style-name="T981">Хлестаков</text:span>. Ну, и подносик можно.</text:p>
      <text:soft-page-break/>
      <text:p text:style-name="Обычный"><text:span text:style-name="T982">Купцы</text:span><text:s/><text:span text:style-name="T983">(кланяясь).<text:s/></text:span>Так уж возьмите за одним разом и сахарцу.</text:p>
      <text:p text:style-name="Обычный"><text:span text:style-name="T984">Хлестаков</text:span>. О нет, я взяток никаких…</text:p>
      <text:p text:style-name="Обычный"><text:span text:style-name="T985">Осип</text:span>. Ваше высокоблагородие! зачем вы не берете? Возьмите! в дороге все пригодится. Давай сюда головы и кулек! Подавай все! все пойдет впрок. Что там? веревочка? Давай и веревочку, – и веревочка в дороге пригодится: тележка обломается или что другое, подвязать можно.</text:p>
      <text:p text:style-name="Обычный"><text:span text:style-name="T986">Купцы</text:span>. Так уж сделайте такую милость, ваше сиятельство. Если уже вы, то есть, не поможете в нашей просьбе, то уж не знаем, как и быть: просто хоть в петлю полезай.</text:p>
      <text:p text:style-name="Обычный"><text:span text:style-name="T987">Хлестаков</text:span>. Непременно, непременно! Я постараюсь.</text:p>
      <text:p text:style-name="Обычный"/>
      <text:p text:style-name="Обычный">Купцы уходят. Слышен голос женщины: «Нет, ты не смеешь не допустить меня! Я на тебя нажалуюсь ему самому. Ты не толкайся так больно!»</text:p>
      <text:p text:style-name="Обычный"/>
      <text:p text:style-name="Обычный">Кто там?<text:s/><text:span text:style-name="T988">(Подходит к окну.)<text:s/></text:span>А, что ты, матушка?</text:p>
      <text:p text:style-name="Обычный"><text:span text:style-name="T989">Голоса двух женщин</text:span>. Милости твоей, отец, прошу! Повели, государь, выслушать!</text:p>
      <text:p text:style-name="Обычный"><text:span text:style-name="T990">Хлестаков</text:span><text:s/><text:span text:style-name="T991">(в окно).<text:s/></text:span>Пропустить ее.</text:p>
      <text:p text:style-name="Обычный"/>
      <text:h text:style-name="Заголовок3" text:outline-level="3">ЯВЛЕНИЕ XI</text:h>
      <text:p text:style-name="P992"/>
      <text:p text:style-name="Обычный"><text:span text:style-name="T993">Хлестаков, слесарша</text:span><text:s/>и<text:s/><text:span text:style-name="T994">унтер</text:span><text:span text:style-name="T995">‑офицерша</text:span>.</text:p>
      <text:p text:style-name="Обычный"/>
      <text:p text:style-name="Обычный"><text:span text:style-name="T996">Слесарша</text:span><text:s/><text:span text:style-name="T997">(кланяясь в ноги).<text:s/></text:span>Милости прошу…</text:p>
      <text:p text:style-name="Обычный"><text:span text:style-name="T998">Унтер</text:span><text:span text:style-name="T999">‑офицерша</text:span>. Милости прошу…</text:p>
      <text:p text:style-name="Обычный"><text:span text:style-name="T1000">Хлестаков</text:span>. Да что вы за женщины?</text:p>
      <text:p text:style-name="Обычный"><text:span text:style-name="T1001">Унтер</text:span><text:span text:style-name="T1002">‑офицерша</text:span>. Унтер‑офицерская жена Иванова.</text:p>
      <text:p text:style-name="Обычный"><text:span text:style-name="T1003">Слесарша</text:span>. Слесарша, здешняя мещанка, Февронья Петрова Пошлепкина, отец мой…</text:p>
      <text:p text:style-name="Обычный"><text:span text:style-name="T1004">Хлестаков</text:span>. Стой, говори прежде одна. Что тебе нужно?</text:p>
      <text:p text:style-name="Обычный"><text:span text:style-name="T1005">Слесарша</text:span>. Милости прошу: на городничего челом бью! Пошли ему бог всякое зло! Чтоб ни детям его, ни ему, мошеннику, ни дядьям, ни теткам его ни в чем никакого прибытку не было!</text:p>
      <text:p text:style-name="Обычный"><text:span text:style-name="T1006">Хлестаков</text:span>. А что?</text:p>
      <text:p text:style-name="Обычный"><text:span text:style-name="T1007">Слесарша</text:span>. Да мужу‑то моему приказал забрить лоб в солдаты, и очередь‑то на нас не припадала, мошенник такой! да и по закону нельзя: он женатый.</text:p>
      <text:p text:style-name="Обычный"><text:span text:style-name="T1008">Хлестаков</text:span>. Как же он мог это сделать?</text:p>
      <text:p text:style-name="Обычный"><text:span text:style-name="T1009">Слесарша</text:span>. Сделал мошенник, сделал – побей бог его и на том и на этом свете! Чтобы ему, если и тетка есть, то и тетке всякая пакость, и отец если жив у него, то чтоб и он, каналья, околел или поперхнулся навеки, мошенник такой! Следовало взять сына портного, он же и пьянюшка был, да родители богатый подарок дали, так он и присыкнулся к сыну купчихи Пантелеевой, а Пантелеева тоже подослала к супруге полотна три штуки; так он ко мне. «На что, говорит, тебе муж? он уж тебе не годится». Да я‑то знаю – годится или не годится; это мое дело, мошенник такой! «Он, говорит, вор; хоть он теперь и не украл, да все равно, говорит, он украдет, его и без того на следующий год возьмут в рекруты». Да мне‑то каково без мужа, мошенник такой! Я слабый человек, подлец ты такой! Чтоб всей родне твоей не довелось видеть света божьего! А если есть теща, то чтоб и теще…</text:p>
      <text:p text:style-name="Обычный"><text:span text:style-name="T1010">Xлестаков</text:span>. Хорошо, хорошо. Ну, а ты?<text:s/><text:span text:style-name="T1011">(Выпровожает старуху.)</text:span></text:p>
      <text:p text:style-name="Обычный"><text:span text:style-name="T1012">Слесарша</text:span><text:s/><text:span text:style-name="T1013">(уходя).<text:s/></text:span>Не позабудь, отец наш! будь милостив!</text:p>
      <text:p text:style-name="Обычный"><text:span text:style-name="T1014">Унтер</text:span><text:span text:style-name="T1015">‑офицерша</text:span>. На городничего, батюшка, пришла…</text:p>
      <text:p text:style-name="Обычный"><text:span text:style-name="T1016">Хлестаков</text:span>. Ну, да что, зачем? говори в коротких словах.</text:p>
      <text:p text:style-name="Обычный"><text:span text:style-name="T1017">Унтер</text:span><text:span text:style-name="T1018">‑офицерша</text:span>. Высек, батюшка!</text:p>
      <text:p text:style-name="Обычный"><text:span text:style-name="T1019">Хлестаков</text:span>. Как?</text:p>
      <text:p text:style-name="Обычный"><text:span text:style-name="T1020">Унтер</text:span><text:span text:style-name="T1021">‑офицерша</text:span>. По ошибке, отец мой! Бабы‑то наши задрались на рынке, а полиция не подоспела, да и схвати меня. Да так отрапортовали: два дни сидеть не могла.</text:p>
      <text:soft-page-break/>
      <text:p text:style-name="Обычный"><text:span text:style-name="T1022">Хлестаков</text:span>. Так что ж теперь делать?</text:p>
      <text:p text:style-name="Обычный"><text:span text:style-name="T1023">Унтер</text:span><text:span text:style-name="T1024">‑офицерша</text:span>. Да делать‑то, конечно, нечего. А за ошибку‑то повели ему заплатить штраф. Мне от своего счастья неча отказываться, а деньги бы мне теперь очень пригодились.</text:p>
      <text:p text:style-name="Обычный"><text:span text:style-name="T1025">Хлестаков</text:span>. Хорошо, хорошо. Ступайте, ступайте! я распоряжусь.</text:p>
      <text:p text:style-name="Обычный"/>
      <text:p text:style-name="Обычный">В окно высовываются руки с просьбами.</text:p>
      <text:p text:style-name="Обычный"/>
      <text:p text:style-name="Обычный">Да кто там еще?<text:s/><text:span text:style-name="T1026">(Подходит к окну.)<text:s/></text:span>Не хочу, не хочу! Не нужно, не нужно!<text:s/><text:span text:style-name="T1027">(Отходя.)<text:s/></text:span>Надоели, черт возьми! Не впускай, Осип!<text:s/><text:span text:style-name="T1028">Осип</text:span><text:s/><text:span text:style-name="T1029">(кричит в окно).<text:s/></text:span>Пошли, пошли! Не время, завтра приходите!</text:p>
      <text:p text:style-name="Обычный"/>
      <text:p text:style-name="Обычный">Дверь отворяется, и выставляется какая‑то фигура во фризовой шинели, с небритою бородою, раздутою губою и перевязанною щекою; за нею в перспективе показывается несколько других.</text:p>
      <text:p text:style-name="Обычный">Пошел, пошел! чего лезешь?<text:s/><text:span text:style-name="T1030">(Упирается первому руками в брюхо и выпирается вместе с ним в прихожую, захлопнув за собою дверь.)</text:span></text:p>
      <text:p text:style-name="Обычный"/>
      <text:h text:style-name="Заголовок3" text:outline-level="3">ЯВЛЕНИЕ XII</text:h>
      <text:p text:style-name="P1031"/>
      <text:p text:style-name="Обычный"><text:span text:style-name="T1032">Хлестаков и Марья Антоновна.</text:span></text:p>
      <text:p text:style-name="Обычный"/>
      <text:p text:style-name="Обычный"><text:span text:style-name="T1033">Марья Антоновна</text:span>. Ах!</text:p>
      <text:p text:style-name="Обычный"><text:span text:style-name="T1034">Хлестаков</text:span>. Отчего вы так испугались, сударыня?</text:p>
      <text:p text:style-name="Обычный"><text:span text:style-name="T1035">Марья Антоновна</text:span>. Нет, я не испугалась.</text:p>
      <text:p text:style-name="Обычный"><text:span text:style-name="T1036">Хлестаков</text:span><text:s/><text:span text:style-name="T1037">(рисуется).<text:s/></text:span>Помилуйте, сударыня, мне очень приятно, что вы меня приняли за такого человека, который… Осмелюсь ли спросить вас: куда вы намерены были идти?</text:p>
      <text:p text:style-name="Обычный"><text:span text:style-name="T1038">Марья Антоновна</text:span>. Право, я никуда не шла.</text:p>
      <text:p text:style-name="Обычный"><text:span text:style-name="T1039">Хлестаков</text:span>. Отчего же, например, вы никуда не шли?</text:p>
      <text:p text:style-name="Обычный"><text:span text:style-name="T1040">Марья Антоновна</text:span>. Я думала, не здесь ли маменька…</text:p>
      <text:p text:style-name="Обычный"><text:span text:style-name="T1041">Хлестаков</text:span>. Нет, мне хотелось бы знать, отчего вы никуда не шли?</text:p>
      <text:p text:style-name="Обычный"><text:span text:style-name="T1042">Марья Антоновна</text:span>. Я вам помешала. Вы занимались важными делами.</text:p>
      <text:p text:style-name="Обычный"><text:span text:style-name="T1043">Хлестаков</text:span><text:s/><text:span text:style-name="T1044">(рисуется).<text:s/></text:span>А ваши глаза лучше, нежели важные дела… Вы никак не можете мне помешать, никаким образом не можете; напротив того, вы можете принесть удовольствие.</text:p>
      <text:p text:style-name="Обычный"><text:span text:style-name="T1045">Марья Антоновна</text:span>. Вы говорите по‑столичному.</text:p>
      <text:p text:style-name="Обычный"><text:span text:style-name="T1046">Хлестаков</text:span>. Для такой прекрасной особы, как вы. Осмелюсь ли быть так счастлив, чтобы предложить вам стул? Но нет, вам должно не стул, а трон.</text:p>
      <text:p text:style-name="Обычный"><text:span text:style-name="T1047">Марья Антоновна</text:span>. Право, я не знаю… мне так нужно было идти.<text:s/><text:span text:style-name="T1048">(Села.)</text:span></text:p>
      <text:p text:style-name="Обычный"><text:span text:style-name="T1049">Хлестаков</text:span>. Какой у вас прекрасный платочек!</text:p>
      <text:p text:style-name="Обычный"><text:span text:style-name="T1050">Марья Антоновна</text:span>. Вы насмешники, лишь бы только досмеяться над провинциальными.</text:p>
      <text:p text:style-name="Обычный"><text:span text:style-name="T1051">Хлестаков</text:span>. Как бы я желал, сударыня, быть вашим платочком, чтобы обнимать вашу лилейную шейку.</text:p>
      <text:p text:style-name="Обычный"><text:span text:style-name="T1052">Марья Антоновна</text:span>. Я совсем не понимаю, о чем вы говорите: какой‑то платочек… Сегодня какая странная погода!</text:p>
      <text:p text:style-name="Обычный"><text:span text:style-name="T1053">Хлестаков</text:span>. А ваши губки, сударыня, лучше, нежели всякая погода.</text:p>
      <text:p text:style-name="Обычный"><text:span text:style-name="T1054">Марья Антоновна</text:span>. Вы всё эдакое говорите… Я бы вас попросила, чтоб вы мне написали лучше на память какие‑нибудь стишки в альбом. Вы, верно, их знаете много.</text:p>
      <text:p text:style-name="Обычный"><text:span text:style-name="T1055">Хлестаков</text:span>. Для вас, сударыня, все что хотите. Требуйте, какие стихи вам?</text:p>
      <text:p text:style-name="Обычный"><text:span text:style-name="T1056">Марья Антоновна</text:span>. Какие‑нибудь эдакие – хорошие, новые.</text:p>
      <text:p text:style-name="Обычный"><text:span text:style-name="T1057">Хлестаков</text:span>. Да что стихи! я много их знаю.</text:p>
      <text:p text:style-name="Обычный"><text:span text:style-name="T1058">Марья Антоновна</text:span>. Ну, скажите же, какие же вы мне напишете?</text:p>
      <text:soft-page-break/>
      <text:p text:style-name="Обычный"><text:span text:style-name="T1059">Хлестаков</text:span>. Да к чему же говорить? я и без того их знаю.</text:p>
      <text:p text:style-name="Обычный"><text:span text:style-name="T1060">Марья Антоновна</text:span>. Я очень люблю их…</text:p>
      <text:p text:style-name="Обычный"><text:span text:style-name="T1061">Хлестаков</text:span>. Да у меня много их всяких. Ну, пожалуй, я вам хоть это: «О ты, что в горести напрасно на бога ропщешь, человек!..» Ну и другие… теперь не могу припомнить; впрочем, это все ничего. Я вам лучше вместо этого представлю мою любовь, которая от вашего взгляда…<text:s/><text:span text:style-name="T1062">(Придвигая стул.)</text:span></text:p>
      <text:p text:style-name="Обычный"><text:span text:style-name="T1063">Марья Антоновна</text:span>. Любовь! Я не понимаю любовь… я никогда и не знала, что за любовь…<text:s/><text:span text:style-name="T1064">(Отдвигает стул.)</text:span></text:p>
      <text:p text:style-name="Обычный"><text:span text:style-name="T1065">Хлестаков</text:span><text:s/><text:span text:style-name="T1066">(придвигая стул).<text:s/></text:span>Отчего ж вы отдвигаете свой стул? Нам лучше будет сидеть близко друг к другу.</text:p>
      <text:p text:style-name="Обычный"><text:span text:style-name="T1067">Марья Антоновна</text:span><text:s/><text:span text:style-name="T1068">(отдвигаясъ).<text:s/></text:span>Для чего ж близко? все равно и далеко.</text:p>
      <text:p text:style-name="Обычный"><text:span text:style-name="T1069">Хлестаков</text:span><text:s/><text:span text:style-name="T1070">(придвигаясь).<text:s/></text:span>Отчего ж далеко? все равно и близко.</text:p>
      <text:p text:style-name="Обычный"><text:span text:style-name="T1071">Марья Антоновна</text:span><text:s/><text:span text:style-name="T1072">(отдвигается).<text:s/></text:span>Да к чему ж это?</text:p>
      <text:p text:style-name="Обычный"><text:span text:style-name="T1073">Хлестаков</text:span><text:s/><text:span text:style-name="T1074">(придвигаясь).<text:s/></text:span>Да ведь это вам кажется только, что близко; а вы вообразите себе, что далеко. Как бы я был счастлив, сударыня, если б мог прижать вас в свои объятия.</text:p>
      <text:p text:style-name="Обычный"><text:span text:style-name="T1075">Марья Антоновна</text:span><text:s/><text:span text:style-name="T1076">(смотрит в окно).<text:s/></text:span>Что это там как будто бы полетело? Сорока или какая другая птица?</text:p>
      <text:p text:style-name="Обычный"><text:span text:style-name="T1077">Хлестаков</text:span><text:s/><text:span text:style-name="T1078">(целует ее в плечо и смотрит в окно).<text:s/></text:span>Это сорока.</text:p>
      <text:p text:style-name="Обычный"><text:span text:style-name="T1079">Марья Антоновна</text:span><text:s/><text:span text:style-name="T1080">(встает в негодовании).<text:s/></text:span>Нет, это уж слишком… Наглость такая!..</text:p>
      <text:p text:style-name="Обычный"><text:span text:style-name="T1081">Хлестаков</text:span><text:s/><text:span text:style-name="T1082">(удерживая ее).<text:s/></text:span>Простите, сударыня: я это сделал от любви, точно от любви.</text:p>
      <text:p text:style-name="Обычный"><text:span text:style-name="T1083">Марья Антоновна</text:span>. Вы почитаете меня за такую провинциалку…<text:s/><text:span text:style-name="T1084">(Силится уйти.)</text:span></text:p>
      <text:p text:style-name="Обычный"><text:span text:style-name="T1085">Хлестаков</text:span><text:s/><text:span text:style-name="T1086">(продолжая удерживать ее).<text:s/></text:span>Из любви, право из любви. Я так только, пошутил, Марья Антоновна, не сердитесь! Я готов на коленках у вас просить прощения.<text:s/><text:span text:style-name="T1087">(Падает на колени.)<text:s/></text:span>Простите же, простите! Вы видите, я на коленях.</text:p>
      <text:p text:style-name="Обычный"/>
      <text:h text:style-name="Заголовок3" text:outline-level="3">ЯВЛЕНИЕ XIII</text:h>
      <text:p text:style-name="P1088"/>
      <text:p text:style-name="Обычный"><text:span text:style-name="T1089">Те же и Анна Андреевна.</text:span></text:p>
      <text:p text:style-name="Обычный"/>
      <text:p text:style-name="Обычный"><text:span text:style-name="T1090">Анна Андреевна</text:span><text:s/><text:span text:style-name="T1091">(увидев Хлестакова на коленях). Ax,<text:s/></text:span>какой пассаж!</text:p>
      <text:p text:style-name="Обычный"><text:span text:style-name="T1092">Хлестаков</text:span><text:s/><text:span text:style-name="T1093">(вставая).<text:s/></text:span>А, черт возьми!</text:p>
      <text:p text:style-name="Обычный"><text:span text:style-name="T1094">Анна Андреевна</text:span><text:s/><text:span text:style-name="T1095">(дочери).<text:s/></text:span>Это что значит, сударыня? Это что за поступки такие?</text:p>
      <text:p text:style-name="Обычный"><text:span text:style-name="T1096">Марья Антоновна</text:span>. Я, маменька…</text:p>
      <text:p text:style-name="Обычный"><text:span text:style-name="T1097">Анна Андреевна</text:span>. Поди прочь отсюда! слышишь: прочь, прочь! И не смей показываться на глаза.</text:p>
      <text:p text:style-name="Обычный"/>
      <text:p text:style-name="Обычный">Марья Антоновна уходит в слезах.</text:p>
      <text:p text:style-name="Обычный"/>
      <text:p text:style-name="Обычный">Извините, я, признаюсь, приведена в такое изумление…</text:p>
      <text:p text:style-name="Обычный"><text:span text:style-name="T1098">Хлестаков</text:span><text:s/><text:span text:style-name="T1099">(в сторону).<text:s/></text:span>А она тоже очень аппетитна, очень недурна.<text:s/><text:span text:style-name="T1100">(Бросается на колени.)<text:s/></text:span>Сударыня, вы видите, я сгораю от любви.</text:p>
      <text:p text:style-name="Обычный"><text:span text:style-name="T1101">Анна Андреевна</text:span>. Как, вы на коленях? Ах, встаньте, встаньте! здесь пол совсем нечист.</text:p>
      <text:p text:style-name="Обычный"><text:span text:style-name="T1102">Хлестаков</text:span>. Нет, на коленях, непременно на коленях! Я хочу знать, что такое мне суждено: жизнь или смерть.</text:p>
      <text:p text:style-name="Обычный"><text:span text:style-name="T1103">Анна Андреевна</text:span>. Но позвольте, я еще не понимаю вполне значения слов. Если не ошибаюсь, вы делаете декларацию насчет моей дочери?</text:p>
      <text:p text:style-name="Обычный"><text:span text:style-name="T1104">Хлестаков</text:span>. Нет, я влюблен в вас. Жизнь моя на волоске. Если вы не увенчаете постоянную любовь мою, то я недостоин земного существования. С пламенем в груди прошу руки вашей.</text:p>
      <text:p text:style-name="Обычный"><text:span text:style-name="T1105">Анна Андреевна</text:span>. Но позвольте заметить: я в некотором роде… я замужем.</text:p>
      <text:p text:style-name="Обычный"><text:span text:style-name="T1106">Xлестаков.</text:span><text:s/>Это ничего! Для любви нет различия; и Карамзин сказал: «Законы<text:s/><text:soft-page-break/>осуждают». Мы удалимся под сень струй… Руки вашей, руки прошу!</text:p>
      <text:p text:style-name="Обычный"/>
      <text:h text:style-name="Заголовок3" text:outline-level="3">ЯВЛЕНИЕ XIV</text:h>
      <text:p text:style-name="P1107"/>
      <text:p text:style-name="Обычный"><text:span text:style-name="T1108">Те же и Марья Антоновна</text:span>, вдруг вбегает.</text:p>
      <text:p text:style-name="Обычный"/>
      <text:p text:style-name="Обычный"><text:span text:style-name="T1109">Марья Антоновна</text:span>. Маменька, папенька сказал, чтобы вы…<text:s/><text:span text:style-name="T1110">(Увидя Хлестакова на коленях, вскрикивает.)<text:s/></text:span>Ах, какой пассаж!</text:p>
      <text:p text:style-name="Обычный"><text:span text:style-name="T1111">Анна Андреевна</text:span>. Ну что ты? к чему? зачем? Что за ветреность такая! Вдруг вбежала, как угорелая кошка. Ну что ты нашла такого удивительного? Ну что тебе вздумалось? Право, как дитя какое‑нибудь трехлетнее. Не похоже, не похоже, совершенно не похоже на то, чтобы ей было восемнадцать лет. Я не знаю, когда ты будешь благоразумнее, когда ты будешь вести себя, как прилично благовоспитанной девице; когда ты будешь знать, что такое хорошие правила и солидность в поступках.</text:p>
      <text:p text:style-name="Обычный"><text:span text:style-name="T1112">Марья Антоновна</text:span><text:s/><text:span text:style-name="T1113">(сквозь слезы).<text:s/></text:span>Я, право, маменька, не знала…</text:p>
      <text:p text:style-name="Обычный"><text:span text:style-name="T1114">Анна Андреевна</text:span>. У тебя вечно какой‑то сквозной ветер разгуливает в голове; ты берешь пример с дочерей Ляпкина‑Тяпкина. Что тебе глядеть на них? не нужно тебе глядеть на них. Тебе есть примеры другие – перед тобою мать твоя. Вот каким примерам ты должна следовать.</text:p>
      <text:p text:style-name="Обычный"><text:span text:style-name="T1115">Хлестаков</text:span><text:s/><text:span text:style-name="T1116">(схватывая за руку дочь).<text:s/></text:span>Анна Андреевна, не противьтесь нашему благополучию, благословите постоянную любовь!</text:p>
      <text:p text:style-name="Обычный"><text:span text:style-name="T1117">Анна Андреевна</text:span><text:s/><text:span text:style-name="T1118">(с изумлением).<text:s/></text:span>Так вы в нее?..</text:p>
      <text:p text:style-name="Обычный"><text:span text:style-name="T1119">Хлестаков</text:span>. Решите: жизнь или смерть?</text:p>
      <text:p text:style-name="Обычный"><text:span text:style-name="T1120">Анна Андреевна</text:span>. Ну вот видишь, дура, ну вот видишь: из‑за тебя, этакой дряни, гость изволил стоять на коленях; а ты вдруг вбежала как сумасшедшая. Ну вот, право, стоит, чтобы я нарочно отказала: ты недостойна такого счастия.</text:p>
      <text:p text:style-name="Обычный"><text:span text:style-name="T1121">Марья Антоновна</text:span>. Не буду, маменька. Право, вперед не буду.</text:p>
      <text:p text:style-name="Обычный"/>
      <text:h text:style-name="Заголовок3" text:outline-level="3">ЯВЛЕНИЕ XV</text:h>
      <text:p text:style-name="P1122"/>
      <text:p text:style-name="Обычный"><text:span text:style-name="T1123">Те же и городничий</text:span><text:s/>впопыхах.</text:p>
      <text:p text:style-name="Обычный"/>
      <text:p text:style-name="Обычный"><text:span text:style-name="T1124">Городничий</text:span>. Ваше превосходительство! не погубите! не погубите!</text:p>
      <text:p text:style-name="Обычный"><text:span text:style-name="T1125">Хлестаков</text:span>. Что с вами?</text:p>
      <text:p text:style-name="Обычный"><text:span text:style-name="T1126">Городничий</text:span>. Там купцы жаловались вашему превосходительству. Честью уверяю, и наполовину нет того, что они говорят. Они сами обманывают и обмеривают народ. Унтер‑офицерша налгала вам, будто бы я ее высек; она врет, ей‑богу врет. Она сама себя высекла.</text:p>
      <text:p text:style-name="Обычный"><text:span text:style-name="T1127">Хлестаков</text:span>. Провались унтер‑офицерша – мне не до нее!</text:p>
      <text:p text:style-name="Обычный"><text:span text:style-name="T1128">Городничий</text:span>. Не верьте, не верьте! Это такие лгуны… им вот эдакой ребенок не поверит. Они уж и по всему городу известны за лгунов. А насчет мошенничества, осмелюсь доложить: это такие мошенники, каких свет не производил.</text:p>
      <text:p text:style-name="Обычный"><text:span text:style-name="T1129">Анна Андреевна</text:span>. Знаешь ли ты, какой чести удостаивает нас Иван Александрович? Он просит руки нашей дочери.</text:p>
      <text:p text:style-name="Обычный"><text:span text:style-name="T1130">Городничий</text:span>. Куда! куда!.. Рехнулась, матушка! Не извольте гневаться, ваше превосходительство: она немного с придурью, такова же была и мать ее.</text:p>
      <text:p text:style-name="Обычный"><text:span text:style-name="T1131">Хлестаков</text:span>. Да, я точно прошу руки. Я влюблен.</text:p>
      <text:p text:style-name="Обычный"><text:span text:style-name="T1132">Городничий</text:span>. Не могу верить, ваше превосходительство!</text:p>
      <text:p text:style-name="Обычный"><text:span text:style-name="T1133">Анна Андреевна</text:span>. Да когда говорят тебе?</text:p>
      <text:p text:style-name="Обычный"><text:span text:style-name="T1134">Хлестаков</text:span>. Я не шутя вам говорю… Я могу от любви свихнуть с ума.</text:p>
      <text:p text:style-name="Обычный"><text:span text:style-name="T1135">Городничий</text:span>. Не смею верить, недостоин такой чести.</text:p>
      <text:p text:style-name="Обычный"><text:span text:style-name="T1136">Хлестаков</text:span>. Да, если вы не согласитесь отдать руки Марьи Антоновны, то я черт знает<text:s/><text:soft-page-break/>что готов…</text:p>
      <text:p text:style-name="Обычный"><text:span text:style-name="T1137">Городничий</text:span>. Не могу верить: изволите шутить, ваше превосходительство!</text:p>
      <text:p text:style-name="Обычный"><text:span text:style-name="T1138">Анна Андреевна</text:span>. Ах, какой чурбан в самом деле! Ну, когда тебе толкуют?</text:p>
      <text:p text:style-name="Обычный"><text:span text:style-name="T1139">Городничий</text:span>. Не могу верить.</text:p>
      <text:p text:style-name="Обычный"><text:span text:style-name="T1140">Хлестаков</text:span>. Отдайте, отдайте! Я отчаянный человек, я решусь на все: когда застрелюсь, вас под суд отдадут.</text:p>
      <text:p text:style-name="Обычный"><text:span text:style-name="T1141">Городничий</text:span>. Ах, боже мой! Я, ей‑ей, не виноват ни душою, ни телом. Не извольте гневаться! Извольте поступать так, как вашей милости угодно! У меня, право, в голове теперь… я и сам не знаю, что делается. Такой дурак теперь сделался, каким еще никогда не бывал.</text:p>
      <text:p text:style-name="Обычный"><text:span text:style-name="T1142">Анна Андреевна</text:span>. Ну, благословляй!</text:p>
      <text:p text:style-name="Обычный"/>
      <text:p text:style-name="Обычный">Хлестаков подходит с Марьей Антоновной.</text:p>
      <text:p text:style-name="Обычный"><text:span text:style-name="T1143">Городничий</text:span>. Да благословит вас бог, а я не виноват.</text:p>
      <text:p text:style-name="Обычный">Хлестаков целуется с Марьей Антоновной, Городничий смотрит на них.</text:p>
      <text:p text:style-name="Обычный">Что за черт! в самом деле!<text:s/><text:span text:style-name="T1144">(Протирает глаза.)<text:s/></text:span>Целуются! Ах, батюшки, целуются! Точный жених!<text:s/><text:span text:style-name="T1145">(Вскрикивает, подпрыгивая от радости.)<text:s/></text:span>Ай, Антон! Ай, Антон! Ай, городничий! Бона, как дело‑то пошло!</text:p>
      <text:p text:style-name="Обычный"/>
      <text:h text:style-name="Заголовок3" text:outline-level="3">ЯВЛЕНИЕ XVI</text:h>
      <text:p text:style-name="P1146"/>
      <text:p text:style-name="Обычный"><text:span text:style-name="T1147">Те же и Осип</text:span>.</text:p>
      <text:p text:style-name="Обычный"/>
      <text:p text:style-name="Обычный"><text:span text:style-name="T1148">Осип</text:span>. Лошади готовы.</text:p>
      <text:p text:style-name="Обычный"><text:span text:style-name="T1149">Хлестаков</text:span>. А, хорошо… я сейчас.</text:p>
      <text:p text:style-name="Обычный"><text:span text:style-name="T1150">Городничий</text:span>. Как‑с? Изволите ехать?</text:p>
      <text:p text:style-name="Обычный"><text:span text:style-name="T1151">Хлестаков</text:span>. Да, еду.</text:p>
      <text:p text:style-name="Обычный"><text:span text:style-name="T1152">Городничий</text:span>. А когда же, то есть… вы изволили сами намекнуть насчет, кажется, свадьбы?</text:p>
      <text:p text:style-name="Обычный"><text:span text:style-name="T1153">Хлестаков</text:span>. А это… На одну минуту только… на один день к дяде – богатый старик; а завтра же и назад.</text:p>
      <text:p text:style-name="Обычный"><text:span text:style-name="T1154">Городничий</text:span>. Не смеем никак удерживать, в надежде благополучного возвращения.</text:p>
      <text:p text:style-name="Обычный"><text:span text:style-name="T1155">Хлестаков</text:span>. Как же, как же, я вдруг. Прощайте, любовь моя… нет, просто не могу выразить! Прощайте, душенька!<text:s/><text:span text:style-name="T1156">(Целует ее ручку.)</text:span></text:p>
      <text:p text:style-name="Обычный"><text:span text:style-name="T1157">Городничий</text:span>. Да не нужно ли вам в дорогу чего‑нибудь? Вы изволили, кажется, нуждаться в деньгах?</text:p>
      <text:p text:style-name="Обычный"><text:span text:style-name="T1158">Хлестаков</text:span>. О нет, к чему это?<text:s/><text:span text:style-name="T1159">(Немного подумав.)<text:s/></text:span>А впрочем, пожалуй.</text:p>
      <text:p text:style-name="Обычный"><text:span text:style-name="T1160">Городничий</text:span>. Сколько угодно вам?</text:p>
      <text:p text:style-name="Обычный"><text:span text:style-name="T1161">Хлестаков</text:span>. Да вот тогда вы дали двести, то есть не двести, а четыреста, – я не хочу воспользоваться вашею ошибкою; – так, пожалуй, и теперь столько же, чтобы уже ровно было восемьсот.</text:p>
      <text:p text:style-name="Обычный"><text:span text:style-name="T1162">Городничий</text:span>. Сейчас!<text:s/><text:span text:style-name="T1163">(Вынимает из бумажника.)<text:s/></text:span>Еще, как нарочно, самыми новенькими бумажками.</text:p>
      <text:p text:style-name="Обычный"><text:span text:style-name="T1164">Хлестаков</text:span>. А, да!<text:s/><text:span text:style-name="T1165">(Берет и рассматривает ассигнации.)<text:s/></text:span>Это хорошо. Ведь это, говорят, новое счастье, когда новенькими бумажками.</text:p>
      <text:p text:style-name="Обычный"><text:span text:style-name="T1166">Городничий</text:span>. Так точно‑с.</text:p>
      <text:p text:style-name="Обычный"><text:span text:style-name="T1167">Хлестаков</text:span>. Прощайте, Антон Антонович! Очень обязан за ваше гостеприимство. Я признаюсь от всего сердца: мне нигде не было такого хорошего приема. Прощайте, Анна Андреевна! Прощайте, моя душенька Марья Антоновна!</text:p>
      <text:p text:style-name="Обычный"/>
      <text:p text:style-name="Обычный">Выходят.</text:p>
      <text:p text:style-name="Обычный"><text:span text:style-name="T1168">За сценой</text:span>.</text:p>
      <text:soft-page-break/>
      <text:p text:style-name="Обычный"><text:span text:style-name="T1169">Голос Хлестакова</text:span>. Прощайте, ангел души моей Марья Антоновна!</text:p>
      <text:p text:style-name="Обычный"><text:span text:style-name="T1170">Голос городничего</text:span>. Как же это вы? прямо так на перекладной и едете?</text:p>
      <text:p text:style-name="Обычный"><text:span text:style-name="T1171">Голос Хлестакова</text:span>. Да, я привык уж так. У меня голова болит от рессор.</text:p>
      <text:p text:style-name="Обычный"><text:span text:style-name="T1172">Голос ямщика</text:span>. Тпр…</text:p>
      <text:p text:style-name="Обычный"><text:span text:style-name="T1173">Голос городничего</text:span>. Так, по крайней мере, чем‑нибудь застлать, хотя бы ковриком. Не прикажете ли, я велю подать коврик?</text:p>
      <text:p text:style-name="Обычный"><text:span text:style-name="T1174">Голос Хлестакова</text:span>. Нет, зачем? это пустое; а впрочем, пожалуй, пусть дают коврик.</text:p>
      <text:p text:style-name="Обычный"><text:span text:style-name="T1175">Голос городничего</text:span>. Эй, Авдотья! ступай в кладовую, вынь ковер самый лучший – что по голубому полю, персидский. Скорей!</text:p>
      <text:p text:style-name="Обычный"><text:span text:style-name="T1176">Голос ямщика</text:span>. Тпр…</text:p>
      <text:p text:style-name="Обычный"><text:span text:style-name="T1177">Голос городничего</text:span>. Когда же прикажете ожидать вас?</text:p>
      <text:p text:style-name="Обычный"><text:span text:style-name="T1178">Голос Хлестакова</text:span>. Завтра или послезавтра.</text:p>
      <text:p text:style-name="Обычный"><text:span text:style-name="T1179">Голос Осипа</text:span>. А, это ковер? давай его сюда, клади вот так! Теперь давай‑ка с этой стороны сена.</text:p>
      <text:p text:style-name="Обычный"><text:span text:style-name="T1180">Голос ямщика</text:span>. Тпр…</text:p>
      <text:p text:style-name="Обычный"><text:span text:style-name="T1181">Голос Осипа</text:span>. Вот с этой стороны! сюда! еще! хорошо. Славно будет!<text:s/><text:span text:style-name="T1182">(Бьет рукою по ковру.)<text:s/></text:span>Теперь садитесь, ваше благородие!</text:p>
      <text:p text:style-name="Обычный"><text:span text:style-name="T1183">Голос Хлестакова</text:span>. Прощайте, Антон Антонович!</text:p>
      <text:p text:style-name="Обычный"><text:span text:style-name="T1184">Голос городничего</text:span>. Прощайте, ваше превосходительство!</text:p>
      <text:p text:style-name="Обычный"><text:span text:style-name="T1185">Женские голоса</text:span>. Прощайте, Иван Александрович!</text:p>
      <text:p text:style-name="Обычный"><text:span text:style-name="T1186">Голос Хлестакова</text:span>. Прощайте, маменька!</text:p>
      <text:p text:style-name="Обычный"><text:span text:style-name="T1187">Голос ямщика</text:span>. Эй вы, залетные!</text:p>
      <text:p text:style-name="Обычный"/>
      <text:p text:style-name="Обычный">Колокольчик звенит. Занавес опускается</text:p>
      <text:p text:style-name="Обычный"/>
      <text:p text:style-name="Обычный"/>
      <text:h text:style-name="Заголовок2" text:outline-level="2">ДЕЙСТВИЕ ПЯТОЕ</text:h>
      <text:p text:style-name="P1188"/>
      <text:p text:style-name="Обычный">Та же комната.</text:p>
      <text:p text:style-name="Обычный"/>
      <text:h text:style-name="Заголовок3" text:outline-level="3">ЯВЛЕНИE I</text:h>
      <text:p text:style-name="P1189"/>
      <text:p text:style-name="Обычный"><text:span text:style-name="T1190">Городничий, Анна Андреевна</text:span><text:s/>и<text:s/><text:span text:style-name="T1191">Марья Антоновна.</text:span></text:p>
      <text:p text:style-name="Обычный"/>
      <text:p text:style-name="Обычный"><text:span text:style-name="T1192">Городничий</text:span>. Что, Анна Андреевна? а? Думала ли ты что‑нибудь об этом? Экой богатый приз, канальство! Ну, признайся откровенно: тебе и во сне не виделось – просто из какой‑нибудь городничихи и вдруг; фу‑ты, канальство! с каким дьяволом породнилась!</text:p>
      <text:p text:style-name="Обычный"><text:span text:style-name="T1193">Анна Андреевна</text:span>. Совсем нет; я давно это знала. Это тебе в диковинку, потому что ты простой человек, никогда не видел порядочных людей.</text:p>
      <text:p text:style-name="Обычный"><text:span text:style-name="T1194">Городничий</text:span>. Я сам, матушка, порядочный человек. Однако ж, право, как подумаешь, Анна Андреевна, какие мы с тобой теперь птицы сделались! а, Анна Андреевна? Высокого полета, черт побери! Постой же, теперь же я задам перцу всем этим охотникам подавать просьбы и доносы. Эй, кто там?</text:p>
      <text:p text:style-name="Обычный"/>
      <text:p text:style-name="Обычный">Входит<text:s/><text:span text:style-name="T1195">квартальный</text:span>.</text:p>
      <text:p text:style-name="Обычный"/>
      <text:p text:style-name="Обычный">А, это ты, Иван Карпович! Призови‑ка сюда, брат, купцов. Вот я их, каналий! Так жаловаться на меня? Вишь ты, проклятый иудейский народ! Постойте ж, голубчики! Прежде я вас кормил до усов только, а теперь накормлю до бороды. Запиши всех, кто только ходил бить челом на меня, и вот этих больше всего писак, писак, которые закручивали им просьбы. Да объяви всем, чтоб знали: что вот, дискать, какую честь бог послал городничему, – что выдает дочь свою не то чтобы за какого‑нибудь простого человека, а за такого, что и на свете<text:s/><text:soft-page-break/>еще не было, что может все сделать, все, все, все! Всем объяви, чтобы все знали. Кричи во весь народ, валяй в колокола, черт возьми! Уж когда торжество, так торжество!</text:p>
      <text:p text:style-name="Обычный"/>
      <text:p text:style-name="Обычный">Квартальный уходит.</text:p>
      <text:p text:style-name="Обычный"/>
      <text:p text:style-name="Обычный">Так вот как, Анна Андреевна, а? Как же мы теперь, где будем жить? здесь или в Питере?</text:p>
      <text:p text:style-name="Обычный"><text:span text:style-name="T1196">Анна Андреевна</text:span>. Натурально, в Петербурге. Как можно здесь оставаться!</text:p>
      <text:p text:style-name="Обычный"><text:span text:style-name="T1197">Городничий</text:span>. Ну, в Питере так в Питере; а оно хорошо бы и здесь. Что, ведь, я думаю, уже городничество тогда к черту, а, Анна Андреевна?</text:p>
      <text:p text:style-name="Обычный"><text:span text:style-name="T1198">Анна Андреевна</text:span>. Натурально, что за городничество!</text:p>
      <text:p text:style-name="Обычный"><text:span text:style-name="T1199">Городничий</text:span>. Ведь оно, как ты думаешь, Анна Андреевна, теперь можно большой чин зашибить, потому что он запанибрата со всеми министрами и во дворец ездит, так поэтому может такое производство сделать, что со временем и в генералы влезешь. Как ты думаешь, Анна Андреевна: можно влезть в генералы?</text:p>
      <text:p text:style-name="Обычный"><text:span text:style-name="T1200">Анна Андреевна</text:span>. Еще бы! конечно, можно.</text:p>
      <text:p text:style-name="Обычный"><text:span text:style-name="T1201">Городничий</text:span>. А, черт возьми, славно быть генералом! Кавалерию повесят тебе через плечо. А какую кавалерию лучше, Анна Андреевна, красную или голубую?</text:p>
      <text:p text:style-name="Обычный"><text:span text:style-name="T1202">Анна Андреевна</text:span>. Уж конечно, голубую лучше.</text:p>
      <text:p text:style-name="Обычный"><text:span text:style-name="T1203">Городничий</text:span>. Э? вишь, чего захотела! хорошо и красную. Ведь почему хочется быть генералом?</text:p>
      <text:p text:style-name="Обычный">– потому что, случится, поедешь куда‑нибудь – фельдъегеря и адъютанты поскачут везде вперед: «Лошадей!» И там на станциях никому не дадут, все дожидаются: все эти титулярные, капитаны, городничие, а ты себе и в ус не дуешь. Обедаешь где‑нибудь у губернатора, а там – стой, городничий! Хе, хе, хе!<text:s/><text:span text:style-name="T1204">(Заливается и помирает со смеху.)<text:s/></text:span>Вот что, канальство, заманчиво!</text:p>
      <text:p text:style-name="Обычный"><text:span text:style-name="T1205">Анна Андреевна</text:span>. Тебе все такое грубое нравится. Ты должен помнить, что жизнь нужно совсем переменить, что твои знакомые будут не то что какой‑нибудь судья‑собачник, с которым ты ездишь травить зайцев, или Земляника; напротив, знакомые твои будут с самым тонким обращением: графы и все светские… Только я, право, боюсь за тебя: ты иногда вымолвишь такое словцо, какого в хорошем обществе никогда не услышишь.</text:p>
      <text:p text:style-name="Обычный"><text:span text:style-name="T1206">Городничий</text:span>. Что ж? ведь слово не вредит.</text:p>
      <text:p text:style-name="Обычный"><text:span text:style-name="T1207">Анна Андреевна</text:span>. Да хорошо, когда ты был городничим. А там ведь жизнь совершенно другая.</text:p>
      <text:p text:style-name="Обычный"><text:span text:style-name="T1208">Городничий</text:span>. Да, там, говорят, есть две рыбицы: ряпушка и корюшка, такие, что только слюнка потечет, как начнешь есть.</text:p>
      <text:p text:style-name="Обычный"><text:span text:style-name="T1209">Анна Андреевна</text:span>. Ему всё бы только рыбки! Я не иначе хочу, чтоб наш дом был первый в столице и чтоб у меня в комнате такое было амбре, чтоб нельзя было войти и нужно бы только этак зажмурить глаза.<text:s/><text:span text:style-name="T1210">(Зажмуривает глаза и нюхает.)<text:s/></text:span>Ах, как хорошо!</text:p>
      <text:p text:style-name="Обычный"/>
      <text:h text:style-name="Заголовок3" text:outline-level="3">ЯВЛЕНИЕ II</text:h>
      <text:p text:style-name="P1211"/>
      <text:p text:style-name="Обычный"><text:span text:style-name="T1212">Те же и купцы.</text:span></text:p>
      <text:p text:style-name="Обычный"/>
      <text:p text:style-name="Обычный"><text:span text:style-name="T1213">Городничий</text:span>. А! Здорово, соколики!</text:p>
      <text:p text:style-name="Обычный"><text:span text:style-name="T1214">Купцы</text:span><text:s/><text:span text:style-name="T1215">(кланяясь).<text:s/></text:span>Здравия желаем, батюшка!</text:p>
      <text:p text:style-name="Обычный"><text:span text:style-name="T1216">Городничий</text:span>. Что, голубчики, как поживаете? как товар идет ваш? Что, самоварники, аршинники, жаловаться? Архиплуты, протобестии, надувалы мирские! жаловаться? Что, много взяли? Вот, думают, так в тюрьму его и засадят!.. Знаете ли вы, семь чертей и одна ведьма вам в зубы, что…</text:p>
      <text:p text:style-name="Обычный"><text:span text:style-name="T1217">Анна Андреевна</text:span>. Ах, боже мой, какие ты, Антоша, слова отпускаешь!</text:p>
      <text:p text:style-name="Обычный"><text:span text:style-name="T1218">Городничий</text:span><text:s/><text:span text:style-name="T1219">(с неудовольствием).<text:s/></text:span>А, не до слов теперь! Знаете ли, что тот самый<text:s/><text:soft-page-break/>чиновник, которому вы жаловались, теперь женится на моей дочери? Что? а? что теперь скажете? Теперь я вас… у!.. обманываете народ… Сделаешь подряд с казною, на сто тысяч надуешь ее, поставивши гнилого сукна, да потом пожертвуешь двадцать аршин, да и давай тебе еще награду за это? Да если б знали, так бы тебе… И брюхо сует вперед: он купец; его не тронь. «Мы, говорит, и дворянам не уступим». Да дворянин… ах ты, рожа!</text:p>
      <text:p text:style-name="Обычный">– дворянин учится наукам: его хоть и секут в школе, да за дело, чтоб он знал полезное. А ты что? – начинаешь плутнями, тебя хозяин бьет за то, что не умеешь обманывать. Еще мальчишка, «Отче наша» не знаешь, а уж обмериваешь; а как разопрет тебе брюхо да набьешь себе карман, так и заважничал! Фу‑ты, какая невидаль! Оттого, что ты шестнадцать самоваров выдуешь в день, так оттого и важничаешь? Да я плевать на твою голову и на твою важность!</text:p>
      <text:p text:style-name="Обычный"><text:span text:style-name="T1220">Купцы</text:span><text:s/><text:span text:style-name="T1221">(кланяясь).<text:s/></text:span>Виноваты, Антон Антонович!</text:p>
      <text:p text:style-name="Обычный"><text:span text:style-name="T1222">Городничий</text:span>. Жаловаться? А кто тебе помог сплутовать, когда ты строил мост и написал дерева на двадцать тысяч, тогда как его и на сто рублей не было? Я помог тебе, козлиная борода! Ты позабыл это? Я, показавши это на тебя, мог бы тебя также спровадить в Сибирь. Что скажешь? а?</text:p>
      <text:p text:style-name="Обычный"><text:span text:style-name="T1223">Один из купцов</text:span>. Богу виноваты, Антон Антонович! Лукавый попутал. И закаемся вперед жаловаться. Уж какое хошь удовлетворение, не гневись только!</text:p>
      <text:p text:style-name="Обычный"><text:span text:style-name="T1224">Городничий</text:span>. Не гневись! Вот ты теперь валяешься у ног моих. Отчего? – оттого, что мое взяло; а будь хоть немножко на твоей стороне, так ты бы меня, каналья! втоптал в самую грязь, еще бы и бревном сверху навалил.</text:p>
      <text:p text:style-name="Обычный"><text:span text:style-name="T1225">Купцы</text:span><text:s/><text:span text:style-name="T1226">(кланяются в ноги).<text:s/></text:span>Не погуби, Антон Антонович!</text:p>
      <text:p text:style-name="Обычный"><text:span text:style-name="T1227">Городничий</text:span>. Не погуби! Теперь: не погуби! а прежде что? Я бы вас…<text:s/><text:span text:style-name="T1228">(Махнув рукой.)<text:s/></text:span>Ну, да бог простит! полно! Я не памятозлобен; только теперь смотри держи ухо востро! Я выдаю дочку не за какого‑нибудь простого дворянина: чтоб поздравление было… понимаешь? не то, чтоб отбояриться каким‑нибудь балычком или головою сахару… Ну, ступай с богом!</text:p>
      <text:p text:style-name="Обычный"/>
      <text:p text:style-name="Обычный">Купцы уходят.</text:p>
      <text:p text:style-name="Обычный"/>
      <text:h text:style-name="Заголовок3" text:outline-level="3">ЯВЛЕНИЕ III</text:h>
      <text:p text:style-name="P1229"/>
      <text:p text:style-name="Обычный"><text:span text:style-name="T1230">Те же, Аммос Федорович, Артемий Филиппович</text:span>, потом<text:s/><text:span text:style-name="T1231">Растаковский</text:span>.</text:p>
      <text:p text:style-name="Обычный"/>
      <text:p text:style-name="Обычный"><text:span text:style-name="T1232">Аммос Федорович</text:span><text:s/><text:span text:style-name="T1233">(еще в дверях).<text:s/></text:span>Верить ли слухам, Антон Антонович? к вам привалило необыкновенное счастие?</text:p>
      <text:p text:style-name="Обычный"><text:span text:style-name="T1234">Артемий Филиппович</text:span>. Имею честь поздравить с необыкновенным счастием. Я душевно обрадовался, когда услышал.<text:s/><text:span text:style-name="T1235">(Подходит к ручке Анны Андреевны.)<text:s/></text:span>Анна Андреевна!<text:s/><text:span text:style-name="T1236">(Подходя к ручке Марьи Антоновны.)<text:s/></text:span>Марья Антоновна!</text:p>
      <text:p text:style-name="Обычный"><text:span text:style-name="T1237">Растаковский</text:span><text:s/><text:span text:style-name="T1238">(входит).<text:s/></text:span>Антона Антоновича поздравляю. Да продлит бог жизнь вашу и новой четы и даст вам потомство многочисленное, внучат и правнучат! Анна Андреевна!<text:s/><text:span text:style-name="T1239">(Подходит к ручке Анны Андреевны.)<text:s/></text:span>Марья Антоновна!<text:s/><text:span text:style-name="T1240">(Подходит к ручке Марьи Антоновны.)</text:span></text:p>
      <text:p text:style-name="Обычный"/>
      <text:h text:style-name="Заголовок3" text:outline-level="3">ЯВЛЕНИЕ IV</text:h>
      <text:p text:style-name="P1241"/>
      <text:p text:style-name="Обычный"><text:span text:style-name="T1242">Те же, Коробкин</text:span><text:s/>с женою,<text:s/><text:span text:style-name="T1243">Люлюков</text:span>.</text:p>
      <text:p text:style-name="Обычный"/>
      <text:p text:style-name="Обычный"><text:span text:style-name="T1244">Коробкин</text:span>. Имею честь поздравить Антона Антоновича! Анна Андреевна!<text:s/><text:span text:style-name="T1245">(Подходит к ручке Анны Андреевны.)<text:s/></text:span>Марья Антоновна!<text:s/><text:span text:style-name="T1246">(Подходит к ее ручке.)</text:span></text:p>
      <text:p text:style-name="Обычный"><text:span text:style-name="T1247">Жена Коробкина</text:span>. Душевно поздравляю вас, Анна Андреевна, с новым счастием.</text:p>
      <text:p text:style-name="Обычный"><text:span text:style-name="T1248">Люлюков</text:span>. Имею честь поздравить, Анна Андреевна!<text:s/><text:span text:style-name="T1249">(Подходит к ручке и потом,<text:s/></text:span><text:soft-page-break/><text:span text:style-name="T1250">обратившись к зрителям, щелкает языком с видом удальства.)<text:s/></text:span>Марья Антоновна! Имею честь поздравить.<text:s/><text:span text:style-name="T1251">(Подходит к ее ручке и обращается к зрителям с тем же удальством.)</text:span></text:p>
      <text:p text:style-name="Обычный"/>
      <text:h text:style-name="Заголовок3" text:outline-level="3">ЯВЛЕНИЕ v</text:h>
      <text:p text:style-name="P1252"/>
      <text:p text:style-name="Обычный"><text:span text:style-name="T1253">Множество гостей</text:span><text:s/>в сюртуках и фраках подходят сначала к ручке Анны Андреевны, говоря: «Анна Андреевна!» – потом к Марье Антоновне, говоря: «Марья Антоновна!»</text:p>
      <text:p text:style-name="Обычный"/>
      <text:p text:style-name="Обычный"><text:span text:style-name="T1254">Бобчинский</text:span><text:s/>и<text:s/><text:span text:style-name="T1255">Добчинский</text:span><text:s/>проталкиваются.</text:p>
      <text:p text:style-name="Обычный"><text:span text:style-name="T1256">Бобчинский</text:span>. Имею честь поздравить!</text:p>
      <text:p text:style-name="Обычный"><text:span text:style-name="T1257">Добчинский</text:span>. Антон Антонович! имею честь поздравить!</text:p>
      <text:p text:style-name="Обычный"><text:span text:style-name="T1258">Бобчинский</text:span>. С благополучным происшествием!</text:p>
      <text:p text:style-name="Обычный"><text:span text:style-name="T1259">Добчинский</text:span>. Анна Андреевна! Бобчинский. Анна Андреевна!</text:p>
      <text:p text:style-name="Обычный">Оба подходят в одно время и сталкиваются лбами.</text:p>
      <text:p text:style-name="Обычный"><text:span text:style-name="T1260">Добчинский</text:span>. Марья Антоновна!<text:s/><text:span text:style-name="T1261">(Подходит к ручке.)<text:s/></text:span>Честь имею поздравить. Вы будете в большом, большом счастии, в золотом платье ходить и деликатные разные супы кушать; очень забавно будете проводить время.</text:p>
      <text:p text:style-name="Обычный"><text:span text:style-name="T1262">Бобчинский</text:span><text:s/><text:span text:style-name="T1263">(перебивая).<text:s/></text:span>Марья Антоновна, имею честь поздравить! Дай бог вам всякого богатства, червонцев и сынка‑с этакого маленького, вон энтакого‑с<text:s/><text:span text:style-name="T1264">(показывает рукою)</text:span>, чтоб можно было на ладонку посадить, да‑с! Все будет мальчишка кричать: уа! уа! уа!</text:p>
      <text:p text:style-name="Обычный"/>
      <text:h text:style-name="Заголовок3" text:outline-level="3">ЯВЛЕНИЕ VI</text:h>
      <text:p text:style-name="P1265"/>
      <text:p text:style-name="Обычный"><text:span text:style-name="T1266">Еще несколько гостей</text:span>, подходящих к ручкам,<text:s/><text:span text:style-name="T1267">Лука Лукич с женою</text:span>.</text:p>
      <text:p text:style-name="Обычный"/>
      <text:p text:style-name="Обычный"><text:span text:style-name="T1268">Лука Лукич</text:span>. Имею честь…</text:p>
      <text:p text:style-name="Обычный"><text:span text:style-name="T1269">Жена Луки Лукича</text:span><text:s/><text:span text:style-name="T1270">(бежит вперед).<text:s/></text:span>Поздравляю вас, Анна Андреевна!</text:p>
      <text:p text:style-name="Обычный"/>
      <text:p text:style-name="Обычный">Целуются.</text:p>
      <text:p text:style-name="Обычный">А я так, право, обрадовалась. Говорят мне: «Анна Андреевна выдает дочку». «Ах, боже мой!»</text:p>
      <text:p text:style-name="Обычный">– думаю себе и так обрадовалась, что говорю мужу: «Послушай, Луканчик, вот какое счастие Анне Андреевне!» «Ну, – думаю себе, – слава богу!» И говорю ему: «Я так восхищена, что сгораю нетерпением изъявить лично Анне Андреевне…» «Ах, боже мой! – думаю себе. – Анна Андреевна именно ожидала хорошей партии для своей дочери, а вот теперь такая судьба: именно так сделалось, как она хотела», – и так, право, обрадовалась, что не могла говорить. Плачу, плачу, вот просто рыдаю. Уже Лука Лукич говорит: «Отчего ты, Настенька, рыдаешь?» – «Луканчик, говорю, я и сама не знаю, слезы так вот рекой и льются».</text:p>
      <text:p text:style-name="Обычный"><text:span text:style-name="T1271">Городничий</text:span>. Покорнейше прошу садиться, господа! Эй, Мишка, принеси сюда побольше стульев.</text:p>
      <text:p text:style-name="Обычный"/>
      <text:p text:style-name="Обычный">Гости садятся.</text:p>
      <text:p text:style-name="Обычный"/>
      <text:h text:style-name="Заголовок3" text:outline-level="3">ЯВЛЕНИЕ VII</text:h>
      <text:p text:style-name="P1272"/>
      <text:p text:style-name="Обычный"><text:span text:style-name="T1273">Те же, частный пристав</text:span><text:s/>и<text:s/><text:span text:style-name="T1274">квартальные.</text:span></text:p>
      <text:p text:style-name="Обычный"><text:span text:style-name="T1275">Частный пристав</text:span>. Имею честь поздравить вас, ваше высокоблагородие, и пожелать благоденствия на многие лета!</text:p>
      <text:p text:style-name="Обычный"><text:span text:style-name="T1276">Городничий</text:span>. Спасибо, спасибо! Прошу садиться, господа!</text:p>
      <text:p text:style-name="Обычный">Гости усаживаются.</text:p>
      <text:soft-page-break/>
      <text:p text:style-name="Обычный"><text:span text:style-name="T1277">Аммос Федорович</text:span>. Но скажите, пожалуйста, Антон Антонович, каким образом все это началось, постепенный ход всего, то есть, дела.</text:p>
      <text:p text:style-name="Обычный"><text:span text:style-name="T1278">Городничий</text:span>. Ход дела чрезвычайный: изволил собственнолично сделать предложение.</text:p>
      <text:p text:style-name="Обычный"><text:span text:style-name="T1279">Анна Андреевна</text:span>. Очень почтительным и самым тонким образом. Все чрезвычайно хорошо говорил. Говорит: «Я, Анна Андреевна, из одного только уважения к вашим достоинствам…» И такой прекрасный, воспитанный человек, самых благороднейших правил! «Мне, верите ли, Анна Андреевна, мне жизнь – копейка; я только потому, что уважаю ваши редкие качества».</text:p>
      <text:p text:style-name="Обычный"><text:span text:style-name="T1280">Марья Антоновна</text:span>. Ах, маменька! ведь это он мне говорил.</text:p>
      <text:p text:style-name="Обычный"><text:span text:style-name="T1281">Анна Андреевна</text:span>. Перестань, ты ничего не знаешь и не в свое дело не мешайся! «Я, Анна Андреевна, изумляюсь…» В таких лестных рассыпался словах… И когда я хотела сказать: «Мы никак не смеем надеяться на такую честь», – он вдруг упал на колени и таким самым благороднейшим образом: «Анна Андреевна, не сделайте меня несчастнейшим! согласитесь отвечать моим чувствам, не то я смертью окончу жизнь свою».</text:p>
      <text:p text:style-name="Обычный"><text:span text:style-name="T1282">Марья Антоновна</text:span>. Право, маменька, он обо мне это говорил.</text:p>
      <text:p text:style-name="Обычный"><text:span text:style-name="T1283">Анна Андреевна</text:span>. Да, конечно… и об тебе было, я ничего этого не отвергаю.</text:p>
      <text:p text:style-name="Обычный"><text:span text:style-name="T1284">Городничий</text:span>. И так даже напугал: говорил, что застрелится. «Застрелюсь, застрелюсь!» – говорит.</text:p>
      <text:p text:style-name="Обычный"><text:span text:style-name="T1285">Многие из гостей</text:span>. Скажите пожалуйста!</text:p>
      <text:p text:style-name="Обычный"><text:span text:style-name="T1286">Аммос Федорович</text:span>. Экая штука!</text:p>
      <text:p text:style-name="Обычный"><text:span text:style-name="T1287">Лука Лукич</text:span>. Вот подлинно, судьба уж так вела.</text:p>
      <text:p text:style-name="Обычный"><text:span text:style-name="T1288">Артемий Филиппович</text:span>. Не судьба, батюшка, судьба – индейка: заслуги привели к тому.<text:s/><text:span text:style-name="T1289">(В сторону.)<text:s/></text:span>Этакой свинье лезет всегда в рот счастье!</text:p>
      <text:p text:style-name="Обычный"><text:span text:style-name="T1290">Аммос Федорович</text:span>. Я, пожалуй, Антон Антонович, продам вам того кобелька, которого торговали.</text:p>
      <text:p text:style-name="Обычный"><text:span text:style-name="T1291">Городничий</text:span>. Нет, мне теперь не до кобельков.</text:p>
      <text:p text:style-name="Обычный"><text:span text:style-name="T1292">Аммос Федорович</text:span>. Ну, не хотите, на другой собаке сойдемся.</text:p>
      <text:p text:style-name="Обычный"><text:span text:style-name="T1293">Жена Коробкина</text:span>. Ах, как, Анна Андреевна, я рада вашему счастию! вы не можете себе представить.</text:p>
      <text:p text:style-name="Обычный"><text:span text:style-name="T1294">Коробкин</text:span>. Где ж теперь, позвольте узнать, находится именитый гость? Я слышал, что он уехал зачем‑то.</text:p>
      <text:p text:style-name="Обычный"><text:span text:style-name="T1295">Городничий</text:span>. Да, он отправился на один день по весьма важному делу.</text:p>
      <text:p text:style-name="Обычный"><text:span text:style-name="T1296">Анна Андреевна</text:span>. К своему дяде, чтоб испросить благословения.</text:p>
      <text:p text:style-name="Обычный"><text:span text:style-name="T1297">Городничий</text:span>. Испросить благословения; но завтра же…<text:s/><text:span text:style-name="T1298">(Чихает).</text:span></text:p>
      <text:p text:style-name="Обычный"/>
      <text:p text:style-name="Обычный">Поздравления сливаются в один гул.</text:p>
      <text:p text:style-name="Обычный"/>
      <text:p text:style-name="Обычный">Много благодарен! Но завтра же и назад…<text:s/><text:span text:style-name="T1299">(Чихает.)</text:span></text:p>
      <text:p text:style-name="Обычный"/>
      <text:p text:style-name="Обычный">Поздравительный гул; слышнее других голоса:</text:p>
      <text:p text:style-name="Обычный"/>
      <text:p text:style-name="Обычный"><text:span text:style-name="T1300">Частного пристава</text:span>. Здравия желаем, ваше высокоблагородие!</text:p>
      <text:p text:style-name="Обычный"><text:span text:style-name="T1301">Бобчинского</text:span>. Сто лет и куль червонцев!</text:p>
      <text:p text:style-name="Обычный"><text:span text:style-name="T1302">Добчинского</text:span>. Продли бог на сорок сороков!</text:p>
      <text:p text:style-name="Обычный">Артемия Филипповича. Чтоб ты пропал!</text:p>
      <text:p text:style-name="Обычный"><text:span text:style-name="T1303">Жены Коробкина</text:span>. Черт тебя побери!</text:p>
      <text:p text:style-name="Обычный"><text:span text:style-name="T1304">Городничий</text:span>. Покорнейше благодарю! И вам того ж желаю.</text:p>
      <text:p text:style-name="Обычный"><text:span text:style-name="T1305">Анна Андреевна</text:span>. Мы теперь в Петербурге намерены жить. А здесь, признаюсь, такой воздух… деревенский уж слишком!., признаюсь, большая неприятность… Вот и муж мой… он там получит генеральский чин.</text:p>
      <text:p text:style-name="Обычный"><text:span text:style-name="T1306">Городничий</text:span>. Да, признаюсь, господа, я, черт возьми, очень хочу быть генералом.</text:p>
      <text:p text:style-name="Обычный"><text:span text:style-name="T1307">Лука Лукич</text:span>. И дай бог получить!</text:p>
      <text:soft-page-break/>
      <text:p text:style-name="Обычный"><text:span text:style-name="T1308">Растаковский</text:span>. От человека невозможно, а от бога все возможно.</text:p>
      <text:p text:style-name="Обычный"><text:span text:style-name="T1309">Аммос Федорович</text:span>. Большому кораблю – большое плаванье.</text:p>
      <text:p text:style-name="Обычный"><text:span text:style-name="T1310">Артемий Филиппович</text:span>. По заслугам и честь.</text:p>
      <text:p text:style-name="Обычный"><text:span text:style-name="T1311">Аммос Федорович</text:span><text:s/><text:span text:style-name="T1312">(в сторону).<text:s/></text:span>Вот выкинет штуку, когда в самом деле сделается генералом! Вот уж кому пристало генеральство, как корове седло! Ну, брат, нет, до этого еще далека песня. Тут и почище тебя есть, а до сих пор еще не генералы.</text:p>
      <text:p text:style-name="Обычный"><text:span text:style-name="T1313">Артемий Филиппович</text:span><text:s/><text:span text:style-name="T1314">(в сторону).<text:s/></text:span>Эка, черт возьми, уж и в генералы лезет! Чего доброго, может, и будет генералом. Ведь у него важности, лукавый не взял бы его, довольно.<text:s/><text:span text:style-name="T1315">(Обращаясь к нему.)<text:s/></text:span>Тогда, Антон Антонович, и нас не позабудьте.</text:p>
      <text:p text:style-name="Обычный"><text:span text:style-name="T1316">Аммос Федорович</text:span>. И если что случится, например какая‑нибудь надобность по делам, не оставьте покровительством!</text:p>
      <text:p text:style-name="Обычный"><text:span text:style-name="T1317">Коробкин</text:span>. В следующем году повезу сынка в столицу на пользу государства, так сделайте милость, окажите ему вашу протекцию, место отца заступите сиротке.</text:p>
      <text:p text:style-name="Обычный"><text:span text:style-name="T1318">Городничий</text:span>. Я готов с своей стороны, готов стараться.</text:p>
      <text:p text:style-name="Обычный"><text:span text:style-name="T1319">Анна Андреевна</text:span>. Ты, Антоша, всегда готов обещать. Во‑первых, тебе не будет времени думать об этом. И как можно и с какой стати себя обременять этакими обещаниями?</text:p>
      <text:p text:style-name="Обычный"><text:span text:style-name="T1320">Городничий</text:span>. Почему ж, душа моя? иногда можно.</text:p>
      <text:p text:style-name="Обычный"><text:span text:style-name="T1321">Анна Андреевна</text:span>. Можно, конечно, да ведь не всякой же мелюзге оказывать покровительство.</text:p>
      <text:p text:style-name="Обычный"><text:span text:style-name="T1322">Жена Коробкина</text:span>. Вы слышали, как она трактует нас?</text:p>
      <text:p text:style-name="Обычный"><text:span text:style-name="T1323">Гостья</text:span>. Да, она такова всегда была; я ее знаю: посади ее за стол, она и ноги свои…</text:p>
      <text:p text:style-name="Обычный"/>
      <text:h text:style-name="Заголовок3" text:outline-level="3">ЯВЛЕНИЕ VIII</text:h>
      <text:p text:style-name="P1324"/>
      <text:p text:style-name="Обычный"><text:span text:style-name="T1325">Те же</text:span><text:s/>и<text:s/><text:span text:style-name="T1326">почтмейстер</text:span>, впопыхах, с распечатанным письмом в руке.</text:p>
      <text:p text:style-name="Обычный"/>
      <text:p text:style-name="Обычный"><text:span text:style-name="T1327">Почтмейстер</text:span>. Удивительное дело, господа! Чиновник, которого мы приняли за peвизора, был не ревизор.</text:p>
      <text:p text:style-name="Обычный"><text:span text:style-name="T1328">Все</text:span>. Как не ревизор?</text:p>
      <text:p text:style-name="Обычный"><text:span text:style-name="T1329">Почтмейстер</text:span>. Совсем не ревизор – я узнал это из письма…</text:p>
      <text:p text:style-name="Обычный"><text:span text:style-name="T1330">Городничий</text:span>. Что вы? что вы? из какого письма?</text:p>
      <text:p text:style-name="Обычный"><text:span text:style-name="T1331">Почтмейстер</text:span>. Да из собственного его письма. Приносят ко мне на почту письмо. Взглянул на адрес – вижу: «в Почтамтскую улицу». Я так и обомлел. «Ну, – думаю себе, – верно, нашел беспорядки по почтовой части и уведомляет начальство». Взял да и распечатал.</text:p>
      <text:p text:style-name="Обычный"><text:span text:style-name="T1332">Городничий</text:span>. Как же вы?..</text:p>
      <text:p text:style-name="Обычный"><text:span text:style-name="T1333">Почтмейстер</text:span>. Сам не знаю, неестественная сила побудила. Призвал было уже курьера, с тем чтобы отправить его с эштафетой, – но любопытство такое одолело, какого еще никогда не чувствовал. Не могу, не могу! слышу, что не могу! тянет, так вот и тянет! В одном ухе так вот и слышу: «Эй, не распечатывай! пропадешь, как курица»; а в другом словно бес какой шепчет: «Распечатай, распечатай, распечатай!» И как придавил сургуч – по жилам огонь, а распечатал – мороз, ей‑богу мороз. И руки дрожат, и все помутилось.</text:p>
      <text:p text:style-name="Обычный"><text:span text:style-name="T1334">Городничий</text:span>. Да как же вы осмелились распечатать письмо такой уполномоченной особы?</text:p>
      <text:p text:style-name="Обычный"><text:span text:style-name="T1335">Почтмейстер</text:span>. В том‑то и штука, что он не уполномоченный и не особа!</text:p>
      <text:p text:style-name="Обычный"><text:span text:style-name="T1336">Городничий</text:span>. Что ж он, по‑вашему, такое?</text:p>
      <text:p text:style-name="Обычный"><text:span text:style-name="T1337">Почтмейстер</text:span>. Ни се ни то; черт знает что такое!</text:p>
      <text:p text:style-name="Обычный"><text:span text:style-name="T1338">Городничий</text:span><text:s/><text:span text:style-name="T1339">(запальчиво).<text:s/></text:span>Как ни се ни то? Как вы смеете назвать его ни тем ни сем, да еще и черт знает чем? Я вас под арест…</text:p>
      <text:p text:style-name="Обычный"><text:span text:style-name="T1340">Почтмейстер</text:span>. Кто? Вы?</text:p>
      <text:p text:style-name="Обычный"><text:span text:style-name="T1341">Городничий</text:span>. Да, я!</text:p>
      <text:p text:style-name="Обычный"><text:span text:style-name="T1342">Почтмейстер</text:span>. Коротки руки!</text:p>
      <text:p text:style-name="Обычный"><text:span text:style-name="T1343">Городничий</text:span>. Знаете ли, что он женится на моей дочери, что я сам буду вельможа, что я<text:s/><text:soft-page-break/>в самую Сибирь законопачу?</text:p>
      <text:p text:style-name="Обычный"><text:span text:style-name="T1344">Почтмейстер</text:span>. Эх, Антон Антонович! что Сибирь? далеко Сибирь. Вот лучше я вам прочту. Господа! позвольте прочитать письмо!</text:p>
      <text:p text:style-name="Обычный"><text:span text:style-name="T1345">Все</text:span>. Читайте, читайте!</text:p>
      <text:p text:style-name="Обычный"><text:span text:style-name="T1346">Почтмейстер</text:span><text:s/><text:span text:style-name="T1347">(читает).<text:s/></text:span>«Спешу уведомить тебя, душа Тряпичкин, какие со мной чудеса. На дороге обчистил меня кругом пехотный капитан, так что трактирщик хотел уже было посадить в тюрьму; как вдруг, по моей петербургской физиономии и по костюму, весь город принял меня за генерал‑губернатора. И я теперь живу у городничего, жуирую, волочусь напропалую за его женой и дочкой; не решился только, с которой начать, – думаю, прежде с матушки, потому что, кажется, готова сейчас на все услуги. Помнишь, как мы с тобой бедствовали, обедали на шерамыжку и как один раз было кондитер схватил меня за воротник по поводу съеденных пирожков на счет доходов аглицкого короля? Теперь совсем другой оборот. Все мне дают взаймы сколько угодно. Оригиналы страшные. От смеху ты бы умер. Ты, я знаю, пишешь статейки: помести их в свою литературу. Во‑первых, городничий – глуп, как сивый мерин…»</text:p>
      <text:p text:style-name="Обычный"><text:span text:style-name="T1348">Городничий</text:span>. Не может быть! Там нет этого.</text:p>
      <text:p text:style-name="Обычный"><text:span text:style-name="T1349">Почтмейстер</text:span><text:s/><text:span text:style-name="T1350">(показывает письмо).<text:s/></text:span>Читайте сами.</text:p>
      <text:p text:style-name="Обычный"><text:span text:style-name="T1351">Городничий</text:span><text:s/><text:span text:style-name="T1352">(читает).<text:s/></text:span>«Как сивый мерин». Не может быть! вы это сами написали.</text:p>
      <text:p text:style-name="Обычный"><text:span text:style-name="T1353">Почтмейстер</text:span>. Как же бы я стал писать?</text:p>
      <text:p text:style-name="Обычный"><text:span text:style-name="T1354">Артемий Филиппович</text:span>. Читайте!</text:p>
      <text:p text:style-name="Обычный"><text:span text:style-name="T1355">Лука Лукич</text:span>. Читайте!</text:p>
      <text:p text:style-name="Обычный"><text:span text:style-name="T1356">Почтмейстер</text:span><text:s/><text:span text:style-name="T1357">(продолжая читать).<text:s/></text:span>«Городничий – глуп, как сивый мерин…»</text:p>
      <text:p text:style-name="Обычный"><text:span text:style-name="T1358">Городничий</text:span>. О, черт возьми! нужно еще повторять! как будто оно там и без того не стоит.</text:p>
      <text:p text:style-name="Обычный"><text:span text:style-name="T1359">Почтмейстер</text:span><text:s/><text:span text:style-name="T1360">(продолжая читать).<text:s/></text:span>Хм… хм… хм… хм… «сивый мерин. Почтмейстер тоже добрый человек…»<text:s/><text:span text:style-name="T1361">(Оставляя читать.)<text:s/></text:span>Ну, тут обо мне тоже он неприлично выразился.</text:p>
      <text:p text:style-name="Обычный"><text:span text:style-name="T1362">Городничий</text:span>. Нет, читайте!</text:p>
      <text:p text:style-name="Обычный"><text:span text:style-name="T1363">Почтмейстер</text:span>. Да к чему ж?..</text:p>
      <text:p text:style-name="Обычный"><text:span text:style-name="T1364">Городничий</text:span>. Нет, черт возьми, когда уж читать, так читать! Читайте всё!</text:p>
      <text:p text:style-name="Обычный"><text:span text:style-name="T1365">Артемий Филиппович</text:span>. Позвольте, я прочитаю.<text:s/><text:span text:style-name="T1366">(Надевает очки и читает).<text:s/></text:span>«Почтмейстер точь‑в‑точь департаментский сторож Михеев; должно быть, также, подлец, пьет горькую».</text:p>
      <text:p text:style-name="Обычный"><text:span text:style-name="T1367">Почтмейстер</text:span><text:s/><text:span text:style-name="T1368">(к зрителям).<text:s/></text:span>Ну, скверный мальчишка, которого надо высечь; больше ничего!</text:p>
      <text:p text:style-name="Обычный"><text:span text:style-name="T1369">Артемий Филиппович</text:span><text:s/><text:span text:style-name="T1370">(продолжая читать).<text:s/></text:span>«Надзиратель над богоугодным заведе… и… и… и…»<text:s/><text:span text:style-name="T1371">(Заикается.)</text:span></text:p>
      <text:p text:style-name="Обычный"><text:span text:style-name="T1372">Коробкин</text:span>. А что ж вы остановились?</text:p>
      <text:p text:style-name="Обычный"><text:span text:style-name="T1373">Артемий Филиппович</text:span>. Да нечеткое перо… впрочем, видно, что негодяй.</text:p>
      <text:p text:style-name="Обычный"><text:span text:style-name="T1374">Коробкин</text:span>. Дайте мне! Вот у меня, я думаю, получше глаза.<text:s/><text:span text:style-name="T1375">(Берет письмо.)</text:span></text:p>
      <text:p text:style-name="Обычный"><text:span text:style-name="T1376">Артемий Филиппович</text:span><text:s/><text:span text:style-name="T1377">(не давая письма)</text:span>. Нет, это место можно пропустить, а там дальше разборчиво.</text:p>
      <text:p text:style-name="Обычный"><text:span text:style-name="T1378">Коробкин</text:span>. Да позвольте, уж я знаю.</text:p>
      <text:p text:style-name="Обычный"><text:span text:style-name="T1379">Артемий Филиппович</text:span>. Прочитать я и сам прочитаю; далее, право, все разборчиво.</text:p>
      <text:p text:style-name="Обычный"><text:span text:style-name="T1380">Почтмейстер</text:span>. Нет, всё читайте! ведь прежде все читано.</text:p>
      <text:p text:style-name="Обычный"><text:span text:style-name="T1381">Все</text:span>. Отдайте, Артемий Филиппович, отдайте письмо!<text:s/><text:span text:style-name="T1382">(</text:span><text:span text:style-name="T1383">Коробкину</text:span><text:span text:style-name="T1384">.)<text:s/></text:span>Читайте!</text:p>
      <text:p text:style-name="Обычный"><text:span text:style-name="T1385">Артемий Филиппович</text:span>. Сейчас.<text:s/><text:span text:style-name="T1386">(Отдает письмо.)<text:s/></text:span>Вот, позвольте…<text:s/><text:span text:style-name="T1387">(Закрывает пальцем.)<text:s/></text:span>Вот отсюда читайте.</text:p>
      <text:p text:style-name="Обычный"/>
      <text:p text:style-name="Обычный">Все приступают к нему.</text:p>
      <text:p text:style-name="Обычный"/>
      <text:p text:style-name="Обычный"><text:span text:style-name="T1388">Почтмейстер</text:span>. Читайте, читайте! вздор, всё читайте!</text:p>
      <text:soft-page-break/>
      <text:p text:style-name="Обычный"><text:span text:style-name="T1389">Коробкин</text:span><text:s/><text:span text:style-name="T1390">(читая).<text:s/></text:span>«Надзиратель за богоугодным заведением Земляника – совершенная свинья в ермолке».</text:p>
      <text:p text:style-name="Обычный"><text:span text:style-name="T1391">Артемий Филиппович</text:span><text:s/><text:span text:style-name="T1392">(к зрителям).<text:s/></text:span>И неостроумно! Свинья в ермолке! где ж свинья бывает в ермолке?</text:p>
      <text:p text:style-name="Обычный"><text:span text:style-name="T1393">Коробкин</text:span><text:s/><text:span text:style-name="T1394">(продолжая читать).<text:s/></text:span>«Смотритель училищ протухнул насквозь луком».</text:p>
      <text:p text:style-name="Обычный"><text:span text:style-name="T1395">Лука Лукич</text:span><text:s/><text:span text:style-name="T1396">(к зрителям).<text:s/></text:span>Ей‑богу, и в рот никогда не брал луку.</text:p>
      <text:p text:style-name="Обычный"><text:span text:style-name="T1397">Аммос Федорович</text:span><text:s/><text:span text:style-name="T1398">(в сторону).<text:s/></text:span>Слава богу, хоть, по крайней мере, обо мне нет!</text:p>
      <text:p text:style-name="Обычный"><text:span text:style-name="T1399">Коробкин</text:span><text:s/><text:span text:style-name="T1400">(читает).<text:s/></text:span>«Судья…»</text:p>
      <text:p text:style-name="Обычный"><text:span text:style-name="T1401">Аммос Федорович</text:span>. Вот тебе на!<text:s/><text:span text:style-name="T1402">(Вслух).<text:s/></text:span>Господа, я думаю, что письмо длинно. Да и черт ли в нем: дрянь этакую читать.</text:p>
      <text:p text:style-name="Обычный"><text:span text:style-name="T1403">Лука Лукич</text:span>. Нет!</text:p>
      <text:p text:style-name="Обычный"><text:span text:style-name="T1404">Почтмейстер</text:span>. Нет, читайте!</text:p>
      <text:p text:style-name="Обычный"><text:span text:style-name="T1405">Артемий Филиппович</text:span>. Нет уж, читайте!</text:p>
      <text:p text:style-name="Обычный"><text:span text:style-name="T1406">Коробкин</text:span><text:s/><text:span text:style-name="T1407">(продолжает).<text:s/></text:span>«Судья Ляпкин‑Тяпкин в сильнейшей степени моветон…»<text:s/><text:span text:style-name="T1408">(Останавливается).<text:s/></text:span>Должно быть, французское слово.</text:p>
      <text:p text:style-name="Обычный"><text:span text:style-name="T1409">Аммос Федорович</text:span>. А черт его знает, что оно значит! Еще хорошо, если только мошенник, а может быть, и того еще хуже.</text:p>
      <text:p text:style-name="Обычный"><text:span text:style-name="T1410">Коробкин</text:span><text:s/><text:span text:style-name="T1411">(продолжая читать).<text:s/></text:span>«А впрочем, народ гостеприимный и добродушный. Прощай, душа Тряпичкин. Я сам, по примеру твоему, хочу заняться литературой. Скучно, брат, так жить; хочешь наконец пищи для души. Вижу: точно нужно чем‑нибудь высоким заняться. Пиши ко мне в Саратовскую губернию, а оттуда в деревню Подкатиловку.<text:s/><text:span text:style-name="T1412">(Переворачивает письмо и читает адрес.)<text:s/></text:span>Его благородию, милостивому государю, Ивану Васильевичу Тряпичкину, в Санкт‑Петербурге, в Почтамтскую улицу, в доме под номером девяносто седьмым, поворотя на двор, в третьем этаже направо».</text:p>
      <text:p text:style-name="Обычный"><text:span text:style-name="T1413">Одна из дам</text:span>. Какой репримант неожиданный!</text:p>
      <text:p text:style-name="Обычный"><text:span text:style-name="T1414">Городничий</text:span>. Вот когда зарезал, так зарезал! Убит, убит, совсем убит! Ничего не вижу. Вижу какие‑то свиные рыла вместо лиц, а больше ничего… Воротить, воротить его!<text:s/><text:span text:style-name="T1415">(Машет рукою.)</text:span></text:p>
      <text:p text:style-name="Обычный"><text:span text:style-name="T1416">Почтмейстер</text:span>. Куды воротить! Я, как нарочно, приказал смотрителю дать самую лучшую тройку; черт угораздил дать и вперед предписание..</text:p>
      <text:p text:style-name="Обычный"><text:span text:style-name="T1417">Жена Коробкина</text:span>. Вот уж точно, вот беспримерная конфузия!</text:p>
      <text:p text:style-name="Обычный"><text:span text:style-name="T1418">Аммос Федорович</text:span>. Однако ж, черт возьми господа! он у меня взял триста рублей взаймы.</text:p>
      <text:p text:style-name="Обычный"><text:span text:style-name="T1419">Артемий Филиппович</text:span>. У меня тоже триста рублей.</text:p>
      <text:p text:style-name="Обычный"><text:span text:style-name="T1420">Почтмейстер</text:span><text:s/><text:span text:style-name="T1421">(вздыхает).<text:s/></text:span>Ох! и у меня триста рублей.</text:p>
      <text:p text:style-name="Обычный"><text:span text:style-name="T1422">Бобчинский</text:span>. У нас с Петром Ивановичем шестьдесят пять‑с на ассигнации‑с, да‑с.</text:p>
      <text:p text:style-name="Обычный"><text:span text:style-name="T1423">Аммос Федорович</text:span><text:s/><text:span text:style-name="T1424">(в недоумении расставляет руки)</text:span>. Как же это, господа? Как это, в самом деле, мы так оплошали?</text:p>
      <text:p text:style-name="Обычный"><text:span text:style-name="T1425">Городничий</text:span><text:s/><text:span text:style-name="T1426">(бьет себя по лбу).<text:s/></text:span>Как я – нет, как я, старый дурак? Выжил, глупый баран, из ума!.. Тридцать лет живу на службе; ни один купец, ни подрядчик не мог провести; мошенников над мошенниками обманывал, пройдох и плутов таких, что весь свет готовы обворовать, поддевал на уду. Трех губернаторов обманул!.. Что губернаторов!<text:s/><text:span text:style-name="T1427">(махнул рукой)<text:s/></text:span>нечего и говорить про губернаторов…</text:p>
      <text:p text:style-name="Обычный"><text:span text:style-name="T1428">Анна Андреевна</text:span>. Но это не может быть, Антоша: он обручился с Машенькой…</text:p>
      <text:p text:style-name="Обычный"><text:span text:style-name="T1429">Городничий</text:span><text:s/><text:span text:style-name="T1430">(в сердцах).<text:s/></text:span>Обручился! Кукиш с маслом – вот тебе обручился! Лезет мне в глаза с обрученьем!..<text:s/><text:span text:style-name="T1431">(В исступлении.)<text:s/></text:span>Вот смотрите, смотрите, весь мир, все христианство, все смотрите, как одурачен городничий! Дурака ему, дурака, старому подлецу!<text:s/><text:span text:style-name="T1432">(Грозит самому себе кулаком.)<text:s/></text:span>Эх ты, толстоносый! Сосульку, тряпку принял за важного человека! Вон он теперь по всей дороге заливает колокольчиком! Разнесет по всему свету историю. Мало того, что пойдешь в посмешище – найдется щелкопер, бумагомарака, в комедию тебя вставит. Вот что обидно! Чина, звания не пощадит, и будут все скалить зубы и бить в ладоши. Чему смеетесь?</text:p>
      <text:soft-page-break/>
      <text:p text:style-name="Обычный">– Над собою смеетесь!.. Эх вы!..<text:s/><text:span text:style-name="T1433">(Стучит со злости ногами об пол.)<text:s/></text:span>Я бы всех этих бумагомарак! У, щелкоперы, либералы проклятые! чертово семя! Узлом бы вас всех завязал, в муку бы стер вас всех да черту в подкладку! в шапку туды ему!..<text:s/><text:span text:style-name="T1434">(Сует кулаком и бьет каблуком в пол. После некоторого молчания.)<text:s/></text:span>До сих пор не могу прийти в себя. Вот, подлинно, если бог хочет наказать, так отнимет прежде разум. Ну что было в этом вертопрахе похожего на ревизора? Ничего не было! Вот просто ни на полмизинца не было похожего – и вдруг все: ревизор! ревизор! Ну кто первый выпустил, что он ревизор? Отвечайте?</text:p>
      <text:p text:style-name="Обычный"><text:span text:style-name="T1435">Артемий Филиппович</text:span><text:s/><text:span text:style-name="T1436">(расставляя руки).<text:s/></text:span>Уж как случилось, хоть убей, не могу объяснить. Точно туман какой‑то ошеломил, черт попутал.</text:p>
      <text:p text:style-name="Обычный"><text:span text:style-name="T1437">Аммос Федорович</text:span>. Да кто выпустил – вот кто выпустил: эти молодцы!<text:s/><text:span text:style-name="T1438">(Показывает на Добчинского и Бобчинского.)</text:span></text:p>
      <text:p text:style-name="Обычный"><text:span text:style-name="T1439">Бобчинский</text:span>. Ей‑ей, не я! и не думал…</text:p>
      <text:p text:style-name="Обычный"><text:span text:style-name="T1440">Добчинский</text:span>. Я ничего, совсем ничего…</text:p>
      <text:p text:style-name="Обычный"><text:span text:style-name="T1441">Артемий Филиппович</text:span>. Конечно, вы.</text:p>
      <text:p text:style-name="Обычный"><text:span text:style-name="T1442">Лука Лукич</text:span>. Разумеется. Прибежали как сумасшедшие из трактира: «Приехал, приехал и денег не плотит…» Нашли важную птицу!</text:p>
      <text:p text:style-name="Обычный"><text:span text:style-name="T1443">Городничий</text:span>. Натурально, вы! сплетники городские, лгуны проклятые!</text:p>
      <text:p text:style-name="Обычный"><text:span text:style-name="T1444">Артемий Филиппович</text:span>. Чтоб вас черт побрал с вашим ревизором и рассказами!</text:p>
      <text:p text:style-name="Обычный"><text:span text:style-name="T1445">Городничий</text:span>. Только рыскаете по городу да смущаете всех, трещотки проклятые! Сплетни сеете, сороки короткохвостые!</text:p>
      <text:p text:style-name="Обычный"><text:span text:style-name="T1446">Аммос Федорович</text:span>. Пачкуны проклятые!</text:p>
      <text:p text:style-name="Обычный"><text:span text:style-name="T1447">Лука Лукич</text:span>. Колпаки!</text:p>
      <text:p text:style-name="Обычный"><text:span text:style-name="T1448">Артемий Филиппович</text:span>. Сморчки короткобрюхие!</text:p>
      <text:p text:style-name="Обычный"/>
      <text:p text:style-name="Обычный">Все обступают их.</text:p>
      <text:p text:style-name="Обычный"/>
      <text:p text:style-name="Обычный"><text:span text:style-name="T1449">Бобчинский</text:span>. Ей‑богу, это не я, это Петр Иванович.</text:p>
      <text:p text:style-name="Обычный"><text:span text:style-name="T1450">Добчинский</text:span>. Э, нет, Петр Иванович, вы ведь первые того…</text:p>
      <text:p text:style-name="Обычный"><text:span text:style-name="T1451">Бобчинский</text:span>. А вот и нет; первые‑то были вы.</text:p>
      <text:p text:style-name="Обычный"/>
      <text:h text:style-name="Заголовок3" text:outline-level="3">ЯВЛЕНИЕ ПОСЛЕДНЕЕ:</text:h>
      <text:p text:style-name="P1452"/>
      <text:p text:style-name="Обычный"><text:span text:style-name="T1453">Те же и жандарм</text:span>.</text:p>
      <text:p text:style-name="Обычный"><text:span text:style-name="T1454">Жандарм</text:span>. Приехавший по именному повелению из Петербурга чиновник требует вас сей же час к себе. Он остановился в гостинице.</text:p>
      <text:p text:style-name="Обычный">Произнесенные слова поражают как громом всех. Звук изумления единодушно излетает из дамских уст; вся группа, вдруг переменивши положение, остается в окаменении.</text:p>
      <text:p text:style-name="Обычный"/>
      <text:p text:style-name="Обычный"><text:span text:style-name="T1455">Немая сцена</text:span></text:p>
      <text:p text:style-name="Обычный"><text:span text:style-name="T1456">Городничий посередине в виде столба, с распростертыми руками и закинутою назад головою. По правую сторону его жена и дочь с устремившимся к нему движеньем всего тела; за ними почтмейстер, превратившийся в вопросительный знак, обращенный к зрителям; за ним Лука Лукич, потерявшийся самым невинным образом; за ним, у самого края сцены, три дамы, гостьи, прислонившиеся одна к другой с самым сатирическим выраженьем лица, относящимся прямо к семейству городничего. По левую сторону городничего: Земляника, наклонивший голову несколько набок, как будто к чему</text:span><text:span text:style-name="T1457">‑то прислушивающийся; за ним судья с растопыренными руками, присевший почти до земли и сделавший движенъе губами, как бы хотел посвистать или произнесть: «Вот тебе, бабушка, и Юрьев день!» За ним Коробкин, обратившийся к зрителям с прищуренным глазом и едким намеком на городничего; за ним, у самого края сцены, Бобчинский и Добчинский с устремившимися движеньями рук друг к другу, разинутыми ртами и<text:s/></text:span><text:soft-page-break/><text:span text:style-name="T1458">выпученными друг на друга глазами. Прочие гости остаются просто столбами. Почти полторы минуты окаменевшая группа сохраняет такое положение. Занавес опускается.</text:span></text:p>
      <text:p text:style-name="Обычный"/>
      <text:p text:style-name="Обычный"/>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984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Обычный" style:family="paragraph">
      <style:paragraph-properties fo:text-align="center" fo:text-indent="0in"/>
    </style:style>
    <style:style style:name="T3" style:parent-style-name="Основнойшрифтабзаца" style:family="text">
      <style:text-properties style:font-name="Arial" style:font-name-complex="Arial" fo:font-size="10pt" style:font-size-asian="10pt" style:font-size-complex="10pt"/>
    </style:style>
  </office:automatic-styles>
  <office:master-styles>
    <style:master-page style:name="MP0" style:page-layout-name="PL0">
      <style:header>
        <text:p text:style-name="P2"><text:span text:style-name="T3"><text:page-number style:num-format="1">1</text:page-number></text:spa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Ревизор</dc:title>
    <meta:initial-creator>Николай Васильевич Гоголь</meta:initial-creator>
    <dc:creator>Пользователь</dc:creator>
    <meta:creation-date>2021-03-18T10:46:00Z</meta:creation-date>
    <dc:date>2021-03-18T10:46:00Z</dc:date>
    <meta:template xlink:href="Normal.dotm" xlink:type="simple"/>
    <meta:editing-cycles>2</meta:editing-cycles>
    <meta:editing-duration>PT0S</meta:editing-duration>
    <meta:document-statistic meta:page-count="49" meta:paragraph-count="274" meta:word-count="20507" meta:character-count="137128" meta:row-count="974" meta:non-whitespace-character-count="116895"/>
  </office:meta>
</office:document-meta>
</file>